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201in"/>
    </style:style>
    <style:style style:name="co2" style:family="table-column">
      <style:table-column-properties fo:break-before="auto" style:column-width="2.339in"/>
    </style:style>
    <style:style style:name="co3" style:family="table-column">
      <style:table-column-properties fo:break-before="auto" style:column-width="3.2453in"/>
    </style:style>
    <style:style style:name="co4" style:family="table-column">
      <style:table-column-properties fo:break-before="auto" style:column-width="3.6063in"/>
    </style:style>
    <style:style style:name="co5" style:family="table-column">
      <style:table-column-properties fo:break-before="auto" style:column-width="4.6098in"/>
    </style:style>
    <style:style style:name="co6" style:family="table-column">
      <style:table-column-properties fo:break-before="auto" style:column-width="3.7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51pt solid #000080" fo:border-right="none" fo:border-top="0.51pt solid #00008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51pt solid #000080" fo:border-right="none" fo:border-top="none"/>
      <style:paragraph-properties fo:text-align="start" fo:margin-left="0in"/>
    </style:style>
    <style:style style:name="ce4" style:family="table-cell" style:parent-style-name="Default">
      <style:table-cell-properties fo:border-bottom="none" fo:background-color="#ffff99" fo:border-left="0.51pt solid #00008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99" fo:border-left="0.51pt solid #000080" fo:border-right="none" fo:border-top="none"/>
    </style:style>
    <style:style style:name="ce6" style:family="table-cell" style:parent-style-name="Default">
      <style:table-cell-properties fo:border-bottom="none" fo:background-color="transparent" fo:border-left="0.51pt solid #000080" fo:border-right="none" fo:border-top="none"/>
    </style:style>
    <style:style style:name="ce7" style:family="table-cell" style:parent-style-name="Default">
      <style:table-cell-properties fo:border-bottom="none" fo:border-left="0.51pt solid #00008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51pt solid #000080" fo:border-right="none" fo:border-top="none"/>
    </style:style>
    <style:style style:name="ce9" style:family="table-cell" style:parent-style-name="Default">
      <style:table-cell-properties fo:border-bottom="0.51pt solid #000080" fo:border-left="0.51pt solid #000080" fo:border-right="none" fo:border-top="none"/>
    </style:style>
    <style:style style:name="ce10" style:family="table-cell" style:parent-style-name="Default">
      <style:table-cell-properties fo:border-bottom="0.51pt solid #000080" fo:background-color="#ffff99" fo:border-left="0.51pt solid #00008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51pt solid #00008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51pt solid #000080" fo:border-left="none" fo:border-right="none" fo:border-top="none"/>
    </style:style>
    <style:style style:name="ce17" style:family="table-cell" style:parent-style-name="Default">
      <style:table-cell-properties fo:border-bottom="0.51pt solid #000080" fo:background-color="#ffff99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order-bottom="none" fo:border-left="none" fo:border-right="0.51pt solid #000080" fo:border-top="0.51pt solid #00008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51pt solid #000080" fo:border-top="none"/>
    </style:style>
    <style:style style:name="ce21" style:family="table-cell" style:parent-style-name="Default">
      <style:table-cell-properties fo:border-bottom="none" fo:background-color="#ffff99" fo:border-left="none" fo:border-right="0.51pt solid #00008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99" fo:border-left="none" fo:border-right="0.51pt solid #000080" fo:border-top="none"/>
    </style:style>
    <style:style style:name="ce23" style:family="table-cell" style:parent-style-name="Default">
      <style:table-cell-properties fo:border-bottom="none" fo:background-color="transparent" fo:border-left="none" fo:border-right="0.51pt solid #000080" fo:border-top="none"/>
    </style:style>
    <style:style style:name="ce24" style:family="table-cell" style:parent-style-name="Default">
      <style:table-cell-properties fo:border-bottom="none" fo:border-left="none" fo:border-right="0.51pt solid #00008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51pt solid #000080" fo:border-left="none" fo:border-right="0.51pt solid #000080" fo:border-top="none"/>
    </style:style>
    <style:style style:name="ce26" style:family="table-cell" style:parent-style-name="Default">
      <style:table-cell-properties fo:border-bottom="0.51pt solid #000080" fo:background-color="#ffff99" fo:border-left="none" fo:border-right="0.51pt solid #00008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7"/>
          <table:table-cell table:style-name="ce15" table:number-columns-repeated="1017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3" office:value-type="float" office:value="1689442184">
            <text:p>1689442184</text:p>
          </table:table-cell>
          <table:table-cell office:value-type="string">
            <text:p>mov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Action</text:p>
          </table:table-cell>
          <table:table-cell table:style-name="ce13" office:value-type="string">
            <text:p>Adventure</text:p>
          </table:table-cell>
          <table:table-cell table:style-name="ce13" office:value-type="string">
            <text:p>Animation</text:p>
          </table:table-cell>
          <table:table-cell table:style-name="ce13" office:value-type="string">
            <text:p>Biography</text:p>
          </table:table-cell>
          <table:table-cell table:style-name="ce13" office:value-type="string">
            <text:p>Comed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rime</text:p>
          </table:table-cell>
          <table:table-cell table:style-name="ce13" office:value-type="string">
            <text:p>Documentary</text:p>
          </table:table-cell>
          <table:table-cell table:style-name="ce13" office:value-type="string">
            <text:p>Drama</text:p>
          </table:table-cell>
          <table:table-cell table:style-name="ce13" office:value-type="string">
            <text:p>Family</text:p>
          </table:table-cell>
          <table:table-cell table:style-name="ce13" office:value-type="string">
            <text:p>Fantas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2">
          <table:table-cell table:style-name="ce5" office:value-type="string">
            <text:p>Film-Noir</text:p>
          </table:table-cell>
          <table:table-cell table:style-name="ce13" office:value-type="string">
            <text:p>History</text:p>
          </table:table-cell>
          <table:table-cell table:style-name="ce13" office:value-type="string">
            <text:p>Horror</text:p>
          </table:table-cell>
          <table:table-cell table:style-name="ce13" office:value-type="string">
            <text:p>Musical</text:p>
          </table:table-cell>
          <table:table-cell table:style-name="ce13" office:value-type="string">
            <text:p>Myster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2">
          <table:table-cell table:style-name="ce5" office:value-type="string">
            <text:p>Romance</text:p>
          </table:table-cell>
          <table:table-cell table:style-name="ce13" office:value-type="string">
            <text:p>Sci-Fi</text:p>
          </table:table-cell>
          <table:table-cell table:style-name="ce13" office:value-type="string">
            <text:p>Sport</text:p>
          </table:table-cell>
          <table:table-cell table:style-name="ce13" office:value-type="string">
            <text:p>Thriller</text:p>
          </table:table-cell>
          <table:table-cell table:style-name="ce13" office:value-type="string">
            <text:p>Wa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Western</text:p>
          </table:table-cell>
          <table:table-cell table:style-name="ce13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6"/>
          <table:table-cell table:style-name="ce14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genre&quot;)" office:value-type="string" office:string-value="http://dbpedia.org/property/genre">
            <text:p>http://dbpedia.org/property/genre</text:p>
          </table:table-cell>
          <table:table-cell office:value-type="string">
            <text:p>genre</text:p>
          </table:table-cell>
          <table:table-cell table:number-columns-repeated="2"/>
          <table:table-cell table:style-name="ce18" office:value-type="string">
            <text:p>an agent has genre Reggae rock (an entity of type topical concept)</text:p>
          </table:table-cell>
          <table:table-cell office:value-type="string">
            <text:p>an album has genre Alternative metal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re%3E+rdfs%3Alabel+%3Fpredicate+.+%3Fs+%3Chttp%3A%2F%2Fdbpedia.org%2Fproperty%2Fgen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2">
          <table:table-cell table:style-name="ce8" table:formula="of:=HYPERLINK(&quot;http://dbpedia.org/ontology/genre&quot;)" office:value-type="string" office:string-value="http://dbpedia.org/ontology/genre">
            <text:p>http://dbpedia.org/ontology/genre</text:p>
          </table:table-cell>
          <table:table-cell office:value-type="string">
            <text:p>genre</text:p>
          </table:table-cell>
          <table:table-cell table:number-columns-repeated="2"/>
          <table:table-cell office:value-type="string">
            <text:p>an organisation has genre House music (an entity of type genre)</text:p>
          </table:table-cell>
          <table:table-cell office:value-type="string">
            <text:p>an agent has genre Jazz (an entity of type music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genre%3E+rdfs%3Alabel+%3Fpredicate+.+%3Fs+%3Chttp%3A%2F%2Fdbpedia.org%2Fontology%2Fgen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2">
          <table:table-cell table:style-name="ce8" table:formula="of:=HYPERLINK(&quot;http://dbpedia.org/property/tagline&quot;)" office:value-type="string" office:string-value="http://dbpedia.org/property/tagline">
            <text:p>http://dbpedia.org/property/tagline</text:p>
          </table:table-cell>
          <table:table-cell office:value-type="string">
            <text:p>tagline</text:p>
          </table:table-cell>
          <table:table-cell table:number-columns-repeated="2"/>
          <table:table-cell office:value-type="string">
            <text:p>an event has tagline What the World Has Come to</text:p>
          </table:table-cell>
          <table:table-cell office:value-type="string">
            <text:p>an university has tagline The Leader in Research and Innovatio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agline%3E+rdfs%3Alabel+%3Fpredicate+.+%3Fs+%3Chttp%3A%2F%2Fdbpedia.org%2Fproperty%2Ftaglin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type&quot;)" office:value-type="string" office:string-value="http://dbpedia.org/property/type">
            <text:p>http://dbpedia.org/property/type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a work has type soundtrack</text:p>
          </table:table-cell>
          <table:table-cell office:value-type="string">
            <text:p>a musical work has type video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ype%3E+rdfs%3Alabel+%3Fpredicate+.+%3Fs+%3Chttp%3A%2F%2Fdbpedia.org%2Fproperty%2F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genres&quot;)" office:value-type="string" office:string-value="http://dbpedia.org/property/genres">
            <text:p>http://dbpedia.org/property/genres</text:p>
          </table:table-cell>
          <table:table-cell office:value-type="string">
            <text:p>genres</text:p>
          </table:table-cell>
          <table:table-cell table:number-columns-repeated="2"/>
          <table:table-cell office:value-type="string">
            <text:p>an agent has genres Alternative rock (an entity of type genre)</text:p>
          </table:table-cell>
          <table:table-cell office:value-type="string">
            <text:p>an artist has genres Post-hardcore (an entity of type music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res%3E+rdfs%3Alabel+%3Fpredicate+.+%3Fs+%3Chttp%3A%2F%2Fdbpedia.org%2Fproperty%2Fgenr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2">
          <table:table-cell table:style-name="ce8" table:formula="of:=HYPERLINK(&quot;http://dbpedia.org/property/genere&quot;)" office:value-type="string" office:string-value="http://dbpedia.org/property/genere">
            <text:p>http://dbpedia.org/property/genere</text:p>
          </table:table-cell>
          <table:table-cell office:value-type="string">
            <text:p>genere</text:p>
          </table:table-cell>
          <table:table-cell table:number-columns-repeated="2"/>
          <table:table-cell office:value-type="string">
            <text:p>a work has genere Comedy-drama (an entity of type topical concept)</text:p>
          </table:table-cell>
          <table:table-cell office:value-type="string">
            <text:p>an artist has genere Film score (an entity of type music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ere%3E+rdfs%3Alabel+%3Fpredicate+.+%3Fs+%3Chttp%3A%2F%2Fdbpedia.org%2Fproperty%2Fgene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genre(s)_&quot;)" office:value-type="string" office:string-value="http://dbpedia.org/property/genre(s)_">
            <text:p>http://dbpedia.org/property/genre(s)_</text:p>
          </table:table-cell>
          <table:table-cell office:value-type="string">
            <text:p>genre(s)_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re%28s%29_%3E+rdfs%3Alabel+%3Fpredicate+.+%3Fs+%3Chttp%3A%2F%2Fdbpedia.org%2Fproperty%2Fgenre%28s%29_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genera&quot;)" office:value-type="string" office:string-value="http://dbpedia.org/property/genera">
            <text:p>http://dbpedia.org/property/genera</text:p>
          </table:table-cell>
          <table:table-cell office:value-type="string">
            <text:p>genera</text:p>
          </table:table-cell>
          <table:table-cell table:number-columns-repeated="2"/>
          <table:table-cell office:value-type="string">
            <text:p>a work has genera Horror film (an entity of type music genre)</text:p>
          </table:table-cell>
          <table:table-cell office:value-type="string">
            <text:p>an animal has genera see text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era%3E+rdfs%3Alabel+%3Fpredicate+.+%3Fs+%3Chttp%3A%2F%2Fdbpedia.org%2Fproperty%2Fgenera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influences&quot;)" office:value-type="string" office:string-value="http://dbpedia.org/property/influences">
            <text:p>http://dbpedia.org/property/influences</text:p>
          </table:table-cell>
          <table:table-cell office:value-type="string">
            <text:p>influences</text:p>
          </table:table-cell>
          <table:table-cell table:number-columns-repeated="2"/>
          <table:table-cell office:value-type="string">
            <text:p>a person has influences William Faulkner (an entity of type person)</text:p>
          </table:table-cell>
          <table:table-cell office:value-type="string">
            <text:p>a person has influences H. Rider Haggard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nfluences%3E+rdfs%3Alabel+%3Fpredicate+.+%3Fs+%3Chttp%3A%2F%2Fdbpedia.org%2Fproperty%2Finfluenc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9" table:formula="of:=HYPERLINK(&quot;http://dbpedia.org/property/topic&quot;)" office:value-type="string" office:string-value="http://dbpedia.org/property/topic">
            <text:p>http://dbpedia.org/property/topic</text:p>
          </table:table-cell>
          <table:table-cell table:style-name="ce16" office:value-type="string">
            <text:p>topic</text:p>
          </table:table-cell>
          <table:table-cell table:style-name="ce16" table:number-columns-repeated="2"/>
          <table:table-cell table:style-name="ce16" office:value-type="string">
            <text:p>a weapon has topic 1960.0</text:p>
          </table:table-cell>
          <table:table-cell table:style-name="ce16" office:value-type="string">
            <text:p>an aircraft has topic Airbus A340-300 cutaway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opic%3E+rdfs%3Alabel+%3Fpredicate+.+%3Fs+%3Chttp%3A%2F%2Fdbpedia.org%2Fproperty%2Ftopic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3" office:value-type="float" office:value="1744816435">
            <text:p>1744816435</text:p>
          </table:table-cell>
          <table:table-cell office:value-type="string">
            <text:p>basketball player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1948">
            <text:p>1948</text:p>
          </table:table-cell>
          <table:table-cell table:style-name="ce13" office:value-type="float" office:value="1949">
            <text:p>1949</text:p>
          </table:table-cell>
          <table:table-cell table:style-name="ce13" office:value-type="float" office:value="1950">
            <text:p>1950</text:p>
          </table:table-cell>
          <table:table-cell table:style-name="ce13" office:value-type="float" office:value="1951">
            <text:p>1951</text:p>
          </table:table-cell>
          <table:table-cell table:style-name="ce13" office:value-type="float" office:value="1952">
            <text:p>195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53">
            <text:p>1953</text:p>
          </table:table-cell>
          <table:table-cell table:style-name="ce13" office:value-type="float" office:value="1954">
            <text:p>1954</text:p>
          </table:table-cell>
          <table:table-cell table:style-name="ce13" office:value-type="float" office:value="1955">
            <text:p>1955</text:p>
          </table:table-cell>
          <table:table-cell table:style-name="ce13" office:value-type="float" office:value="1956">
            <text:p>1956</text:p>
          </table:table-cell>
          <table:table-cell table:style-name="ce13" office:value-type="float" office:value="1957">
            <text:p>195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58">
            <text:p>1958</text:p>
          </table:table-cell>
          <table:table-cell table:style-name="ce13" office:value-type="float" office:value="1959">
            <text:p>1959</text:p>
          </table:table-cell>
          <table:table-cell table:style-name="ce13" office:value-type="float" office:value="1960">
            <text:p>1960</text:p>
          </table:table-cell>
          <table:table-cell table:style-name="ce13" office:value-type="float" office:value="1961">
            <text:p>1961</text:p>
          </table:table-cell>
          <table:table-cell table:style-name="ce13" office:value-type="float" office:value="1962">
            <text:p>196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63">
            <text:p>1963</text:p>
          </table:table-cell>
          <table:table-cell table:style-name="ce13" office:value-type="float" office:value="1964">
            <text:p>1964</text:p>
          </table:table-cell>
          <table:table-cell table:style-name="ce13" office:value-type="float" office:value="1965">
            <text:p>1965</text:p>
          </table:table-cell>
          <table:table-cell table:style-name="ce13" office:value-type="float" office:value="1966">
            <text:p>1966</text:p>
          </table:table-cell>
          <table:table-cell table:style-name="ce13" office:value-type="float" office:value="1967">
            <text:p>196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68">
            <text:p>1968</text:p>
          </table:table-cell>
          <table:table-cell table:style-name="ce13" office:value-type="float" office:value="1969">
            <text:p>1969</text:p>
          </table:table-cell>
          <table:table-cell table:style-name="ce13" office:value-type="float" office:value="1970">
            <text:p>1970</text:p>
          </table:table-cell>
          <table:table-cell table:style-name="ce13" office:value-type="float" office:value="1971">
            <text:p>1971</text:p>
          </table:table-cell>
          <table:table-cell table:style-name="ce13" office:value-type="float" office:value="1972">
            <text:p>197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73">
            <text:p>1973</text:p>
          </table:table-cell>
          <table:table-cell table:style-name="ce13" office:value-type="float" office:value="1974">
            <text:p>1974</text:p>
          </table:table-cell>
          <table:table-cell table:style-name="ce13" office:value-type="float" office:value="1975">
            <text:p>1975</text:p>
          </table:table-cell>
          <table:table-cell table:style-name="ce13" office:value-type="float" office:value="1976">
            <text:p>1976</text:p>
          </table:table-cell>
          <table:table-cell table:style-name="ce13" office:value-type="float" office:value="1977">
            <text:p>197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78">
            <text:p>1978</text:p>
          </table:table-cell>
          <table:table-cell table:style-name="ce13" office:value-type="float" office:value="1979">
            <text:p>1979</text:p>
          </table:table-cell>
          <table:table-cell table:style-name="ce13" office:value-type="float" office:value="1980">
            <text:p>1980</text:p>
          </table:table-cell>
          <table:table-cell table:style-name="ce13" office:value-type="float" office:value="1981">
            <text:p>1981</text:p>
          </table:table-cell>
          <table:table-cell table:style-name="ce13" office:value-type="float" office:value="1982">
            <text:p>198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83">
            <text:p>1983</text:p>
          </table:table-cell>
          <table:table-cell table:style-name="ce13" office:value-type="float" office:value="1984">
            <text:p>1984</text:p>
          </table:table-cell>
          <table:table-cell table:style-name="ce13" office:value-type="float" office:value="1985">
            <text:p>1985</text:p>
          </table:table-cell>
          <table:table-cell table:style-name="ce13" office:value-type="float" office:value="1986">
            <text:p>1986</text:p>
          </table:table-cell>
          <table:table-cell table:style-name="ce13" office:value-type="float" office:value="1987">
            <text:p>198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88">
            <text:p>1988</text:p>
          </table:table-cell>
          <table:table-cell table:style-name="ce13" office:value-type="float" office:value="1989">
            <text:p>1989</text:p>
          </table:table-cell>
          <table:table-cell table:style-name="ce13" office:value-type="float" office:value="1990">
            <text:p>1990</text:p>
          </table:table-cell>
          <table:table-cell table:style-name="ce13" office:value-type="float" office:value="1991">
            <text:p>1991</text:p>
          </table:table-cell>
          <table:table-cell table:style-name="ce13" office:value-type="float" office:value="1992">
            <text:p>199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3">
            <text:p>1993</text:p>
          </table:table-cell>
          <table:table-cell table:style-name="ce13" office:value-type="float" office:value="1994">
            <text:p>1994</text:p>
          </table:table-cell>
          <table:table-cell table:style-name="ce13" office:value-type="float" office:value="1995">
            <text:p>1995</text:p>
          </table:table-cell>
          <table:table-cell table:style-name="ce13" office:value-type="float" office:value="1996">
            <text:p>1996</text:p>
          </table:table-cell>
          <table:table-cell table:style-name="ce13" office:value-type="float" office:value="1997">
            <text:p>199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8">
            <text:p>1998</text:p>
          </table:table-cell>
          <table:table-cell table:style-name="ce13" office:value-type="float" office:value="1999">
            <text:p>1999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2001">
            <text:p>2001</text:p>
          </table:table-cell>
          <table:table-cell table:style-name="ce13" office:value-type="float" office:value="2002">
            <text:p>200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003">
            <text:p>2003</text:p>
          </table:table-cell>
          <table:table-cell table:style-name="ce13" office:value-type="float" office:value="2004">
            <text:p>2004</text:p>
          </table:table-cell>
          <table:table-cell table:style-name="ce13" office:value-type="float" office:value="2005">
            <text:p>2005</text:p>
          </table:table-cell>
          <table:table-cell table:style-name="ce13" office:value-type="float" office:value="2006">
            <text:p>2006</text:p>
          </table:table-cell>
          <table:table-cell table:style-name="ce13" office:value-type="float" office:value="2007">
            <text:p>200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008">
            <text:p>2008</text:p>
          </table:table-cell>
          <table:table-cell table:style-name="ce13" office:value-type="float" office:value="2009">
            <text:p>2009</text:p>
          </table:table-cell>
          <table:table-cell table:style-name="ce13" office:value-type="float" office:value="2010">
            <text:p>2010</text:p>
          </table:table-cell>
          <table:table-cell table:style-name="ce13" office:value-type="float" office:value="2011">
            <text:p>2011</text:p>
          </table:table-cell>
          <table:table-cell table:style-name="ce13" office:value-type="float" office:value="2012">
            <text:p>201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year1start&quot;)" office:value-type="string" office:string-value="http://dbpedia.org/property/year1start">
            <text:p>http://dbpedia.org/property/year1start</text:p>
          </table:table-cell>
          <table:table-cell office:value-type="string">
            <text:p>year1start</text:p>
          </table:table-cell>
          <table:table-cell table:number-columns-repeated="2"/>
          <table:table-cell office:value-type="string">
            <text:p>an athlete has year1start 1940</text:p>
          </table:table-cell>
          <table:table-cell office:value-type="string">
            <text:p>an athlete has year1start ≤192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1start%3E+rdfs%3Alabel+%3Fpredicate+.+%3Fs+%3Chttp%3A%2F%2Fdbpedia.org%2Fproperty%2Fyear1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a military unit has year 1997</text:p>
          </table:table-cell>
          <table:table-cell office:value-type="string">
            <text:p>a military unit has year 196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%3E+rdfs%3Alabel+%3Fpredicate+.+%3Fs+%3Chttp%3A%2F%2Fdbpedia.org%2Fproperty%2F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prevYear&quot;)" office:value-type="string" office:string-value="http://dbpedia.org/property/prevYear">
            <text:p>http://dbpedia.org/property/prevYear</text:p>
          </table:table-cell>
          <table:table-cell office:value-type="string">
            <text:p>prevYear</text:p>
          </table:table-cell>
          <table:table-cell table:number-columns-repeated="2"/>
          <table:table-cell office:value-type="string">
            <text:p>a sports team season has prev year 1956</text:p>
          </table:table-cell>
          <table:table-cell office:value-type="string">
            <text:p>a national collegiate athletic association team season has prev year 196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evYear%3E+rdfs%3Alabel+%3Fpredicate+.+%3Fs+%3Chttp%3A%2F%2Fdbpedia.org%2Fproperty%2Fprev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finalyear&quot;)" office:value-type="string" office:string-value="http://dbpedia.org/property/finalyear">
            <text:p>http://dbpedia.org/property/finalyear</text:p>
          </table:table-cell>
          <table:table-cell office:value-type="string">
            <text:p>finalyear</text:p>
          </table:table-cell>
          <table:table-cell table:number-columns-repeated="2"/>
          <table:table-cell office:value-type="string">
            <text:p>an agent has finalyear 1991</text:p>
          </table:table-cell>
          <table:table-cell office:value-type="string">
            <text:p>an athlete has finalyear 195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nalyear%3E+rdfs%3Alabel+%3Fpredicate+.+%3Fs+%3Chttp%3A%2F%2Fdbpedia.org%2Fproperty%2Ffinal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playingYears&quot;)" office:value-type="string" office:string-value="http://dbpedia.org/property/playingYears">
            <text:p>http://dbpedia.org/property/playingYears</text:p>
          </table:table-cell>
          <table:table-cell office:value-type="string">
            <text:p>playingYears</text:p>
          </table:table-cell>
          <table:table-cell table:number-columns-repeated="2"/>
          <table:table-cell office:value-type="string">
            <text:p>an athlete has playing years 1920</text:p>
          </table:table-cell>
          <table:table-cell office:value-type="string">
            <text:p>a college coach has playing years 193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ingYears%3E+rdfs%3Alabel+%3Fpredicate+.+%3Fs+%3Chttp%3A%2F%2Fdbpedia.org%2Fproperty%2Fplaying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ateOfDeath&quot;)" office:value-type="string" office:string-value="http://dbpedia.org/property/dateOfDeath">
            <text:p>http://dbpedia.org/property/dateOfDeath</text:p>
          </table:table-cell>
          <table:table-cell office:value-type="string">
            <text:p>dateOfDeath</text:p>
          </table:table-cell>
          <table:table-cell table:number-columns-repeated="2"/>
          <table:table-cell office:value-type="string">
            <text:p>an office holder has DATE OF DEATH 29</text:p>
          </table:table-cell>
          <table:table-cell office:value-type="string">
            <text:p>a person has DATE OF DEATH 1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ateOfDeath%3E+rdfs%3Alabel+%3Fpredicate+.+%3Fs+%3Chttp%3A%2F%2Fdbpedia.org%2Fproperty%2FdateOfDea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careerStart&quot;)" office:value-type="string" office:string-value="http://dbpedia.org/property/careerStart">
            <text:p>http://dbpedia.org/property/careerStart</text:p>
          </table:table-cell>
          <table:table-cell office:value-type="string">
            <text:p>careerStart</text:p>
          </table:table-cell>
          <table:table-cell table:number-columns-repeated="2"/>
          <table:table-cell office:value-type="string">
            <text:p>an ice hockey player has career start 1991</text:p>
          </table:table-cell>
          <table:table-cell office:value-type="string">
            <text:p>an agent has career start 200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areerStart%3E+rdfs%3Alabel+%3Fpredicate+.+%3Fs+%3Chttp%3A%2F%2Fdbpedia.org%2Fproperty%2Fcareer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activeYearsEndDate&quot;)" office:value-type="string" office:string-value="http://dbpedia.org/ontology/activeYearsEndDate">
            <text:p>http://dbpedia.org/ontology/activeYearsEndDate</text:p>
          </table:table-cell>
          <table:table-cell office:value-type="string">
            <text:p>activeYearsEndDate</text:p>
          </table:table-cell>
          <table:table-cell table:number-columns-repeated="2"/>
          <table:table-cell office:value-type="string">
            <text:p>an agent has active years end date 2009-04-02 02:00</text:p>
          </table:table-cell>
          <table:table-cell office:value-type="string">
            <text:p>a person has active years end date 1950-04-25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EndDate%3E+rdfs%3Alabel+%3Fpredicate+.+%3Fs+%3Chttp%3A%2F%2Fdbpedia.org%2Fontology%2FactiveYearsEnd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eathDate&quot;)" office:value-type="string" office:string-value="http://dbpedia.org/property/deathDate">
            <text:p>http://dbpedia.org/property/deathDate</text:p>
          </table:table-cell>
          <table:table-cell office:value-type="string">
            <text:p>deathDate</text:p>
          </table:table-cell>
          <table:table-cell table:number-columns-repeated="2"/>
          <table:table-cell office:value-type="string">
            <text:p>a philosopher has death date 1921-11-21 02:00</text:p>
          </table:table-cell>
          <table:table-cell office:value-type="string">
            <text:p>a person has death date 193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athDate%3E+rdfs%3Alabel+%3Fpredicate+.+%3Fs+%3Chttp%3A%2F%2Fdbpedia.org%2Fproperty%2Fdeath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yearpro&quot;)" office:value-type="string" office:string-value="http://dbpedia.org/property/yearpro">
            <text:p>http://dbpedia.org/property/yearpro</text:p>
          </table:table-cell>
          <table:table-cell office:value-type="string">
            <text:p>yearpro</text:p>
          </table:table-cell>
          <table:table-cell table:number-columns-repeated="2"/>
          <table:table-cell office:value-type="string">
            <text:p>an athlete has yearpro 2007</text:p>
          </table:table-cell>
          <table:table-cell office:value-type="string">
            <text:p>an agent has yearpro 197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pro%3E+rdfs%3Alabel+%3Fpredicate+.+%3Fs+%3Chttp%3A%2F%2Fdbpedia.org%2Fproperty%2Fyearpr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deathDate&quot;)" office:value-type="string" office:string-value="http://dbpedia.org/ontology/deathDate">
            <text:p>http://dbpedia.org/ontology/deathDate</text:p>
          </table:table-cell>
          <table:table-cell office:value-type="string">
            <text:p>deathDate</text:p>
          </table:table-cell>
          <table:table-cell table:number-columns-repeated="2"/>
          <table:table-cell office:value-type="string">
            <text:p>a person has death date 1965-05-02 02:00</text:p>
          </table:table-cell>
          <table:table-cell office:value-type="string">
            <text:p>an agent has death date 1938-06-02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eathDate%3E+rdfs%3Alabel+%3Fpredicate+.+%3Fs+%3Chttp%3A%2F%2Fdbpedia.org%2Fontology%2Fdeath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startyear&quot;)" office:value-type="string" office:string-value="http://dbpedia.org/property/startyear">
            <text:p>http://dbpedia.org/property/startyear</text:p>
          </table:table-cell>
          <table:table-cell office:value-type="string">
            <text:p>startyear</text:p>
          </table:table-cell>
          <table:table-cell table:number-columns-repeated="2"/>
          <table:table-cell office:value-type="string">
            <text:p>an agent has startyear 1930</text:p>
          </table:table-cell>
          <table:table-cell office:value-type="string">
            <text:p>a person has startyear 191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rtyear%3E+rdfs%3Alabel+%3Fpredicate+.+%3Fs+%3Chttp%3A%2F%2Fdbpedia.org%2Fproperty%2Fstar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draftYear&quot;)" office:value-type="string" office:string-value="http://dbpedia.org/ontology/draftYear">
            <text:p>http://dbpedia.org/ontology/draftYear</text:p>
          </table:table-cell>
          <table:table-cell office:value-type="string">
            <text:p>draftYear</text:p>
          </table:table-cell>
          <table:table-cell table:number-columns-repeated="2"/>
          <table:table-cell office:value-type="string">
            <text:p>an agent has draft year 1953-12-31T22:00:00 02:00</text:p>
          </table:table-cell>
          <table:table-cell office:value-type="string">
            <text:p>an athlete has draft year 2006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raftYear%3E+rdfs%3Alabel+%3Fpredicate+.+%3Fs+%3Chttp%3A%2F%2Fdbpedia.org%2Fontology%2F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year&quot;)" office:value-type="string" office:string-value="http://dbpedia.org/ontology/year">
            <text:p>http://dbpedia.org/ontology/year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an athlete has year 1993-12-31T22:00:00 02:00</text:p>
          </table:table-cell>
          <table:table-cell office:value-type="string">
            <text:p>a sports team season has year 1916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year%3E+rdfs%3Alabel+%3Fpredicate+.+%3Fs+%3Chttp%3A%2F%2Fdbpedia.org%2Fontology%2F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nationalyears&quot;)" office:value-type="string" office:string-value="http://dbpedia.org/property/nationalyears">
            <text:p>http://dbpedia.org/property/nationalyears</text:p>
          </table:table-cell>
          <table:table-cell office:value-type="string">
            <text:p>nationalyears</text:p>
          </table:table-cell>
          <table:table-cell table:number-columns-repeated="2"/>
          <table:table-cell office:value-type="string">
            <text:p>a soccer player has nationalyears 1930</text:p>
          </table:table-cell>
          <table:table-cell office:value-type="string">
            <text:p>a sports manager has nationalyears 193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years%3E+rdfs%3Alabel+%3Fpredicate+.+%3Fs+%3Chttp%3A%2F%2Fdbpedia.org%2Fproperty%2Fnational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endyear&quot;)" office:value-type="string" office:string-value="http://dbpedia.org/property/endyear">
            <text:p>http://dbpedia.org/property/endyear</text:p>
          </table:table-cell>
          <table:table-cell office:value-type="string">
            <text:p>endyear</text:p>
          </table:table-cell>
          <table:table-cell table:number-columns-repeated="2"/>
          <table:table-cell office:value-type="string">
            <text:p>a person has endyear 2001</text:p>
          </table:table-cell>
          <table:table-cell office:value-type="string">
            <text:p>a college coach has endyear 194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ndyear%3E+rdfs%3Alabel+%3Fpredicate+.+%3Fs+%3Chttp%3A%2F%2Fdbpedia.org%2Fproperty%2Fen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years&quot;)" office:value-type="string" office:string-value="http://dbpedia.org/property/years">
            <text:p>http://dbpedia.org/property/years</text:p>
          </table:table-cell>
          <table:table-cell office:value-type="string">
            <text:p>years</text:p>
          </table:table-cell>
          <table:table-cell table:number-columns-repeated="2"/>
          <table:table-cell office:value-type="string">
            <text:p>a soccer player has years 2002</text:p>
          </table:table-cell>
          <table:table-cell office:value-type="string">
            <text:p>a person has years 201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%3E+rdfs%3Alabel+%3Fpredicate+.+%3Fs+%3Chttp%3A%2F%2Fdbpedia.org%2Fproperty%2F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careerEnd&quot;)" office:value-type="string" office:string-value="http://dbpedia.org/property/careerEnd">
            <text:p>http://dbpedia.org/property/careerEnd</text:p>
          </table:table-cell>
          <table:table-cell office:value-type="string">
            <text:p>careerEnd</text:p>
          </table:table-cell>
          <table:table-cell table:number-columns-repeated="2"/>
          <table:table-cell office:value-type="string">
            <text:p>a person has career end 1982</text:p>
          </table:table-cell>
          <table:table-cell office:value-type="string">
            <text:p>an athlete has career end 197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areerEnd%3E+rdfs%3Alabel+%3Fpredicate+.+%3Fs+%3Chttp%3A%2F%2Fdbpedia.org%2Fproperty%2FcareerEn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activeYearsStartYear&quot;)" office:value-type="string" office:string-value="http://dbpedia.org/ontology/activeYearsStartYear">
            <text:p>http://dbpedia.org/ontology/activeYearsStartYear</text:p>
          </table:table-cell>
          <table:table-cell office:value-type="string">
            <text:p>activeYearsStartYear</text:p>
          </table:table-cell>
          <table:table-cell table:number-columns-repeated="2"/>
          <table:table-cell office:value-type="string">
            <text:p>an agent has active years start year 0653-12-31T22:00:00 02:00</text:p>
          </table:table-cell>
          <table:table-cell office:value-type="string">
            <text:p>a Band has active years start year 1976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StartYear%3E+rdfs%3Alabel+%3Fpredicate+.+%3Fs+%3Chttp%3A%2F%2Fdbpedia.org%2Fontology%2FactiveYearsStar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activeYearsStartDate&quot;)" office:value-type="string" office:string-value="http://dbpedia.org/ontology/activeYearsStartDate">
            <text:p>http://dbpedia.org/ontology/activeYearsStartDate</text:p>
          </table:table-cell>
          <table:table-cell office:value-type="string">
            <text:p>activeYearsStartDate</text:p>
          </table:table-cell>
          <table:table-cell table:number-columns-repeated="2"/>
          <table:table-cell office:value-type="string">
            <text:p>a politician has active years start date 1924-06-14 02:00</text:p>
          </table:table-cell>
          <table:table-cell office:value-type="string">
            <text:p>an agent has active years start date 2010-01-15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StartDate%3E+rdfs%3Alabel+%3Fpredicate+.+%3Fs+%3Chttp%3A%2F%2Fdbpedia.org%2Fontology%2FactiveYearsStar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turnedpro&quot;)" office:value-type="string" office:string-value="http://dbpedia.org/property/turnedpro">
            <text:p>http://dbpedia.org/property/turnedpro</text:p>
          </table:table-cell>
          <table:table-cell office:value-type="string">
            <text:p>turnedpro</text:p>
          </table:table-cell>
          <table:table-cell table:number-columns-repeated="2"/>
          <table:table-cell office:value-type="string">
            <text:p>an agent has turnedpro 1938</text:p>
          </table:table-cell>
          <table:table-cell office:value-type="string">
            <text:p>an athlete has turnedpro 200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urnedpro%3E+rdfs%3Alabel+%3Fpredicate+.+%3Fs+%3Chttp%3A%2F%2Fdbpedia.org%2Fproperty%2Fturnedpr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raftyear&quot;)" office:value-type="string" office:string-value="http://dbpedia.org/property/draftyear">
            <text:p>http://dbpedia.org/property/draftyear</text:p>
          </table:table-cell>
          <table:table-cell office:value-type="string">
            <text:p>draftyear</text:p>
          </table:table-cell>
          <table:table-cell table:number-columns-repeated="2"/>
          <table:table-cell office:value-type="string">
            <text:p>an american football player has draftyear 1996</text:p>
          </table:table-cell>
          <table:table-cell office:value-type="string">
            <text:p>a person has draftyear 197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year%3E+rdfs%3Alabel+%3Fpredicate+.+%3Fs+%3Chttp%3A%2F%2Fdbpedia.org%2Fproperty%2F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deathYear&quot;)" office:value-type="string" office:string-value="http://dbpedia.org/ontology/deathYear">
            <text:p>http://dbpedia.org/ontology/deathYear</text:p>
          </table:table-cell>
          <table:table-cell office:value-type="string">
            <text:p>deathYear</text:p>
          </table:table-cell>
          <table:table-cell table:number-columns-repeated="2"/>
          <table:table-cell office:value-type="string">
            <text:p>a person has death year 1849-12-31T22:00:00 02:00</text:p>
          </table:table-cell>
          <table:table-cell office:value-type="string">
            <text:p>an agent has death year 1962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eathYear%3E+rdfs%3Alabel+%3Fpredicate+.+%3Fs+%3Chttp%3A%2F%2Fdbpedia.org%2Fontology%2Fdeath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activeYearsEndYear&quot;)" office:value-type="string" office:string-value="http://dbpedia.org/ontology/activeYearsEndYear">
            <text:p>http://dbpedia.org/ontology/activeYearsEndYear</text:p>
          </table:table-cell>
          <table:table-cell office:value-type="string">
            <text:p>activeYearsEndYear</text:p>
          </table:table-cell>
          <table:table-cell table:number-columns-repeated="2"/>
          <table:table-cell office:value-type="string">
            <text:p>an organisation has active years end year 1981-12-31T22:00:00 02:00</text:p>
          </table:table-cell>
          <table:table-cell office:value-type="string">
            <text:p>a person has active years end year 0663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EndYear%3E+rdfs%3Alabel+%3Fpredicate+.+%3Fs+%3Chttp%3A%2F%2Fdbpedia.org%2Fontology%2FactiveYearsEn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careerhighlights&quot;)" office:value-type="string" office:string-value="http://dbpedia.org/property/careerhighlights">
            <text:p>http://dbpedia.org/property/careerhighlights</text:p>
          </table:table-cell>
          <table:table-cell office:value-type="string">
            <text:p>careerhighlights</text:p>
          </table:table-cell>
          <table:table-cell table:number-columns-repeated="2"/>
          <table:table-cell office:value-type="string">
            <text:p>an agent has careerhighlights * Coleman Medal winner 1962, 1967, 1969, 1974* Geelong premiership 1963* North Melbourne premiership 1975* Geelong Best &amp; Fairest 1969* Geelong leading goalkicker 1961-1964, 1966-1972* North Melbourne leading goalkicker 1973-1975* Geelong Team of the Century* Victorian representative .</text:p>
          </table:table-cell>
          <table:table-cell office:value-type="string">
            <text:p>a Australian rules football player has careerhighlights *AFL Premiership 2005, 201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areerhighlights%3E+rdfs%3Alabel+%3Fpredicate+.+%3Fs+%3Chttp%3A%2F%2Fdbpedia.org%2Fproperty%2Fcareerhighlight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raftYear&quot;)" office:value-type="string" office:string-value="http://dbpedia.org/property/draftYear">
            <text:p>http://dbpedia.org/property/draftYear</text:p>
          </table:table-cell>
          <table:table-cell office:value-type="string">
            <text:p>draftYear</text:p>
          </table:table-cell>
          <table:table-cell table:number-columns-repeated="2"/>
          <table:table-cell office:value-type="string">
            <text:p>an athlete has draft year 1974</text:p>
          </table:table-cell>
          <table:table-cell office:value-type="string">
            <text:p>an athlete has draft year 199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Year%3E+rdfs%3Alabel+%3Fpredicate+.+%3Fs+%3Chttp%3A%2F%2Fdbpedia.org%2Fproperty%2F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ebutyear&quot;)" office:value-type="string" office:string-value="http://dbpedia.org/property/debutyear">
            <text:p>http://dbpedia.org/property/debutyear</text:p>
          </table:table-cell>
          <table:table-cell office:value-type="string">
            <text:p>debutyear</text:p>
          </table:table-cell>
          <table:table-cell table:number-columns-repeated="2"/>
          <table:table-cell office:value-type="string">
            <text:p>an athlete has debutyear 1950</text:p>
          </table:table-cell>
          <table:table-cell office:value-type="string">
            <text:p>an agent has debutyear 199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year%3E+rdfs%3Alabel+%3Fpredicate+.+%3Fs+%3Chttp%3A%2F%2Fdbpedia.org%2Fproperty%2Fdebu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yearastart&quot;)" office:value-type="string" office:string-value="http://dbpedia.org/property/yearastart">
            <text:p>http://dbpedia.org/property/yearastart</text:p>
          </table:table-cell>
          <table:table-cell office:value-type="string">
            <text:p>yearastart</text:p>
          </table:table-cell>
          <table:table-cell table:number-columns-repeated="2"/>
          <table:table-cell office:value-type="string">
            <text:p>a rugby player has yearAstart 1997</text:p>
          </table:table-cell>
          <table:table-cell office:value-type="string">
            <text:p>an agent has yearAstart 195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astart%3E+rdfs%3Alabel+%3Fpredicate+.+%3Fs+%3Chttp%3A%2F%2Fdbpedia.org%2Fproperty%2Fyeara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statseason&quot;)" office:value-type="string" office:string-value="http://dbpedia.org/property/statseason">
            <text:p>http://dbpedia.org/property/statseason</text:p>
          </table:table-cell>
          <table:table-cell office:value-type="string">
            <text:p>statseason</text:p>
          </table:table-cell>
          <table:table-cell table:number-columns-repeated="2"/>
          <table:table-cell office:value-type="string">
            <text:p>an agent has statseason 1965</text:p>
          </table:table-cell>
          <table:table-cell office:value-type="string">
            <text:p>an agent has statseason 20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tseason%3E+rdfs%3Alabel+%3Fpredicate+.+%3Fs+%3Chttp%3A%2F%2Fdbpedia.org%2Fproperty%2Fstat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ebutdate&quot;)" office:value-type="string" office:string-value="http://dbpedia.org/property/debutdate">
            <text:p>http://dbpedia.org/property/debutdate</text:p>
          </table:table-cell>
          <table:table-cell office:value-type="string">
            <text:p>debutdate</text:p>
          </table:table-cell>
          <table:table-cell table:number-columns-repeated="2"/>
          <table:table-cell office:value-type="string">
            <text:p>an agent has debutdate --07-05</text:p>
          </table:table-cell>
          <table:table-cell office:value-type="string">
            <text:p>an athlete has debutdate --07-1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date%3E+rdfs%3Alabel+%3Fpredicate+.+%3Fs+%3Chttp%3A%2F%2Fdbpedia.org%2Fproperty%2Fdebu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yearsActive&quot;)" office:value-type="string" office:string-value="http://dbpedia.org/property/yearsActive">
            <text:p>http://dbpedia.org/property/yearsActive</text:p>
          </table:table-cell>
          <table:table-cell office:value-type="string">
            <text:p>yearsActive</text:p>
          </table:table-cell>
          <table:table-cell table:number-columns-repeated="2"/>
          <table:table-cell office:value-type="string">
            <text:p>a Band has years active 2003</text:p>
          </table:table-cell>
          <table:table-cell office:value-type="string">
            <text:p>a person has years active 197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Active%3E+rdfs%3Alabel+%3Fpredicate+.+%3Fs+%3Chttp%3A%2F%2Fdbpedia.org%2Fproperty%2FyearsActiv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careerHighlights&quot;)" office:value-type="string" office:string-value="http://dbpedia.org/property/careerHighlights">
            <text:p>http://dbpedia.org/property/careerHighlights</text:p>
          </table:table-cell>
          <table:table-cell office:value-type="string">
            <text:p>careerHighlights</text:p>
          </table:table-cell>
          <table:table-cell table:number-columns-repeated="2"/>
          <table:table-cell office:value-type="string">
            <text:p>a gridiron football player has career highlights yes</text:p>
          </table:table-cell>
          <table:table-cell office:value-type="string">
            <text:p>an agent has career highlights * Co-founder National Football Leagu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areerHighlights%3E+rdfs%3Alabel+%3Fpredicate+.+%3Fs+%3Chttp%3A%2F%2Fdbpedia.org%2Fproperty%2FcareerHighlight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playerYears&quot;)" office:value-type="string" office:string-value="http://dbpedia.org/property/playerYears">
            <text:p>http://dbpedia.org/property/playerYears</text:p>
          </table:table-cell>
          <table:table-cell office:value-type="string">
            <text:p>playerYears</text:p>
          </table:table-cell>
          <table:table-cell table:number-columns-repeated="2"/>
          <table:table-cell office:value-type="string">
            <text:p>a person has player years 1941</text:p>
          </table:table-cell>
          <table:table-cell office:value-type="string">
            <text:p>a college coach has player years 198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erYears%3E+rdfs%3Alabel+%3Fpredicate+.+%3Fs+%3Chttp%3A%2F%2Fdbpedia.org%2Fproperty%2Fplayer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raftedyear&quot;)" office:value-type="string" office:string-value="http://dbpedia.org/property/draftedyear">
            <text:p>http://dbpedia.org/property/draftedyear</text:p>
          </table:table-cell>
          <table:table-cell office:value-type="string">
            <text:p>draftedyear</text:p>
          </table:table-cell>
          <table:table-cell table:number-columns-repeated="2"/>
          <table:table-cell office:value-type="string">
            <text:p>a person has DraftedYear 1936</text:p>
          </table:table-cell>
          <table:table-cell office:value-type="string">
            <text:p>a person has DraftedYear 197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edyear%3E+rdfs%3Alabel+%3Fpredicate+.+%3Fs+%3Chttp%3A%2F%2Fdbpedia.org%2Fproperty%2Fdrafte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retired&quot;)" office:value-type="string" office:string-value="http://dbpedia.org/property/retired">
            <text:p>http://dbpedia.org/property/retired</text:p>
          </table:table-cell>
          <table:table-cell office:value-type="string">
            <text:p>retired</text:p>
          </table:table-cell>
          <table:table-cell table:number-columns-repeated="2"/>
          <table:table-cell office:value-type="string">
            <text:p>an aircraft has retired 1944</text:p>
          </table:table-cell>
          <table:table-cell office:value-type="string">
            <text:p>a person has retired 200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tired%3E+rdfs%3Alabel+%3Fpredicate+.+%3Fs+%3Chttp%3A%2F%2Fdbpedia.org%2Fproperty%2Fretir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undraftedyear&quot;)" office:value-type="string" office:string-value="http://dbpedia.org/property/undraftedyear">
            <text:p>http://dbpedia.org/property/undraftedyear</text:p>
          </table:table-cell>
          <table:table-cell office:value-type="string">
            <text:p>undraftedyear</text:p>
          </table:table-cell>
          <table:table-cell table:number-columns-repeated="2"/>
          <table:table-cell office:value-type="string">
            <text:p>an athlete has undraftedyear 1983</text:p>
          </table:table-cell>
          <table:table-cell office:value-type="string">
            <text:p>an american football player has undraftedyear 198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undraftedyear%3E+rdfs%3Alabel+%3Fpredicate+.+%3Fs+%3Chttp%3A%2F%2Fdbpedia.org%2Fproperty%2Fundrafte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year4start&quot;)" office:value-type="string" office:string-value="http://dbpedia.org/property/year4start">
            <text:p>http://dbpedia.org/property/year4start</text:p>
          </table:table-cell>
          <table:table-cell office:value-type="string">
            <text:p>year4start</text:p>
          </table:table-cell>
          <table:table-cell table:number-columns-repeated="2"/>
          <table:table-cell office:value-type="string">
            <text:p>a rugby player has year4start 1968</text:p>
          </table:table-cell>
          <table:table-cell office:value-type="string">
            <text:p>a rugby player has year4start 197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4start%3E+rdfs%3Alabel+%3Fpredicate+.+%3Fs+%3Chttp%3A%2F%2Fdbpedia.org%2Fproperty%2Fyear4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sooyears&quot;)" office:value-type="string" office:string-value="http://dbpedia.org/property/sooyears">
            <text:p>http://dbpedia.org/property/sooyears</text:p>
          </table:table-cell>
          <table:table-cell office:value-type="string">
            <text:p>sooyears</text:p>
          </table:table-cell>
          <table:table-cell table:number-columns-repeated="2"/>
          <table:table-cell office:value-type="string">
            <text:p>an agent has sooyears 1908</text:p>
          </table:table-cell>
          <table:table-cell office:value-type="string">
            <text:p>an athlete has sooyears 1999200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ooyears%3E+rdfs%3Alabel+%3Fpredicate+.+%3Fs+%3Chttp%3A%2F%2Fdbpedia.org%2Fproperty%2Fsoo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birthDate&quot;)" office:value-type="string" office:string-value="http://dbpedia.org/ontology/birthDate">
            <text:p>http://dbpedia.org/ontology/birthDate</text:p>
          </table:table-cell>
          <table:table-cell office:value-type="string">
            <text:p>birthDate</text:p>
          </table:table-cell>
          <table:table-cell table:number-columns-repeated="2"/>
          <table:table-cell office:value-type="string">
            <text:p>an agent has birth date 1926-05-08 02:00</text:p>
          </table:table-cell>
          <table:table-cell office:value-type="string">
            <text:p>an agent has birth date 1972-12-15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birthDate%3E+rdfs%3Alabel+%3Fpredicate+.+%3Fs+%3Chttp%3A%2F%2Fdbpedia.org%2Fontology%2Fbirth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hallOfFame&quot;)" office:value-type="string" office:string-value="http://dbpedia.org/ontology/hallOfFame">
            <text:p>http://dbpedia.org/ontology/hallOfFame</text:p>
          </table:table-cell>
          <table:table-cell office:value-type="string">
            <text:p>hallOfFame</text:p>
          </table:table-cell>
          <table:table-cell table:number-columns-repeated="2"/>
          <table:table-cell office:value-type="string">
            <text:p>an athlete has hall of fame 1959</text:p>
          </table:table-cell>
          <table:table-cell office:value-type="string">
            <text:p>a person has hall of fame 200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hallOfFame%3E+rdfs%3Alabel+%3Fpredicate+.+%3Fs+%3Chttp%3A%2F%2Fdbpedia.org%2Fontology%2FhallOfF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ateOfBirth&quot;)" office:value-type="string" office:string-value="http://dbpedia.org/property/dateOfBirth">
            <text:p>http://dbpedia.org/property/dateOfBirth</text:p>
          </table:table-cell>
          <table:table-cell office:value-type="string">
            <text:p>dateOfBirth</text:p>
          </table:table-cell>
          <table:table-cell table:number-columns-repeated="2"/>
          <table:table-cell office:value-type="string">
            <text:p>a person has DATE OF BIRTH 31</text:p>
          </table:table-cell>
          <table:table-cell office:value-type="string">
            <text:p>an athlete has DATE OF BIRTH 1987-09-17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ateOfBirth%3E+rdfs%3Alabel+%3Fpredicate+.+%3Fs+%3Chttp%3A%2F%2Fdbpedia.org%2Fproperty%2FdateOfBir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halloffame&quot;)" office:value-type="string" office:string-value="http://dbpedia.org/property/halloffame">
            <text:p>http://dbpedia.org/property/halloffame</text:p>
          </table:table-cell>
          <table:table-cell office:value-type="string">
            <text:p>halloffame</text:p>
          </table:table-cell>
          <table:table-cell table:number-columns-repeated="2"/>
          <table:table-cell office:value-type="string">
            <text:p>an agent has halloffame 1965</text:p>
          </table:table-cell>
          <table:table-cell office:value-type="string">
            <text:p>an athlete has halloffame 200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alloffame%3E+rdfs%3Alabel+%3Fpredicate+.+%3Fs+%3Chttp%3A%2F%2Fdbpedia.org%2Fproperty%2Fhalloff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endYear&quot;)" office:value-type="string" office:string-value="http://dbpedia.org/property/endYear">
            <text:p>http://dbpedia.org/property/endYear</text:p>
          </table:table-cell>
          <table:table-cell office:value-type="string">
            <text:p>endYear</text:p>
          </table:table-cell>
          <table:table-cell table:number-columns-repeated="2"/>
          <table:table-cell office:value-type="string">
            <text:p>a public transit system has end year 1964</text:p>
          </table:table-cell>
          <table:table-cell office:value-type="string">
            <text:p>a place has end year 1935-08-3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ndYear%3E+rdfs%3Alabel+%3Fpredicate+.+%3Fs+%3Chttp%3A%2F%2Fdbpedia.org%2Fproperty%2Fen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yearsactive&quot;)" office:value-type="string" office:string-value="http://dbpedia.org/property/yearsactive">
            <text:p>http://dbpedia.org/property/yearsactive</text:p>
          </table:table-cell>
          <table:table-cell office:value-type="string">
            <text:p>yearsactive</text:p>
          </table:table-cell>
          <table:table-cell table:number-columns-repeated="2"/>
          <table:table-cell office:value-type="string">
            <text:p>a person has yearsactive 1972</text:p>
          </table:table-cell>
          <table:table-cell office:value-type="string">
            <text:p>a person has yearsactive 198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active%3E+rdfs%3Alabel+%3Fpredicate+.+%3Fs+%3Chttp%3A%2F%2Fdbpedia.org%2Fproperty%2Fyearsactiv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birthYear&quot;)" office:value-type="string" office:string-value="http://dbpedia.org/ontology/birthYear">
            <text:p>http://dbpedia.org/ontology/birthYear</text:p>
          </table:table-cell>
          <table:table-cell office:value-type="string">
            <text:p>birthYear</text:p>
          </table:table-cell>
          <table:table-cell table:number-columns-repeated="2"/>
          <table:table-cell office:value-type="string">
            <text:p>a person has birth year 1858-12-31T22:00:00 02:00</text:p>
          </table:table-cell>
          <table:table-cell office:value-type="string">
            <text:p>a person has birth year 1923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birthYear%3E+rdfs%3Alabel+%3Fpredicate+.+%3Fs+%3Chttp%3A%2F%2Fdbpedia.org%2Fontology%2Fbirth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professional&quot;)" office:value-type="string" office:string-value="http://dbpedia.org/property/professional">
            <text:p>http://dbpedia.org/property/professional</text:p>
          </table:table-cell>
          <table:table-cell office:value-type="string">
            <text:p>professional</text:p>
          </table:table-cell>
          <table:table-cell table:number-columns-repeated="2"/>
          <table:table-cell office:value-type="string">
            <text:p>an athlete has professional 1986</text:p>
          </table:table-cell>
          <table:table-cell office:value-type="string">
            <text:p>an athlete has professional 198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fessional%3E+rdfs%3Alabel+%3Fpredicate+.+%3Fs+%3Chttp%3A%2F%2Fdbpedia.org%2Fproperty%2Fprofessional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repyears&quot;)" office:value-type="string" office:string-value="http://dbpedia.org/property/repyears">
            <text:p>http://dbpedia.org/property/repyears</text:p>
          </table:table-cell>
          <table:table-cell office:value-type="string">
            <text:p>repyears</text:p>
          </table:table-cell>
          <table:table-cell table:number-columns-repeated="2"/>
          <table:table-cell office:value-type="string">
            <text:p>a person has repyears 200120052009</text:p>
          </table:table-cell>
          <table:table-cell office:value-type="string">
            <text:p>an athlete has repyears 196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pyears%3E+rdfs%3Alabel+%3Fpredicate+.+%3Fs+%3Chttp%3A%2F%2Fdbpedia.org%2Fproperty%2Frep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cfldraftedyear&quot;)" office:value-type="string" office:string-value="http://dbpedia.org/property/cfldraftedyear">
            <text:p>http://dbpedia.org/property/cfldraftedyear</text:p>
          </table:table-cell>
          <table:table-cell office:value-type="string">
            <text:p>cfldraftedyear</text:p>
          </table:table-cell>
          <table:table-cell table:number-columns-repeated="2"/>
          <table:table-cell office:value-type="string">
            <text:p>a gridiron football player has CFLDraftedYear 2011</text:p>
          </table:table-cell>
          <table:table-cell office:value-type="string">
            <text:p>a person has CFLDraftedYear 199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fldraftedyear%3E+rdfs%3Alabel+%3Fpredicate+.+%3Fs+%3Chttp%3A%2F%2Fdbpedia.org%2Fproperty%2Fcfldrafte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yeardstart&quot;)" office:value-type="string" office:string-value="http://dbpedia.org/property/yeardstart">
            <text:p>http://dbpedia.org/property/yeardstart</text:p>
          </table:table-cell>
          <table:table-cell office:value-type="string">
            <text:p>yeardstart</text:p>
          </table:table-cell>
          <table:table-cell table:number-columns-repeated="2"/>
          <table:table-cell office:value-type="string">
            <text:p>an agent has yearDstart 1957</text:p>
          </table:table-cell>
          <table:table-cell office:value-type="string">
            <text:p>an athlete has yearDstart 197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dstart%3E+rdfs%3Alabel+%3Fpredicate+.+%3Fs+%3Chttp%3A%2F%2Fdbpedia.org%2Fproperty%2Fyeard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testdebutyear&quot;)" office:value-type="string" office:string-value="http://dbpedia.org/property/testdebutyear">
            <text:p>http://dbpedia.org/property/testdebutyear</text:p>
          </table:table-cell>
          <table:table-cell office:value-type="string">
            <text:p>testdebutyear</text:p>
          </table:table-cell>
          <table:table-cell table:number-columns-repeated="2"/>
          <table:table-cell office:value-type="string">
            <text:p>a cricketer has testdebutyear 1958</text:p>
          </table:table-cell>
          <table:table-cell office:value-type="string">
            <text:p>an athlete has testdebutyear 193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estdebutyear%3E+rdfs%3Alabel+%3Fpredicate+.+%3Fs+%3Chttp%3A%2F%2Fdbpedia.org%2Fproperty%2Ftestdebu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debut&quot;)" office:value-type="string" office:string-value="http://dbpedia.org/property/debut">
            <text:p>http://dbpedia.org/property/debut</text:p>
          </table:table-cell>
          <table:table-cell office:value-type="string">
            <text:p>debut</text:p>
          </table:table-cell>
          <table:table-cell table:number-columns-repeated="2"/>
          <table:table-cell office:value-type="string">
            <text:p>an athlete has debut 2000-04-11 02:00</text:p>
          </table:table-cell>
          <table:table-cell office:value-type="string">
            <text:p>a comics character has debut Detective Story Hour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%3E+rdfs%3Alabel+%3Fpredicate+.+%3Fs+%3Chttp%3A%2F%2Fdbpedia.org%2Fproperty%2Fdebu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worldChampionTitleYear&quot;)" office:value-type="string" office:string-value="http://dbpedia.org/ontology/worldChampionTitleYear">
            <text:p>http://dbpedia.org/ontology/worldChampionTitleYear</text:p>
          </table:table-cell>
          <table:table-cell office:value-type="string">
            <text:p>worldChampionTitleYear</text:p>
          </table:table-cell>
          <table:table-cell table:number-columns-repeated="2"/>
          <table:table-cell office:value-type="string">
            <text:p>a chess player has year of world champion title 1820-12-31T22:00:00 02:00</text:p>
          </table:table-cell>
          <table:table-cell office:value-type="string">
            <text:p>a snooker world champion has year of world champion title 1997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worldChampionTitleYear%3E+rdfs%3Alabel+%3Fpredicate+.+%3Fs+%3Chttp%3A%2F%2Fdbpedia.org%2Fontology%2FworldChampionTitle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joinedFiba&quot;)" office:value-type="string" office:string-value="http://dbpedia.org/property/joinedFiba">
            <text:p>http://dbpedia.org/property/joinedFiba</text:p>
          </table:table-cell>
          <table:table-cell office:value-type="string">
            <text:p>joinedFiba</text:p>
          </table:table-cell>
          <table:table-cell table:number-columns-repeated="2"/>
          <table:table-cell office:value-type="string">
            <text:p>a sports team has joined fiba 1936</text:p>
          </table:table-cell>
          <table:table-cell office:value-type="string">
            <text:p>an organisation has joined fiba 193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joinedFiba%3E+rdfs%3Alabel+%3Fpredicate+.+%3Fs+%3Chttp%3A%2F%2Fdbpedia.org%2Fproperty%2FjoinedFiba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draft&quot;)" office:value-type="string" office:string-value="http://dbpedia.org/property/draft">
            <text:p>http://dbpedia.org/property/draft</text:p>
          </table:table-cell>
          <table:table-cell office:value-type="string">
            <text:p>draft</text:p>
          </table:table-cell>
          <table:table-cell table:number-columns-repeated="2"/>
          <table:table-cell office:value-type="string">
            <text:p>a person has draft 91</text:p>
          </table:table-cell>
          <table:table-cell office:value-type="string">
            <text:p>an athlete has draft 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%3E+rdfs%3Alabel+%3Fpredicate+.+%3Fs+%3Chttp%3A%2F%2Fdbpedia.org%2Fproperty%2Fdraf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draft&quot;)" office:value-type="string" office:string-value="http://dbpedia.org/ontology/draft">
            <text:p>http://dbpedia.org/ontology/draft</text:p>
          </table:table-cell>
          <table:table-cell office:value-type="string">
            <text:p>draft</text:p>
          </table:table-cell>
          <table:table-cell table:number-columns-repeated="2"/>
          <table:table-cell office:value-type="string">
            <text:p>a person has draft 200th overall</text:p>
          </table:table-cell>
          <table:table-cell office:value-type="string">
            <text:p>an athlete has draft 144th overall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raft%3E+rdfs%3Alabel+%3Fpredicate+.+%3Fs+%3Chttp%3A%2F%2Fdbpedia.org%2Fontology%2Fdraf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firstNblGame&quot;)" office:value-type="string" office:string-value="http://dbpedia.org/property/firstNblGame">
            <text:p>http://dbpedia.org/property/firstNblGame</text:p>
          </table:table-cell>
          <table:table-cell office:value-type="string">
            <text:p>firstNblGame</text:p>
          </table:table-cell>
          <table:table-cell table:number-columns-repeated="2"/>
          <table:table-cell office:value-type="string">
            <text:p>a person has first nbl game 2003</text:p>
          </table:table-cell>
          <table:table-cell office:value-type="string">
            <text:p>an agent has first nbl game 199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NblGame%3E+rdfs%3Alabel+%3Fpredicate+.+%3Fs+%3Chttp%3A%2F%2Fdbpedia.org%2Fproperty%2FfirstNblG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raftYearPba&quot;)" office:value-type="string" office:string-value="http://dbpedia.org/property/draftYearPba">
            <text:p>http://dbpedia.org/property/draftYearPba</text:p>
          </table:table-cell>
          <table:table-cell office:value-type="string">
            <text:p>draftYearPba</text:p>
          </table:table-cell>
          <table:table-cell table:number-columns-repeated="2"/>
          <table:table-cell office:value-type="string">
            <text:p>an athlete has draft year pba 2006</text:p>
          </table:table-cell>
          <table:table-cell office:value-type="string">
            <text:p>an agent has draft year pba 200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YearPba%3E+rdfs%3Alabel+%3Fpredicate+.+%3Fs+%3Chttp%3A%2F%2Fdbpedia.org%2Fproperty%2FdraftYearPba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raftpick&quot;)" office:value-type="string" office:string-value="http://dbpedia.org/property/draftpick">
            <text:p>http://dbpedia.org/property/draftpick</text:p>
          </table:table-cell>
          <table:table-cell office:value-type="string">
            <text:p>draftpick</text:p>
          </table:table-cell>
          <table:table-cell table:number-columns-repeated="2"/>
          <table:table-cell office:value-type="string">
            <text:p>an agent has draftpick 72</text:p>
          </table:table-cell>
          <table:table-cell office:value-type="string">
            <text:p>a gridiron football player has draftpick 1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pick%3E+rdfs%3Alabel+%3Fpredicate+.+%3Fs+%3Chttp%3A%2F%2Fdbpedia.org%2Fproperty%2Fdraftpick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worldchampion&quot;)" office:value-type="string" office:string-value="http://dbpedia.org/property/worldchampion">
            <text:p>http://dbpedia.org/property/worldchampion</text:p>
          </table:table-cell>
          <table:table-cell office:value-type="string">
            <text:p>worldchampion</text:p>
          </table:table-cell>
          <table:table-cell table:number-columns-repeated="2"/>
          <table:table-cell office:value-type="string">
            <text:p>an agent has worldchampion World Correspondence Chess Champion, 2003–2004</text:p>
          </table:table-cell>
          <table:table-cell office:value-type="string">
            <text:p>a person has worldchampion 198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orldchampion%3E+rdfs%3Alabel+%3Fpredicate+.+%3Fs+%3Chttp%3A%2F%2Fdbpedia.org%2Fproperty%2Fworldchamp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ebutinformation&quot;)" office:value-type="string" office:string-value="http://dbpedia.org/property/debutinformation">
            <text:p>http://dbpedia.org/property/debutinformation</text:p>
          </table:table-cell>
          <table:table-cell office:value-type="string">
            <text:p>debutinformation</text:p>
          </table:table-cell>
          <table:table-cell table:number-columns-repeated="2"/>
          <table:table-cell office:value-type="string">
            <text:p>an agent has debutinformation vs.</text:p>
          </table:table-cell>
          <table:table-cell office:value-type="string">
            <text:p>a Australian rules football player has debutinformation Round 2, 200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information%3E+rdfs%3Alabel+%3Fpredicate+.+%3Fs+%3Chttp%3A%2F%2Fdbpedia.org%2Fproperty%2Fdebutinform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debut2year&quot;)" office:value-type="string" office:string-value="http://dbpedia.org/property/debut2year">
            <text:p>http://dbpedia.org/property/debut2year</text:p>
          </table:table-cell>
          <table:table-cell office:value-type="string">
            <text:p>debut2year</text:p>
          </table:table-cell>
          <table:table-cell table:number-columns-repeated="2"/>
          <table:table-cell office:value-type="string">
            <text:p>a person has debut2year 1946</text:p>
          </table:table-cell>
          <table:table-cell office:value-type="string">
            <text:p>a baseball player has debut2year 196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2year%3E+rdfs%3Alabel+%3Fpredicate+.+%3Fs+%3Chttp%3A%2F%2Fdbpedia.org%2Fproperty%2Fdebut2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yearestart&quot;)" office:value-type="string" office:string-value="http://dbpedia.org/property/yearestart">
            <text:p>http://dbpedia.org/property/yearestart</text:p>
          </table:table-cell>
          <table:table-cell office:value-type="string">
            <text:p>yearestart</text:p>
          </table:table-cell>
          <table:table-cell table:number-columns-repeated="2"/>
          <table:table-cell office:value-type="string">
            <text:p>an agent has yearEstart 1988</text:p>
          </table:table-cell>
          <table:table-cell office:value-type="string">
            <text:p>an athlete has yearEstart 200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estart%3E+rdfs%3Alabel+%3Fpredicate+.+%3Fs+%3Chttp%3A%2F%2Fdbpedia.org%2Fproperty%2Fyeare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suppdraftyear&quot;)" office:value-type="string" office:string-value="http://dbpedia.org/property/suppdraftyear">
            <text:p>http://dbpedia.org/property/suppdraftyear</text:p>
          </table:table-cell>
          <table:table-cell office:value-type="string">
            <text:p>suppdraftyear</text:p>
          </table:table-cell>
          <table:table-cell table:number-columns-repeated="2"/>
          <table:table-cell office:value-type="string">
            <text:p>a person has suppdraftyear 1981</text:p>
          </table:table-cell>
          <table:table-cell office:value-type="string">
            <text:p>an american football player has suppdraftyear 201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uppdraftyear%3E+rdfs%3Alabel+%3Fpredicate+.+%3Fs+%3Chttp%3A%2F%2Fdbpedia.org%2Fproperty%2Fsupp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debut&quot;)" office:value-type="string" office:string-value="http://dbpedia.org/ontology/debut">
            <text:p>http://dbpedia.org/ontology/debut</text:p>
          </table:table-cell>
          <table:table-cell office:value-type="string">
            <text:p>debut</text:p>
          </table:table-cell>
          <table:table-cell table:number-columns-repeated="2"/>
          <table:table-cell office:value-type="string">
            <text:p>an agent has debut 2001-08-18 02:00</text:p>
          </table:table-cell>
          <table:table-cell office:value-type="string">
            <text:p>an athlete has debut 2008-01-03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ebut%3E+rdfs%3Alabel+%3Fpredicate+.+%3Fs+%3Chttp%3A%2F%2Fdbpedia.org%2Fontology%2Fdebu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nfldraftyear&quot;)" office:value-type="string" office:string-value="http://dbpedia.org/property/nfldraftyear">
            <text:p>http://dbpedia.org/property/nfldraftyear</text:p>
          </table:table-cell>
          <table:table-cell office:value-type="string">
            <text:p>nfldraftyear</text:p>
          </table:table-cell>
          <table:table-cell table:number-columns-repeated="2"/>
          <table:table-cell office:value-type="string">
            <text:p>an american football player has NFLdraftyear 1976</text:p>
          </table:table-cell>
          <table:table-cell office:value-type="string">
            <text:p>an agent has NFLdraftyear 196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fldraftyear%3E+rdfs%3Alabel+%3Fpredicate+.+%3Fs+%3Chttp%3A%2F%2Fdbpedia.org%2Fproperty%2Fnfl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cfldraftyear&quot;)" office:value-type="string" office:string-value="http://dbpedia.org/property/cfldraftyear">
            <text:p>http://dbpedia.org/property/cfldraftyear</text:p>
          </table:table-cell>
          <table:table-cell office:value-type="string">
            <text:p>cfldraftyear</text:p>
          </table:table-cell>
          <table:table-cell table:number-columns-repeated="2"/>
          <table:table-cell office:value-type="string">
            <text:p>an american football player has cfldraftyear 2012</text:p>
          </table:table-cell>
          <table:table-cell office:value-type="string">
            <text:p>a gridiron football player has cfldraftyear 200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fldraftyear%3E+rdfs%3Alabel+%3Fpredicate+.+%3Fs+%3Chttp%3A%2F%2Fdbpedia.org%2Fproperty%2Fcfl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firstseason&quot;)" office:value-type="string" office:string-value="http://dbpedia.org/property/firstseason">
            <text:p>http://dbpedia.org/property/firstseason</text:p>
          </table:table-cell>
          <table:table-cell office:value-type="string">
            <text:p>firstseason</text:p>
          </table:table-cell>
          <table:table-cell table:number-columns-repeated="2"/>
          <table:table-cell office:value-type="string">
            <text:p>an university has firstseason 2002</text:p>
          </table:table-cell>
          <table:table-cell office:value-type="string">
            <text:p>an agent has firstseason 191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season%3E+rdfs%3Alabel+%3Fpredicate+.+%3Fs+%3Chttp%3A%2F%2Fdbpedia.org%2Fproperty%2Ffirst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afldraftedyear&quot;)" office:value-type="string" office:string-value="http://dbpedia.org/property/afldraftedyear">
            <text:p>http://dbpedia.org/property/afldraftedyear</text:p>
          </table:table-cell>
          <table:table-cell office:value-type="string">
            <text:p>afldraftedyear</text:p>
          </table:table-cell>
          <table:table-cell table:number-columns-repeated="2"/>
          <table:table-cell office:value-type="string">
            <text:p>a person has AFLDraftedYear 1967</text:p>
          </table:table-cell>
          <table:table-cell office:value-type="string">
            <text:p>an athlete has AFLDraftedYear 196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fldraftedyear%3E+rdfs%3Alabel+%3Fpredicate+.+%3Fs+%3Chttp%3A%2F%2Fdbpedia.org%2Fproperty%2Fafldrafte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afldraftyear&quot;)" office:value-type="string" office:string-value="http://dbpedia.org/property/afldraftyear">
            <text:p>http://dbpedia.org/property/afldraftyear</text:p>
          </table:table-cell>
          <table:table-cell office:value-type="string">
            <text:p>afldraftyear</text:p>
          </table:table-cell>
          <table:table-cell table:number-columns-repeated="2"/>
          <table:table-cell office:value-type="string">
            <text:p>an agent has AFLdraftyear 1961</text:p>
          </table:table-cell>
          <table:table-cell office:value-type="string">
            <text:p>an american football player has AFLdraftyear 196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fldraftyear%3E+rdfs%3Alabel+%3Fpredicate+.+%3Fs+%3Chttp%3A%2F%2Fdbpedia.org%2Fproperty%2Fafl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proyears&quot;)" office:value-type="string" office:string-value="http://dbpedia.org/property/proyears">
            <text:p>http://dbpedia.org/property/proyears</text:p>
          </table:table-cell>
          <table:table-cell office:value-type="string">
            <text:p>proyears</text:p>
          </table:table-cell>
          <table:table-cell table:number-columns-repeated="2"/>
          <table:table-cell office:value-type="string">
            <text:p>an athlete has proyears 2002</text:p>
          </table:table-cell>
          <table:table-cell office:value-type="string">
            <text:p>a cyclist has proyears 197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years%3E+rdfs%3Alabel+%3Fpredicate+.+%3Fs+%3Chttp%3A%2F%2Fdbpedia.org%2Fproperty%2Fpro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turnedPro&quot;)" office:value-type="string" office:string-value="http://dbpedia.org/property/turnedPro">
            <text:p>http://dbpedia.org/property/turnedPro</text:p>
          </table:table-cell>
          <table:table-cell office:value-type="string">
            <text:p>turnedPro</text:p>
          </table:table-cell>
          <table:table-cell table:number-columns-repeated="2"/>
          <table:table-cell office:value-type="string">
            <text:p>a person has turned pro 1980</text:p>
          </table:table-cell>
          <table:table-cell office:value-type="string">
            <text:p>an athlete has turned pro March 200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urnedPro%3E+rdfs%3Alabel+%3Fpredicate+.+%3Fs+%3Chttp%3A%2F%2Fdbpedia.org%2Fproperty%2FturnedPr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debutDate&quot;)" office:value-type="string" office:string-value="http://dbpedia.org/property/debutDate">
            <text:p>http://dbpedia.org/property/debutDate</text:p>
          </table:table-cell>
          <table:table-cell office:value-type="string">
            <text:p>debutDate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Date%3E+rdfs%3Alabel+%3Fpredicate+.+%3Fs+%3Chttp%3A%2F%2Fdbpedia.org%2Fproperty%2Fdebu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whaDraftYear&quot;)" office:value-type="string" office:string-value="http://dbpedia.org/property/whaDraftYear">
            <text:p>http://dbpedia.org/property/whaDraftYear</text:p>
          </table:table-cell>
          <table:table-cell office:value-type="string">
            <text:p>whaDraftYear</text:p>
          </table:table-cell>
          <table:table-cell table:number-columns-repeated="2"/>
          <table:table-cell office:value-type="string">
            <text:p>an athlete has wha draft year 1977</text:p>
          </table:table-cell>
          <table:table-cell office:value-type="string">
            <text:p>an agent has wha draft year 197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haDraftYear%3E+rdfs%3Alabel+%3Fpredicate+.+%3Fs+%3Chttp%3A%2F%2Fdbpedia.org%2Fproperty%2FwhaDraf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9" table:formula="of:=HYPERLINK(&quot;http://dbpedia.org/property/debutYear&quot;)" office:value-type="string" office:string-value="http://dbpedia.org/property/debutYear">
            <text:p>http://dbpedia.org/property/debutYear</text:p>
          </table:table-cell>
          <table:table-cell table:style-name="ce16" office:value-type="string">
            <text:p>debutYear</text:p>
          </table:table-cell>
          <table:table-cell table:style-name="ce16" table:number-columns-repeated="2"/>
          <table:table-cell table:style-name="ce16" office:value-type="string">
            <text:p>an athlete has debut year 1976</text:p>
          </table:table-cell>
          <table:table-cell table:style-name="ce16" office:value-type="string">
            <text:p>an agent has debut year 1993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Year%3E+rdfs%3Alabel+%3Fpredicate+.+%3Fs+%3Chttp%3A%2F%2Fdbpedia.org%2Fproperty%2Fdebu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68043830">
            <text:p>268043830</text:p>
          </table:table-cell>
          <table:table-cell office:value-type="string">
            <text:p>win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USA</text:p>
          </table:table-cell>
          <table:table-cell table:style-name="ce13" office:value-type="string">
            <text:p>France</text:p>
          </table:table-cell>
          <table:table-cell table:style-name="ce13" office:value-type="string">
            <text:p>Italy</text:p>
          </table:table-cell>
          <table:table-cell table:style-name="ce13" office:value-type="string">
            <text:p>Argentina</text:p>
          </table:table-cell>
          <table:table-cell table:style-name="ce13" office:value-type="string">
            <text:p>Spai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hile</text:p>
          </table:table-cell>
          <table:table-cell table:style-name="ce13" office:value-type="string">
            <text:p>Australia</text:p>
          </table:table-cell>
          <table:table-cell table:style-name="ce13" office:value-type="string">
            <text:p>Germany</text:p>
          </table:table-cell>
          <table:table-cell table:style-name="ce13" office:value-type="string">
            <text:p>Portugal</text:p>
          </table:table-cell>
          <table:table-cell table:style-name="ce13" office:value-type="string">
            <text:p>New Zea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outh Africa</text:p>
          </table:table-cell>
          <table:table-cell table:style-name="ce13" office:value-type="string">
            <text:p>Austria</text:p>
          </table:table-cell>
          <table:table-cell table:style-name="ce13" office:value-type="string">
            <text:p>Greece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Israel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Uruguay</text:p>
          </table:table-cell>
          <table:table-cell table:style-name="ce13" office:value-type="string">
            <text:p>Bulgaria</text:p>
          </table:table-cell>
          <table:table-cell table:style-name="ce13" office:value-type="string">
            <text:p>Hungary</text:p>
          </table:table-cell>
          <table:table-cell table:style-name="ce13" office:value-type="string">
            <text:p>Mexico</text:p>
          </table:table-cell>
          <table:table-cell table:style-name="ce13" office:value-type="string">
            <text:p>Switzer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Lebanon</text:p>
          </table:table-cell>
          <table:table-cell table:style-name="ce13" office:value-type="string">
            <text:p>Japan</text:p>
          </table:table-cell>
          <table:table-cell table:style-name="ce13" office:value-type="string">
            <text:p>Georgia</text:p>
          </table:table-cell>
          <table:table-cell table:style-name="ce13" office:value-type="string">
            <text:p>Morocco</text:p>
          </table:table-cell>
          <table:table-cell table:style-name="ce13" office:value-type="string">
            <text:p>Sloven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3">
          <table:table-cell table:style-name="ce8" table:formula="of:=HYPERLINK(&quot;http://dbpedia.org/property/regions&quot;)" office:value-type="string" office:string-value="http://dbpedia.org/property/regions">
            <text:p>http://dbpedia.org/property/regions</text:p>
          </table:table-cell>
          <table:table-cell office:value-type="string">
            <text:p>regions</text:p>
          </table:table-cell>
          <table:table-cell table:number-columns-repeated="2"/>
          <table:table-cell office:value-type="string">
            <text:p>a grape has regions Ahr (an entity of type place)</text:p>
          </table:table-cell>
          <table:table-cell office:value-type="string">
            <text:p>a grape has regions Ahr (an entity of type riv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gions%3E+rdfs%3Alabel+%3Fpredicate+.+%3Fs+%3Chttp%3A%2F%2Fdbpedia.org%2Fproperty%2Fregi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wineRegion&quot;)" office:value-type="string" office:string-value="http://dbpedia.org/ontology/wineRegion">
            <text:p>http://dbpedia.org/ontology/wineRegion</text:p>
          </table:table-cell>
          <table:table-cell office:value-type="string">
            <text:p>wineRegion</text:p>
          </table:table-cell>
          <table:table-cell table:number-columns-repeated="2"/>
          <table:table-cell office:value-type="string">
            <text:p>a species has wine region Châteauneuf-du-Pape AOC (an entity of type wine region)</text:p>
          </table:table-cell>
          <table:table-cell office:value-type="string">
            <text:p>a flowering plant has wine region Virginia wine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wineRegion%3E+rdfs%3Alabel+%3Fpredicate+.+%3Fs+%3Chttp%3A%2F%2Fdbpedia.org%2Fontology%2FwineReg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origin&quot;)" office:value-type="string" office:string-value="http://dbpedia.org/property/origin">
            <text:p>http://dbpedia.org/property/origin</text:p>
          </table:table-cell>
          <table:table-cell office:value-type="string">
            <text:p>origin</text:p>
          </table:table-cell>
          <table:table-cell table:number-columns-repeated="2"/>
          <table:table-cell office:value-type="string">
            <text:p>a Band has origin Fullerton, California (an entity of type municipality)</text:p>
          </table:table-cell>
          <table:table-cell office:value-type="string">
            <text:p>a Band has origin Stanwell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%3E+rdfs%3Alabel+%3Fpredicate+.+%3Fs+%3Chttp%3A%2F%2Fdbpedia.org%2Fproperty%2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origin&quot;)" office:value-type="string" office:string-value="http://dbpedia.org/ontology/origin">
            <text:p>http://dbpedia.org/ontology/origin</text:p>
          </table:table-cell>
          <table:table-cell office:value-type="string">
            <text:p>origin</text:p>
          </table:table-cell>
          <table:table-cell table:number-columns-repeated="2"/>
          <table:table-cell office:value-type="string">
            <text:p>a natural place has origin Crimean Mountains (an entity of type place)</text:p>
          </table:table-cell>
          <table:table-cell office:value-type="string">
            <text:p>a river has origin Bulgaria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origin%3E+rdfs%3Alabel+%3Fpredicate+.+%3Fs+%3Chttp%3A%2F%2Fdbpedia.org%2Fontology%2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lake has country Czech Republic (an entity of type place)</text:p>
          </table:table-cell>
          <table:table-cell office:value-type="string">
            <text:p>a populated place has country Czech Republic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untry%3E+rdfs%3Alabel+%3Fpredicate+.+%3Fs+%3Chttp%3A%2F%2Fdbpedia.org%2Fontolog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n organisation has country Czech Republic (an entity of type populated place)</text:p>
          </table:table-cell>
          <table:table-cell office:value-type="string">
            <text:p>a natural place has country Swede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%3E+rdfs%3Alabel+%3Fpredicate+.+%3Fs+%3Chttp%3A%2F%2Fdbpedia.org%2Fpropert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ontology/location&quot;)" office:value-type="string" office:string-value="http://dbpedia.org/ontology/location">
            <text:p>http://dbpedia.org/ontology/location</text:p>
          </table:table-cell>
          <table:table-cell office:value-type="string">
            <text:p>location</text:p>
          </table:table-cell>
          <table:table-cell table:number-columns-repeated="2"/>
          <table:table-cell office:value-type="string">
            <text:p>a Grand Prix has location Malaysia (an entity of type place)</text:p>
          </table:table-cell>
          <table:table-cell office:value-type="string">
            <text:p>a company has location Germany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ocation%3E+rdfs%3Alabel+%3Fpredicate+.+%3Fs+%3Chttp%3A%2F%2Fdbpedia.org%2Fontology%2Floc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location&quot;)" office:value-type="string" office:string-value="http://dbpedia.org/property/location">
            <text:p>http://dbpedia.org/property/location</text:p>
          </table:table-cell>
          <table:table-cell office:value-type="string">
            <text:p>location</text:p>
          </table:table-cell>
          <table:table-cell table:number-columns-repeated="2"/>
          <table:table-cell office:value-type="string">
            <text:p>a film festival has location Berlin (an entity of type populated place)</text:p>
          </table:table-cell>
          <table:table-cell office:value-type="string">
            <text:p>an event has location Berlin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%3E+rdfs%3Alabel+%3Fpredicate+.+%3Fs+%3Chttp%3A%2F%2Fdbpedia.org%2Fproperty%2Floc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8" table:formula="of:=HYPERLINK(&quot;http://dbpedia.org/property/locationCountry&quot;)" office:value-type="string" office:string-value="http://dbpedia.org/property/locationCountry">
            <text:p>http://dbpedia.org/property/locationCountry</text:p>
          </table:table-cell>
          <table:table-cell office:value-type="string">
            <text:p>locationCountry</text:p>
          </table:table-cell>
          <table:table-cell table:number-columns-repeated="2"/>
          <table:table-cell office:value-type="string">
            <text:p>a company has location country Germany (an entity of type place)</text:p>
          </table:table-cell>
          <table:table-cell office:value-type="string">
            <text:p>an organisation has location country German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Country%3E+rdfs%3Alabel+%3Fpredicate+.+%3Fs+%3Chttp%3A%2F%2Fdbpedia.org%2Fproperty%2Flocation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3">
          <table:table-cell table:style-name="ce9" table:formula="of:=HYPERLINK(&quot;http://dbpedia.org/ontology/sourceCountry&quot;)" office:value-type="string" office:string-value="http://dbpedia.org/ontology/sourceCountry">
            <text:p>http://dbpedia.org/ontology/sourceCountry</text:p>
          </table:table-cell>
          <table:table-cell table:style-name="ce16" office:value-type="string">
            <text:p>sourceCountry</text:p>
          </table:table-cell>
          <table:table-cell table:style-name="ce16" table:number-columns-repeated="2"/>
          <table:table-cell table:style-name="ce16" office:value-type="string">
            <text:p>a body of water has source country Venezuela (an entity of type place)</text:p>
          </table:table-cell>
          <table:table-cell table:style-name="ce16" office:value-type="string">
            <text:p>a natural place has source country Turkey (an entity of type populated place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ourceCountry%3E+rdfs%3Alabel+%3Fpredicate+.+%3Fs+%3Chttp%3A%2F%2Fdbpedia.org%2Fontology%2Fsource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659846037">
            <text:p>1659846037</text:p>
          </table:table-cell>
          <table:table-cell office:value-type="string">
            <text:p>win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2011">
            <text:p>2011</text:p>
          </table:table-cell>
          <table:table-cell table:style-name="ce13" office:value-type="float" office:value="2010">
            <text:p>2010</text:p>
          </table:table-cell>
          <table:table-cell table:style-name="ce13" office:value-type="float" office:value="2009">
            <text:p>2009</text:p>
          </table:table-cell>
          <table:table-cell table:style-name="ce13" office:value-type="float" office:value="2008">
            <text:p>2008</text:p>
          </table:table-cell>
          <table:table-cell table:style-name="ce13" office:value-type="float" office:value="2007">
            <text:p>200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013">
            <text:p>2013</text:p>
          </table:table-cell>
          <table:table-cell table:style-name="ce13" office:value-type="float" office:value="2012">
            <text:p>2012</text:p>
          </table:table-cell>
          <table:table-cell table:style-name="ce13" office:value-type="float" office:value="2006">
            <text:p>2006</text:p>
          </table:table-cell>
          <table:table-cell table:style-name="ce13" office:value-type="float" office:value="2005">
            <text:p>2005</text:p>
          </table:table-cell>
          <table:table-cell table:style-name="ce13" office:value-type="float" office:value="2004">
            <text:p>2004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003">
            <text:p>2003</text:p>
          </table:table-cell>
          <table:table-cell table:style-name="ce13" office:value-type="float" office:value="2002">
            <text:p>2002</text:p>
          </table:table-cell>
          <table:table-cell table:style-name="ce13" office:value-type="float" office:value="2001">
            <text:p>2001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1999">
            <text:p>1999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8">
            <text:p>1998</text:p>
          </table:table-cell>
          <table:table-cell table:style-name="ce13" office:value-type="float" office:value="1997">
            <text:p>1997</text:p>
          </table:table-cell>
          <table:table-cell table:style-name="ce13" office:value-type="float" office:value="1996">
            <text:p>1996</text:p>
          </table:table-cell>
          <table:table-cell table:style-name="ce13" office:value-type="float" office:value="1995">
            <text:p>1995</text:p>
          </table:table-cell>
          <table:table-cell table:style-name="ce13" office:value-type="float" office:value="1994">
            <text:p>1994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3">
            <text:p>1993</text:p>
          </table:table-cell>
          <table:table-cell table:style-name="ce13" office:value-type="float" office:value="1992">
            <text:p>1992</text:p>
          </table:table-cell>
          <table:table-cell table:style-name="ce13" office:value-type="float" office:value="1991">
            <text:p>1991</text:p>
          </table:table-cell>
          <table:table-cell table:style-name="ce13" office:value-type="float" office:value="1990">
            <text:p>1990</text:p>
          </table:table-cell>
          <table:table-cell table:style-name="ce13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an agent has year 1964</text:p>
          </table:table-cell>
          <table:table-cell office:value-type="string">
            <text:p>an agent has year 188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%3E+rdfs%3Alabel+%3Fpredicate+.+%3Fs+%3Chttp%3A%2F%2Fdbpedia.org%2Fproperty%2F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wineYears&quot;)" office:value-type="string" office:string-value="http://dbpedia.org/property/wineYears">
            <text:p>http://dbpedia.org/property/wineYears</text:p>
          </table:table-cell>
          <table:table-cell office:value-type="string">
            <text:p>wineYears</text:p>
          </table:table-cell>
          <table:table-cell table:number-columns-repeated="2"/>
          <table:table-cell office:value-type="string">
            <text:p>a wine region has wine years 1860</text:p>
          </table:table-cell>
          <table:table-cell office:value-type="string">
            <text:p>a wine region has wine years 1890.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ineYears%3E+rdfs%3Alabel+%3Fpredicate+.+%3Fs+%3Chttp%3A%2F%2Fdbpedia.org%2Fproperty%2Fwine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ate&quot;)" office:value-type="string" office:string-value="http://dbpedia.org/property/date">
            <text:p>http://dbpedia.org/property/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a sports team season has date 10</text:p>
          </table:table-cell>
          <table:table-cell office:value-type="string">
            <text:p>a Grand Prix has date 2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ate%3E+rdfs%3Alabel+%3Fpredicate+.+%3Fs+%3Chttp%3A%2F%2Fdbpedia.org%2Fproperty%2F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firstVintage&quot;)" office:value-type="string" office:string-value="http://dbpedia.org/property/firstVintage">
            <text:p>http://dbpedia.org/property/firstVintage</text:p>
          </table:table-cell>
          <table:table-cell table:style-name="ce16" office:value-type="string">
            <text:p>firstVintage</text:p>
          </table:table-cell>
          <table:table-cell table:style-name="ce16" table:number-columns-repeated="2"/>
          <table:table-cell table:style-name="ce16" office:value-type="string">
            <text:p>an agent has first vintage 1962</text:p>
          </table:table-cell>
          <table:table-cell table:style-name="ce16" office:value-type="string">
            <text:p>an architectural structure has first vintage 1973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Vintage%3E+rdfs%3Alabel+%3Fpredicate+.+%3Fs+%3Chttp%3A%2F%2Fdbpedia.org%2Fproperty%2FfirstVintag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702159889">
            <text:p>702159889</text:p>
          </table:table-cell>
          <table:table-cell office:value-type="string">
            <text:p>win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giorgitiko</text:p>
          </table:table-cell>
          <table:table-cell table:style-name="ce13" office:value-type="string">
            <text:p>Aglianico</text:p>
          </table:table-cell>
          <table:table-cell table:style-name="ce13" office:value-type="string">
            <text:p>Albarino</text:p>
          </table:table-cell>
          <table:table-cell table:style-name="ce13" office:value-type="string">
            <text:p>Albariño</text:p>
          </table:table-cell>
          <table:table-cell table:style-name="ce13" office:value-type="string">
            <text:p>Alicante Bousche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Amarone</text:p>
          </table:table-cell>
          <table:table-cell table:style-name="ce13" office:value-type="string">
            <text:p>Anglianico</text:p>
          </table:table-cell>
          <table:table-cell table:style-name="ce13" office:value-type="string">
            <text:p>Arneis</text:p>
          </table:table-cell>
          <table:table-cell table:style-name="ce13" office:value-type="string">
            <text:p>Baco Noir</text:p>
          </table:table-cell>
          <table:table-cell table:style-name="ce13" office:value-type="string">
            <text:p>Barber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iancolella</text:p>
          </table:table-cell>
          <table:table-cell table:style-name="ce13" office:value-type="string">
            <text:p>Black Corinth</text:p>
          </table:table-cell>
          <table:table-cell table:style-name="ce13" office:value-type="string">
            <text:p>Black Muscat</text:p>
          </table:table-cell>
          <table:table-cell table:style-name="ce13" office:value-type="string">
            <text:p>Blanc Du Bois</text:p>
          </table:table-cell>
          <table:table-cell table:style-name="ce13" office:value-type="string">
            <text:p>Blaufränkis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lauportugueser</text:p>
          </table:table-cell>
          <table:table-cell table:style-name="ce13" office:value-type="string">
            <text:p>Blend</text:p>
          </table:table-cell>
          <table:table-cell table:style-name="ce13" office:value-type="string">
            <text:p>Blend - Other</text:p>
          </table:table-cell>
          <table:table-cell table:style-name="ce13" office:value-type="string">
            <text:p>Blend - Red</text:p>
          </table:table-cell>
          <table:table-cell table:style-name="ce13" office:value-type="string">
            <text:p>Blend - Sparkling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lend - White</text:p>
          </table:table-cell>
          <table:table-cell table:style-name="ce13" office:value-type="string">
            <text:p>Blush</text:p>
          </table:table-cell>
          <table:table-cell table:style-name="ce13" office:value-type="string">
            <text:p>Bonarda</text:p>
          </table:table-cell>
          <table:table-cell table:style-name="ce13" office:value-type="string">
            <text:p>Bordeaux Blend</text:p>
          </table:table-cell>
          <table:table-cell table:style-name="ce13" office:value-type="string">
            <text:p>Bordeaux Red Ble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ordeaux White Blend</text:p>
          </table:table-cell>
          <table:table-cell table:style-name="ce13" office:value-type="string">
            <text:p>Brunello di Montalcino</text:p>
          </table:table-cell>
          <table:table-cell table:style-name="ce13" office:value-type="string">
            <text:p>Cabernet</text:p>
          </table:table-cell>
          <table:table-cell table:style-name="ce13" office:value-type="string">
            <text:p>Cabernet Franc</text:p>
          </table:table-cell>
          <table:table-cell table:style-name="ce13" office:value-type="string">
            <text:p>Cabernet Sauvign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abernet Sauvignon Blend</text:p>
          </table:table-cell>
          <table:table-cell table:style-name="ce13" office:value-type="string">
            <text:p>Cabernet Sauvignon/Merlot</text:p>
          </table:table-cell>
          <table:table-cell table:style-name="ce13" office:value-type="string">
            <text:p>Cannonau</text:p>
          </table:table-cell>
          <table:table-cell table:style-name="ce13" office:value-type="string">
            <text:p>Carignan</text:p>
          </table:table-cell>
          <table:table-cell table:style-name="ce13" office:value-type="string">
            <text:p>Carignan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armenere</text:p>
          </table:table-cell>
          <table:table-cell table:style-name="ce13" office:value-type="string">
            <text:p>Carmenre</text:p>
          </table:table-cell>
          <table:table-cell table:style-name="ce13" office:value-type="string">
            <text:p>Carmenère</text:p>
          </table:table-cell>
          <table:table-cell table:style-name="ce13" office:value-type="string">
            <text:p>Catawba</text:p>
          </table:table-cell>
          <table:table-cell table:style-name="ce13" office:value-type="string">
            <text:p>Cayug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ayuga White</text:p>
          </table:table-cell>
          <table:table-cell table:style-name="ce13" office:value-type="string">
            <text:p>Cesanese</text:p>
          </table:table-cell>
          <table:table-cell table:style-name="ce13" office:value-type="string">
            <text:p>Chambourcin</text:p>
          </table:table-cell>
          <table:table-cell table:style-name="ce13" office:value-type="string">
            <text:p>Champagne</text:p>
          </table:table-cell>
          <table:table-cell table:style-name="ce13" office:value-type="string">
            <text:p>Champagne Ble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hancellor</text:p>
          </table:table-cell>
          <table:table-cell table:style-name="ce13" office:value-type="string">
            <text:p>Chancellor Noir</text:p>
          </table:table-cell>
          <table:table-cell table:style-name="ce13" office:value-type="string">
            <text:p>Charbono</text:p>
          </table:table-cell>
          <table:table-cell table:style-name="ce13" office:value-type="string">
            <text:p>Chardonel</text:p>
          </table:table-cell>
          <table:table-cell table:style-name="ce13" office:value-type="string">
            <text:p>ChardonnayChenin Blanc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hianti Red Blend</text:p>
          </table:table-cell>
          <table:table-cell table:style-name="ce13" office:value-type="string">
            <text:p>Cinsault</text:p>
          </table:table-cell>
          <table:table-cell table:style-name="ce13" office:value-type="string">
            <text:p>Columbia Valley</text:p>
          </table:table-cell>
          <table:table-cell table:style-name="ce13" office:value-type="string">
            <text:p>Concord</text:p>
          </table:table-cell>
          <table:table-cell table:style-name="ce13" office:value-type="string">
            <text:p>Cortes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orvina</text:p>
          </table:table-cell>
          <table:table-cell table:style-name="ce13" office:value-type="string">
            <text:p>Counoise</text:p>
          </table:table-cell>
          <table:table-cell table:style-name="ce13" office:value-type="string">
            <text:p>Cuvee</text:p>
          </table:table-cell>
          <table:table-cell table:style-name="ce13" office:value-type="string">
            <text:p>DeChaunac</text:p>
          </table:table-cell>
          <table:table-cell table:style-name="ce13" office:value-type="string">
            <text:p>Delawar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Diamond</text:p>
          </table:table-cell>
          <table:table-cell table:style-name="ce13" office:value-type="string">
            <text:p>Dolcetto</text:p>
          </table:table-cell>
          <table:table-cell table:style-name="ce13" office:value-type="string">
            <text:p>Dornfelder</text:p>
          </table:table-cell>
          <table:table-cell table:style-name="ce13" office:value-type="string">
            <text:p>Early Burgundy</text:p>
          </table:table-cell>
          <table:table-cell table:style-name="ce13" office:value-type="string">
            <text:p>Falanghin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FavoriteFernão Pires</text:p>
          </table:table-cell>
          <table:table-cell table:style-name="ce13" office:value-type="string">
            <text:p>Fiano</text:p>
          </table:table-cell>
          <table:table-cell table:style-name="ce13" office:value-type="string">
            <text:p>Fleur Sauvage</text:p>
          </table:table-cell>
          <table:table-cell table:style-name="ce13" office:value-type="string">
            <text:p>Framboise</text:p>
          </table:table-cell>
          <table:table-cell table:style-name="ce13" office:value-type="string">
            <text:p>Fredon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French Colombard</text:p>
          </table:table-cell>
          <table:table-cell table:style-name="ce13" office:value-type="string">
            <text:p>Frontenac</text:p>
          </table:table-cell>
          <table:table-cell table:style-name="ce13" office:value-type="string">
            <text:p>Frontenac Gris</text:p>
          </table:table-cell>
          <table:table-cell table:style-name="ce13" office:value-type="string">
            <text:p>Fruit</text:p>
          </table:table-cell>
          <table:table-cell table:style-name="ce13" office:value-type="string">
            <text:p>Fruit Cuve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Fumé Blanc</text:p>
          </table:table-cell>
          <table:table-cell table:style-name="ce13" office:value-type="string">
            <text:p>Furmint</text:p>
          </table:table-cell>
          <table:table-cell table:style-name="ce13" office:value-type="string">
            <text:p>Gamay</text:p>
          </table:table-cell>
          <table:table-cell table:style-name="ce13" office:value-type="string">
            <text:p>Garganega</text:p>
          </table:table-cell>
          <table:table-cell table:style-name="ce13" office:value-type="string">
            <text:p>Garnach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arnacha Blanca</text:p>
          </table:table-cell>
          <table:table-cell table:style-name="ce13" office:value-type="string">
            <text:p>Gewurztraminer</text:p>
          </table:table-cell>
          <table:table-cell table:style-name="ce13" office:value-type="string">
            <text:p>Godello</text:p>
          </table:table-cell>
          <table:table-cell table:style-name="ce13" office:value-type="string">
            <text:p>Gold</text:p>
          </table:table-cell>
          <table:table-cell table:style-name="ce13" office:value-type="string">
            <text:p>Gracia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renache</text:p>
          </table:table-cell>
          <table:table-cell table:style-name="ce13" office:value-type="string">
            <text:p>Grenache Blanc</text:p>
          </table:table-cell>
          <table:table-cell table:style-name="ce13" office:value-type="string">
            <text:p>Grenache Noir</text:p>
          </table:table-cell>
          <table:table-cell table:style-name="ce13" office:value-type="string">
            <text:p>Grenache/Syrah</text:p>
          </table:table-cell>
          <table:table-cell table:style-name="ce13" office:value-type="string">
            <text:p>Grignoli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rillo</text:p>
          </table:table-cell>
          <table:table-cell table:style-name="ce13" office:value-type="string">
            <text:p>Grüner Veltliner</text:p>
          </table:table-cell>
          <table:table-cell table:style-name="ce13" office:value-type="string">
            <text:p>Huxelrebe</text:p>
          </table:table-cell>
          <table:table-cell table:style-name="ce13" office:value-type="string">
            <text:p>Iona</text:p>
          </table:table-cell>
          <table:table-cell table:style-name="ce13" office:value-type="string">
            <text:p>Island Bell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Ives</text:p>
          </table:table-cell>
          <table:table-cell table:style-name="ce13" office:value-type="string">
            <text:p>Kerner</text:p>
          </table:table-cell>
          <table:table-cell table:style-name="ce13" office:value-type="string">
            <text:p>La CrescentLacrima</text:p>
          </table:table-cell>
          <table:table-cell table:style-name="ce13" office:value-type="string">
            <text:p>Lagrein</text:p>
          </table:table-cell>
          <table:table-cell table:style-name="ce13" office:value-type="string">
            <text:p>Lambrusc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Lemberger</text:p>
          </table:table-cell>
          <table:table-cell table:style-name="ce13" office:value-type="string">
            <text:p>Lenoir</text:p>
          </table:table-cell>
          <table:table-cell table:style-name="ce13" office:value-type="string">
            <text:p>Lodi</text:p>
          </table:table-cell>
          <table:table-cell table:style-name="ce13" office:value-type="string">
            <text:p>Léon Millot</text:p>
          </table:table-cell>
          <table:table-cell table:style-name="ce13" office:value-type="string">
            <text:p>Madeline Angevin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albec</text:p>
          </table:table-cell>
          <table:table-cell table:style-name="ce13" office:value-type="string">
            <text:p>Malvasia</text:p>
          </table:table-cell>
          <table:table-cell table:style-name="ce13" office:value-type="string">
            <text:p>Malvasia Bianca</text:p>
          </table:table-cell>
          <table:table-cell table:style-name="ce13" office:value-type="string">
            <text:p>MalvasiaMourvèdre</text:p>
          </table:table-cell>
          <table:table-cell table:style-name="ce13" office:value-type="string">
            <text:p>Marechal Foc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arsanne</text:p>
          </table:table-cell>
          <table:table-cell table:style-name="ce13" office:value-type="string">
            <text:p>Marselan</text:p>
          </table:table-cell>
          <table:table-cell table:style-name="ce13" office:value-type="string">
            <text:p>Maréchal Foch</text:p>
          </table:table-cell>
          <table:table-cell table:style-name="ce13" office:value-type="string">
            <text:p>Melon de Bourgogne</text:p>
          </table:table-cell>
          <table:table-cell table:style-name="ce13" office:value-type="string">
            <text:p>Merlo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ission</text:p>
          </table:table-cell>
          <table:table-cell table:style-name="ce13" office:value-type="string">
            <text:p>Mller-Thurgau</text:p>
          </table:table-cell>
          <table:table-cell table:style-name="ce13" office:value-type="string">
            <text:p>Monastrell</text:p>
          </table:table-cell>
          <table:table-cell table:style-name="ce13" office:value-type="string">
            <text:p>Montepulciano</text:p>
          </table:table-cell>
          <table:table-cell table:style-name="ce13" office:value-type="string">
            <text:p>Montestefa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oorooroo Shiraz</text:p>
          </table:table-cell>
          <table:table-cell table:style-name="ce13" office:value-type="string">
            <text:p>Moscato</text:p>
          </table:table-cell>
          <table:table-cell table:style-name="ce13" office:value-type="string">
            <text:p>Moscato Bianco</text:p>
          </table:table-cell>
          <table:table-cell table:style-name="ce13" office:value-type="string">
            <text:p>Mourvedre</text:p>
          </table:table-cell>
          <table:table-cell table:style-name="ce13" office:value-type="string">
            <text:p>Mourvèdr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uscadine</text:p>
          </table:table-cell>
          <table:table-cell table:style-name="ce13" office:value-type="string">
            <text:p>Muscat</text:p>
          </table:table-cell>
          <table:table-cell table:style-name="ce13" office:value-type="string">
            <text:p>Muscat Blanc</text:p>
          </table:table-cell>
          <table:table-cell table:style-name="ce13" office:value-type="string">
            <text:p>Muscat Blend</text:p>
          </table:table-cell>
          <table:table-cell table:style-name="ce13" office:value-type="string">
            <text:p>Muscat Canelli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uscat Goldert Grand Cru</text:p>
          </table:table-cell>
          <table:table-cell table:style-name="ce13" office:value-type="string">
            <text:p>Muscat Of Alexandria</text:p>
          </table:table-cell>
          <table:table-cell table:style-name="ce13" office:value-type="string">
            <text:p>Muscato</text:p>
          </table:table-cell>
          <table:table-cell table:style-name="ce13" office:value-type="string">
            <text:p>Müller-Thurgau</text:p>
          </table:table-cell>
          <table:table-cell table:style-name="ce13" office:value-type="string">
            <text:p>Nebbiol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Nero d'Avola</text:p>
          </table:table-cell>
          <table:table-cell table:style-name="ce13" office:value-type="string">
            <text:p>Niagara</text:p>
          </table:table-cell>
          <table:table-cell table:style-name="ce13" office:value-type="string">
            <text:p>Noble</text:p>
          </table:table-cell>
          <table:table-cell table:style-name="ce13" office:value-type="string">
            <text:p>Noiret</text:p>
          </table:table-cell>
          <table:table-cell table:style-name="ce13" office:value-type="string">
            <text:p>Nort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Olivella</text:p>
          </table:table-cell>
          <table:table-cell table:style-name="ce13" office:value-type="string">
            <text:p>Orange Muscat</text:p>
          </table:table-cell>
          <table:table-cell table:style-name="ce13" office:value-type="string">
            <text:p>Ortega</text:p>
          </table:table-cell>
          <table:table-cell table:style-name="ce13" office:value-type="string">
            <text:p>Pallagrello Bianco</text:p>
          </table:table-cell>
          <table:table-cell table:style-name="ce13" office:value-type="string">
            <text:p>Palomi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asserina</text:p>
          </table:table-cell>
          <table:table-cell table:style-name="ce13" office:value-type="string">
            <text:p>Pecorino</text:p>
          </table:table-cell>
          <table:table-cell table:style-name="ce13" office:value-type="string">
            <text:p>Pelaverga</text:p>
          </table:table-cell>
          <table:table-cell table:style-name="ce13" office:value-type="string">
            <text:p>Petit Manseng</text:p>
          </table:table-cell>
          <table:table-cell table:style-name="ce13" office:value-type="string">
            <text:p>Petit Verdo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etite Sirah</text:p>
          </table:table-cell>
          <table:table-cell table:style-name="ce13" office:value-type="string">
            <text:p>Picpoul</text:p>
          </table:table-cell>
          <table:table-cell table:style-name="ce13" office:value-type="string">
            <text:p>Pinot Blanc</text:p>
          </table:table-cell>
          <table:table-cell table:style-name="ce13" office:value-type="string">
            <text:p>Pinot Grigio</text:p>
          </table:table-cell>
          <table:table-cell table:style-name="ce13" office:value-type="string">
            <text:p>Pinot Gri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inot Nero</text:p>
          </table:table-cell>
          <table:table-cell table:style-name="ce13" office:value-type="string">
            <text:p>Pinot Noir</text:p>
          </table:table-cell>
          <table:table-cell table:style-name="ce13" office:value-type="string">
            <text:p>Pinot Noir Précoce</text:p>
          </table:table-cell>
          <table:table-cell table:style-name="ce13" office:value-type="string">
            <text:p>Pinotage</text:p>
          </table:table-cell>
          <table:table-cell table:style-name="ce13" office:value-type="string">
            <text:p>Por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ort Blend</text:p>
          </table:table-cell>
          <table:table-cell table:style-name="ce13" office:value-type="string">
            <text:p>Portugueser Weissherbst</text:p>
          </table:table-cell>
          <table:table-cell table:style-name="ce13" office:value-type="string">
            <text:p>Primitivo</text:p>
          </table:table-cell>
          <table:table-cell table:style-name="ce13" office:value-type="string">
            <text:p>Proprietary Blend</text:p>
          </table:table-cell>
          <table:table-cell table:style-name="ce13" office:value-type="string">
            <text:p>Proprietary Re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rosecco</text:p>
          </table:table-cell>
          <table:table-cell table:style-name="ce13" office:value-type="string">
            <text:p>Red Blend</text:p>
          </table:table-cell>
          <table:table-cell table:style-name="ce13" office:value-type="string">
            <text:p>Red-Blend</text:p>
          </table:table-cell>
          <table:table-cell table:style-name="ce13" office:value-type="string">
            <text:p>Refosco</text:p>
          </table:table-cell>
          <table:table-cell table:style-name="ce13" office:value-type="string">
            <text:p>Rhone Red Ble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hone White Blend</text:p>
          </table:table-cell>
          <table:table-cell table:style-name="ce13" office:value-type="string">
            <text:p>Ribolla Gialla</text:p>
          </table:table-cell>
          <table:table-cell table:style-name="ce13" office:value-type="string">
            <text:p>Riesling</text:p>
          </table:table-cell>
          <table:table-cell table:style-name="ce13" office:value-type="string">
            <text:p>Rioja Red Blend</text:p>
          </table:table-cell>
          <table:table-cell table:style-name="ce13" office:value-type="string">
            <text:p>Ros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ose Wine</text:p>
          </table:table-cell>
          <table:table-cell table:style-name="ce13" office:value-type="string">
            <text:p>Roussanne</text:p>
          </table:table-cell>
          <table:table-cell table:style-name="ce13" office:value-type="string">
            <text:p>Ruby Cabernet</text:p>
          </table:table-cell>
          <table:table-cell table:style-name="ce13" office:value-type="string">
            <text:p>Sagrantino</text:p>
          </table:table-cell>
          <table:table-cell table:style-name="ce13" office:value-type="string">
            <text:p>Sangioves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angiovese Grosso</text:p>
          </table:table-cell>
          <table:table-cell table:style-name="ce13" office:value-type="string">
            <text:p>Santa Ynez Valley</text:p>
          </table:table-cell>
          <table:table-cell table:style-name="ce13" office:value-type="string">
            <text:p>Sauvignon Blanc</text:p>
          </table:table-cell>
          <table:table-cell table:style-name="ce13" office:value-type="string">
            <text:p>Sauvignon Gris</text:p>
          </table:table-cell>
          <table:table-cell table:style-name="ce13" office:value-type="string">
            <text:p>Scheureb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emillon</text:p>
          </table:table-cell>
          <table:table-cell table:style-name="ce13" office:value-type="string">
            <text:p>Seyval</text:p>
          </table:table-cell>
          <table:table-cell table:style-name="ce13" office:value-type="string">
            <text:p>Seyval Blanc</text:p>
          </table:table-cell>
          <table:table-cell table:style-name="ce13" office:value-type="string">
            <text:p>Sherry</text:p>
          </table:table-cell>
          <table:table-cell table:style-name="ce13" office:value-type="string">
            <text:p>Shiraz / Syra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iegerrebe</text:p>
          </table:table-cell>
          <table:table-cell table:style-name="ce13" office:value-type="string">
            <text:p>Silvaner</text:p>
          </table:table-cell>
          <table:table-cell table:style-name="ce13" office:value-type="string">
            <text:p>Souzão</text:p>
          </table:table-cell>
          <table:table-cell table:style-name="ce13" office:value-type="string">
            <text:p>St. Croix</text:p>
          </table:table-cell>
          <table:table-cell table:style-name="ce13" office:value-type="string">
            <text:p>Super Tusca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ylvaner</text:p>
          </table:table-cell>
          <table:table-cell table:style-name="ce13" office:value-type="string">
            <text:p>Symphony</text:p>
          </table:table-cell>
          <table:table-cell table:style-name="ce13" office:value-type="string">
            <text:p>Syrah</text:p>
          </table:table-cell>
          <table:table-cell table:style-name="ce13" office:value-type="string">
            <text:p>Syrah / Shiraz</text:p>
          </table:table-cell>
          <table:table-cell table:style-name="ce13" office:value-type="string">
            <text:p>Sémill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annat</text:p>
          </table:table-cell>
          <table:table-cell table:style-name="ce13" office:value-type="string">
            <text:p>Tempranillo</text:p>
          </table:table-cell>
          <table:table-cell table:style-name="ce13" office:value-type="string">
            <text:p>Teroldego</text:p>
          </table:table-cell>
          <table:table-cell table:style-name="ce13" office:value-type="string">
            <text:p>Tocai Friulano</text:p>
          </table:table-cell>
          <table:table-cell table:style-name="ce13" office:value-type="string">
            <text:p>Torronte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orrontés</text:p>
          </table:table-cell>
          <table:table-cell table:style-name="ce13" office:value-type="string">
            <text:p>Touriga</text:p>
          </table:table-cell>
          <table:table-cell table:style-name="ce13" office:value-type="string">
            <text:p>Touriga Nacional</text:p>
          </table:table-cell>
          <table:table-cell table:style-name="ce13" office:value-type="string">
            <text:p>Traminette</text:p>
          </table:table-cell>
          <table:table-cell table:style-name="ce13" office:value-type="string">
            <text:p>Trebbia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rine</text:p>
          </table:table-cell>
          <table:table-cell table:style-name="ce13" office:value-type="string">
            <text:p>Ugni Blanc</text:p>
          </table:table-cell>
          <table:table-cell table:style-name="ce13" office:value-type="string">
            <text:p>Verdejo</text:p>
          </table:table-cell>
          <table:table-cell table:style-name="ce13" office:value-type="string">
            <text:p>Verdelho</text:p>
          </table:table-cell>
          <table:table-cell table:style-name="ce13" office:value-type="string">
            <text:p>Verdicchi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ergennes</text:p>
          </table:table-cell>
          <table:table-cell table:style-name="ce13" office:value-type="string">
            <text:p>Vermentino</text:p>
          </table:table-cell>
          <table:table-cell table:style-name="ce13" office:value-type="string">
            <text:p>Vernaccia</text:p>
          </table:table-cell>
          <table:table-cell table:style-name="ce13" office:value-type="string">
            <text:p>Vidal</text:p>
          </table:table-cell>
          <table:table-cell table:style-name="ce13" office:value-type="string">
            <text:p>Vidal Blanc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ignoles</text:p>
          </table:table-cell>
          <table:table-cell table:style-name="ce13" office:value-type="string">
            <text:p>Viognier</text:p>
          </table:table-cell>
          <table:table-cell table:style-name="ce13" office:value-type="string">
            <text:p>Volare</text:p>
          </table:table-cell>
          <table:table-cell table:style-name="ce13" office:value-type="string">
            <text:p>White Riesling</text:p>
          </table:table-cell>
          <table:table-cell table:style-name="ce13" office:value-type="string">
            <text:p>White Zinfandel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Zinfandel</text:p>
          </table:table-cell>
          <table:table-cell table:style-name="ce13" office:value-type="string">
            <text:p>Zweigelt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grapes&quot;)" office:value-type="string" office:string-value="http://dbpedia.org/property/grapes">
            <text:p>http://dbpedia.org/property/grapes</text:p>
          </table:table-cell>
          <table:table-cell office:value-type="string">
            <text:p>grapes</text:p>
          </table:table-cell>
          <table:table-cell table:number-columns-repeated="2"/>
          <table:table-cell office:value-type="string">
            <text:p>a place has grapes Albariño (an entity of type species)</text:p>
          </table:table-cell>
          <table:table-cell office:value-type="string">
            <text:p>a place has grapes Pinot gris (an entity of type pla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rapes%3E+rdfs%3Alabel+%3Fpredicate+.+%3Fs+%3Chttp%3A%2F%2Fdbpedia.org%2Fproperty%2Fgrap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growingGrape&quot;)" office:value-type="string" office:string-value="http://dbpedia.org/ontology/growingGrape">
            <text:p>http://dbpedia.org/ontology/growingGrape</text:p>
          </table:table-cell>
          <table:table-cell office:value-type="string">
            <text:p>growingGrape</text:p>
          </table:table-cell>
          <table:table-cell table:number-columns-repeated="2"/>
          <table:table-cell office:value-type="string">
            <text:p>a place has growing grape Dornfelder (an entity of type grape)</text:p>
          </table:table-cell>
          <table:table-cell office:value-type="string">
            <text:p>a place has growing grape Trebbiano (an entity of type species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growingGrape%3E+rdfs%3Alabel+%3Fpredicate+.+%3Fs+%3Chttp%3A%2F%2Fdbpedia.org%2Fontology%2FgrowingGra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varietals&quot;)" office:value-type="string" office:string-value="http://dbpedia.org/property/varietals">
            <text:p>http://dbpedia.org/property/varietals</text:p>
          </table:table-cell>
          <table:table-cell office:value-type="string">
            <text:p>varietals</text:p>
          </table:table-cell>
          <table:table-cell table:number-columns-repeated="2"/>
          <table:table-cell office:value-type="string">
            <text:p>a wine region has varietals Blaufränkisch (an entity of type flowering plant)</text:p>
          </table:table-cell>
          <table:table-cell office:value-type="string">
            <text:p>a place has varietals Riesling (an entity of type species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varietals%3E+rdfs%3Alabel+%3Fpredicate+.+%3Fs+%3Chttp%3A%2F%2Fdbpedia.org%2Fproperty%2Fvarietal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varietals&quot;)" office:value-type="string" office:string-value="http://dbpedia.org/ontology/varietals">
            <text:p>http://dbpedia.org/ontology/varietals</text:p>
          </table:table-cell>
          <table:table-cell office:value-type="string">
            <text:p>varietals</text:p>
          </table:table-cell>
          <table:table-cell table:number-columns-repeated="2"/>
          <table:table-cell office:value-type="string">
            <text:p>a wine region has varietals Rkatsiteli (an entity of type flowering plant)</text:p>
          </table:table-cell>
          <table:table-cell office:value-type="string">
            <text:p>a place has varietals Kerner (grape) (an entity of type grap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varietals%3E+rdfs%3Alabel+%3Fpredicate+.+%3Fs+%3Chttp%3A%2F%2Fdbpedia.org%2Fontology%2Fvarietal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varietal&quot;)" office:value-type="string" office:string-value="http://dbpedia.org/property/varietal">
            <text:p>http://dbpedia.org/property/varietal</text:p>
          </table:table-cell>
          <table:table-cell office:value-type="string">
            <text:p>varietal</text:p>
          </table:table-cell>
          <table:table-cell table:number-columns-repeated="2"/>
          <table:table-cell office:value-type="string">
            <text:p>a building has varietal Cabernet Franc</text:p>
          </table:table-cell>
          <table:table-cell office:value-type="string">
            <text:p>an agent has varietal Petite Sirah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varietal%3E+rdfs%3Alabel+%3Fpredicate+.+%3Fs+%3Chttp%3A%2F%2Fdbpedia.org%2Fproperty%2Fvarietal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pedigree&quot;)" office:value-type="string" office:string-value="http://dbpedia.org/property/pedigree">
            <text:p>http://dbpedia.org/property/pedigree</text:p>
          </table:table-cell>
          <table:table-cell table:style-name="ce16" office:value-type="string">
            <text:p>pedigree</text:p>
          </table:table-cell>
          <table:table-cell table:style-name="ce16" table:number-columns-repeated="2"/>
          <table:table-cell table:style-name="ce16" office:value-type="string">
            <text:p>an eukaryote has pedigree Saperavi (an entity of type species)</text:p>
          </table:table-cell>
          <table:table-cell table:style-name="ce16" office:value-type="string">
            <text:p>an eukaryote has pedigree Dornfelder (an entity of type species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edigree%3E+rdfs%3Alabel+%3Fpredicate+.+%3Fs+%3Chttp%3A%2F%2Fdbpedia.org%2Fproperty%2Fpedigre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753388668">
            <text:p>753388668</text:p>
          </table:table-cell>
          <table:table-cell office:value-type="string">
            <text:p>music album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Electronic</text:p>
          </table:table-cell>
          <table:table-cell table:style-name="ce13" office:value-type="string">
            <text:p>Rock</text:p>
          </table:table-cell>
          <table:table-cell table:style-name="ce13" office:value-type="string">
            <text:p>Pop</text:p>
          </table:table-cell>
          <table:table-cell table:style-name="ce13" office:value-type="string">
            <text:p>Funk / Soul</text:p>
          </table:table-cell>
          <table:table-cell table:style-name="ce13" office:value-type="string">
            <text:p>Hip Hop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Jazz</text:p>
          </table:table-cell>
          <table:table-cell table:style-name="ce13" office:value-type="string">
            <text:p>Folk, World, &amp; Country</text:p>
          </table:table-cell>
          <table:table-cell table:style-name="ce13" office:value-type="string">
            <text:p>Reggae</text:p>
          </table:table-cell>
          <table:table-cell table:style-name="ce13" office:value-type="string">
            <text:p>Stage &amp; Screen</text:p>
          </table:table-cell>
          <table:table-cell table:style-name="ce13" office:value-type="string">
            <text:p>Classical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Blues</text:p>
          </table:table-cell>
          <table:table-cell table:style-name="ce13" office:value-type="string">
            <text:p>Latin</text:p>
          </table:table-cell>
          <table:table-cell table:style-name="ce13" office:value-type="string">
            <text:p>Non-Music</text:p>
          </table:table-cell>
          <table:table-cell table:style-name="ce13" office:value-type="string">
            <text:p>Children's</text:p>
          </table:table-cell>
          <table:table-cell table:style-name="ce13" office:value-type="string">
            <text:p>Brass &amp; Militar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genre&quot;)" office:value-type="string" office:string-value="http://dbpedia.org/property/genre">
            <text:p>http://dbpedia.org/property/genre</text:p>
          </table:table-cell>
          <table:table-cell office:value-type="string">
            <text:p>genre</text:p>
          </table:table-cell>
          <table:table-cell table:number-columns-repeated="2"/>
          <table:table-cell office:value-type="string">
            <text:p>a musical artist has genre Hard rock (an entity of type topical concept)</text:p>
          </table:table-cell>
          <table:table-cell office:value-type="string">
            <text:p>a Band has genre Alternative rock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re%3E+rdfs%3Alabel+%3Fpredicate+.+%3Fs+%3Chttp%3A%2F%2Fdbpedia.org%2Fproperty%2Fgen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tylisticOrigins&quot;)" office:value-type="string" office:string-value="http://dbpedia.org/property/stylisticOrigins">
            <text:p>http://dbpedia.org/property/stylisticOrigins</text:p>
          </table:table-cell>
          <table:table-cell office:value-type="string">
            <text:p>stylisticOrigins</text:p>
          </table:table-cell>
          <table:table-cell table:number-columns-repeated="2"/>
          <table:table-cell office:value-type="string">
            <text:p>a music genre has stylistic origins Punk rock (an entity of type music genre)</text:p>
          </table:table-cell>
          <table:table-cell office:value-type="string">
            <text:p>a music genre has stylistic origins Rock music (an entity of type music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ylisticOrigins%3E+rdfs%3Alabel+%3Fpredicate+.+%3Fs+%3Chttp%3A%2F%2Fdbpedia.org%2Fproperty%2FstylisticOrigi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usiongenres&quot;)" office:value-type="string" office:string-value="http://dbpedia.org/property/fusiongenres">
            <text:p>http://dbpedia.org/property/fusiongenres</text:p>
          </table:table-cell>
          <table:table-cell office:value-type="string">
            <text:p>fusiongenres</text:p>
          </table:table-cell>
          <table:table-cell table:number-columns-repeated="2"/>
          <table:table-cell office:value-type="string">
            <text:p>a music genre has fusiongenres Grime (music) (an entity of type music genre)</text:p>
          </table:table-cell>
          <table:table-cell office:value-type="string">
            <text:p>a music genre has fusiongenres Goregrind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usiongenres%3E+rdfs%3Alabel+%3Fpredicate+.+%3Fs+%3Chttp%3A%2F%2Fdbpedia.org%2Fproperty%2Ffusiongenr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genre&quot;)" office:value-type="string" office:string-value="http://dbpedia.org/ontology/genre">
            <text:p>http://dbpedia.org/ontology/genre</text:p>
          </table:table-cell>
          <table:table-cell office:value-type="string">
            <text:p>genre</text:p>
          </table:table-cell>
          <table:table-cell table:number-columns-repeated="2"/>
          <table:table-cell office:value-type="string">
            <text:p>an album has genre Progressive metal (an entity of type music genre)</text:p>
          </table:table-cell>
          <table:table-cell office:value-type="string">
            <text:p>an agent has genre Teen pop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genre%3E+rdfs%3Alabel+%3Fpredicate+.+%3Fs+%3Chttp%3A%2F%2Fdbpedia.org%2Fontology%2Fgen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ylisticOrigin&quot;)" office:value-type="string" office:string-value="http://dbpedia.org/ontology/stylisticOrigin">
            <text:p>http://dbpedia.org/ontology/stylisticOrigin</text:p>
          </table:table-cell>
          <table:table-cell office:value-type="string">
            <text:p>stylisticOrigin</text:p>
          </table:table-cell>
          <table:table-cell table:number-columns-repeated="2"/>
          <table:table-cell office:value-type="string">
            <text:p>a topical concept has stylistic origin Industrial music (an entity of type music genre)</text:p>
          </table:table-cell>
          <table:table-cell office:value-type="string">
            <text:p>a topical concept has stylistic origin Funk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ylisticOrigin%3E+rdfs%3Alabel+%3Fpredicate+.+%3Fs+%3Chttp%3A%2F%2Fdbpedia.org%2Fontology%2Fstylistic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genres&quot;)" office:value-type="string" office:string-value="http://dbpedia.org/property/genres">
            <text:p>http://dbpedia.org/property/genres</text:p>
          </table:table-cell>
          <table:table-cell office:value-type="string">
            <text:p>genres</text:p>
          </table:table-cell>
          <table:table-cell table:number-columns-repeated="2"/>
          <table:table-cell office:value-type="string">
            <text:p>a person has genres Bluegrass music (an entity of type topical concept)</text:p>
          </table:table-cell>
          <table:table-cell office:value-type="string">
            <text:p>an agent has genres Bluegrass music (an entity of type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res%3E+rdfs%3Alabel+%3Fpredicate+.+%3Fs+%3Chttp%3A%2F%2Fdbpedia.org%2Fproperty%2Fgenr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musicSubgenre&quot;)" office:value-type="string" office:string-value="http://dbpedia.org/ontology/musicSubgenre">
            <text:p>http://dbpedia.org/ontology/musicSubgenre</text:p>
          </table:table-cell>
          <table:table-cell office:value-type="string">
            <text:p>musicSubgenre</text:p>
          </table:table-cell>
          <table:table-cell table:number-columns-repeated="2"/>
          <table:table-cell office:value-type="string">
            <text:p>a genre has music subgenre Goregrind (an entity of type topical concept)</text:p>
          </table:table-cell>
          <table:table-cell office:value-type="string">
            <text:p>a topical concept has music subgenre Jangle pop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musicSubgenre%3E+rdfs%3Alabel+%3Fpredicate+.+%3Fs+%3Chttp%3A%2F%2Fdbpedia.org%2Fontology%2FmusicSubgen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ubgenres&quot;)" office:value-type="string" office:string-value="http://dbpedia.org/property/subgenres">
            <text:p>http://dbpedia.org/property/subgenres</text:p>
          </table:table-cell>
          <table:table-cell office:value-type="string">
            <text:p>subgenres</text:p>
          </table:table-cell>
          <table:table-cell table:number-columns-repeated="2"/>
          <table:table-cell office:value-type="string">
            <text:p>a genre has subgenres Symphonic metal (an entity of type topical concept)</text:p>
          </table:table-cell>
          <table:table-cell office:value-type="string">
            <text:p>a music genre has subgenres Post-rock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ubgenres%3E+rdfs%3Alabel+%3Fpredicate+.+%3Fs+%3Chttp%3A%2F%2Fdbpedia.org%2Fproperty%2Fsubgenr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style&quot;)" office:value-type="string" office:string-value="http://dbpedia.org/property/style">
            <text:p>http://dbpedia.org/property/style</text:p>
          </table:table-cell>
          <table:table-cell office:value-type="string">
            <text:p>style</text:p>
          </table:table-cell>
          <table:table-cell table:number-columns-repeated="2"/>
          <table:table-cell office:value-type="string">
            <text:p>an automobile has style float:right;clear:none</text:p>
          </table:table-cell>
          <table:table-cell office:value-type="string">
            <text:p>an agent has style Orthodox stanc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yle%3E+rdfs%3Alabel+%3Fpredicate+.+%3Fs+%3Chttp%3A%2F%2Fdbpedia.org%2Fproperty%2Fsty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category&quot;)" office:value-type="string" office:string-value="http://dbpedia.org/property/category">
            <text:p>http://dbpedia.org/property/category</text:p>
          </table:table-cell>
          <table:table-cell office:value-type="string">
            <text:p>category</text:p>
          </table:table-cell>
          <table:table-cell table:number-columns-repeated="2"/>
          <table:table-cell office:value-type="string">
            <text:p>an architectural structure has category 3</text:p>
          </table:table-cell>
          <table:table-cell office:value-type="string">
            <text:p>a populated place has category Census-designated plac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ategory%3E+rdfs%3Alabel+%3Fpredicate+.+%3Fs+%3Chttp%3A%2F%2Fdbpedia.org%2Fproperty%2Fcatego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ubgenrelist&quot;)" office:value-type="string" office:string-value="http://dbpedia.org/property/subgenrelist">
            <text:p>http://dbpedia.org/property/subgenrelist</text:p>
          </table:table-cell>
          <table:table-cell office:value-type="string">
            <text:p>subgenrelist</text:p>
          </table:table-cell>
          <table:table-cell table:number-columns-repeated="2"/>
          <table:table-cell office:value-type="string">
            <text:p>a music genre has subgenrelist List of soul genres</text:p>
          </table:table-cell>
          <table:table-cell office:value-type="string">
            <text:p>a music genre has subgenrelist list of genres of zouk-lov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ubgenrelist%3E+rdfs%3Alabel+%3Fpredicate+.+%3Fs+%3Chttp%3A%2F%2Fdbpedia.org%2Fproperty%2Fsubgenrelis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musicFusionGenre&quot;)" office:value-type="string" office:string-value="http://dbpedia.org/ontology/musicFusionGenre">
            <text:p>http://dbpedia.org/ontology/musicFusionGenre</text:p>
          </table:table-cell>
          <table:table-cell office:value-type="string">
            <text:p>musicFusionGenre</text:p>
          </table:table-cell>
          <table:table-cell table:number-columns-repeated="2"/>
          <table:table-cell office:value-type="string">
            <text:p>a topical concept has music fusion genre Punk cabaret (an entity of type music genre)</text:p>
          </table:table-cell>
          <table:table-cell office:value-type="string">
            <text:p>a topical concept has music fusion genre Swamp pop (an entity of type music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musicFusionGenre%3E+rdfs%3Alabel+%3Fpredicate+.+%3Fs+%3Chttp%3A%2F%2Fdbpedia.org%2Fontology%2FmusicFusionGen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genre(s)_&quot;)" office:value-type="string" office:string-value="http://dbpedia.org/property/genre(s)_">
            <text:p>http://dbpedia.org/property/genre(s)_</text:p>
          </table:table-cell>
          <table:table-cell office:value-type="string">
            <text:p>genre(s)_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re%28s%29_%3E+rdfs%3Alabel+%3Fpredicate+.+%3Fs+%3Chttp%3A%2F%2Fdbpedia.org%2Fproperty%2Fgenre%28s%29_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type&quot;)" office:value-type="string" office:string-value="http://dbpedia.org/ontology/type">
            <text:p>http://dbpedia.org/ontology/type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a municipality has type Warsaw (an entity of type municipality)</text:p>
          </table:table-cell>
          <table:table-cell office:value-type="string">
            <text:p>a military unit has type Parachut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type%3E+rdfs%3Alabel+%3Fpredicate+.+%3Fs+%3Chttp%3A%2F%2Fdbpedia.org%2Fontology%2F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musicGenre&quot;)" office:value-type="string" office:string-value="http://dbpedia.org/property/musicGenre">
            <text:p>http://dbpedia.org/property/musicGenre</text:p>
          </table:table-cell>
          <table:table-cell office:value-type="string">
            <text:p>musicGenre</text:p>
          </table:table-cell>
          <table:table-cell table:number-columns-repeated="2"/>
          <table:table-cell office:value-type="string">
            <text:p>an agent has music genre Noise pop (an entity of type genre)</text:p>
          </table:table-cell>
          <table:table-cell office:value-type="string">
            <text:p>a Band has music genre Experimental / Psychedelic / Rock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musicGenre%3E+rdfs%3Alabel+%3Fpredicate+.+%3Fs+%3Chttp%3A%2F%2Fdbpedia.org%2Fproperty%2FmusicGen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musicalStyle&quot;)" office:value-type="string" office:string-value="http://dbpedia.org/property/musicalStyle">
            <text:p>http://dbpedia.org/property/musicalStyle</text:p>
          </table:table-cell>
          <table:table-cell office:value-type="string">
            <text:p>musicalStyle</text:p>
          </table:table-cell>
          <table:table-cell table:number-columns-repeated="2"/>
          <table:table-cell office:value-type="string">
            <text:p>an agent has Musical style Jazz fusion (an entity of type topical concept)</text:p>
          </table:table-cell>
          <table:table-cell office:value-type="string">
            <text:p>an agent has Musical style Ska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musicalStyle%3E+rdfs%3Alabel+%3Fpredicate+.+%3Fs+%3Chttp%3A%2F%2Fdbpedia.org%2Fproperty%2FmusicalSty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genere&quot;)" office:value-type="string" office:string-value="http://dbpedia.org/property/genere">
            <text:p>http://dbpedia.org/property/genere</text:p>
          </table:table-cell>
          <table:table-cell office:value-type="string">
            <text:p>genere</text:p>
          </table:table-cell>
          <table:table-cell table:number-columns-repeated="2"/>
          <table:table-cell office:value-type="string">
            <text:p>a musical artist has genere Soul music (an entity of type music genre)</text:p>
          </table:table-cell>
          <table:table-cell office:value-type="string">
            <text:p>an artist has genere Jazz (an entity of type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ere%3E+rdfs%3Alabel+%3Fpredicate+.+%3Fs+%3Chttp%3A%2F%2Fdbpedia.org%2Fproperty%2Fgene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genre.&quot;)" office:value-type="string" office:string-value="http://dbpedia.org/property/genre.">
            <text:p>http://dbpedia.org/property/genre.</text:p>
          </table:table-cell>
          <table:table-cell office:value-type="string">
            <text:p>genre.</text:p>
          </table:table-cell>
          <table:table-cell table:number-columns-repeated="2"/>
          <table:table-cell office:value-type="string">
            <text:p>a person has Genre. Pop music (an entity of type topical concept)</text:p>
          </table:table-cell>
          <table:table-cell office:value-type="string">
            <text:p>a musical artist has Genre. Dance music (an entity of type music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re.%3E+rdfs%3Alabel+%3Fpredicate+.+%3Fs+%3Chttp%3A%2F%2Fdbpedia.org%2Fproperty%2Fgenre.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usionGenres&quot;)" office:value-type="string" office:string-value="http://dbpedia.org/property/fusionGenres">
            <text:p>http://dbpedia.org/property/fusionGenres</text:p>
          </table:table-cell>
          <table:table-cell office:value-type="string">
            <text:p>fusionGenres</text:p>
          </table:table-cell>
          <table:table-cell table:number-columns-repeated="2"/>
          <table:table-cell office:value-type="string">
            <text:p>a topical concept has fusion genres Noisecore (an entity of type topical concept)</text:p>
          </table:table-cell>
          <table:table-cell office:value-type="string">
            <text:p>a topical concept has fusion genres Noisecore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usionGenres%3E+rdfs%3Alabel+%3Fpredicate+.+%3Fs+%3Chttp%3A%2F%2Fdbpedia.org%2Fproperty%2FfusionGenr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9" table:formula="of:=HYPERLINK(&quot;http://dbpedia.org/property/styles&quot;)" office:value-type="string" office:string-value="http://dbpedia.org/property/styles">
            <text:p>http://dbpedia.org/property/styles</text:p>
          </table:table-cell>
          <table:table-cell table:style-name="ce16" office:value-type="string">
            <text:p>styles</text:p>
          </table:table-cell>
          <table:table-cell table:style-name="ce16" table:number-columns-repeated="2"/>
          <table:table-cell table:style-name="ce16" office:value-type="string">
            <text:p>a person has styles HRH Princess Eugenie of York</text:p>
          </table:table-cell>
          <table:table-cell table:style-name="ce16" office:value-type="string">
            <text:p>a person has styles HI&amp;RH Archduke Felix of Austria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yles%3E+rdfs%3Alabel+%3Fpredicate+.+%3Fs+%3Chttp%3A%2F%2Fdbpedia.org%2Fproperty%2Fstyl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161561471">
            <text:p>1161561471</text:p>
          </table:table-cell>
          <table:table-cell office:value-type="string">
            <text:p>tablets and reader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bacus24-7</text:p>
          </table:table-cell>
          <table:table-cell table:style-name="ce13" office:value-type="string">
            <text:p>Acer</text:p>
          </table:table-cell>
          <table:table-cell table:style-name="ce13" office:value-type="string">
            <text:p>Advanced Drainage Systems</text:p>
          </table:table-cell>
          <table:table-cell table:style-name="ce13" office:value-type="string">
            <text:p>AGPtek</text:p>
          </table:table-cell>
          <table:table-cell table:style-name="ce13" office:value-type="string">
            <text:p>Aiw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All Entertainment</text:p>
          </table:table-cell>
          <table:table-cell table:style-name="ce13" office:value-type="string">
            <text:p>Aluratek</text:p>
          </table:table-cell>
          <table:table-cell table:style-name="ce13" office:value-type="string">
            <text:p>Amazon</text:p>
          </table:table-cell>
          <table:table-cell table:style-name="ce13" office:value-type="string">
            <text:p>Amazon Imaging</text:p>
          </table:table-cell>
          <table:table-cell table:style-name="ce13" office:value-type="string">
            <text:p>American Essential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Amigo</text:p>
          </table:table-cell>
          <table:table-cell table:style-name="ce13" office:value-type="string">
            <text:p>Android</text:p>
          </table:table-cell>
          <table:table-cell table:style-name="ce13" office:value-type="string">
            <text:p>APEX Electronics</text:p>
          </table:table-cell>
          <table:table-cell table:style-name="ce13" office:value-type="string">
            <text:p>Apple</text:p>
          </table:table-cell>
          <table:table-cell table:style-name="ce13" office:value-type="string">
            <text:p>Archo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Arnova</text:p>
          </table:table-cell>
          <table:table-cell table:style-name="ce13" office:value-type="string">
            <text:p>Ashley Pittman</text:p>
          </table:table-cell>
          <table:table-cell table:style-name="ce13" office:value-type="string">
            <text:p>Asus</text:p>
          </table:table-cell>
          <table:table-cell table:style-name="ce13" office:value-type="string">
            <text:p>Avatar Systems</text:p>
          </table:table-cell>
          <table:table-cell table:style-name="ce13" office:value-type="string">
            <text:p>AXES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Azend Group</text:p>
          </table:table-cell>
          <table:table-cell table:style-name="ce13" office:value-type="string">
            <text:p>Azpen Innovation</text:p>
          </table:table-cell>
          <table:table-cell table:style-name="ce13" office:value-type="string">
            <text:p>Barnes and Noble</text:p>
          </table:table-cell>
          <table:table-cell table:style-name="ce13" office:value-type="string">
            <text:p>BlackBerry</text:p>
          </table:table-cell>
          <table:table-cell table:style-name="ce13" office:value-type="string">
            <text:p>Blai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ookeen</text:p>
          </table:table-cell>
          <table:table-cell table:style-name="ce13" office:value-type="string">
            <text:p>Brand Fusion</text:p>
          </table:table-cell>
          <table:table-cell table:style-name="ce13" office:value-type="string">
            <text:p>Buffalo</text:p>
          </table:table-cell>
          <table:table-cell table:style-name="ce13" office:value-type="string">
            <text:p>Business Division</text:p>
          </table:table-cell>
          <table:table-cell table:style-name="ce13" office:value-type="string">
            <text:p>Can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endyne</text:p>
          </table:table-cell>
          <table:table-cell table:style-name="ce13" office:value-type="string">
            <text:p>Cisco</text:p>
          </table:table-cell>
          <table:table-cell table:style-name="ce13" office:value-type="string">
            <text:p>ClickN KIDS</text:p>
          </table:table-cell>
          <table:table-cell table:style-name="ce13" office:value-type="string">
            <text:p>Coach</text:p>
          </table:table-cell>
          <table:table-cell table:style-name="ce13" office:value-type="string">
            <text:p>Cob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omputers America</text:p>
          </table:table-cell>
          <table:table-cell table:style-name="ce13" office:value-type="string">
            <text:p>Cowon</text:p>
          </table:table-cell>
          <table:table-cell table:style-name="ce13" office:value-type="string">
            <text:p>Craig Electronics</text:p>
          </table:table-cell>
          <table:table-cell table:style-name="ce13" office:value-type="string">
            <text:p>Creative Labs</text:p>
          </table:table-cell>
          <table:table-cell table:style-name="ce13" office:value-type="string">
            <text:p>Cros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uisinart</text:p>
          </table:table-cell>
          <table:table-cell table:style-name="ce13" office:value-type="string">
            <text:p>Curtis</text:p>
          </table:table-cell>
          <table:table-cell table:style-name="ce13" office:value-type="string">
            <text:p>Curtis International</text:p>
          </table:table-cell>
          <table:table-cell table:style-name="ce13" office:value-type="string">
            <text:p>CV Products</text:p>
          </table:table-cell>
          <table:table-cell table:style-name="ce13" office:value-type="string">
            <text:p>David Shaw Silverwar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Dawn</text:p>
          </table:table-cell>
          <table:table-cell table:style-name="ce13" office:value-type="string">
            <text:p>Dell</text:p>
          </table:table-cell>
          <table:table-cell table:style-name="ce13" office:value-type="string">
            <text:p>Delta Faucets</text:p>
          </table:table-cell>
          <table:table-cell table:style-name="ce13" office:value-type="string">
            <text:p>Digital Products</text:p>
          </table:table-cell>
          <table:table-cell table:style-name="ce13" office:value-type="string">
            <text:p>Digix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Double Power</text:p>
          </table:table-cell>
          <table:table-cell table:style-name="ce13" office:value-type="string">
            <text:p>Dragon Systems</text:p>
          </table:table-cell>
          <table:table-cell table:style-name="ce13" office:value-type="string">
            <text:p>DT Research</text:p>
          </table:table-cell>
          <table:table-cell table:style-name="ce13" office:value-type="string">
            <text:p>Dual</text:p>
          </table:table-cell>
          <table:table-cell table:style-name="ce13" office:value-type="string">
            <text:p>E-Fong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EAST Clothing</text:p>
          </table:table-cell>
          <table:table-cell table:style-name="ce13" office:value-type="string">
            <text:p>Ectaco</text:p>
          </table:table-cell>
          <table:table-cell table:style-name="ce13" office:value-type="string">
            <text:p>Ematic</text:p>
          </table:table-cell>
          <table:table-cell table:style-name="ce13" office:value-type="string">
            <text:p>Emerson</text:p>
          </table:table-cell>
          <table:table-cell table:style-name="ce13" office:value-type="string">
            <text:p>Energ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Envizen</text:p>
          </table:table-cell>
          <table:table-cell table:style-name="ce13" office:value-type="string">
            <text:p>Ergoguys</text:p>
          </table:table-cell>
          <table:table-cell table:style-name="ce13" office:value-type="string">
            <text:p>eVGA</text:p>
          </table:table-cell>
          <table:table-cell table:style-name="ce13" office:value-type="string">
            <text:p>EWT</text:p>
          </table:table-cell>
          <table:table-cell table:style-name="ce13" office:value-type="string">
            <text:p>Focu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Freestyle</text:p>
          </table:table-cell>
          <table:table-cell table:style-name="ce13" office:value-type="string">
            <text:p>Fuhu Inc.</text:p>
          </table:table-cell>
          <table:table-cell table:style-name="ce13" office:value-type="string">
            <text:p>Fujitsu</text:p>
          </table:table-cell>
          <table:table-cell table:style-name="ce13" office:value-type="string">
            <text:p>FX</text:p>
          </table:table-cell>
          <table:table-cell table:style-name="ce13" office:value-type="string">
            <text:p>Galax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Game Technologies</text:p>
          </table:table-cell>
          <table:table-cell table:style-name="ce13" office:value-type="string">
            <text:p>GBX</text:p>
          </table:table-cell>
          <table:table-cell table:style-name="ce13" office:value-type="string">
            <text:p>GCC Tech.</text:p>
          </table:table-cell>
          <table:table-cell table:style-name="ce13" office:value-type="string">
            <text:p>Gear</text:p>
          </table:table-cell>
          <table:table-cell table:style-name="ce13" office:value-type="string">
            <text:p>Generic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igaByte</text:p>
          </table:table-cell>
          <table:table-cell table:style-name="ce13" office:value-type="string">
            <text:p>GoldenRAM</text:p>
          </table:table-cell>
          <table:table-cell table:style-name="ce13" office:value-type="string">
            <text:p>Google</text:p>
          </table:table-cell>
          <table:table-cell table:style-name="ce13" office:value-type="string">
            <text:p>Great Plains</text:p>
          </table:table-cell>
          <table:table-cell table:style-name="ce13" office:value-type="string">
            <text:p>Hammer Snowboards &amp; Ski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HANNspree</text:p>
          </table:table-cell>
          <table:table-cell table:style-name="ce13" office:value-type="string">
            <text:p>High Tech</text:p>
          </table:table-cell>
          <table:table-cell table:style-name="ce13" office:value-type="string">
            <text:p>Hipstreet</text:p>
          </table:table-cell>
          <table:table-cell table:style-name="ce13" office:value-type="string">
            <text:p>HP (Hewlett-Packard)</text:p>
          </table:table-cell>
          <table:table-cell table:style-name="ce13" office:value-type="string">
            <text:p>HQRP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HTC</text:p>
          </table:table-cell>
          <table:table-cell table:style-name="ce13" office:value-type="string">
            <text:p>Huawei</text:p>
          </table:table-cell>
          <table:table-cell table:style-name="ce13" office:value-type="string">
            <text:p>Hyper</text:p>
          </table:table-cell>
          <table:table-cell table:style-name="ce13" office:value-type="string">
            <text:p>IBM</text:p>
          </table:table-cell>
          <table:table-cell table:style-name="ce13" office:value-type="string">
            <text:p>IBP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ICE</text:p>
          </table:table-cell>
          <table:table-cell table:style-name="ce13" office:value-type="string">
            <text:p>Image</text:p>
          </table:table-cell>
          <table:table-cell table:style-name="ce13" office:value-type="string">
            <text:p>Insignia Solutions</text:p>
          </table:table-cell>
          <table:table-cell table:style-name="ce13" office:value-type="string">
            <text:p>Intel</text:p>
          </table:table-cell>
          <table:table-cell table:style-name="ce13" office:value-type="string">
            <text:p>International Solution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ipega</text:p>
          </table:table-cell>
          <table:table-cell table:style-name="ce13" office:value-type="string">
            <text:p>iRiver</text:p>
          </table:table-cell>
          <table:table-cell table:style-name="ce13" office:value-type="string">
            <text:p>iView Multimedia Ltd</text:p>
          </table:table-cell>
          <table:table-cell table:style-name="ce13" office:value-type="string">
            <text:p>Jane</text:p>
          </table:table-cell>
          <table:table-cell table:style-name="ce13" office:value-type="string">
            <text:p>Kat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Kobo</text:p>
          </table:table-cell>
          <table:table-cell table:style-name="ce13" office:value-type="string">
            <text:p>Kocaso</text:p>
          </table:table-cell>
          <table:table-cell table:style-name="ce13" office:value-type="string">
            <text:p>Kurio</text:p>
          </table:table-cell>
          <table:table-cell table:style-name="ce13" office:value-type="string">
            <text:p>Le Pan</text:p>
          </table:table-cell>
          <table:table-cell table:style-name="ce13" office:value-type="string">
            <text:p>Lead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Legend Quality Wood Floor</text:p>
          </table:table-cell>
          <table:table-cell table:style-name="ce13" office:value-type="string">
            <text:p>Lenovo</text:p>
          </table:table-cell>
          <table:table-cell table:style-name="ce13" office:value-type="string">
            <text:p>LG</text:p>
          </table:table-cell>
          <table:table-cell table:style-name="ce13" office:value-type="string">
            <text:p>Life</text:p>
          </table:table-cell>
          <table:table-cell table:style-name="ce13" office:value-type="string">
            <text:p>Logitec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Luxor</text:p>
          </table:table-cell>
          <table:table-cell table:style-name="ce13" office:value-type="string">
            <text:p>M Tech</text:p>
          </table:table-cell>
          <table:table-cell table:number-columns-repeated="2" table:style-name="ce13" office:value-type="string">
            <text:p>Mach Speed</text:p>
          </table:table-cell>
          <table:table-cell table:style-name="ce13" office:value-type="string">
            <text:p>Matsunichi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AX</text:p>
          </table:table-cell>
          <table:table-cell table:style-name="ce13" office:value-type="string">
            <text:p>MaxWest USA</text:p>
          </table:table-cell>
          <table:table-cell table:style-name="ce13" office:value-type="string">
            <text:p>Maylong</text:p>
          </table:table-cell>
          <table:table-cell table:style-name="ce13" office:value-type="string">
            <text:p>Memorex</text:p>
          </table:table-cell>
          <table:table-cell table:style-name="ce13" office:value-type="string">
            <text:p>Micr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icro Solutions Enterpris</text:p>
          </table:table-cell>
          <table:table-cell table:style-name="ce13" office:value-type="string">
            <text:p>Microsoft</text:p>
          </table:table-cell>
          <table:table-cell table:style-name="ce13" office:value-type="string">
            <text:p>MOMA</text:p>
          </table:table-cell>
          <table:table-cell table:style-name="ce13" office:value-type="string">
            <text:p>Monster</text:p>
          </table:table-cell>
          <table:table-cell table:style-name="ce13" office:value-type="string">
            <text:p>Monster Cabl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otorola</text:p>
          </table:table-cell>
          <table:table-cell table:style-name="ce13" office:value-type="string">
            <text:p>MSI</text:p>
          </table:table-cell>
          <table:table-cell table:style-name="ce13" office:value-type="string">
            <text:p>Nabi</text:p>
          </table:table-cell>
          <table:table-cell table:style-name="ce13" office:value-type="string">
            <text:p>Nabis</text:p>
          </table:table-cell>
          <table:table-cell table:style-name="ce13" office:value-type="string">
            <text:p>Nax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Neff Appliances</text:p>
          </table:table-cell>
          <table:table-cell table:style-name="ce13" office:value-type="string">
            <text:p>New Balance</text:p>
          </table:table-cell>
          <table:table-cell table:style-name="ce13" office:value-type="string">
            <text:p>NextBook</text:p>
          </table:table-cell>
          <table:table-cell table:style-name="ce13" office:value-type="string">
            <text:p>Noble Mount</text:p>
          </table:table-cell>
          <table:table-cell table:style-name="ce13" office:value-type="string">
            <text:p>Nok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Onda Yerba Mate</text:p>
          </table:table-cell>
          <table:table-cell table:style-name="ce13" office:value-type="string">
            <text:p>Oregon Scientific</text:p>
          </table:table-cell>
          <table:table-cell table:style-name="ce13" office:value-type="string">
            <text:p>Panasonic</text:p>
          </table:table-cell>
          <table:table-cell table:style-name="ce13" office:value-type="string">
            <text:p>Pandigital</text:p>
          </table:table-cell>
          <table:table-cell table:style-name="ce13" office:value-type="string">
            <text:p>Phoenix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ioneer</text:p>
          </table:table-cell>
          <table:table-cell table:style-name="ce13" office:value-type="string">
            <text:p>PiPO</text:p>
          </table:table-cell>
          <table:table-cell table:style-name="ce13" office:value-type="string">
            <text:p>Polaroid</text:p>
          </table:table-cell>
          <table:table-cell table:style-name="ce13" office:value-type="string">
            <text:p>Power Acoustik</text:p>
          </table:table-cell>
          <table:table-cell table:style-name="ce13" office:value-type="string">
            <text:p>Power Prob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restige</text:p>
          </table:table-cell>
          <table:table-cell table:style-name="ce13" office:value-type="string">
            <text:p>ProScan</text:p>
          </table:table-cell>
          <table:table-cell table:style-name="ce13" office:value-type="string">
            <text:p>Pyle</text:p>
          </table:table-cell>
          <table:table-cell table:style-name="ce13" office:value-type="string">
            <text:p>Quantum</text:p>
          </table:table-cell>
          <table:table-cell table:style-name="ce13" office:value-type="string">
            <text:p>Radia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CA</text:p>
          </table:table-cell>
          <table:table-cell table:style-name="ce13" office:value-type="string">
            <text:p>Reef</text:p>
          </table:table-cell>
          <table:table-cell table:style-name="ce13" office:value-type="string">
            <text:p>RhinoTek</text:p>
          </table:table-cell>
          <table:table-cell table:style-name="ce13" office:value-type="string">
            <text:p>rooCASE</text:p>
          </table:table-cell>
          <table:table-cell table:style-name="ce13" office:value-type="string">
            <text:p>Rub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amsung</text:p>
          </table:table-cell>
          <table:table-cell table:style-name="ce13" office:value-type="string">
            <text:p>Sanei</text:p>
          </table:table-cell>
          <table:table-cell table:style-name="ce13" office:value-type="string">
            <text:p>Sentron</text:p>
          </table:table-cell>
          <table:table-cell table:style-name="ce13" office:value-type="string">
            <text:p>Sharp</text:p>
          </table:table-cell>
          <table:table-cell table:style-name="ce13" office:value-type="string">
            <text:p>Sharper Imag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ilicon Valley Peripheral</text:p>
          </table:table-cell>
          <table:table-cell table:style-name="ce13" office:value-type="string">
            <text:p>SKYTEX</text:p>
          </table:table-cell>
          <table:table-cell table:style-name="ce13" office:value-type="string">
            <text:p>Sonim</text:p>
          </table:table-cell>
          <table:table-cell table:style-name="ce13" office:value-type="string">
            <text:p>Sony</text:p>
          </table:table-cell>
          <table:table-cell table:style-name="ce13" office:value-type="string">
            <text:p>Star Manufacturing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tinger</text:p>
          </table:table-cell>
          <table:table-cell table:style-name="ce13" office:value-type="string">
            <text:p>SumacLife</text:p>
          </table:table-cell>
          <table:table-cell table:style-name="ce13" office:value-type="string">
            <text:p>Sungale</text:p>
          </table:table-cell>
          <table:table-cell table:style-name="ce13" office:value-type="string">
            <text:p>Supersonic</text:p>
          </table:table-cell>
          <table:table-cell table:style-name="ce13" office:value-type="string">
            <text:p>Supersonic Softwar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ylvania</text:p>
          </table:table-cell>
          <table:table-cell table:style-name="ce13" office:value-type="string">
            <text:p>T-Max</text:p>
          </table:table-cell>
          <table:table-cell table:style-name="ce13" office:value-type="string">
            <text:p>TAB</text:p>
          </table:table-cell>
          <table:table-cell table:style-name="ce13" office:value-type="string">
            <text:p>TallyGenicom</text:p>
          </table:table-cell>
          <table:table-cell table:style-name="ce13" office:value-type="string">
            <text:p>Team Product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iger Interactive</text:p>
          </table:table-cell>
          <table:table-cell table:style-name="ce13" office:value-type="string">
            <text:p>Time</text:p>
          </table:table-cell>
          <table:table-cell table:style-name="ce13" office:value-type="string">
            <text:p>Tiny Computers</text:p>
          </table:table-cell>
          <table:table-cell table:style-name="ce13" office:value-type="string">
            <text:p>Tivax</text:p>
          </table:table-cell>
          <table:table-cell table:style-name="ce13" office:value-type="string">
            <text:p>Toshib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oy Watch</text:p>
          </table:table-cell>
          <table:table-cell table:style-name="ce13" office:value-type="string">
            <text:p>Value Plus</text:p>
          </table:table-cell>
          <table:table-cell table:style-name="ce13" office:value-type="string">
            <text:p>Velocity</text:p>
          </table:table-cell>
          <table:table-cell table:style-name="ce13" office:value-type="string">
            <text:p>Velocity Micro</text:p>
          </table:table-cell>
          <table:table-cell table:style-name="ce13" office:value-type="string">
            <text:p>Vensta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enus</text:p>
          </table:table-cell>
          <table:table-cell table:style-name="ce13" office:value-type="string">
            <text:p>Vera Bradley</text:p>
          </table:table-cell>
          <table:table-cell table:style-name="ce13" office:value-type="string">
            <text:p>VIA</text:p>
          </table:table-cell>
          <table:table-cell table:style-name="ce13" office:value-type="string">
            <text:p>ViewSonic</text:p>
          </table:table-cell>
          <table:table-cell table:style-name="ce13" office:value-type="string">
            <text:p>Vinci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ision</text:p>
          </table:table-cell>
          <table:table-cell table:style-name="ce13" office:value-type="string">
            <text:p>Visual Land</text:p>
          </table:table-cell>
          <table:table-cell table:style-name="ce13" office:value-type="string">
            <text:p>vitalASC</text:p>
          </table:table-cell>
          <table:table-cell table:style-name="ce13" office:value-type="string">
            <text:p>Vivitar</text:p>
          </table:table-cell>
          <table:table-cell table:style-name="ce13" office:value-type="string">
            <text:p>Vizi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Wacom</text:p>
          </table:table-cell>
          <table:table-cell table:style-name="ce13" office:value-type="string">
            <text:p>Weil Paris</text:p>
          </table:table-cell>
          <table:table-cell table:style-name="ce13" office:value-type="string">
            <text:p>Workshop</text:p>
          </table:table-cell>
          <table:table-cell table:style-name="ce13" office:value-type="string">
            <text:p>Xelio</text:p>
          </table:table-cell>
          <table:table-cell table:style-name="ce13" office:value-type="string">
            <text:p>XOVisi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xmlns.com/foaf/0.1/name&quot;)" office:value-type="string" office:string-value="http://xmlns.com/foaf/0.1/name">
            <text:p>http://xmlns.com/foaf/0.1/name</text:p>
          </table:table-cell>
          <table:table-cell office:value-type="string">
            <text:p>name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xmlns.com%2Ffoaf%2F0.1%2Fname%3E+rdfs%3Alabel+%3Fpredicate+.+%3Fs+%3Chttp%3A%2F%2Fxmlns.com%2Ffoaf%2F0.1%2F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me&quot;)" office:value-type="string" office:string-value="http://dbpedia.org/property/name">
            <text:p>http://dbpedia.org/property/name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an agent has Name Alvaro González</text:p>
          </table:table-cell>
          <table:table-cell office:value-type="string">
            <text:p>a president has Name Goncz, Arpa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me%3E+rdfs%3Alabel+%3Fpredicate+.+%3Fs+%3Chttp%3A%2F%2Fdbpedia.org%2Fproperty%2F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eveloper&quot;)" office:value-type="string" office:string-value="http://dbpedia.org/property/developer">
            <text:p>http://dbpedia.org/property/developer</text:p>
          </table:table-cell>
          <table:table-cell office:value-type="string">
            <text:p>developer</text:p>
          </table:table-cell>
          <table:table-cell table:number-columns-repeated="2"/>
          <table:table-cell office:value-type="string">
            <text:p>a video game has developer Capcom (an entity of type agent)</text:p>
          </table:table-cell>
          <table:table-cell office:value-type="string">
            <text:p>a programming language has developer Centrum Wiskunde &amp; Informatica (an entity of type educational institu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veloper%3E+rdfs%3Alabel+%3Fpredicate+.+%3Fs+%3Chttp%3A%2F%2Fdbpedia.org%2Fproperty%2Fdevelop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manufacturer&quot;)" office:value-type="string" office:string-value="http://dbpedia.org/property/manufacturer">
            <text:p>http://dbpedia.org/property/manufacturer</text:p>
          </table:table-cell>
          <table:table-cell office:value-type="string">
            <text:p>manufacturer</text:p>
          </table:table-cell>
          <table:table-cell table:number-columns-repeated="2"/>
          <table:table-cell office:value-type="string">
            <text:p>a mean of transportation has manufacturer AEG (an entity of type company)</text:p>
          </table:table-cell>
          <table:table-cell office:value-type="string">
            <text:p>a mean of transportation has manufacturer EAD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manufacturer%3E+rdfs%3Alabel+%3Fpredicate+.+%3Fs+%3Chttp%3A%2F%2Fdbpedia.org%2Fproperty%2Fmanufactur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9" table:formula="of:=HYPERLINK(&quot;http://dbpedia.org/ontology/manufacturer&quot;)" office:value-type="string" office:string-value="http://dbpedia.org/ontology/manufacturer">
            <text:p>http://dbpedia.org/ontology/manufacturer</text:p>
          </table:table-cell>
          <table:table-cell table:style-name="ce16" office:value-type="string">
            <text:p>manufacturer</text:p>
          </table:table-cell>
          <table:table-cell table:style-name="ce16" table:number-columns-repeated="2"/>
          <table:table-cell table:style-name="ce16" office:value-type="string">
            <text:p>an aircraft has manufacturer Adam Aircraft Industries (an entity of type agent)</text:p>
          </table:table-cell>
          <table:table-cell table:style-name="ce16" office:value-type="string">
            <text:p>an aircraft has manufacturer AEG (an entity of type company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manufacturer%3E+rdfs%3Alabel+%3Fpredicate+.+%3Fs+%3Chttp%3A%2F%2Fdbpedia.org%2Fontology%2Fmanufactur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117679317">
            <text:p>2117679317</text:p>
          </table:table-cell>
          <table:table-cell office:value-type="string">
            <text:p>airport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bruzzo</text:p>
          </table:table-cell>
          <table:table-cell table:style-name="ce13" office:value-type="string">
            <text:p>Albenga, Savona</text:p>
          </table:table-cell>
          <table:table-cell table:style-name="ce13" office:value-type="string">
            <text:p>Alghero, Sassari</text:p>
          </table:table-cell>
          <table:table-cell table:style-name="ce13" office:value-type="string">
            <text:p>Ancona</text:p>
          </table:table-cell>
          <table:table-cell table:style-name="ce13" office:value-type="string">
            <text:p>Aost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Arezzo</text:p>
          </table:table-cell>
          <table:table-cell table:style-name="ce13" office:value-type="string">
            <text:p>Asiago, Vicenza</text:p>
          </table:table-cell>
          <table:table-cell table:style-name="ce13" office:value-type="string">
            <text:p>Aviano, Pordenone</text:p>
          </table:table-cell>
          <table:table-cell table:style-name="ce13" office:value-type="string">
            <text:p>Bari</text:p>
          </table:table-cell>
          <table:table-cell table:style-name="ce13" office:value-type="string">
            <text:p>Bellu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ergamo</text:p>
          </table:table-cell>
          <table:table-cell table:style-name="ce13" office:value-type="string">
            <text:p>Biella</text:p>
          </table:table-cell>
          <table:table-cell table:style-name="ce13" office:value-type="string">
            <text:p>Bologna</text:p>
          </table:table-cell>
          <table:table-cell table:style-name="ce13" office:value-type="string">
            <text:p>Bolzano</text:p>
          </table:table-cell>
          <table:table-cell table:style-name="ce13" office:value-type="string">
            <text:p>Bresc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rindisi / Salento</text:p>
          </table:table-cell>
          <table:table-cell table:style-name="ce13" office:value-type="string">
            <text:p>Cagliari</text:p>
          </table:table-cell>
          <table:table-cell table:style-name="ce13" office:value-type="string">
            <text:p>Cameri, Novara</text:p>
          </table:table-cell>
          <table:table-cell table:style-name="ce13" office:value-type="string">
            <text:p>Campoformido, Udine</text:p>
          </table:table-cell>
          <table:table-cell table:style-name="ce13" office:value-type="string">
            <text:p>Capu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arpi</text:p>
          </table:table-cell>
          <table:table-cell table:style-name="ce13" office:value-type="string">
            <text:p>Caserta</text:p>
          </table:table-cell>
          <table:table-cell table:style-name="ce13" office:value-type="string">
            <text:p>Catania</text:p>
          </table:table-cell>
          <table:table-cell table:style-name="ce13" office:value-type="string">
            <text:p>Centocelle (it), Rome</text:p>
          </table:table-cell>
          <table:table-cell table:style-name="ce13" office:value-type="string">
            <text:p>Cervia, Ravenn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odroipo, Udine</text:p>
          </table:table-cell>
          <table:table-cell table:style-name="ce13" office:value-type="string">
            <text:p>Comiso</text:p>
          </table:table-cell>
          <table:table-cell table:style-name="ce13" office:value-type="string">
            <text:p>Cremona</text:p>
          </table:table-cell>
          <table:table-cell table:style-name="ce13" office:value-type="string">
            <text:p>Crotone</text:p>
          </table:table-cell>
          <table:table-cell table:style-name="ce13" office:value-type="string">
            <text:p>Cune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Decimomannu, Cagliari</text:p>
          </table:table-cell>
          <table:table-cell table:style-name="ce13" office:value-type="string">
            <text:p>Ferrara</text:p>
          </table:table-cell>
          <table:table-cell table:style-name="ce13" office:value-type="string">
            <text:p>Florence (Firenze)</text:p>
          </table:table-cell>
          <table:table-cell table:style-name="ce13" office:value-type="string">
            <text:p>Foggia</text:p>
          </table:table-cell>
          <table:table-cell table:style-name="ce13" office:value-type="string">
            <text:p>Folig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Forlì</text:p>
          </table:table-cell>
          <table:table-cell table:style-name="ce13" office:value-type="string">
            <text:p>Frosinone</text:p>
          </table:table-cell>
          <table:table-cell table:style-name="ce13" office:value-type="string">
            <text:p>Genoa (Genova) / Sestri Ponente</text:p>
          </table:table-cell>
          <table:table-cell table:style-name="ce13" office:value-type="string">
            <text:p>Ghedi, Brescia</text:p>
          </table:table-cell>
          <table:table-cell table:style-name="ce13" office:value-type="string">
            <text:p>Gioia del Colle, Bari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rosseto</text:p>
          </table:table-cell>
          <table:table-cell table:style-name="ce13" office:value-type="string">
            <text:p>Guidonia Montecelio, Rome</text:p>
          </table:table-cell>
          <table:table-cell table:style-name="ce13" office:value-type="string">
            <text:p>Lamezia Terme, Catanzaro</text:p>
          </table:table-cell>
          <table:table-cell table:style-name="ce13" office:value-type="string">
            <text:p>Lampedusa</text:p>
          </table:table-cell>
          <table:table-cell table:style-name="ce13" office:value-type="string">
            <text:p>Latin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Lecce</text:p>
          </table:table-cell>
          <table:table-cell table:style-name="ce13" office:value-type="string">
            <text:p>Lucca</text:p>
          </table:table-cell>
          <table:table-cell table:style-name="ce13" office:value-type="string">
            <text:p>Lugo di Romagna, Ravenna</text:p>
          </table:table-cell>
          <table:table-cell table:style-name="ce13" office:value-type="string">
            <text:p>Marina di Campo, Elba</text:p>
          </table:table-cell>
          <table:table-cell table:style-name="ce13" office:value-type="string">
            <text:p>Martina Franca, Tarant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ilan</text:p>
          </table:table-cell>
          <table:table-cell table:style-name="ce13" office:value-type="string">
            <text:p>Modena</text:p>
          </table:table-cell>
          <table:table-cell table:style-name="ce13" office:value-type="string">
            <text:p>Naples</text:p>
          </table:table-cell>
          <table:table-cell table:style-name="ce13" office:value-type="string">
            <text:p>Olbia, Olbia-Tempio</text:p>
          </table:table-cell>
          <table:table-cell table:style-name="ce13" office:value-type="string">
            <text:p>Oristan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adua (Padova)</text:p>
          </table:table-cell>
          <table:table-cell table:style-name="ce13" office:value-type="string">
            <text:p>Palermo</text:p>
          </table:table-cell>
          <table:table-cell table:style-name="ce13" office:value-type="string">
            <text:p>Pantelleria, Trapani</text:p>
          </table:table-cell>
          <table:table-cell table:style-name="ce13" office:value-type="string">
            <text:p>Parma</text:p>
          </table:table-cell>
          <table:table-cell table:style-name="ce13" office:value-type="string">
            <text:p>Perug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escara</text:p>
          </table:table-cell>
          <table:table-cell table:style-name="ce13" office:value-type="string">
            <text:p>Piacenza</text:p>
          </table:table-cell>
          <table:table-cell table:style-name="ce13" office:value-type="string">
            <text:p>Pisa</text:p>
          </table:table-cell>
          <table:table-cell table:style-name="ce13" office:value-type="string">
            <text:p>Pisticci</text:p>
          </table:table-cell>
          <table:table-cell table:style-name="ce13" office:value-type="string">
            <text:p>Pomezia, Rom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ontedera, Pisa</text:p>
          </table:table-cell>
          <table:table-cell table:style-name="ce13" office:value-type="string">
            <text:p>Ravenna</text:p>
          </table:table-cell>
          <table:table-cell table:style-name="ce13" office:value-type="string">
            <text:p>Reggio Calabria</text:p>
          </table:table-cell>
          <table:table-cell table:style-name="ce13" office:value-type="string">
            <text:p>Reggio Emilia</text:p>
          </table:table-cell>
          <table:table-cell table:style-name="ce13" office:value-type="string">
            <text:p>Rieti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imini</text:p>
          </table:table-cell>
          <table:table-cell table:style-name="ce13" office:value-type="string">
            <text:p>Rome</text:p>
          </table:table-cell>
          <table:table-cell table:style-name="ce13" office:value-type="string">
            <text:p>Ronchi dei Legionari / Trieste</text:p>
          </table:table-cell>
          <table:table-cell table:style-name="ce13" office:value-type="string">
            <text:p>Salerno</text:p>
          </table:table-cell>
          <table:table-cell table:style-name="ce13" office:value-type="string">
            <text:p>Sarzana, La Spez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iena</text:p>
          </table:table-cell>
          <table:table-cell table:style-name="ce13" office:value-type="string">
            <text:p>Sigonella</text:p>
          </table:table-cell>
          <table:table-cell table:style-name="ce13" office:value-type="string">
            <text:p>Taranto</text:p>
          </table:table-cell>
          <table:table-cell table:style-name="ce13" office:value-type="string">
            <text:p>Toblach (Dobbiaco)</text:p>
          </table:table-cell>
          <table:table-cell table:style-name="ce13" office:value-type="string">
            <text:p>Tortolì / Arbatax, Ogliastr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rapani</text:p>
          </table:table-cell>
          <table:table-cell table:style-name="ce13" office:value-type="string">
            <text:p>Trento</text:p>
          </table:table-cell>
          <table:table-cell table:style-name="ce13" office:value-type="string">
            <text:p>Treviso</text:p>
          </table:table-cell>
          <table:table-cell table:style-name="ce13" office:value-type="string">
            <text:p>Turin (Torino)</text:p>
          </table:table-cell>
          <table:table-cell table:style-name="ce13" office:value-type="string">
            <text:p>Vares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enice (Venezia)</text:p>
          </table:table-cell>
          <table:table-cell table:style-name="ce13" office:value-type="string">
            <text:p>Vergiate, Varese</text:p>
          </table:table-cell>
          <table:table-cell table:style-name="ce13" office:value-type="string">
            <text:p>Verona</text:p>
          </table:table-cell>
          <table:table-cell table:style-name="ce13" office:value-type="string">
            <text:p>Vicenza</text:p>
          </table:table-cell>
          <table:table-cell table:style-name="ce13" office:value-type="string">
            <text:p>Viterb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oghera, Pavia</text:p>
          </table:table-cell>
          <table:table-cell table:style-name="ce13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ontology/city&quot;)" office:value-type="string" office:string-value="http://dbpedia.org/ontology/city">
            <text:p>http://dbpedia.org/ontology/city</text:p>
          </table:table-cell>
          <table:table-cell office:value-type="string">
            <text:p>city</text:p>
          </table:table-cell>
          <table:table-cell table:number-columns-repeated="2"/>
          <table:table-cell office:value-type="string">
            <text:p>a place has city Częstochowa (an entity of type municipality)</text:p>
          </table:table-cell>
          <table:table-cell office:value-type="string">
            <text:p>an infrastructure has city Umag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ity%3E+rdfs%3Alabel+%3Fpredicate+.+%3Fs+%3Chttp%3A%2F%2Fdbpedia.org%2Fontology%2Fc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ityServed&quot;)" office:value-type="string" office:string-value="http://dbpedia.org/property/cityServed">
            <text:p>http://dbpedia.org/property/cityServed</text:p>
          </table:table-cell>
          <table:table-cell office:value-type="string">
            <text:p>cityServed</text:p>
          </table:table-cell>
          <table:table-cell table:number-columns-repeated="2"/>
          <table:table-cell office:value-type="string">
            <text:p>an infrastructure has city-served Cardiff (an entity of type place)</text:p>
          </table:table-cell>
          <table:table-cell office:value-type="string">
            <text:p>an infrastructure has city-served Nukuʻalof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ityServed%3E+rdfs%3Alabel+%3Fpredicate+.+%3Fs+%3Chttp%3A%2F%2Fdbpedia.org%2Fproperty%2FcityServ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ocation&quot;)" office:value-type="string" office:string-value="http://dbpedia.org/property/location">
            <text:p>http://dbpedia.org/property/location</text:p>
          </table:table-cell>
          <table:table-cell office:value-type="string">
            <text:p>location</text:p>
          </table:table-cell>
          <table:table-cell table:number-columns-repeated="2"/>
          <table:table-cell office:value-type="string">
            <text:p>a body of water has location Masurian Lake District (an entity of type populated place)</text:p>
          </table:table-cell>
          <table:table-cell office:value-type="string">
            <text:p>a Grand Prix has location Montreal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%3E+rdfs%3Alabel+%3Fpredicate+.+%3Fs+%3Chttp%3A%2F%2Fdbpedia.org%2Fproperty%2Floc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ontology/location&quot;)" office:value-type="string" office:string-value="http://dbpedia.org/ontology/location">
            <text:p>http://dbpedia.org/ontology/location</text:p>
          </table:table-cell>
          <table:table-cell table:style-name="ce16" office:value-type="string">
            <text:p>location</text:p>
          </table:table-cell>
          <table:table-cell table:style-name="ce16" table:number-columns-repeated="2"/>
          <table:table-cell table:style-name="ce16" office:value-type="string">
            <text:p>an architectural structure has location California (an entity of type administrative region)</text:p>
          </table:table-cell>
          <table:table-cell table:style-name="ce16" office:value-type="string">
            <text:p>a Grand Prix has location Douglas, Isle of Man (an entity of type municipality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ocation%3E+rdfs%3Alabel+%3Fpredicate+.+%3Fs+%3Chttp%3A%2F%2Fdbpedia.org%2Fontology%2Floc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088443226">
            <text:p>1088443226</text:p>
          </table:table-cell>
          <table:table-cell office:value-type="string">
            <text:p>animal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canthocephala</text:p>
          </table:table-cell>
          <table:table-cell table:style-name="ce13" office:value-type="string">
            <text:p>Acoelomorpha</text:p>
          </table:table-cell>
          <table:table-cell table:style-name="ce13" office:value-type="string">
            <text:p>Annelida</text:p>
          </table:table-cell>
          <table:table-cell table:style-name="ce13" office:value-type="string">
            <text:p>Arthropoda</text:p>
          </table:table-cell>
          <table:table-cell table:style-name="ce13" office:value-type="string">
            <text:p>Brachiopod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ryozoa</text:p>
          </table:table-cell>
          <table:table-cell table:style-name="ce13" office:value-type="string">
            <text:p>Chaetognatha</text:p>
          </table:table-cell>
          <table:table-cell table:style-name="ce13" office:value-type="string">
            <text:p>Chordata</text:p>
          </table:table-cell>
          <table:table-cell table:style-name="ce13" office:value-type="string">
            <text:p>Cnidaria</text:p>
          </table:table-cell>
          <table:table-cell table:style-name="ce13" office:value-type="string">
            <text:p>Ctenophor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ycliophora</text:p>
          </table:table-cell>
          <table:table-cell table:style-name="ce13" office:value-type="string">
            <text:p>Echinodermata</text:p>
          </table:table-cell>
          <table:table-cell table:style-name="ce13" office:value-type="string">
            <text:p>Entoprocta</text:p>
          </table:table-cell>
          <table:table-cell table:style-name="ce13" office:value-type="string">
            <text:p>Gastrotricha</text:p>
          </table:table-cell>
          <table:table-cell table:style-name="ce13" office:value-type="string">
            <text:p>Gnathostomulid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Hemichordata</text:p>
          </table:table-cell>
          <table:table-cell table:style-name="ce13" office:value-type="string">
            <text:p>Kinorhyncha</text:p>
          </table:table-cell>
          <table:table-cell table:style-name="ce13" office:value-type="string">
            <text:p>Loricifera</text:p>
          </table:table-cell>
          <table:table-cell table:style-name="ce13" office:value-type="string">
            <text:p>Micrognathozoa</text:p>
          </table:table-cell>
          <table:table-cell table:style-name="ce13" office:value-type="string">
            <text:p>Mollusc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Nematoda</text:p>
          </table:table-cell>
          <table:table-cell table:style-name="ce13" office:value-type="string">
            <text:p>Nematomorpha</text:p>
          </table:table-cell>
          <table:table-cell table:style-name="ce13" office:value-type="string">
            <text:p>Nemertea</text:p>
          </table:table-cell>
          <table:table-cell table:style-name="ce13" office:value-type="string">
            <text:p>Onychophora</text:p>
          </table:table-cell>
          <table:table-cell table:style-name="ce13" office:value-type="string">
            <text:p>Orthonectid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horonida</text:p>
          </table:table-cell>
          <table:table-cell table:style-name="ce13" office:value-type="string">
            <text:p>Placozoa</text:p>
          </table:table-cell>
          <table:table-cell table:style-name="ce13" office:value-type="string">
            <text:p>Platyhelminthes</text:p>
          </table:table-cell>
          <table:table-cell table:style-name="ce13" office:value-type="string">
            <text:p>Porifera</text:p>
          </table:table-cell>
          <table:table-cell table:style-name="ce13" office:value-type="string">
            <text:p>Priapulid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hombozoa</text:p>
          </table:table-cell>
          <table:table-cell table:style-name="ce13" office:value-type="string">
            <text:p>Rotifera</text:p>
          </table:table-cell>
          <table:table-cell table:style-name="ce13" office:value-type="string">
            <text:p>Sipuncula</text:p>
          </table:table-cell>
          <table:table-cell table:style-name="ce13" office:value-type="string">
            <text:p>Tardigrada</text:p>
          </table:table-cell>
          <table:table-cell table:style-name="ce13" office:value-type="string">
            <text:p>Xenoturbellid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subdivision&quot;)" office:value-type="string" office:string-value="http://dbpedia.org/property/subdivision">
            <text:p>http://dbpedia.org/property/subdivision</text:p>
          </table:table-cell>
          <table:table-cell office:value-type="string">
            <text:p>subdivision</text:p>
          </table:table-cell>
          <table:table-cell table:number-columns-repeated="2"/>
          <table:table-cell office:value-type="string">
            <text:p>a species has subdivision A. bivalvium</text:p>
          </table:table-cell>
          <table:table-cell office:value-type="string">
            <text:p>an animal has subdivision A. schmidti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ubdivision%3E+rdfs%3Alabel+%3Fpredicate+.+%3Fs+%3Chttp%3A%2F%2Fdbpedia.org%2Fproperty%2Fsubdivis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hylum&quot;)" office:value-type="string" office:string-value="http://dbpedia.org/property/phylum">
            <text:p>http://dbpedia.org/property/phylum</text:p>
          </table:table-cell>
          <table:table-cell office:value-type="string">
            <text:p>phylum</text:p>
          </table:table-cell>
          <table:table-cell table:number-columns-repeated="2"/>
          <table:table-cell office:value-type="string">
            <text:p>an eukaryote has phylum Mollusca (an entity of type species)</text:p>
          </table:table-cell>
          <table:table-cell office:value-type="string">
            <text:p>a species has phylum incertae sedi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hylum%3E+rdfs%3Alabel+%3Fpredicate+.+%3Fs+%3Chttp%3A%2F%2Fdbpedia.org%2Fproperty%2Fphylu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hylum&quot;)" office:value-type="string" office:string-value="http://dbpedia.org/ontology/phylum">
            <text:p>http://dbpedia.org/ontology/phylum</text:p>
          </table:table-cell>
          <table:table-cell office:value-type="string">
            <text:p>phylum</text:p>
          </table:table-cell>
          <table:table-cell table:number-columns-repeated="2"/>
          <table:table-cell office:value-type="string">
            <text:p>an eukaryote has 門_(分類学) Cnidaria (an entity of type eukaryote)</text:p>
          </table:table-cell>
          <table:table-cell office:value-type="string">
            <text:p>a mollusca has 門_(分類学) Mollusca (an entity of type species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hylum%3E+rdfs%3Alabel+%3Fpredicate+.+%3Fs+%3Chttp%3A%2F%2Fdbpedia.org%2Fontology%2Fphylu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taxon&quot;)" office:value-type="string" office:string-value="http://dbpedia.org/property/taxon">
            <text:p>http://dbpedia.org/property/taxon</text:p>
          </table:table-cell>
          <table:table-cell office:value-type="string">
            <text:p>taxon</text:p>
          </table:table-cell>
          <table:table-cell table:number-columns-repeated="2"/>
          <table:table-cell office:value-type="string">
            <text:p>an animal has taxon Epigonus lenimen</text:p>
          </table:table-cell>
          <table:table-cell office:value-type="string">
            <text:p>an animal has taxon Butorides virescen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axon%3E+rdfs%3Alabel+%3Fpredicate+.+%3Fs+%3Chttp%3A%2F%2Fdbpedia.org%2Fproperty%2Ftax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ivisio&quot;)" office:value-type="string" office:string-value="http://dbpedia.org/property/divisio">
            <text:p>http://dbpedia.org/property/divisio</text:p>
          </table:table-cell>
          <table:table-cell office:value-type="string">
            <text:p>divisio</text:p>
          </table:table-cell>
          <table:table-cell table:number-columns-repeated="2"/>
          <table:table-cell office:value-type="string">
            <text:p>a species has divisio Moss (an entity of type moss)</text:p>
          </table:table-cell>
          <table:table-cell office:value-type="string">
            <text:p>a species has divisio Chlorophyta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visio%3E+rdfs%3Alabel+%3Fpredicate+.+%3Fs+%3Chttp%3A%2F%2Fdbpedia.org%2Fproperty%2Fdivisi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ivision&quot;)" office:value-type="string" office:string-value="http://dbpedia.org/ontology/division">
            <text:p>http://dbpedia.org/ontology/division</text:p>
          </table:table-cell>
          <table:table-cell office:value-type="string">
            <text:p>division</text:p>
          </table:table-cell>
          <table:table-cell table:number-columns-repeated="2"/>
          <table:table-cell office:value-type="string">
            <text:p>an eukaryote has division Ascomycota (an entity of type eukaryote)</text:p>
          </table:table-cell>
          <table:table-cell office:value-type="string">
            <text:p>a plant has division Pinophyta (an entity of type eukaryot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ivision%3E+rdfs%3Alabel+%3Fpredicate+.+%3Fs+%3Chttp%3A%2F%2Fdbpedia.org%2Fontology%2Fdivis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pecies&quot;)" office:value-type="string" office:string-value="http://dbpedia.org/property/species">
            <text:p>http://dbpedia.org/property/species</text:p>
          </table:table-cell>
          <table:table-cell office:value-type="string">
            <text:p>species</text:p>
          </table:table-cell>
          <table:table-cell table:number-columns-repeated="2"/>
          <table:table-cell office:value-type="string">
            <text:p>a species has species A. isoceles</text:p>
          </table:table-cell>
          <table:table-cell office:value-type="string">
            <text:p>an eukaryote has species A. nebrodensi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pecies%3E+rdfs%3Alabel+%3Fpredicate+.+%3Fs+%3Chttp%3A%2F%2Fdbpedia.org%2Fproperty%2Fspec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genus&quot;)" office:value-type="string" office:string-value="http://dbpedia.org/property/genus">
            <text:p>http://dbpedia.org/property/genus</text:p>
          </table:table-cell>
          <table:table-cell office:value-type="string">
            <text:p>genus</text:p>
          </table:table-cell>
          <table:table-cell table:number-columns-repeated="2"/>
          <table:table-cell office:value-type="string">
            <text:p>a species has genus Pygoscelis</text:p>
          </table:table-cell>
          <table:table-cell office:value-type="string">
            <text:p>a species has genus Acer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enus%3E+rdfs%3Alabel+%3Fpredicate+.+%3Fs+%3Chttp%3A%2F%2Fdbpedia.org%2Fproperty%2Fgenu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ontology/class&quot;)" office:value-type="string" office:string-value="http://dbpedia.org/ontology/class">
            <text:p>http://dbpedia.org/ontology/class</text:p>
          </table:table-cell>
          <table:table-cell table:style-name="ce16" office:value-type="string">
            <text:p>class</text:p>
          </table:table-cell>
          <table:table-cell table:style-name="ce16" table:number-columns-repeated="2"/>
          <table:table-cell table:style-name="ce16" office:value-type="string">
            <text:p>a fish has class Sarcopterygii (an entity of type eukaryote)</text:p>
          </table:table-cell>
          <table:table-cell table:style-name="ce16" office:value-type="string">
            <text:p>an eukaryote has class Sarcopterygii (an entity of type species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lass%3E+rdfs%3Alabel+%3Fpredicate+.+%3Fs+%3Chttp%3A%2F%2Fdbpedia.org%2Fontology%2Fclas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13755943">
            <text:p>213755943</text:p>
          </table:table-cell>
          <table:table-cell office:value-type="string">
            <text:p>animal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Cretaceous</text:p>
          </table:table-cell>
          <table:table-cell table:style-name="ce13" office:value-type="string">
            <text:p>Jurassic</text:p>
          </table:table-cell>
          <table:table-cell table:style-name="ce13" office:value-type="string">
            <text:p>Triassic</text:p>
          </table:table-cell>
          <table:table-cell table:style-name="ce13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period&quot;)" office:value-type="string" office:string-value="http://dbpedia.org/property/period">
            <text:p>http://dbpedia.org/property/period</text:p>
          </table:table-cell>
          <table:table-cell office:value-type="string">
            <text:p>period</text:p>
          </table:table-cell>
          <table:table-cell table:number-columns-repeated="2"/>
          <table:table-cell office:value-type="string">
            <text:p>a celestial body has period 1185.83</text:p>
          </table:table-cell>
          <table:table-cell office:value-type="string">
            <text:p>an agent has period 191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eriod%3E+rdfs%3Alabel+%3Fpredicate+.+%3Fs+%3Chttp%3A%2F%2Fdbpedia.org%2Fproperty%2Fperio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ossilRange&quot;)" office:value-type="string" office:string-value="http://dbpedia.org/property/fossilRange">
            <text:p>http://dbpedia.org/property/fossilRange</text:p>
          </table:table-cell>
          <table:table-cell office:value-type="string">
            <text:p>fossilRange</text:p>
          </table:table-cell>
          <table:table-cell table:number-columns-repeated="2"/>
          <table:table-cell office:value-type="string">
            <text:p>a species has fossil range Early Ordovician</text:p>
          </table:table-cell>
          <table:table-cell office:value-type="string">
            <text:p>a reptile has fossil range Late Cretaceous,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ssilRange%3E+rdfs%3Alabel+%3Fpredicate+.+%3Fs+%3Chttp%3A%2F%2Fdbpedia.org%2Fproperty%2FfossilRang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ldestFossil&quot;)" office:value-type="string" office:string-value="http://dbpedia.org/property/oldestFossil">
            <text:p>http://dbpedia.org/property/oldestFossil</text:p>
          </table:table-cell>
          <table:table-cell office:value-type="string">
            <text:p>oldestFossil</text:p>
          </table:table-cell>
          <table:table-cell table:number-columns-repeated="2"/>
          <table:table-cell office:value-type="string">
            <text:p>an agent has oldest fossil Ediacaran</text:p>
          </table:table-cell>
          <table:table-cell office:value-type="string">
            <text:p>an animal has oldest fossil Ordovicia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ldestFossil%3E+rdfs%3Alabel+%3Fpredicate+.+%3Fs+%3Chttp%3A%2F%2Fdbpedia.org%2Fproperty%2FoldestFossil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xtinct&quot;)" office:value-type="string" office:string-value="http://dbpedia.org/property/extinct">
            <text:p>http://dbpedia.org/property/extinct</text:p>
          </table:table-cell>
          <table:table-cell office:value-type="string">
            <text:p>extinct</text:p>
          </table:table-cell>
          <table:table-cell table:number-columns-repeated="2"/>
          <table:table-cell office:value-type="string">
            <text:p>an animal has extinct 1500</text:p>
          </table:table-cell>
          <table:table-cell office:value-type="string">
            <text:p>a species has extinct 191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xtinct%3E+rdfs%3Alabel+%3Fpredicate+.+%3Fs+%3Chttp%3A%2F%2Fdbpedia.org%2Fproperty%2Fextinc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youngestFossil&quot;)" office:value-type="string" office:string-value="http://dbpedia.org/property/youngestFossil">
            <text:p>http://dbpedia.org/property/youngestFossil</text:p>
          </table:table-cell>
          <table:table-cell table:style-name="ce16" office:value-type="string">
            <text:p>youngestFossil</text:p>
          </table:table-cell>
          <table:table-cell table:style-name="ce16" table:number-columns-repeated="2"/>
          <table:table-cell table:style-name="ce16" office:value-type="string">
            <text:p>an animal has youngest fossil Early Jurassic</text:p>
          </table:table-cell>
          <table:table-cell table:style-name="ce16" office:value-type="string">
            <text:p>an eukaryote has youngest fossil Middle Cambrian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oungestFossil%3E+rdfs%3Alabel+%3Fpredicate+.+%3Fs+%3Chttp%3A%2F%2Fdbpedia.org%2Fproperty%2FyoungestFossil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991851157">
            <text:p>991851157</text:p>
          </table:table-cell>
          <table:table-cell office:value-type="string">
            <text:p>basketball player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Argentina</text:p>
          </table:table-cell>
          <table:table-cell table:style-name="ce13" office:value-type="string">
            <text:p>Australia</text:p>
          </table:table-cell>
          <table:table-cell table:style-name="ce13" office:value-type="string">
            <text:p>Bahamas</text:p>
          </table:table-cell>
          <table:table-cell table:style-name="ce13" office:value-type="string">
            <text:p>Belgium</text:p>
          </table:table-cell>
          <table:table-cell table:style-name="ce13" office:value-type="string">
            <text:p>Beliz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Bosnia and Herzegovina</text:p>
          </table:table-cell>
          <table:table-cell table:style-name="ce13" office:value-type="string">
            <text:p>Brazil</text:p>
          </table:table-cell>
          <table:table-cell table:style-name="ce13" office:value-type="string">
            <text:p>Bulgaria</text:p>
          </table:table-cell>
          <table:table-cell table:style-name="ce13" office:value-type="string">
            <text:p>Cameroon</text:p>
          </table:table-cell>
          <table:table-cell table:style-name="ce13" office:value-type="string">
            <text:p>Canad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hina</text:p>
          </table:table-cell>
          <table:table-cell table:style-name="ce13" office:value-type="string">
            <text:p>Croatia</text:p>
          </table:table-cell>
          <table:table-cell table:style-name="ce13" office:value-type="string">
            <text:p>Cuba</text:p>
          </table:table-cell>
          <table:table-cell table:style-name="ce13" office:value-type="string">
            <text:p>Czech Republic</text:p>
          </table:table-cell>
          <table:table-cell table:style-name="ce13" office:value-type="string">
            <text:p>Democratic Republic of the Cong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Dominica</text:p>
          </table:table-cell>
          <table:table-cell table:style-name="ce13" office:value-type="string">
            <text:p>Dominican Republic</text:p>
          </table:table-cell>
          <table:table-cell table:style-name="ce13" office:value-type="string">
            <text:p>Estonia</text:p>
          </table:table-cell>
          <table:table-cell table:style-name="ce13" office:value-type="string">
            <text:p>Finland</text:p>
          </table:table-cell>
          <table:table-cell table:style-name="ce13" office:value-type="string">
            <text:p>Franc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Gabon</text:p>
          </table:table-cell>
          <table:table-cell table:style-name="ce13" office:value-type="string">
            <text:p>Georgia</text:p>
          </table:table-cell>
          <table:table-cell table:style-name="ce13" office:value-type="string">
            <text:p>Germany</text:p>
          </table:table-cell>
          <table:table-cell table:style-name="ce13" office:value-type="string">
            <text:p>Great Britain  England</text:p>
          </table:table-cell>
          <table:table-cell table:style-name="ce13" office:value-type="string">
            <text:p>Great Britain  Scot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Greece</text:p>
          </table:table-cell>
          <table:table-cell table:style-name="ce13" office:value-type="string">
            <text:p>Guyana</text:p>
          </table:table-cell>
          <table:table-cell table:style-name="ce13" office:value-type="string">
            <text:p>Haiti</text:p>
          </table:table-cell>
          <table:table-cell table:style-name="ce13" office:value-type="string">
            <text:p>Hungary</text:p>
          </table:table-cell>
          <table:table-cell table:style-name="ce13" office:value-type="string">
            <text:p>Ice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Iran</text:p>
          </table:table-cell>
          <table:table-cell table:style-name="ce13" office:value-type="string">
            <text:p>Ireland</text:p>
          </table:table-cell>
          <table:table-cell table:style-name="ce13" office:value-type="string">
            <text:p>Israel</text:p>
          </table:table-cell>
          <table:table-cell table:style-name="ce13" office:value-type="string">
            <text:p>Italy</text:p>
          </table:table-cell>
          <table:table-cell table:style-name="ce13" office:value-type="string">
            <text:p>Jamaic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Japan</text:p>
          </table:table-cell>
          <table:table-cell table:style-name="ce13" office:value-type="string">
            <text:p>Latvia</text:p>
          </table:table-cell>
          <table:table-cell table:style-name="ce13" office:value-type="string">
            <text:p>Lebanon</text:p>
          </table:table-cell>
          <table:table-cell table:style-name="ce13" office:value-type="string">
            <text:p>Libya</text:p>
          </table:table-cell>
          <table:table-cell table:style-name="ce13" office:value-type="string">
            <text:p>Lithuan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Macedonia</text:p>
          </table:table-cell>
          <table:table-cell table:style-name="ce13" office:value-type="string">
            <text:p>Mali</text:p>
          </table:table-cell>
          <table:table-cell table:style-name="ce13" office:value-type="string">
            <text:p>Mexico</text:p>
          </table:table-cell>
          <table:table-cell table:style-name="ce13" office:value-type="string">
            <text:p>Montenegro</text:p>
          </table:table-cell>
          <table:table-cell table:style-name="ce13" office:value-type="string">
            <text:p>Netherland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New Zealand</text:p>
          </table:table-cell>
          <table:table-cell table:style-name="ce13" office:value-type="string">
            <text:p>Nigeria</text:p>
          </table:table-cell>
          <table:table-cell table:style-name="ce13" office:value-type="string">
            <text:p>Norway</text:p>
          </table:table-cell>
          <table:table-cell table:style-name="ce13" office:value-type="string">
            <text:p>Panama</text:p>
          </table:table-cell>
          <table:table-cell table:style-name="ce13" office:value-type="string">
            <text:p>Po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Puerto Rico</text:p>
          </table:table-cell>
          <table:table-cell table:style-name="ce13" office:value-type="string">
            <text:p>Qatar</text:p>
          </table:table-cell>
          <table:table-cell table:style-name="ce13" office:value-type="string">
            <text:p>Romania</text:p>
          </table:table-cell>
          <table:table-cell table:style-name="ce13" office:value-type="string">
            <text:p>Russia</text:p>
          </table:table-cell>
          <table:table-cell table:style-name="ce13" office:value-type="string">
            <text:p>Senegal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erbia</text:p>
          </table:table-cell>
          <table:table-cell table:style-name="ce13" office:value-type="string">
            <text:p>Slovakia</text:p>
          </table:table-cell>
          <table:table-cell table:style-name="ce13" office:value-type="string">
            <text:p>Slovenia</text:p>
          </table:table-cell>
          <table:table-cell table:style-name="ce13" office:value-type="string">
            <text:p>South Korea</text:p>
          </table:table-cell>
          <table:table-cell table:style-name="ce13" office:value-type="string">
            <text:p>South Suda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pain</text:p>
          </table:table-cell>
          <table:table-cell table:style-name="ce13" office:value-type="string">
            <text:p>Sudan</text:p>
          </table:table-cell>
          <table:table-cell table:style-name="ce13" office:value-type="string">
            <text:p>Sweden</text:p>
          </table:table-cell>
          <table:table-cell table:style-name="ce13" office:value-type="string">
            <text:p>Switzerland</text:p>
          </table:table-cell>
          <table:table-cell table:style-name="ce13" office:value-type="string">
            <text:p>Tanzan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Trinidad and Tobago</text:p>
          </table:table-cell>
          <table:table-cell table:style-name="ce13" office:value-type="string">
            <text:p>Turkey</text:p>
          </table:table-cell>
          <table:table-cell table:style-name="ce13" office:value-type="string">
            <text:p>Ukraine</text:p>
          </table:table-cell>
          <table:table-cell table:style-name="ce13" office:value-type="string">
            <text:p>United States</text:p>
          </table:table-cell>
          <table:table-cell table:style-name="ce13" office:value-type="string">
            <text:p>Urugua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U.S. Virgin Islands</text:p>
          </table:table-cell>
          <table:table-cell table:style-name="ce13" office:value-type="string">
            <text:p>Venezuela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placeOfBirth&quot;)" office:value-type="string" office:string-value="http://dbpedia.org/property/placeOfBirth">
            <text:p>http://dbpedia.org/property/placeOfBirth</text:p>
          </table:table-cell>
          <table:table-cell office:value-type="string">
            <text:p>placeOfBirth</text:p>
          </table:table-cell>
          <table:table-cell table:number-columns-repeated="2"/>
          <table:table-cell office:value-type="string">
            <text:p>a cleric has PLACE OF BIRTH Exning (an entity of type populated place)</text:p>
          </table:table-cell>
          <table:table-cell office:value-type="string">
            <text:p>an agent has PLACE OF BIRTH Lagny-sur-Marne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ceOfBirth%3E+rdfs%3Alabel+%3Fpredicate+.+%3Fs+%3Chttp%3A%2F%2Fdbpedia.org%2Fproperty%2FplaceOfBir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birthPlace&quot;)" office:value-type="string" office:string-value="http://dbpedia.org/property/birthPlace">
            <text:p>http://dbpedia.org/property/birthPlace</text:p>
          </table:table-cell>
          <table:table-cell office:value-type="string">
            <text:p>birthPlace</text:p>
          </table:table-cell>
          <table:table-cell table:number-columns-repeated="2"/>
          <table:table-cell office:value-type="string">
            <text:p>an agent has birth place Bilbao (an entity of type populated place)</text:p>
          </table:table-cell>
          <table:table-cell office:value-type="string">
            <text:p>an agent has birth place Budapest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birthPlace%3E+rdfs%3Alabel+%3Fpredicate+.+%3Fs+%3Chttp%3A%2F%2Fdbpedia.org%2Fproperty%2Fbir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team&quot;)" office:value-type="string" office:string-value="http://dbpedia.org/ontology/team">
            <text:p>http://dbpedia.org/ontology/team</text:p>
          </table:table-cell>
          <table:table-cell office:value-type="string">
            <text:p>team</text:p>
          </table:table-cell>
          <table:table-cell table:number-columns-repeated="2"/>
          <table:table-cell office:value-type="string">
            <text:p>an athlete has team Paraguay national football team (an entity of type soccer club)</text:p>
          </table:table-cell>
          <table:table-cell office:value-type="string">
            <text:p>a person has team Boca Junior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team%3E+rdfs%3Alabel+%3Fpredicate+.+%3Fs+%3Chttp%3A%2F%2Fdbpedia.org%2Fontology%2F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birthPlace&quot;)" office:value-type="string" office:string-value="http://dbpedia.org/ontology/birthPlace">
            <text:p>http://dbpedia.org/ontology/birthPlace</text:p>
          </table:table-cell>
          <table:table-cell office:value-type="string">
            <text:p>birthPlace</text:p>
          </table:table-cell>
          <table:table-cell table:number-columns-repeated="2"/>
          <table:table-cell office:value-type="string">
            <text:p>a royalty has birth place England (an entity of type populated place)</text:p>
          </table:table-cell>
          <table:table-cell office:value-type="string">
            <text:p>a person has birth place Guatemala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birthPlace%3E+rdfs%3Alabel+%3Fpredicate+.+%3Fs+%3Chttp%3A%2F%2Fdbpedia.org%2Fontology%2Fbir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ionalteam&quot;)" office:value-type="string" office:string-value="http://dbpedia.org/property/nationalteam">
            <text:p>http://dbpedia.org/property/nationalteam</text:p>
          </table:table-cell>
          <table:table-cell office:value-type="string">
            <text:p>nationalteam</text:p>
          </table:table-cell>
          <table:table-cell table:number-columns-repeated="2"/>
          <table:table-cell office:value-type="string">
            <text:p>a soccer player has nationalteam Algeria national football team (an entity of type organisation)</text:p>
          </table:table-cell>
          <table:table-cell office:value-type="string">
            <text:p>a person has nationalteam Israel national football team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team%3E+rdfs%3Alabel+%3Fpredicate+.+%3Fs+%3Chttp%3A%2F%2Fdbpedia.org%2Fproperty%2Fnationa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book has country United States (an entity of type country)</text:p>
          </table:table-cell>
          <table:table-cell office:value-type="string">
            <text:p>an event has country Canada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%3E+rdfs%3Alabel+%3Fpredicate+.+%3Fs+%3Chttp%3A%2F%2Fdbpedia.org%2Fpropert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nationality&quot;)" office:value-type="string" office:string-value="http://dbpedia.org/ontology/nationality">
            <text:p>http://dbpedia.org/ontolog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n agent has nationality Turkey (an entity of type country)</text:p>
          </table:table-cell>
          <table:table-cell office:value-type="string">
            <text:p>a person has nationality India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ationality%3E+rdfs%3Alabel+%3Fpredicate+.+%3Fs+%3Chttp%3A%2F%2Fdbpedia.org%2Fontolog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eathPlace&quot;)" office:value-type="string" office:string-value="http://dbpedia.org/ontology/deathPlace">
            <text:p>http://dbpedia.org/ontology/deathPlace</text:p>
          </table:table-cell>
          <table:table-cell office:value-type="string">
            <text:p>deathPlace</text:p>
          </table:table-cell>
          <table:table-cell table:number-columns-repeated="2"/>
          <table:table-cell office:value-type="string">
            <text:p>a person has death place Spain (an entity of type place)</text:p>
          </table:table-cell>
          <table:table-cell office:value-type="string">
            <text:p>a scientist has death place Germany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eathPlace%3E+rdfs%3Alabel+%3Fpredicate+.+%3Fs+%3Chttp%3A%2F%2Fdbpedia.org%2Fontology%2Fdea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&quot;)" office:value-type="string" office:string-value="http://dbpedia.org/property/nat">
            <text:p>http://dbpedia.org/property/nat</text:p>
          </table:table-cell>
          <table:table-cell office:value-type="string">
            <text:p>nat</text:p>
          </table:table-cell>
          <table:table-cell table:number-columns-repeated="2"/>
          <table:table-cell office:value-type="string">
            <text:p>a soccer club has nat BUL</text:p>
          </table:table-cell>
          <table:table-cell office:value-type="string">
            <text:p>an agent has nat IR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%3E+rdfs%3Alabel+%3Fpredicate+.+%3Fs+%3Chttp%3A%2F%2Fdbpedia.org%2Fproperty%2Fna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n educational institution has country France (an entity of type populated place)</text:p>
          </table:table-cell>
          <table:table-cell office:value-type="string">
            <text:p>a body of water has country Iceland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untry%3E+rdfs%3Alabel+%3Fpredicate+.+%3Fs+%3Chttp%3A%2F%2Fdbpedia.org%2Fontolog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nationality&quot;)" office:value-type="string" office:string-value="http://dbpedia.org/property/nationality">
            <text:p>http://dbpedia.org/propert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 person has nationality Indonesia (an entity of type country)</text:p>
          </table:table-cell>
          <table:table-cell office:value-type="string">
            <text:p>a boxer has nationality America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ity%3E+rdfs%3Alabel+%3Fpredicate+.+%3Fs+%3Chttp%3A%2F%2Fdbpedia.org%2Fpropert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team&quot;)" office:value-type="string" office:string-value="http://dbpedia.org/property/team">
            <text:p>http://dbpedia.org/property/team</text:p>
          </table:table-cell>
          <table:table-cell office:value-type="string">
            <text:p>team</text:p>
          </table:table-cell>
          <table:table-cell table:number-columns-repeated="2"/>
          <table:table-cell office:value-type="string">
            <text:p>a sports team season has Team Inter Milan (an entity of type soccer club)</text:p>
          </table:table-cell>
          <table:table-cell office:value-type="string">
            <text:p>a sports event has Team SV Blitz Breslau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eam%3E+rdfs%3Alabel+%3Fpredicate+.+%3Fs+%3Chttp%3A%2F%2Fdbpedia.org%2Fproperty%2F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hometown&quot;)" office:value-type="string" office:string-value="http://dbpedia.org/ontology/hometown">
            <text:p>http://dbpedia.org/ontology/hometown</text:p>
          </table:table-cell>
          <table:table-cell office:value-type="string">
            <text:p>hometown</text:p>
          </table:table-cell>
          <table:table-cell table:number-columns-repeated="2"/>
          <table:table-cell office:value-type="string">
            <text:p>an artist has home town Germany (an entity of type place)</text:p>
          </table:table-cell>
          <table:table-cell office:value-type="string">
            <text:p>an agent has home town Omaha, Nebrask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hometown%3E+rdfs%3Alabel+%3Fpredicate+.+%3Fs+%3Chttp%3A%2F%2Fdbpedia.org%2Fontology%2Fhometow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hometown&quot;)" office:value-type="string" office:string-value="http://dbpedia.org/property/hometown">
            <text:p>http://dbpedia.org/property/hometown</text:p>
          </table:table-cell>
          <table:table-cell office:value-type="string">
            <text:p>hometown</text:p>
          </table:table-cell>
          <table:table-cell table:number-columns-repeated="2"/>
          <table:table-cell office:value-type="string">
            <text:p>a person has hometown Waco</text:p>
          </table:table-cell>
          <table:table-cell office:value-type="string">
            <text:p>a figure skater has hometown Middlesex Centre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ometown%3E+rdfs%3Alabel+%3Fpredicate+.+%3Fs+%3Chttp%3A%2F%2Fdbpedia.org%2Fproperty%2Fhometow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ationalTeam&quot;)" office:value-type="string" office:string-value="http://dbpedia.org/ontology/nationalTeam">
            <text:p>http://dbpedia.org/ontology/nationalTeam</text:p>
          </table:table-cell>
          <table:table-cell office:value-type="string">
            <text:p>nationalTeam</text:p>
          </table:table-cell>
          <table:table-cell table:number-columns-repeated="2"/>
          <table:table-cell office:value-type="string">
            <text:p>an agent has national team Dominican Republic women's national volleyball team</text:p>
          </table:table-cell>
          <table:table-cell office:value-type="string">
            <text:p>an agent has national team Russi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ationalTeam%3E+rdfs%3Alabel+%3Fpredicate+.+%3Fs+%3Chttp%3A%2F%2Fdbpedia.org%2Fontology%2Fnationa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office:value-type="string">
            <text:p>stateOfOrigin</text:p>
          </table:table-cell>
          <table:table-cell table:number-columns-repeated="2"/>
          <table:table-cell office:value-type="string">
            <text:p>a person has state of origin Czech Republic (an entity of type place)</text:p>
          </table:table-cell>
          <table:table-cell office:value-type="string">
            <text:p>an agent has state of origin Poland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ateOfOrigin%3E+rdfs%3Alabel+%3Fpredicate+.+%3Fs+%3Chttp%3A%2F%2Fdbpedia.org%2Fontology%2FstateO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tlTeam&quot;)" office:value-type="string" office:string-value="http://dbpedia.org/property/ntlTeam">
            <text:p>http://dbpedia.org/property/ntlTeam</text:p>
          </table:table-cell>
          <table:table-cell office:value-type="string">
            <text:p>ntlTeam</text:p>
          </table:table-cell>
          <table:table-cell table:number-columns-repeated="2"/>
          <table:table-cell office:value-type="string">
            <text:p>an agent has ntl team Unified Team</text:p>
          </table:table-cell>
          <table:table-cell office:value-type="string">
            <text:p>an ice hockey player has ntl team RU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tlTeam%3E+rdfs%3Alabel+%3Fpredicate+.+%3Fs+%3Chttp%3A%2F%2Fdbpedia.org%2Fproperty%2Fnt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homecountry&quot;)" office:value-type="string" office:string-value="http://dbpedia.org/property/homecountry">
            <text:p>http://dbpedia.org/property/homecountry</text:p>
          </table:table-cell>
          <table:table-cell office:value-type="string">
            <text:p>homecountry</text:p>
          </table:table-cell>
          <table:table-cell table:number-columns-repeated="2"/>
          <table:table-cell office:value-type="string">
            <text:p>an athlete has homecountry Australia (an entity of type country)</text:p>
          </table:table-cell>
          <table:table-cell office:value-type="string">
            <text:p>an athlete has homecountry New Zealan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omecountry%3E+rdfs%3Alabel+%3Fpredicate+.+%3Fs+%3Chttp%3A%2F%2Fdbpedia.org%2Fproperty%2Fhome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eague&quot;)" office:value-type="string" office:string-value="http://dbpedia.org/property/league">
            <text:p>http://dbpedia.org/property/league</text:p>
          </table:table-cell>
          <table:table-cell office:value-type="string">
            <text:p>league</text:p>
          </table:table-cell>
          <table:table-cell table:number-columns-repeated="2"/>
          <table:table-cell office:value-type="string">
            <text:p>an athlete has league Kontinental Hockey League (an entity of type sports league)</text:p>
          </table:table-cell>
          <table:table-cell office:value-type="string">
            <text:p>a person has league Kontinental Hockey League (an entity of type sports leagu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eague%3E+rdfs%3Alabel+%3Fpredicate+.+%3Fs+%3Chttp%3A%2F%2Fdbpedia.org%2Fproperty%2Fleagu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league&quot;)" office:value-type="string" office:string-value="http://dbpedia.org/ontology/league">
            <text:p>http://dbpedia.org/ontology/league</text:p>
          </table:table-cell>
          <table:table-cell office:value-type="string">
            <text:p>league</text:p>
          </table:table-cell>
          <table:table-cell table:number-columns-repeated="2"/>
          <table:table-cell office:value-type="string">
            <text:p>a basketball team has league VTB United League (an entity of type agent)</text:p>
          </table:table-cell>
          <table:table-cell office:value-type="string">
            <text:p>a person has league Czech Extraliga (an entity of type ice hockey leagu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eague%3E+rdfs%3Alabel+%3Fpredicate+.+%3Fs+%3Chttp%3A%2F%2Fdbpedia.org%2Fontology%2Fleagu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birthplace&quot;)" office:value-type="string" office:string-value="http://dbpedia.org/property/birthplace">
            <text:p>http://dbpedia.org/property/birthplace</text:p>
          </table:table-cell>
          <table:table-cell office:value-type="string">
            <text:p>birthplace</text:p>
          </table:table-cell>
          <table:table-cell table:number-columns-repeated="2"/>
          <table:table-cell office:value-type="string">
            <text:p>a person has birthplace Newport Beach, California (an entity of type municipality)</text:p>
          </table:table-cell>
          <table:table-cell office:value-type="string">
            <text:p>an agent has birthplace Chicago Heights, Illinois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birthplace%3E+rdfs%3Alabel+%3Fpredicate+.+%3Fs+%3Chttp%3A%2F%2Fdbpedia.org%2Fproperty%2Fbir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yedFor&quot;)" office:value-type="string" office:string-value="http://dbpedia.org/property/playedFor">
            <text:p>http://dbpedia.org/property/playedFor</text:p>
          </table:table-cell>
          <table:table-cell office:value-type="string">
            <text:p>playedFor</text:p>
          </table:table-cell>
          <table:table-cell table:number-columns-repeated="2"/>
          <table:table-cell office:value-type="string">
            <text:p>a person has played for Edmonton Oilers (an entity of type sports team)</text:p>
          </table:table-cell>
          <table:table-cell office:value-type="string">
            <text:p>an agent has played for St. Louis Blues (an entity of type hockey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edFor%3E+rdfs%3Alabel+%3Fpredicate+.+%3Fs+%3Chttp%3A%2F%2Fdbpedia.org%2Fproperty%2FplayedF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eagues&quot;)" office:value-type="string" office:string-value="http://dbpedia.org/property/leagues">
            <text:p>http://dbpedia.org/property/leagues</text:p>
          </table:table-cell>
          <table:table-cell office:value-type="string">
            <text:p>leagues</text:p>
          </table:table-cell>
          <table:table-cell table:number-columns-repeated="2"/>
          <table:table-cell office:value-type="string">
            <text:p>an agent has leagues A-1 Liga (an entity of type agent)</text:p>
          </table:table-cell>
          <table:table-cell office:value-type="string">
            <text:p>an agent has leagues Turkish Basketball League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eagues%3E+rdfs%3Alabel+%3Fpredicate+.+%3Fs+%3Chttp%3A%2F%2Fdbpedia.org%2Fproperty%2Fleagu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ionalteams&quot;)" office:value-type="string" office:string-value="http://dbpedia.org/property/nationalteams">
            <text:p>http://dbpedia.org/property/nationalteams</text:p>
          </table:table-cell>
          <table:table-cell office:value-type="string">
            <text:p>nationalteams</text:p>
          </table:table-cell>
          <table:table-cell table:number-columns-repeated="2"/>
          <table:table-cell office:value-type="string">
            <text:p>a person has nationalteams Uruguay women's national football team (an entity of type organisation)</text:p>
          </table:table-cell>
          <table:table-cell office:value-type="string">
            <text:p>a person has nationalteams China national under-20 football team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teams%3E+rdfs%3Alabel+%3Fpredicate+.+%3Fs+%3Chttp%3A%2F%2Fdbpedia.org%2Fproperty%2Fnational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yerTeams&quot;)" office:value-type="string" office:string-value="http://dbpedia.org/property/playerTeams">
            <text:p>http://dbpedia.org/property/playerTeams</text:p>
          </table:table-cell>
          <table:table-cell office:value-type="string">
            <text:p>playerTeams</text:p>
          </table:table-cell>
          <table:table-cell table:number-columns-repeated="2"/>
          <table:table-cell office:value-type="string">
            <text:p>an agent has player teams University of Virginia (an entity of type organisation)</text:p>
          </table:table-cell>
          <table:table-cell office:value-type="string">
            <text:p>an agent has player teams Kansas City Royals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erTeams%3E+rdfs%3Alabel+%3Fpredicate+.+%3Fs+%3Chttp%3A%2F%2Fdbpedia.org%2Fproperty%2Fplayer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untryRepresented&quot;)" office:value-type="string" office:string-value="http://dbpedia.org/property/countryRepresented">
            <text:p>http://dbpedia.org/property/countryRepresented</text:p>
          </table:table-cell>
          <table:table-cell office:value-type="string">
            <text:p>countryRepresented</text:p>
          </table:table-cell>
          <table:table-cell table:number-columns-repeated="2"/>
          <table:table-cell office:value-type="string">
            <text:p>a tennis player has country represented Denmark</text:p>
          </table:table-cell>
          <table:table-cell office:value-type="string">
            <text:p>a person has country represented Argentin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Represented%3E+rdfs%3Alabel+%3Fpredicate+.+%3Fs+%3Chttp%3A%2F%2Fdbpedia.org%2Fproperty%2FcountryRepresent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citizenship&quot;)" office:value-type="string" office:string-value="http://dbpedia.org/property/citizenship">
            <text:p>http://dbpedia.org/property/citizenship</text:p>
          </table:table-cell>
          <table:table-cell office:value-type="string">
            <text:p>citizenship</text:p>
          </table:table-cell>
          <table:table-cell table:number-columns-repeated="2"/>
          <table:table-cell office:value-type="string">
            <text:p>an agent has citizenship Kingdom of Yugoslavia (an entity of type country)</text:p>
          </table:table-cell>
          <table:table-cell office:value-type="string">
            <text:p>an agent has citizenship British subject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itizenship%3E+rdfs%3Alabel+%3Fpredicate+.+%3Fs+%3Chttp%3A%2F%2Fdbpedia.org%2Fproperty%2Fcitizenship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countryofbirth&quot;)" office:value-type="string" office:string-value="http://dbpedia.org/property/countryofbirth">
            <text:p>http://dbpedia.org/property/countryofbirth</text:p>
          </table:table-cell>
          <table:table-cell table:style-name="ce16" office:value-type="string">
            <text:p>countryofbirth</text:p>
          </table:table-cell>
          <table:table-cell table:style-name="ce16" table:number-columns-repeated="2"/>
          <table:table-cell table:style-name="ce16" office:value-type="string">
            <text:p>a person has countryofbirth Denmark (an entity of type populated place)</text:p>
          </table:table-cell>
          <table:table-cell table:style-name="ce16" office:value-type="string">
            <text:p>a person has countryofbirth Republic of Ireland (an entity of type populated place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ofbirth%3E+rdfs%3Alabel+%3Fpredicate+.+%3Fs+%3Chttp%3A%2F%2Fdbpedia.org%2Fproperty%2Fcountryofbir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300152499">
            <text:p>1300152499</text:p>
          </table:table-cell>
          <table:table-cell office:value-type="string">
            <text:p>basketball player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Center</text:p>
          </table:table-cell>
          <table:table-cell table:style-name="ce13" office:value-type="string">
            <text:p>Center/Forward</text:p>
          </table:table-cell>
          <table:table-cell table:style-name="ce13" office:value-type="string">
            <text:p>Forward</text:p>
          </table:table-cell>
          <table:table-cell table:style-name="ce13" office:value-type="string">
            <text:p>Forward/Center</text:p>
          </table:table-cell>
          <table:table-cell table:style-name="ce13" office:value-type="string">
            <text:p>Forward/Guar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Guard</text:p>
          </table:table-cell>
          <table:table-cell table:style-name="ce13" office:value-type="string">
            <text:p>Guard/Forward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pos&quot;)" office:value-type="string" office:string-value="http://dbpedia.org/property/pos">
            <text:p>http://dbpedia.org/property/pos</text:p>
          </table:table-cell>
          <table:table-cell office:value-type="string">
            <text:p>pos</text:p>
          </table:table-cell>
          <table:table-cell table:number-columns-repeated="2"/>
          <table:table-cell office:value-type="string">
            <text:p>an organisation has pos PG/SG</text:p>
          </table:table-cell>
          <table:table-cell office:value-type="string">
            <text:p>a military unit has pos right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s%3E+rdfs%3Alabel+%3Fpredicate+.+%3Fs+%3Chttp%3A%2F%2Fdbpedia.org%2Fproperty%2Fpo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position&quot;)" office:value-type="string" office:string-value="http://dbpedia.org/ontology/position">
            <text:p>http://dbpedia.org/ontology/position</text:p>
          </table:table-cell>
          <table:table-cell office:value-type="string">
            <text:p>position</text:p>
          </table:table-cell>
          <table:table-cell table:number-columns-repeated="2"/>
          <table:table-cell office:value-type="string">
            <text:p>a sports team has position CN, 14th</text:p>
          </table:table-cell>
          <table:table-cell office:value-type="string">
            <text:p>an agent has position 2ªB - Group 4, 9th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osition%3E+rdfs%3Alabel+%3Fpredicate+.+%3Fs+%3Chttp%3A%2F%2Fdbpedia.org%2Fontology%2F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osition&quot;)" office:value-type="string" office:string-value="http://dbpedia.org/property/position">
            <text:p>http://dbpedia.org/property/position</text:p>
          </table:table-cell>
          <table:table-cell office:value-type="string">
            <text:p>position</text:p>
          </table:table-cell>
          <table:table-cell table:number-columns-repeated="2"/>
          <table:table-cell office:value-type="string">
            <text:p>an organisation has position Hessenliga (an entity of type sports league)</text:p>
          </table:table-cell>
          <table:table-cell office:value-type="string">
            <text:p>a sports manager has position Forward (association football) (an entity of type sports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sition%3E+rdfs%3Alabel+%3Fpredicate+.+%3Fs+%3Chttp%3A%2F%2Fdbpedia.org%2Fproperty%2F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yerPositions&quot;)" office:value-type="string" office:string-value="http://dbpedia.org/property/playerPositions">
            <text:p>http://dbpedia.org/property/playerPositions</text:p>
          </table:table-cell>
          <table:table-cell office:value-type="string">
            <text:p>playerPositions</text:p>
          </table:table-cell>
          <table:table-cell table:number-columns-repeated="2"/>
          <table:table-cell office:value-type="string">
            <text:p>a college coach has player positions G</text:p>
          </table:table-cell>
          <table:table-cell office:value-type="string">
            <text:p>an agent has player positions Center, Forward, and Guar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erPositions%3E+rdfs%3Alabel+%3Fpredicate+.+%3Fs+%3Chttp%3A%2F%2Fdbpedia.org%2Fproperty%2FplayerPositi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urrentpositionplain&quot;)" office:value-type="string" office:string-value="http://dbpedia.org/property/currentpositionplain">
            <text:p>http://dbpedia.org/property/currentpositionplain</text:p>
          </table:table-cell>
          <table:table-cell office:value-type="string">
            <text:p>currentpositionplain</text:p>
          </table:table-cell>
          <table:table-cell table:number-columns-repeated="2"/>
          <table:table-cell office:value-type="string">
            <text:p>an agent has currentpositionplain Long snapper</text:p>
          </table:table-cell>
          <table:table-cell office:value-type="string">
            <text:p>an american football player has currentpositionplain Safety (American and Canadian football posi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urrentpositionplain%3E+rdfs%3Alabel+%3Fpredicate+.+%3Fs+%3Chttp%3A%2F%2Fdbpedia.org%2Fproperty%2Fcurrentpositionpla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icpositionh&quot;)" office:value-type="string" office:string-value="http://dbpedia.org/property/icpositionh">
            <text:p>http://dbpedia.org/property/icpositionh</text:p>
          </table:table-cell>
          <table:table-cell office:value-type="string">
            <text:p>icpositionh</text:p>
          </table:table-cell>
          <table:table-cell table:number-columns-repeated="2"/>
          <table:table-cell office:value-type="string">
            <text:p>a Gaelic games player has icpositionh Corner-back</text:p>
          </table:table-cell>
          <table:table-cell office:value-type="string">
            <text:p>a person has icpositionh Midfiel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cpositionh%3E+rdfs%3Alabel+%3Fpredicate+.+%3Fs+%3Chttp%3A%2F%2Fdbpedia.org%2Fproperty%2Ficposition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icposition&quot;)" office:value-type="string" office:string-value="http://dbpedia.org/property/icposition">
            <text:p>http://dbpedia.org/property/icposition</text:p>
          </table:table-cell>
          <table:table-cell office:value-type="string">
            <text:p>icposition</text:p>
          </table:table-cell>
          <table:table-cell table:number-columns-repeated="2"/>
          <table:table-cell office:value-type="string">
            <text:p>an athlete has icposition Centre Forward</text:p>
          </table:table-cell>
          <table:table-cell office:value-type="string">
            <text:p>a person has icposition Defence, midfiel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cposition%3E+rdfs%3Alabel+%3Fpredicate+.+%3Fs+%3Chttp%3A%2F%2Fdbpedia.org%2Fproperty%2Fic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yerPosition&quot;)" office:value-type="string" office:string-value="http://dbpedia.org/property/playerPosition">
            <text:p>http://dbpedia.org/property/playerPosition</text:p>
          </table:table-cell>
          <table:table-cell office:value-type="string">
            <text:p>playerPosition</text:p>
          </table:table-cell>
          <table:table-cell table:number-columns-repeated="2"/>
          <table:table-cell office:value-type="string">
            <text:p>a person has player position Defensive back</text:p>
          </table:table-cell>
          <table:table-cell office:value-type="string">
            <text:p>a college coach has player position Quarterback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erPosition%3E+rdfs%3Alabel+%3Fpredicate+.+%3Fs+%3Chttp%3A%2F%2Fdbpedia.org%2Fproperty%2Fplayer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lpositionf&quot;)" office:value-type="string" office:string-value="http://dbpedia.org/property/clpositionf">
            <text:p>http://dbpedia.org/property/clpositionf</text:p>
          </table:table-cell>
          <table:table-cell office:value-type="string">
            <text:p>clpositionf</text:p>
          </table:table-cell>
          <table:table-cell table:number-columns-repeated="2"/>
          <table:table-cell office:value-type="string">
            <text:p>an office holder has clpositionf Half-back</text:p>
          </table:table-cell>
          <table:table-cell office:value-type="string">
            <text:p>a person has clpositionf Forwar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lpositionf%3E+rdfs%3Alabel+%3Fpredicate+.+%3Fs+%3Chttp%3A%2F%2Fdbpedia.org%2Fproperty%2Fclpositionf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lpositionh&quot;)" office:value-type="string" office:string-value="http://dbpedia.org/property/clpositionh">
            <text:p>http://dbpedia.org/property/clpositionh</text:p>
          </table:table-cell>
          <table:table-cell office:value-type="string">
            <text:p>clpositionh</text:p>
          </table:table-cell>
          <table:table-cell table:number-columns-repeated="2"/>
          <table:table-cell office:value-type="string">
            <text:p>a person has clpositionh Forward</text:p>
          </table:table-cell>
          <table:table-cell office:value-type="string">
            <text:p>an athlete has clpositionh Half back?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lpositionh%3E+rdfs%3Alabel+%3Fpredicate+.+%3Fs+%3Chttp%3A%2F%2Fdbpedia.org%2Fproperty%2Fclposition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lposition&quot;)" office:value-type="string" office:string-value="http://dbpedia.org/property/clposition">
            <text:p>http://dbpedia.org/property/clposition</text:p>
          </table:table-cell>
          <table:table-cell office:value-type="string">
            <text:p>clposition</text:p>
          </table:table-cell>
          <table:table-cell table:number-columns-repeated="2"/>
          <table:table-cell office:value-type="string">
            <text:p>a Gaelic games player has clposition Half/Full Forward</text:p>
          </table:table-cell>
          <table:table-cell office:value-type="string">
            <text:p>an athlete has clposition Full-back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lposition%3E+rdfs%3Alabel+%3Fpredicate+.+%3Fs+%3Chttp%3A%2F%2Fdbpedia.org%2Fproperty%2Fcl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uCurrentposition&quot;)" office:value-type="string" office:string-value="http://dbpedia.org/property/ruCurrentposition">
            <text:p>http://dbpedia.org/property/ruCurrentposition</text:p>
          </table:table-cell>
          <table:table-cell office:value-type="string">
            <text:p>ruCurrentposition</text:p>
          </table:table-cell>
          <table:table-cell table:number-columns-repeated="2"/>
          <table:table-cell office:value-type="string">
            <text:p>an athlete has ru currentposition Wing</text:p>
          </table:table-cell>
          <table:table-cell office:value-type="string">
            <text:p>a rugby player has ru currentposition Head coach (an entity of type soccer club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uCurrentposition%3E+rdfs%3Alabel+%3Fpredicate+.+%3Fs+%3Chttp%3A%2F%2Fdbpedia.org%2Fproperty%2FruCurrent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position&quot;)" office:value-type="string" office:string-value="http://dbpedia.org/property/cposition">
            <text:p>http://dbpedia.org/property/cposition</text:p>
          </table:table-cell>
          <table:table-cell office:value-type="string">
            <text:p>cposition</text:p>
          </table:table-cell>
          <table:table-cell table:number-columns-repeated="2"/>
          <table:table-cell office:value-type="string">
            <text:p>an athlete has cposition Half Forward</text:p>
          </table:table-cell>
          <table:table-cell office:value-type="string">
            <text:p>a person has cposition Half back/forwar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position%3E+rdfs%3Alabel+%3Fpredicate+.+%3Fs+%3Chttp%3A%2F%2Fdbpedia.org%2Fproperty%2Fc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lpostion&quot;)" office:value-type="string" office:string-value="http://dbpedia.org/property/clpostion">
            <text:p>http://dbpedia.org/property/clpostion</text:p>
          </table:table-cell>
          <table:table-cell office:value-type="string">
            <text:p>clpostion</text:p>
          </table:table-cell>
          <table:table-cell table:number-columns-repeated="2"/>
          <table:table-cell office:value-type="string">
            <text:p>an athlete has clpostion Forward</text:p>
          </table:table-cell>
          <table:table-cell office:value-type="string">
            <text:p>an athlete has clpostion Left half back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lpostion%3E+rdfs%3Alabel+%3Fpredicate+.+%3Fs+%3Chttp%3A%2F%2Fdbpedia.org%2Fproperty%2Fclpos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icpositionf&quot;)" office:value-type="string" office:string-value="http://dbpedia.org/property/icpositionf">
            <text:p>http://dbpedia.org/property/icpositionf</text:p>
          </table:table-cell>
          <table:table-cell office:value-type="string">
            <text:p>icpositionf</text:p>
          </table:table-cell>
          <table:table-cell table:number-columns-repeated="2"/>
          <table:table-cell office:value-type="string">
            <text:p>an athlete has icpositionf Half Back</text:p>
          </table:table-cell>
          <table:table-cell office:value-type="string">
            <text:p>a Gaelic games player has icpositionf Half forward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cpositionf%3E+rdfs%3Alabel+%3Fpredicate+.+%3Fs+%3Chttp%3A%2F%2Fdbpedia.org%2Fproperty%2Ficpositionf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currentPosition&quot;)" office:value-type="string" office:string-value="http://dbpedia.org/property/currentPosition">
            <text:p>http://dbpedia.org/property/currentPosition</text:p>
          </table:table-cell>
          <table:table-cell table:style-name="ce16" office:value-type="string">
            <text:p>currentPosition</text:p>
          </table:table-cell>
          <table:table-cell table:style-name="ce16" table:number-columns-repeated="2"/>
          <table:table-cell table:style-name="ce16" office:value-type="string">
            <text:p>a military person has current position Commander, Air Combat Command</text:p>
          </table:table-cell>
          <table:table-cell table:style-name="ce16" office:value-type="string">
            <text:p>a soccer club has current position 12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urrentPosition%3E+rdfs%3Alabel+%3Fpredicate+.+%3Fs+%3Chttp%3A%2F%2Fdbpedia.org%2Fproperty%2FcurrentPos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748406375">
            <text:p>748406375</text:p>
          </table:table-cell>
          <table:table-cell office:value-type="string">
            <text:p>basketball player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Atlanta Hawks</text:p>
          </table:table-cell>
          <table:table-cell table:style-name="ce13" office:value-type="string">
            <text:p>Baltimore</text:p>
          </table:table-cell>
          <table:table-cell table:style-name="ce13" office:value-type="string">
            <text:p>Baltimore Bullets</text:p>
          </table:table-cell>
          <table:table-cell table:style-name="ce13" office:value-type="string">
            <text:p>Boston Celtics</text:p>
          </table:table-cell>
          <table:table-cell table:style-name="ce13" office:value-type="string">
            <text:p>Buffalo Brave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apital</text:p>
          </table:table-cell>
          <table:table-cell table:style-name="ce13" office:value-type="string">
            <text:p>Charlotte Hornets</text:p>
          </table:table-cell>
          <table:table-cell table:style-name="ce13" office:value-type="string">
            <text:p>Chicago Bulls</text:p>
          </table:table-cell>
          <table:table-cell table:number-columns-repeated="2" table:style-name="ce13" office:value-type="string">
            <text:p>Cincinnati Royal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leveland Cavaliers</text:p>
          </table:table-cell>
          <table:table-cell table:style-name="ce13" office:value-type="string">
            <text:p>Detroit Pistons</text:p>
          </table:table-cell>
          <table:table-cell table:style-name="ce13" office:value-type="string">
            <text:p>Golden State Warriors</text:p>
          </table:table-cell>
          <table:table-cell table:style-name="ce13" office:value-type="string">
            <text:p>Houston Rockets</text:p>
          </table:table-cell>
          <table:table-cell table:style-name="ce13" office:value-type="string">
            <text:p>Kansas City King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Kansas City-Omaha</text:p>
          </table:table-cell>
          <table:table-cell table:style-name="ce13" office:value-type="string">
            <text:p>Los Angeles Clippers</text:p>
          </table:table-cell>
          <table:table-cell table:style-name="ce13" office:value-type="string">
            <text:p>Los Angeles Lakers</text:p>
          </table:table-cell>
          <table:table-cell table:style-name="ce13" office:value-type="string">
            <text:p>Miami Heat</text:p>
          </table:table-cell>
          <table:table-cell table:style-name="ce13" office:value-type="string">
            <text:p>Milwauke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ilwaukee Bucks</text:p>
          </table:table-cell>
          <table:table-cell table:style-name="ce13" office:value-type="string">
            <text:p>Minneapolis</text:p>
          </table:table-cell>
          <table:table-cell table:style-name="ce13" office:value-type="string">
            <text:p>Minneapolis Lakers</text:p>
          </table:table-cell>
          <table:table-cell table:style-name="ce13" office:value-type="string">
            <text:p>New Orleans</text:p>
          </table:table-cell>
          <table:table-cell table:style-name="ce13" office:value-type="string">
            <text:p>New York Knick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New York Nets</text:p>
          </table:table-cell>
          <table:table-cell table:style-name="ce13" office:value-type="string">
            <text:p>Orlando Magic</text:p>
          </table:table-cell>
          <table:table-cell table:style-name="ce13" office:value-type="string">
            <text:p>Philadelphia</text:p>
          </table:table-cell>
          <table:table-cell table:style-name="ce13" office:value-type="string">
            <text:p>Philadelphia 76ers</text:p>
          </table:table-cell>
          <table:table-cell table:style-name="ce13" office:value-type="string">
            <text:p>Philadelphia Warrior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Phoenix Suns</text:p>
          </table:table-cell>
          <table:table-cell table:style-name="ce13" office:value-type="string">
            <text:p>Portland Trail Blazers</text:p>
          </table:table-cell>
          <table:table-cell table:style-name="ce13" office:value-type="string">
            <text:p>San Antonio Spurs</text:p>
          </table:table-cell>
          <table:table-cell table:style-name="ce13" office:value-type="string">
            <text:p>San Diego</text:p>
          </table:table-cell>
          <table:table-cell table:style-name="ce13" office:value-type="string">
            <text:p>San Francisc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an Francisco Warriors</text:p>
          </table:table-cell>
          <table:table-cell table:style-name="ce13" office:value-type="string">
            <text:p>Seattle SuperSonics</text:p>
          </table:table-cell>
          <table:table-cell table:style-name="ce13" office:value-type="string">
            <text:p>St. Louis Hawks</text:p>
          </table:table-cell>
          <table:table-cell table:style-name="ce13" office:value-type="string">
            <text:p>Syracuse Nationals</text:p>
          </table:table-cell>
          <table:table-cell table:style-name="ce13" office:value-type="string">
            <text:p>Toronto Raptor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Utah Jazz</text:p>
          </table:table-cell>
          <table:table-cell table:style-name="ce13" office:value-type="string">
            <text:p>Washington Bullets</text:p>
          </table:table-cell>
          <table:table-cell table:style-name="ce13" office:value-type="string">
            <text:p>Washington Capitols</text:p>
          </table:table-cell>
          <table:table-cell table:style-name="ce13" office:value-type="string">
            <text:p>Washington Wizards</text:p>
          </table:table-cell>
          <table:table-cell table:style-name="ce13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team&quot;)" office:value-type="string" office:string-value="http://dbpedia.org/property/team">
            <text:p>http://dbpedia.org/property/team</text:p>
          </table:table-cell>
          <table:table-cell office:value-type="string">
            <text:p>team</text:p>
          </table:table-cell>
          <table:table-cell table:number-columns-repeated="2"/>
          <table:table-cell office:value-type="string">
            <text:p>a basketball player has Team Chicago Bulls (an entity of type agent)</text:p>
          </table:table-cell>
          <table:table-cell office:value-type="string">
            <text:p>a soccer club season has Team A.S. Bari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eam%3E+rdfs%3Alabel+%3Fpredicate+.+%3Fs+%3Chttp%3A%2F%2Fdbpedia.org%2Fproperty%2F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teams&quot;)" office:value-type="string" office:string-value="http://dbpedia.org/property/teams">
            <text:p>http://dbpedia.org/property/teams</text:p>
          </table:table-cell>
          <table:table-cell office:value-type="string">
            <text:p>teams</text:p>
          </table:table-cell>
          <table:table-cell table:number-columns-repeated="2"/>
          <table:table-cell office:value-type="string">
            <text:p>a gridiron football player has teams * Baltimore Colts</text:p>
          </table:table-cell>
          <table:table-cell office:value-type="string">
            <text:p>a person has teams New York Giants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eams%3E+rdfs%3Alabel+%3Fpredicate+.+%3Fs+%3Chttp%3A%2F%2Fdbpedia.org%2Fproperty%2F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team&quot;)" office:value-type="string" office:string-value="http://dbpedia.org/property/cteam">
            <text:p>http://dbpedia.org/property/cteam</text:p>
          </table:table-cell>
          <table:table-cell office:value-type="string">
            <text:p>cteam</text:p>
          </table:table-cell>
          <table:table-cell table:number-columns-repeated="2"/>
          <table:table-cell office:value-type="string">
            <text:p>a person has cteam FC Barcelona Bàsquet (an entity of type agent)</text:p>
          </table:table-cell>
          <table:table-cell office:value-type="string">
            <text:p>an athlete has cteam Los Angeles Lakers (an entity of type basketball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team%3E+rdfs%3Alabel+%3Fpredicate+.+%3Fs+%3Chttp%3A%2F%2Fdbpedia.org%2Fproperty%2Fc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raftTeam&quot;)" office:value-type="string" office:string-value="http://dbpedia.org/property/draftTeam">
            <text:p>http://dbpedia.org/property/draftTeam</text:p>
          </table:table-cell>
          <table:table-cell office:value-type="string">
            <text:p>draftTeam</text:p>
          </table:table-cell>
          <table:table-cell table:number-columns-repeated="2"/>
          <table:table-cell office:value-type="string">
            <text:p>an ice hockey player has draft team Vancouver Canucks (an entity of type agent)</text:p>
          </table:table-cell>
          <table:table-cell office:value-type="string">
            <text:p>an ice hockey player has draft team Chicago Blackhawk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Team%3E+rdfs%3Alabel+%3Fpredicate+.+%3Fs+%3Chttp%3A%2F%2Fdbpedia.org%2Fproperty%2Fdraft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ormerTeams&quot;)" office:value-type="string" office:string-value="http://dbpedia.org/property/formerTeams">
            <text:p>http://dbpedia.org/property/formerTeams</text:p>
          </table:table-cell>
          <table:table-cell office:value-type="string">
            <text:p>formerTeams</text:p>
          </table:table-cell>
          <table:table-cell table:number-columns-repeated="2"/>
          <table:table-cell office:value-type="string">
            <text:p>an agent has former teams Dallas Stars (an entity of type agent)</text:p>
          </table:table-cell>
          <table:table-cell office:value-type="string">
            <text:p>an ice hockey player has former teams Carolina Hurricane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rmerTeams%3E+rdfs%3Alabel+%3Fpredicate+.+%3Fs+%3Chttp%3A%2F%2Fdbpedia.org%2Fproperty%2Fformer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raftTeam&quot;)" office:value-type="string" office:string-value="http://dbpedia.org/ontology/draftTeam">
            <text:p>http://dbpedia.org/ontology/draftTeam</text:p>
          </table:table-cell>
          <table:table-cell office:value-type="string">
            <text:p>draftTeam</text:p>
          </table:table-cell>
          <table:table-cell table:number-columns-repeated="2"/>
          <table:table-cell office:value-type="string">
            <text:p>an athlete has draft team Chicago Bulls (an entity of type soccer club)</text:p>
          </table:table-cell>
          <table:table-cell office:value-type="string">
            <text:p>an ice hockey player has draft team St. Louis Blue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raftTeam%3E+rdfs%3Alabel+%3Fpredicate+.+%3Fs+%3Chttp%3A%2F%2Fdbpedia.org%2Fontology%2Fdraft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ormerTeam&quot;)" office:value-type="string" office:string-value="http://dbpedia.org/ontology/formerTeam">
            <text:p>http://dbpedia.org/ontology/formerTeam</text:p>
          </table:table-cell>
          <table:table-cell office:value-type="string">
            <text:p>formerTeam</text:p>
          </table:table-cell>
          <table:table-cell table:number-columns-repeated="2"/>
          <table:table-cell office:value-type="string">
            <text:p>an athlete has former team Boston Bruins (an entity of type organisation)</text:p>
          </table:table-cell>
          <table:table-cell office:value-type="string">
            <text:p>a person has former team Columbus Blue Jackets (an entity of type hockey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ormerTeam%3E+rdfs%3Alabel+%3Fpredicate+.+%3Fs+%3Chttp%3A%2F%2Fdbpedia.org%2Fontology%2Fformer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team&quot;)" office:value-type="string" office:string-value="http://dbpedia.org/ontology/team">
            <text:p>http://dbpedia.org/ontology/team</text:p>
          </table:table-cell>
          <table:table-cell office:value-type="string">
            <text:p>team</text:p>
          </table:table-cell>
          <table:table-cell table:number-columns-repeated="2"/>
          <table:table-cell office:value-type="string">
            <text:p>an athlete has team S.S. Lazio (an entity of type soccer club)</text:p>
          </table:table-cell>
          <table:table-cell office:value-type="string">
            <text:p>an athlete has team Athletic Bilbao (an entity of type sports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team%3E+rdfs%3Alabel+%3Fpredicate+.+%3Fs+%3Chttp%3A%2F%2Fdbpedia.org%2Fontology%2F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yerTeams&quot;)" office:value-type="string" office:string-value="http://dbpedia.org/property/playerTeams">
            <text:p>http://dbpedia.org/property/playerTeams</text:p>
          </table:table-cell>
          <table:table-cell office:value-type="string">
            <text:p>playerTeams</text:p>
          </table:table-cell>
          <table:table-cell table:number-columns-repeated="2"/>
          <table:table-cell office:value-type="string">
            <text:p>an agent has player teams Baltimore Bullets (1944–1954) (an entity of type agent)</text:p>
          </table:table-cell>
          <table:table-cell office:value-type="string">
            <text:p>a college coach has player teams University of Massachusetts Amherst (an entity of type educational institu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erTeams%3E+rdfs%3Alabel+%3Fpredicate+.+%3Fs+%3Chttp%3A%2F%2Fdbpedia.org%2Fproperty%2Fplayer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lub&quot;)" office:value-type="string" office:string-value="http://dbpedia.org/property/club">
            <text:p>http://dbpedia.org/property/club</text:p>
          </table:table-cell>
          <table:table-cell office:value-type="string">
            <text:p>club</text:p>
          </table:table-cell>
          <table:table-cell table:number-columns-repeated="2"/>
          <table:table-cell office:value-type="string">
            <text:p>an agent has club Pakistan International Airlines cricket team</text:p>
          </table:table-cell>
          <table:table-cell office:value-type="string">
            <text:p>an athlete has club New South Wales cricket team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lub%3E+rdfs%3Alabel+%3Fpredicate+.+%3Fs+%3Chttp%3A%2F%2Fdbpedia.org%2Fproperty%2Fclub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raftteam&quot;)" office:value-type="string" office:string-value="http://dbpedia.org/property/draftteam">
            <text:p>http://dbpedia.org/property/draftteam</text:p>
          </table:table-cell>
          <table:table-cell office:value-type="string">
            <text:p>draftteam</text:p>
          </table:table-cell>
          <table:table-cell table:number-columns-repeated="2"/>
          <table:table-cell office:value-type="string">
            <text:p>an athlete has draftteam Philadelphia 76ers (an entity of type organisation)</text:p>
          </table:table-cell>
          <table:table-cell office:value-type="string">
            <text:p>an athlete has draftteam Milwaukee Bucks (an entity of type soccer club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raftteam%3E+rdfs%3Alabel+%3Fpredicate+.+%3Fs+%3Chttp%3A%2F%2Fdbpedia.org%2Fproperty%2Fdraft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ickedBy&quot;)" office:value-type="string" office:string-value="http://dbpedia.org/property/pickedBy">
            <text:p>http://dbpedia.org/property/pickedBy</text:p>
          </table:table-cell>
          <table:table-cell office:value-type="string">
            <text:p>pickedBy</text:p>
          </table:table-cell>
          <table:table-cell table:number-columns-repeated="2"/>
          <table:table-cell office:value-type="string">
            <text:p>an organisation has picked by Brooklyn Nets (an entity of type soccer club)</text:p>
          </table:table-cell>
          <table:table-cell office:value-type="string">
            <text:p>an organisation has picked by Oshawa Power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ickedBy%3E+rdfs%3Alabel+%3Fpredicate+.+%3Fs+%3Chttp%3A%2F%2Fdbpedia.org%2Fproperty%2FpickedB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xpTeams&quot;)" office:value-type="string" office:string-value="http://dbpedia.org/property/expTeams">
            <text:p>http://dbpedia.org/property/expTeams</text:p>
          </table:table-cell>
          <table:table-cell office:value-type="string">
            <text:p>expTeams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xpTeams%3E+rdfs%3Alabel+%3Fpredicate+.+%3Fs+%3Chttp%3A%2F%2Fdbpedia.org%2Fproperty%2Fexp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yingTeams&quot;)" office:value-type="string" office:string-value="http://dbpedia.org/property/playingTeams">
            <text:p>http://dbpedia.org/property/playingTeams</text:p>
          </table:table-cell>
          <table:table-cell office:value-type="string">
            <text:p>playingTeams</text:p>
          </table:table-cell>
          <table:table-cell table:number-columns-repeated="2"/>
          <table:table-cell office:value-type="string">
            <text:p>an athlete has playing teams Calgary Stampeders (an entity of type sports team)</text:p>
          </table:table-cell>
          <table:table-cell office:value-type="string">
            <text:p>a gridiron football player has playing teams Yale University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ingTeams%3E+rdfs%3Alabel+%3Fpredicate+.+%3Fs+%3Chttp%3A%2F%2Fdbpedia.org%2Fproperty%2Fplaying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astteams&quot;)" office:value-type="string" office:string-value="http://dbpedia.org/property/pastteams">
            <text:p>http://dbpedia.org/property/pastteams</text:p>
          </table:table-cell>
          <table:table-cell office:value-type="string">
            <text:p>pastteams</text:p>
          </table:table-cell>
          <table:table-cell table:number-columns-repeated="2"/>
          <table:table-cell office:value-type="string">
            <text:p>a person has pastteams *Chicago Bears</text:p>
          </table:table-cell>
          <table:table-cell office:value-type="string">
            <text:p>an agent has pastteams *Austin Wrangler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astteams%3E+rdfs%3Alabel+%3Fpredicate+.+%3Fs+%3Chttp%3A%2F%2Fdbpedia.org%2Fproperty%2Fpast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urrentTeam&quot;)" office:value-type="string" office:string-value="http://dbpedia.org/property/currentTeam">
            <text:p>http://dbpedia.org/property/currentTeam</text:p>
          </table:table-cell>
          <table:table-cell office:value-type="string">
            <text:p>currentTeam</text:p>
          </table:table-cell>
          <table:table-cell table:number-columns-repeated="2"/>
          <table:table-cell office:value-type="string">
            <text:p>a person has current team Butler Bulldogs men's basketball (an entity of type university)</text:p>
          </table:table-cell>
          <table:table-cell office:value-type="string">
            <text:p>an agent has current team Louisiana State University (an entity of type educational institu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urrentTeam%3E+rdfs%3Alabel+%3Fpredicate+.+%3Fs+%3Chttp%3A%2F%2Fdbpedia.org%2Fproperty%2Fcurrent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ebutteam&quot;)" office:value-type="string" office:string-value="http://dbpedia.org/property/debutteam">
            <text:p>http://dbpedia.org/property/debutteam</text:p>
          </table:table-cell>
          <table:table-cell office:value-type="string">
            <text:p>debutteam</text:p>
          </table:table-cell>
          <table:table-cell table:number-columns-repeated="2"/>
          <table:table-cell office:value-type="string">
            <text:p>a person has debutteam Cleveland Browns</text:p>
          </table:table-cell>
          <table:table-cell office:value-type="string">
            <text:p>a baseball player has debutteam New York Yankee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butteam%3E+rdfs%3Alabel+%3Fpredicate+.+%3Fs+%3Chttp%3A%2F%2Fdbpedia.org%2Fproperty%2Fdebut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yedFor&quot;)" office:value-type="string" office:string-value="http://dbpedia.org/property/playedFor">
            <text:p>http://dbpedia.org/property/playedFor</text:p>
          </table:table-cell>
          <table:table-cell office:value-type="string">
            <text:p>playedFor</text:p>
          </table:table-cell>
          <table:table-cell table:number-columns-repeated="2"/>
          <table:table-cell office:value-type="string">
            <text:p>a person has played for San Jose Sharks (an entity of type hockey team)</text:p>
          </table:table-cell>
          <table:table-cell office:value-type="string">
            <text:p>a person has played for Chicago Blackhawk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yedFor%3E+rdfs%3Alabel+%3Fpredicate+.+%3Fs+%3Chttp%3A%2F%2Fdbpedia.org%2Fproperty%2FplayedF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inalteam&quot;)" office:value-type="string" office:string-value="http://dbpedia.org/property/finalteam">
            <text:p>http://dbpedia.org/property/finalteam</text:p>
          </table:table-cell>
          <table:table-cell office:value-type="string">
            <text:p>finalteam</text:p>
          </table:table-cell>
          <table:table-cell table:number-columns-repeated="2"/>
          <table:table-cell office:value-type="string">
            <text:p>a baseball player has finalteam Kansas City Royals</text:p>
          </table:table-cell>
          <table:table-cell office:value-type="string">
            <text:p>a person has finalteam Cleveland Indian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nalteam%3E+rdfs%3Alabel+%3Fpredicate+.+%3Fs+%3Chttp%3A%2F%2Fdbpedia.org%2Fproperty%2Ffina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lubs&quot;)" office:value-type="string" office:string-value="http://dbpedia.org/property/clubs">
            <text:p>http://dbpedia.org/property/clubs</text:p>
          </table:table-cell>
          <table:table-cell office:value-type="string">
            <text:p>clubs</text:p>
          </table:table-cell>
          <table:table-cell table:number-columns-repeated="2"/>
          <table:table-cell office:value-type="string">
            <text:p>a soccer player has clubs S.L. Benfica (an entity of type agent)</text:p>
          </table:table-cell>
          <table:table-cell office:value-type="string">
            <text:p>a person has clubs Boca Juniors (an entity of type soccer club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lubs%3E+rdfs%3Alabel+%3Fpredicate+.+%3Fs+%3Chttp%3A%2F%2Fdbpedia.org%2Fproperty%2Fclub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ormerteams&quot;)" office:value-type="string" office:string-value="http://dbpedia.org/property/formerteams">
            <text:p>http://dbpedia.org/property/formerteams</text:p>
          </table:table-cell>
          <table:table-cell office:value-type="string">
            <text:p>formerteams</text:p>
          </table:table-cell>
          <table:table-cell table:number-columns-repeated="2"/>
          <table:table-cell office:value-type="string">
            <text:p>an athlete has formerteams *Colorado Rockies</text:p>
          </table:table-cell>
          <table:table-cell office:value-type="string">
            <text:p>a person has formerteams *Tampa Bay Devil Rays *Kansas City Royal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rmerteams%3E+rdfs%3Alabel+%3Fpredicate+.+%3Fs+%3Chttp%3A%2F%2Fdbpedia.org%2Fproperty%2Fformer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ebutTeam&quot;)" office:value-type="string" office:string-value="http://dbpedia.org/ontology/debutTeam">
            <text:p>http://dbpedia.org/ontology/debutTeam</text:p>
          </table:table-cell>
          <table:table-cell office:value-type="string">
            <text:p>debutTeam</text:p>
          </table:table-cell>
          <table:table-cell table:number-columns-repeated="2"/>
          <table:table-cell office:value-type="string">
            <text:p>an american football player has debut team Baltimore Ravens (an entity of type organisation)</text:p>
          </table:table-cell>
          <table:table-cell office:value-type="string">
            <text:p>an american football player has debut team Atlanta Falcon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ebutTeam%3E+rdfs%3Alabel+%3Fpredicate+.+%3Fs+%3Chttp%3A%2F%2Fdbpedia.org%2Fontology%2Fdebut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urrentclub&quot;)" office:value-type="string" office:string-value="http://dbpedia.org/property/currentclub">
            <text:p>http://dbpedia.org/property/currentclub</text:p>
          </table:table-cell>
          <table:table-cell office:value-type="string">
            <text:p>currentclub</text:p>
          </table:table-cell>
          <table:table-cell table:number-columns-repeated="2"/>
          <table:table-cell office:value-type="string">
            <text:p>an athlete has currentclub S.S. Lazio (an entity of type agent)</text:p>
          </table:table-cell>
          <table:table-cell office:value-type="string">
            <text:p>an agent has currentclub SpVgg EGC Wirge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urrentclub%3E+rdfs%3Alabel+%3Fpredicate+.+%3Fs+%3Chttp%3A%2F%2Fdbpedia.org%2Fproperty%2Fcurrentclub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urrentteam&quot;)" office:value-type="string" office:string-value="http://dbpedia.org/property/currentteam">
            <text:p>http://dbpedia.org/property/currentteam</text:p>
          </table:table-cell>
          <table:table-cell office:value-type="string">
            <text:p>currentteam</text:p>
          </table:table-cell>
          <table:table-cell table:number-columns-repeated="2"/>
          <table:table-cell office:value-type="string">
            <text:p>an american football player has currentteam New York Giants</text:p>
          </table:table-cell>
          <table:table-cell office:value-type="string">
            <text:p>an athlete has currentteam Retirement (an entity of type sports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urrentteam%3E+rdfs%3Alabel+%3Fpredicate+.+%3Fs+%3Chttp%3A%2F%2Fdbpedia.org%2Fproperty%2Fcurrent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previousClubs&quot;)" office:value-type="string" office:string-value="http://dbpedia.org/property/previousClubs">
            <text:p>http://dbpedia.org/property/previousClubs</text:p>
          </table:table-cell>
          <table:table-cell table:style-name="ce16" office:value-type="string">
            <text:p>previousClubs</text:p>
          </table:table-cell>
          <table:table-cell table:style-name="ce16" table:number-columns-repeated="2"/>
          <table:table-cell table:style-name="ce16" office:value-type="string">
            <text:p>a college coach has previous clubs Auckland Pirates (an entity of type organisation)</text:p>
          </table:table-cell>
          <table:table-cell table:style-name="ce16" office:value-type="string">
            <text:p>an athlete has previous clubs Shanghai Sharks (an entity of type sports team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eviousClubs%3E+rdfs%3Alabel+%3Fpredicate+.+%3Fs+%3Chttp%3A%2F%2Fdbpedia.org%2Fproperty%2FpreviousClub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058967988">
            <text:p>1058967988</text:p>
          </table:table-cell>
          <table:table-cell office:value-type="string">
            <text:p>basketball player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Australia</text:p>
          </table:table-cell>
          <table:table-cell table:style-name="ce13" office:value-type="string">
            <text:p>Belgium</text:p>
          </table:table-cell>
          <table:table-cell table:style-name="ce13" office:value-type="string">
            <text:p>Democratic Republic of the Congo</text:p>
          </table:table-cell>
          <table:table-cell table:style-name="ce13" office:value-type="string">
            <text:p>Denmark</text:p>
          </table:table-cell>
          <table:table-cell table:style-name="ce13" office:value-type="string">
            <text:p>Franc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Great Britain  England</text:p>
          </table:table-cell>
          <table:table-cell table:style-name="ce13" office:value-type="string">
            <text:p>Haiti</text:p>
          </table:table-cell>
          <table:table-cell table:style-name="ce13" office:value-type="string">
            <text:p>Italy</text:p>
          </table:table-cell>
          <table:table-cell table:style-name="ce13" office:value-type="string">
            <text:p>Jamaica</text:p>
          </table:table-cell>
          <table:table-cell table:style-name="ce13" office:value-type="string">
            <text:p>Leban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Luxembourg</text:p>
          </table:table-cell>
          <table:table-cell table:style-name="ce13" office:value-type="string">
            <text:p>Manchukuo</text:p>
          </table:table-cell>
          <table:table-cell table:style-name="ce13" office:value-type="string">
            <text:p>Morocco</text:p>
          </table:table-cell>
          <table:table-cell table:style-name="ce13" office:value-type="string">
            <text:p>Netherlands</text:p>
          </table:table-cell>
          <table:table-cell table:style-name="ce13" office:value-type="string">
            <text:p>New Zea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Nigeria</text:p>
          </table:table-cell>
          <table:table-cell table:style-name="ce13" office:value-type="string">
            <text:p>Panama</text:p>
          </table:table-cell>
          <table:table-cell table:style-name="ce13" office:value-type="string">
            <text:p>Republic of China</text:p>
          </table:table-cell>
          <table:table-cell table:style-name="ce13" office:value-type="string">
            <text:p>Republic of the Congo</text:p>
          </table:table-cell>
          <table:table-cell table:style-name="ce13" office:value-type="string">
            <text:p>Roman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aint Vincent and the Grenadines</text:p>
          </table:table-cell>
          <table:table-cell table:style-name="ce13" office:value-type="string">
            <text:p>South Africa</text:p>
          </table:table-cell>
          <table:table-cell table:style-name="ce13" office:value-type="string">
            <text:p>Soviet Union</text:p>
          </table:table-cell>
          <table:table-cell table:style-name="ce13" office:value-type="string">
            <text:p>Spain</text:p>
          </table:table-cell>
          <table:table-cell table:style-name="ce13" office:value-type="string">
            <text:p>Sudan (now  South Sudan)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weden</text:p>
          </table:table-cell>
          <table:table-cell table:style-name="ce13" office:value-type="string">
            <text:p>Switzerland</text:p>
          </table:table-cell>
          <table:table-cell table:style-name="ce13" office:value-type="string">
            <text:p>Trinidad and Tobago</text:p>
          </table:table-cell>
          <table:table-cell table:style-name="ce13" office:value-type="string">
            <text:p>United States</text:p>
          </table:table-cell>
          <table:table-cell table:style-name="ce13" office:value-type="string">
            <text:p>U.S. Virgin Island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Weimar Republic</text:p>
          </table:table-cell>
          <table:table-cell table:style-name="ce13" office:value-type="string">
            <text:p>West Germany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birthPlace&quot;)" office:value-type="string" office:string-value="http://dbpedia.org/property/birthPlace">
            <text:p>http://dbpedia.org/property/birthPlace</text:p>
          </table:table-cell>
          <table:table-cell office:value-type="string">
            <text:p>birthPlace</text:p>
          </table:table-cell>
          <table:table-cell table:number-columns-repeated="2"/>
          <table:table-cell office:value-type="string">
            <text:p>a person has birth place Budapest (an entity of type municipality)</text:p>
          </table:table-cell>
          <table:table-cell office:value-type="string">
            <text:p>a person has birth place Hungary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birthPlace%3E+rdfs%3Alabel+%3Fpredicate+.+%3Fs+%3Chttp%3A%2F%2Fdbpedia.org%2Fproperty%2Fbir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birthPlace&quot;)" office:value-type="string" office:string-value="http://dbpedia.org/ontology/birthPlace">
            <text:p>http://dbpedia.org/ontology/birthPlace</text:p>
          </table:table-cell>
          <table:table-cell office:value-type="string">
            <text:p>birthPlace</text:p>
          </table:table-cell>
          <table:table-cell table:number-columns-repeated="2"/>
          <table:table-cell office:value-type="string">
            <text:p>an agent has birth place Argentina national football team (an entity of type soccer club)</text:p>
          </table:table-cell>
          <table:table-cell office:value-type="string">
            <text:p>a person has birth place Rosario, Santa Fe (an entity of type ci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birthPlace%3E+rdfs%3Alabel+%3Fpredicate+.+%3Fs+%3Chttp%3A%2F%2Fdbpedia.org%2Fontology%2Fbir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ceOfBirth&quot;)" office:value-type="string" office:string-value="http://dbpedia.org/property/placeOfBirth">
            <text:p>http://dbpedia.org/property/placeOfBirth</text:p>
          </table:table-cell>
          <table:table-cell office:value-type="string">
            <text:p>placeOfBirth</text:p>
          </table:table-cell>
          <table:table-cell table:number-columns-repeated="2"/>
          <table:table-cell office:value-type="string">
            <text:p>a person has PLACE OF BIRTH Lagny-sur-Marne (an entity of type populated place)</text:p>
          </table:table-cell>
          <table:table-cell office:value-type="string">
            <text:p>a person has PLACE OF BIRTH France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ceOfBirth%3E+rdfs%3Alabel+%3Fpredicate+.+%3Fs+%3Chttp%3A%2F%2Fdbpedia.org%2Fproperty%2FplaceOfBir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n agent has country France (an entity of type place)</text:p>
          </table:table-cell>
          <table:table-cell office:value-type="string">
            <text:p>an architectural structure has country POL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%3E+rdfs%3Alabel+%3Fpredicate+.+%3Fs+%3Chttp%3A%2F%2Fdbpedia.org%2Fpropert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ceOfDeath&quot;)" office:value-type="string" office:string-value="http://dbpedia.org/property/placeOfDeath">
            <text:p>http://dbpedia.org/property/placeOfDeath</text:p>
          </table:table-cell>
          <table:table-cell office:value-type="string">
            <text:p>placeOfDeath</text:p>
          </table:table-cell>
          <table:table-cell table:number-columns-repeated="2"/>
          <table:table-cell office:value-type="string">
            <text:p>a president has PLACE OF DEATH Budapest (an entity of type place)</text:p>
          </table:table-cell>
          <table:table-cell office:value-type="string">
            <text:p>a president has PLACE OF DEATH Budapest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ceOfDeath%3E+rdfs%3Alabel+%3Fpredicate+.+%3Fs+%3Chttp%3A%2F%2Fdbpedia.org%2Fproperty%2FplaceOfDea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ionalteam&quot;)" office:value-type="string" office:string-value="http://dbpedia.org/property/nationalteam">
            <text:p>http://dbpedia.org/property/nationalteam</text:p>
          </table:table-cell>
          <table:table-cell office:value-type="string">
            <text:p>nationalteam</text:p>
          </table:table-cell>
          <table:table-cell table:number-columns-repeated="2"/>
          <table:table-cell office:value-type="string">
            <text:p>an agent has nationalteam Austria national football team (an entity of type soccer club)</text:p>
          </table:table-cell>
          <table:table-cell office:value-type="string">
            <text:p>an athlete has nationalteam Paraguay national football team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team%3E+rdfs%3Alabel+%3Fpredicate+.+%3Fs+%3Chttp%3A%2F%2Fdbpedia.org%2Fproperty%2Fnationa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eathPlace&quot;)" office:value-type="string" office:string-value="http://dbpedia.org/property/deathPlace">
            <text:p>http://dbpedia.org/property/deathPlace</text:p>
          </table:table-cell>
          <table:table-cell office:value-type="string">
            <text:p>deathPlace</text:p>
          </table:table-cell>
          <table:table-cell table:number-columns-repeated="2"/>
          <table:table-cell office:value-type="string">
            <text:p>a politician has death place Budapest (an entity of type city)</text:p>
          </table:table-cell>
          <table:table-cell office:value-type="string">
            <text:p>an agent has death place Montreal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eathPlace%3E+rdfs%3Alabel+%3Fpredicate+.+%3Fs+%3Chttp%3A%2F%2Fdbpedia.org%2Fproperty%2Fdea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team&quot;)" office:value-type="string" office:string-value="http://dbpedia.org/ontology/team">
            <text:p>http://dbpedia.org/ontology/team</text:p>
          </table:table-cell>
          <table:table-cell office:value-type="string">
            <text:p>team</text:p>
          </table:table-cell>
          <table:table-cell table:number-columns-repeated="2"/>
          <table:table-cell office:value-type="string">
            <text:p>a person has team FC Bayern Munich (an entity of type organisation)</text:p>
          </table:table-cell>
          <table:table-cell office:value-type="string">
            <text:p>a person has team Athletic Bilbao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team%3E+rdfs%3Alabel+%3Fpredicate+.+%3Fs+%3Chttp%3A%2F%2Fdbpedia.org%2Fontology%2F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nationality&quot;)" office:value-type="string" office:string-value="http://dbpedia.org/ontology/nationality">
            <text:p>http://dbpedia.org/ontolog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n artist has nationality Kurdistan (an entity of type populated place)</text:p>
          </table:table-cell>
          <table:table-cell office:value-type="string">
            <text:p>an agent has nationality Netherlands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ationality%3E+rdfs%3Alabel+%3Fpredicate+.+%3Fs+%3Chttp%3A%2F%2Fdbpedia.org%2Fontolog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n award has country Czech Republic (an entity of type place)</text:p>
          </table:table-cell>
          <table:table-cell office:value-type="string">
            <text:p>a place has country Iceland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untry%3E+rdfs%3Alabel+%3Fpredicate+.+%3Fs+%3Chttp%3A%2F%2Fdbpedia.org%2Fontolog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&quot;)" office:value-type="string" office:string-value="http://dbpedia.org/property/nat">
            <text:p>http://dbpedia.org/property/nat</text:p>
          </table:table-cell>
          <table:table-cell office:value-type="string">
            <text:p>nat</text:p>
          </table:table-cell>
          <table:table-cell table:number-columns-repeated="2"/>
          <table:table-cell office:value-type="string">
            <text:p>an organisation has nat France</text:p>
          </table:table-cell>
          <table:table-cell office:value-type="string">
            <text:p>an agent has nat POR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%3E+rdfs%3Alabel+%3Fpredicate+.+%3Fs+%3Chttp%3A%2F%2Fdbpedia.org%2Fproperty%2Fna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nationality&quot;)" office:value-type="string" office:string-value="http://dbpedia.org/property/nationality">
            <text:p>http://dbpedia.org/propert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n office holder has nationality Indonesia (an entity of type country)</text:p>
          </table:table-cell>
          <table:table-cell office:value-type="string">
            <text:p>an office holder has nationality Netherlands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ity%3E+rdfs%3Alabel+%3Fpredicate+.+%3Fs+%3Chttp%3A%2F%2Fdbpedia.org%2Fpropert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team&quot;)" office:value-type="string" office:string-value="http://dbpedia.org/property/team">
            <text:p>http://dbpedia.org/property/team</text:p>
          </table:table-cell>
          <table:table-cell office:value-type="string">
            <text:p>team</text:p>
          </table:table-cell>
          <table:table-cell table:number-columns-repeated="2"/>
          <table:table-cell office:value-type="string">
            <text:p>a sports event has Team SV Blitz Breslau (an entity of type agent)</text:p>
          </table:table-cell>
          <table:table-cell office:value-type="string">
            <text:p>a sports team season has Team S.S. Lazio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eam%3E+rdfs%3Alabel+%3Fpredicate+.+%3Fs+%3Chttp%3A%2F%2Fdbpedia.org%2Fproperty%2F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hometown&quot;)" office:value-type="string" office:string-value="http://dbpedia.org/ontology/hometown">
            <text:p>http://dbpedia.org/ontology/hometown</text:p>
          </table:table-cell>
          <table:table-cell office:value-type="string">
            <text:p>hometown</text:p>
          </table:table-cell>
          <table:table-cell table:number-columns-repeated="2"/>
          <table:table-cell office:value-type="string">
            <text:p>an organisation has home town Chicago (an entity of type place)</text:p>
          </table:table-cell>
          <table:table-cell office:value-type="string">
            <text:p>an agent has home town London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hometown%3E+rdfs%3Alabel+%3Fpredicate+.+%3Fs+%3Chttp%3A%2F%2Fdbpedia.org%2Fontology%2Fhometow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hometown&quot;)" office:value-type="string" office:string-value="http://dbpedia.org/property/hometown">
            <text:p>http://dbpedia.org/property/hometown</text:p>
          </table:table-cell>
          <table:table-cell office:value-type="string">
            <text:p>hometown</text:p>
          </table:table-cell>
          <table:table-cell table:number-columns-repeated="2"/>
          <table:table-cell office:value-type="string">
            <text:p>a figure skater has hometown Warren Township, New Jersey (an entity of type municipality)</text:p>
          </table:table-cell>
          <table:table-cell office:value-type="string">
            <text:p>an office holder has hometown Bonham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ometown%3E+rdfs%3Alabel+%3Fpredicate+.+%3Fs+%3Chttp%3A%2F%2Fdbpedia.org%2Fproperty%2Fhometow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office:value-type="string">
            <text:p>stateOfOrigin</text:p>
          </table:table-cell>
          <table:table-cell table:number-columns-repeated="2"/>
          <table:table-cell office:value-type="string">
            <text:p>a person has state of origin Romania (an entity of type country)</text:p>
          </table:table-cell>
          <table:table-cell office:value-type="string">
            <text:p>an agent has state of origin England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ateOfOrigin%3E+rdfs%3Alabel+%3Fpredicate+.+%3Fs+%3Chttp%3A%2F%2Fdbpedia.org%2Fontology%2FstateO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tlTeam&quot;)" office:value-type="string" office:string-value="http://dbpedia.org/property/ntlTeam">
            <text:p>http://dbpedia.org/property/ntlTeam</text:p>
          </table:table-cell>
          <table:table-cell office:value-type="string">
            <text:p>ntlTeam</text:p>
          </table:table-cell>
          <table:table-cell table:number-columns-repeated="2"/>
          <table:table-cell office:value-type="string">
            <text:p>an ice hockey player has ntl team Norway</text:p>
          </table:table-cell>
          <table:table-cell office:value-type="string">
            <text:p>an agent has ntl team SUI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tlTeam%3E+rdfs%3Alabel+%3Fpredicate+.+%3Fs+%3Chttp%3A%2F%2Fdbpedia.org%2Fproperty%2Fnt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homecountry&quot;)" office:value-type="string" office:string-value="http://dbpedia.org/property/homecountry">
            <text:p>http://dbpedia.org/property/homecountry</text:p>
          </table:table-cell>
          <table:table-cell office:value-type="string">
            <text:p>homecountry</text:p>
          </table:table-cell>
          <table:table-cell table:number-columns-repeated="2"/>
          <table:table-cell office:value-type="string">
            <text:p>an agent has homecountry New Zealand</text:p>
          </table:table-cell>
          <table:table-cell office:value-type="string">
            <text:p>a darts player has homecountry Canada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omecountry%3E+rdfs%3Alabel+%3Fpredicate+.+%3Fs+%3Chttp%3A%2F%2Fdbpedia.org%2Fproperty%2Fhome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uNationalteam&quot;)" office:value-type="string" office:string-value="http://dbpedia.org/property/ruNationalteam">
            <text:p>http://dbpedia.org/property/ruNationalteam</text:p>
          </table:table-cell>
          <table:table-cell office:value-type="string">
            <text:p>ruNationalteam</text:p>
          </table:table-cell>
          <table:table-cell table:number-columns-repeated="2"/>
          <table:table-cell office:value-type="string">
            <text:p>an athlete has ru nationalteam England national under-18 rugby union team (an entity of type organisation)</text:p>
          </table:table-cell>
          <table:table-cell office:value-type="string">
            <text:p>an athlete has ru nationalteam France A national rugby union team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uNationalteam%3E+rdfs%3Alabel+%3Fpredicate+.+%3Fs+%3Chttp%3A%2F%2Fdbpedia.org%2Fproperty%2FruNationa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ationalTeam&quot;)" office:value-type="string" office:string-value="http://dbpedia.org/ontology/nationalTeam">
            <text:p>http://dbpedia.org/ontology/nationalTeam</text:p>
          </table:table-cell>
          <table:table-cell office:value-type="string">
            <text:p>nationalTeam</text:p>
          </table:table-cell>
          <table:table-cell table:number-columns-repeated="2"/>
          <table:table-cell office:value-type="string">
            <text:p>a person has national team Japan (an entity of type place)</text:p>
          </table:table-cell>
          <table:table-cell office:value-type="string">
            <text:p>an agent has national team Japan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ationalTeam%3E+rdfs%3Alabel+%3Fpredicate+.+%3Fs+%3Chttp%3A%2F%2Fdbpedia.org%2Fontology%2Fnationa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untryRepresented&quot;)" office:value-type="string" office:string-value="http://dbpedia.org/property/countryRepresented">
            <text:p>http://dbpedia.org/property/countryRepresented</text:p>
          </table:table-cell>
          <table:table-cell office:value-type="string">
            <text:p>countryRepresented</text:p>
          </table:table-cell>
          <table:table-cell table:number-columns-repeated="2"/>
          <table:table-cell office:value-type="string">
            <text:p>an agent has country represented United States (an entity of type place)</text:p>
          </table:table-cell>
          <table:table-cell office:value-type="string">
            <text:p>a tennis player has country represented German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Represented%3E+rdfs%3Alabel+%3Fpredicate+.+%3Fs+%3Chttp%3A%2F%2Fdbpedia.org%2Fproperty%2FcountryRepresent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lNationalteam&quot;)" office:value-type="string" office:string-value="http://dbpedia.org/property/rlNationalteam">
            <text:p>http://dbpedia.org/property/rlNationalteam</text:p>
          </table:table-cell>
          <table:table-cell office:value-type="string">
            <text:p>rlNationalteam</text:p>
          </table:table-cell>
          <table:table-cell table:number-columns-repeated="2"/>
          <table:table-cell office:value-type="string">
            <text:p>an athlete has rl nationalteam Russia national rugby league team (an entity of type agent)</text:p>
          </table:table-cell>
          <table:table-cell office:value-type="string">
            <text:p>a rugby player has rl nationalteam Wales national rugby league team (an entity of type sports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lNationalteam%3E+rdfs%3Alabel+%3Fpredicate+.+%3Fs+%3Chttp%3A%2F%2Fdbpedia.org%2Fproperty%2FrlNationalteam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ionalteams&quot;)" office:value-type="string" office:string-value="http://dbpedia.org/property/nationalteams">
            <text:p>http://dbpedia.org/property/nationalteams</text:p>
          </table:table-cell>
          <table:table-cell office:value-type="string">
            <text:p>nationalteams</text:p>
          </table:table-cell>
          <table:table-cell table:number-columns-repeated="2"/>
          <table:table-cell office:value-type="string">
            <text:p>a netball player has nationalteams New Zealand national netball team (an entity of type place)</text:p>
          </table:table-cell>
          <table:table-cell office:value-type="string">
            <text:p>a person has nationalteams Ireland international rules football team (an entity of type sports team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teams%3E+rdfs%3Alabel+%3Fpredicate+.+%3Fs+%3Chttp%3A%2F%2Fdbpedia.org%2Fproperty%2Fnationalteam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birthplace&quot;)" office:value-type="string" office:string-value="http://dbpedia.org/property/birthplace">
            <text:p>http://dbpedia.org/property/birthplace</text:p>
          </table:table-cell>
          <table:table-cell office:value-type="string">
            <text:p>birthplace</text:p>
          </table:table-cell>
          <table:table-cell table:number-columns-repeated="2"/>
          <table:table-cell office:value-type="string">
            <text:p>an agent has birthplace Montclair, California (an entity of type populated place)</text:p>
          </table:table-cell>
          <table:table-cell office:value-type="string">
            <text:p>a person has birthplace Manitob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birthplace%3E+rdfs%3Alabel+%3Fpredicate+.+%3Fs+%3Chttp%3A%2F%2Fdbpedia.org%2Fproperty%2Fbirth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untryofbirth&quot;)" office:value-type="string" office:string-value="http://dbpedia.org/property/countryofbirth">
            <text:p>http://dbpedia.org/property/countryofbirth</text:p>
          </table:table-cell>
          <table:table-cell office:value-type="string">
            <text:p>countryofbirth</text:p>
          </table:table-cell>
          <table:table-cell table:number-columns-repeated="2"/>
          <table:table-cell office:value-type="string">
            <text:p>a person has countryofbirth Algeria (an entity of type populated place)</text:p>
          </table:table-cell>
          <table:table-cell office:value-type="string">
            <text:p>a Gaelic games player has countryofbirth Republic of Ireland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ofbirth%3E+rdfs%3Alabel+%3Fpredicate+.+%3Fs+%3Chttp%3A%2F%2Fdbpedia.org%2Fproperty%2Fcountryofbir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ionaliity&quot;)" office:value-type="string" office:string-value="http://dbpedia.org/property/nationaliity">
            <text:p>http://dbpedia.org/property/nationaliity</text:p>
          </table:table-cell>
          <table:table-cell office:value-type="string">
            <text:p>nationaliity</text:p>
          </table:table-cell>
          <table:table-cell table:number-columns-repeated="2"/>
          <table:table-cell office:value-type="string">
            <text:p>an agent has nationaliity Nigeria (an entity of type place)</text:p>
          </table:table-cell>
          <table:table-cell office:value-type="string">
            <text:p>an athlete has nationaliity Nigeri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iity%3E+rdfs%3Alabel+%3Fpredicate+.+%3Fs+%3Chttp%3A%2F%2Fdbpedia.org%2Fproperty%2Fnationali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laceofbirth&quot;)" office:value-type="string" office:string-value="http://dbpedia.org/property/placeofbirth">
            <text:p>http://dbpedia.org/property/placeofbirth</text:p>
          </table:table-cell>
          <table:table-cell office:value-type="string">
            <text:p>placeofbirth</text:p>
          </table:table-cell>
          <table:table-cell table:number-columns-repeated="2"/>
          <table:table-cell office:value-type="string">
            <text:p>a person has placeofbirth England (an entity of type place)</text:p>
          </table:table-cell>
          <table:table-cell office:value-type="string">
            <text:p>an agent has placeofbirth Palestine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ceofbirth%3E+rdfs%3Alabel+%3Fpredicate+.+%3Fs+%3Chttp%3A%2F%2Fdbpedia.org%2Fproperty%2Fplaceofbir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placebirth&quot;)" office:value-type="string" office:string-value="http://dbpedia.org/property/placebirth">
            <text:p>http://dbpedia.org/property/placebirth</text:p>
          </table:table-cell>
          <table:table-cell table:style-name="ce16" office:value-type="string">
            <text:p>placebirth</text:p>
          </table:table-cell>
          <table:table-cell table:style-name="ce16" table:number-columns-repeated="2"/>
          <table:table-cell table:style-name="ce16" office:value-type="string">
            <text:p>an agent has placebirth Taiwan (an entity of type country)</text:p>
          </table:table-cell>
          <table:table-cell table:style-name="ce16" office:value-type="string">
            <text:p>a person has placebirth Taiwan (an entity of type place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lacebirth%3E+rdfs%3Alabel+%3Fpredicate+.+%3Fs+%3Chttp%3A%2F%2Fdbpedia.org%2Fproperty%2Fplacebirt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704436051">
            <text:p>704436051</text:p>
          </table:table-cell>
          <table:table-cell office:value-type="string">
            <text:p>book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Bossidy, Larry</text:p>
          </table:table-cell>
          <table:table-cell table:style-name="ce13" office:value-type="string">
            <text:p>Dell, Michael</text:p>
          </table:table-cell>
          <table:table-cell table:style-name="ce13" office:value-type="string">
            <text:p>Eisner, Michael</text:p>
          </table:table-cell>
          <table:table-cell table:style-name="ce13" office:value-type="string">
            <text:p>Gates, Bill</text:p>
          </table:table-cell>
          <table:table-cell table:style-name="ce13" office:value-type="string">
            <text:p>Grove, Andrew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Iacocca, Lee</text:p>
          </table:table-cell>
          <table:table-cell table:style-name="ce13" office:value-type="string">
            <text:p>Kroc, Ray</text:p>
          </table:table-cell>
          <table:table-cell table:style-name="ce13" office:value-type="string">
            <text:p>Monaghan, Tom</text:p>
          </table:table-cell>
          <table:table-cell table:style-name="ce13" office:value-type="string">
            <text:p>Packard, David</text:p>
          </table:table-cell>
          <table:table-cell table:style-name="ce13" office:value-type="string">
            <text:p>R. M. Lal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Rodgers, TJ</text:p>
          </table:table-cell>
          <table:table-cell table:style-name="ce13" office:value-type="string">
            <text:p>Rosenberg, William</text:p>
          </table:table-cell>
          <table:table-cell table:style-name="ce13" office:value-type="string">
            <text:p>Schultz, Howard</text:p>
          </table:table-cell>
          <table:table-cell table:style-name="ce13" office:value-type="string">
            <text:p>Sloan, Alfred</text:p>
          </table:table-cell>
          <table:table-cell table:style-name="ce13" office:value-type="string">
            <text:p>Stewart, Marth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homas, Dave</text:p>
          </table:table-cell>
          <table:table-cell table:style-name="ce13" office:value-type="string">
            <text:p>Walton, Sam</text:p>
          </table:table-cell>
          <table:table-cell table:style-name="ce13" office:value-type="string">
            <text:p>Watson, Jr., Thomas J.</text:p>
          </table:table-cell>
          <table:table-cell table:style-name="ce13" office:value-type="string">
            <text:p>Welch, Jack</text:p>
          </table:table-cell>
          <table:table-cell table:style-name="ce13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ontology/author&quot;)" office:value-type="string" office:string-value="http://dbpedia.org/ontology/author">
            <text:p>http://dbpedia.org/ontology/author</text:p>
          </table:table-cell>
          <table:table-cell office:value-type="string">
            <text:p>author</text:p>
          </table:table-cell>
          <table:table-cell table:number-columns-repeated="2"/>
          <table:table-cell office:value-type="string">
            <text:p>a book has author Booth Tarkington (an entity of type person)</text:p>
          </table:table-cell>
          <table:table-cell office:value-type="string">
            <text:p>a written work has author François-René de Chateaubriand (an entity of type writ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uthor%3E+rdfs%3Alabel+%3Fpredicate+.+%3Fs+%3Chttp%3A%2F%2Fdbpedia.org%2Fontology%2Fauth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author&quot;)" office:value-type="string" office:string-value="http://dbpedia.org/property/author">
            <text:p>http://dbpedia.org/property/author</text:p>
          </table:table-cell>
          <table:table-cell table:style-name="ce16" office:value-type="string">
            <text:p>author</text:p>
          </table:table-cell>
          <table:table-cell table:style-name="ce16" table:number-columns-repeated="2"/>
          <table:table-cell table:style-name="ce16" office:value-type="string">
            <text:p>a book has author Arthur Conan Doyle (an entity of type person)</text:p>
          </table:table-cell>
          <table:table-cell table:style-name="ce16" office:value-type="string">
            <text:p>a book has author Friedrich Dürrenmatt (an entity of type artist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uthor%3E+rdfs%3Alabel+%3Fpredicate+.+%3Fs+%3Chttp%3A%2F%2Fdbpedia.org%2Fproperty%2Fauth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44307158">
            <text:p>244307158</text:p>
          </table:table-cell>
          <table:table-cell office:value-type="string">
            <text:p>book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1754">
            <text:p>1754</text:p>
          </table:table-cell>
          <table:table-cell table:style-name="ce13" office:value-type="float" office:value="1859">
            <text:p>1859</text:p>
          </table:table-cell>
          <table:table-cell table:style-name="ce13" office:value-type="float" office:value="1869">
            <text:p>1869</text:p>
          </table:table-cell>
          <table:table-cell table:style-name="ce13" office:value-type="float" office:value="1877">
            <text:p>1877</text:p>
          </table:table-cell>
          <table:table-cell table:style-name="ce13" office:value-type="float" office:value="1880">
            <text:p>188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881">
            <text:p>1881</text:p>
          </table:table-cell>
          <table:table-cell table:style-name="ce13" office:value-type="float" office:value="1887">
            <text:p>1887</text:p>
          </table:table-cell>
          <table:table-cell table:style-name="ce13" office:value-type="float" office:value="1892">
            <text:p>1892</text:p>
          </table:table-cell>
          <table:table-cell table:style-name="ce13" office:value-type="float" office:value="1896">
            <text:p>1896</text:p>
          </table:table-cell>
          <table:table-cell table:style-name="ce13" office:value-type="float" office:value="1899">
            <text:p>1899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13" office:value-type="float" office:value="1908">
            <text:p>1908</text:p>
          </table:table-cell>
          <table:table-cell table:style-name="ce13" office:value-type="float" office:value="1932">
            <text:p>1932</text:p>
          </table:table-cell>
          <table:table-cell table:style-name="ce13" office:value-type="float" office:value="1936">
            <text:p>1936</text:p>
          </table:table-cell>
          <table:table-cell table:style-name="ce13" office:value-type="float" office:value="1937">
            <text:p>193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39">
            <text:p>1939</text:p>
          </table:table-cell>
          <table:table-cell table:style-name="ce13" office:value-type="float" office:value="1943">
            <text:p>1943</text:p>
          </table:table-cell>
          <table:table-cell table:style-name="ce13" office:value-type="float" office:value="1946">
            <text:p>1946</text:p>
          </table:table-cell>
          <table:table-cell table:style-name="ce13" office:value-type="float" office:value="1947">
            <text:p>1947</text:p>
          </table:table-cell>
          <table:table-cell table:style-name="ce13" office:value-type="float" office:value="1950">
            <text:p>195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13" office:value-type="float" office:value="1952">
            <text:p>1952</text:p>
          </table:table-cell>
          <table:table-cell table:style-name="ce13" office:value-type="float" office:value="1954">
            <text:p>1954</text:p>
          </table:table-cell>
          <table:table-cell table:style-name="ce13" office:value-type="float" office:value="1955">
            <text:p>1955</text:p>
          </table:table-cell>
          <table:table-cell table:style-name="ce13" office:value-type="float" office:value="1960">
            <text:p>196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66">
            <text:p>1966</text:p>
          </table:table-cell>
          <table:table-cell table:style-name="ce13" office:value-type="float" office:value="1967">
            <text:p>1967</text:p>
          </table:table-cell>
          <table:table-cell table:style-name="ce13" office:value-type="float" office:value="1969">
            <text:p>1969</text:p>
          </table:table-cell>
          <table:table-cell table:style-name="ce13" office:value-type="float" office:value="1970">
            <text:p>1970</text:p>
          </table:table-cell>
          <table:table-cell table:style-name="ce13" office:value-type="float" office:value="1972">
            <text:p>197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75">
            <text:p>1975</text:p>
          </table:table-cell>
          <table:table-cell table:style-name="ce13" office:value-type="float" office:value="1976">
            <text:p>1976</text:p>
          </table:table-cell>
          <table:table-cell table:style-name="ce13" office:value-type="float" office:value="1977">
            <text:p>1977</text:p>
          </table:table-cell>
          <table:table-cell table:style-name="ce13" office:value-type="float" office:value="1979">
            <text:p>1979</text:p>
          </table:table-cell>
          <table:table-cell table:style-name="ce13" office:value-type="float" office:value="1980">
            <text:p>198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84">
            <text:p>1984</text:p>
          </table:table-cell>
          <table:table-cell table:style-name="ce13" office:value-type="float" office:value="1988">
            <text:p>1988</text:p>
          </table:table-cell>
          <table:table-cell table:style-name="ce13" office:value-type="float" office:value="1991">
            <text:p>1991</text:p>
          </table:table-cell>
          <table:table-cell table:style-name="ce13" office:value-type="float" office:value="1992">
            <text:p>1992</text:p>
          </table:table-cell>
          <table:table-cell table:style-name="ce13" office:value-type="float" office:value="1997">
            <text:p>199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8">
            <text:p>1998</text:p>
          </table:table-cell>
          <table:table-cell table:style-name="ce13" office:value-type="float" office:value="2000">
            <text:p>2000</text:p>
          </table:table-cell>
          <table:table-cell table:style-name="ce13" office:value-type="float" office:value="2002">
            <text:p>2002</text:p>
          </table:table-cell>
          <table:table-cell table:style-name="ce13" office:value-type="float" office:value="2003">
            <text:p>2003</text:p>
          </table:table-cell>
          <table:table-cell table:style-name="ce13" office:value-type="float" office:value="2005">
            <text:p>200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007">
            <text:p>2007</text:p>
          </table:table-cell>
          <table:table-cell table:style-name="ce13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releaseDate&quot;)" office:value-type="string" office:string-value="http://dbpedia.org/property/releaseDate">
            <text:p>http://dbpedia.org/property/releaseDate</text:p>
          </table:table-cell>
          <table:table-cell office:value-type="string">
            <text:p>releaseDate</text:p>
          </table:table-cell>
          <table:table-cell table:number-columns-repeated="2"/>
          <table:table-cell office:value-type="string">
            <text:p>a work has release date 2002-09-16 02:00</text:p>
          </table:table-cell>
          <table:table-cell office:value-type="string">
            <text:p>a work has release date 2000-10-02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Date%3E+rdfs%3Alabel+%3Fpredicate+.+%3Fs+%3Chttp%3A%2F%2Fdbpedia.org%2Fproperty%2F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ubDate&quot;)" office:value-type="string" office:string-value="http://dbpedia.org/property/pubDate">
            <text:p>http://dbpedia.org/property/pubDate</text:p>
          </table:table-cell>
          <table:table-cell office:value-type="string">
            <text:p>pubDate</text:p>
          </table:table-cell>
          <table:table-cell table:number-columns-repeated="2"/>
          <table:table-cell office:value-type="string">
            <text:p>a work has pub date 2003-04-14 02:00</text:p>
          </table:table-cell>
          <table:table-cell office:value-type="string">
            <text:p>a written work has pub date 187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ubDate%3E+rdfs%3Alabel+%3Fpredicate+.+%3Fs+%3Chttp%3A%2F%2Fdbpedia.org%2Fproperty%2Fpub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nglishPubDate&quot;)" office:value-type="string" office:string-value="http://dbpedia.org/property/englishPubDate">
            <text:p>http://dbpedia.org/property/englishPubDate</text:p>
          </table:table-cell>
          <table:table-cell office:value-type="string">
            <text:p>englishPubDate</text:p>
          </table:table-cell>
          <table:table-cell table:number-columns-repeated="2"/>
          <table:table-cell office:value-type="string">
            <text:p>a book has english pub date none</text:p>
          </table:table-cell>
          <table:table-cell office:value-type="string">
            <text:p>a book has english pub date 196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nglishPubDate%3E+rdfs%3Alabel+%3Fpredicate+.+%3Fs+%3Chttp%3A%2F%2Fdbpedia.org%2Fproperty%2FenglishPub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years&quot;)" office:value-type="string" office:string-value="http://dbpedia.org/property/years">
            <text:p>http://dbpedia.org/property/years</text:p>
          </table:table-cell>
          <table:table-cell office:value-type="string">
            <text:p>years</text:p>
          </table:table-cell>
          <table:table-cell table:number-columns-repeated="2"/>
          <table:table-cell office:value-type="string">
            <text:p>a person has years 1991</text:p>
          </table:table-cell>
          <table:table-cell office:value-type="string">
            <text:p>a prime minister has years 193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%3E+rdfs%3Alabel+%3Fpredicate+.+%3Fs+%3Chttp%3A%2F%2Fdbpedia.org%2Fproperty%2F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nglishReleaseDate&quot;)" office:value-type="string" office:string-value="http://dbpedia.org/property/englishReleaseDate">
            <text:p>http://dbpedia.org/property/englishReleaseDate</text:p>
          </table:table-cell>
          <table:table-cell office:value-type="string">
            <text:p>englishReleaseDate</text:p>
          </table:table-cell>
          <table:table-cell table:number-columns-repeated="2"/>
          <table:table-cell office:value-type="string">
            <text:p>a written work has english release date 18681892</text:p>
          </table:table-cell>
          <table:table-cell office:value-type="string">
            <text:p>a book has english release date 199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nglishReleaseDate%3E+rdfs%3Alabel+%3Fpredicate+.+%3Fs+%3Chttp%3A%2F%2Fdbpedia.org%2Fproperty%2Fenglish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ublicationDate&quot;)" office:value-type="string" office:string-value="http://dbpedia.org/ontology/publicationDate">
            <text:p>http://dbpedia.org/ontology/publicationDate</text:p>
          </table:table-cell>
          <table:table-cell office:value-type="string">
            <text:p>publicationDate</text:p>
          </table:table-cell>
          <table:table-cell table:number-columns-repeated="2"/>
          <table:table-cell office:value-type="string">
            <text:p>a television episode has publication date 2011-10-10 02:00</text:p>
          </table:table-cell>
          <table:table-cell office:value-type="string">
            <text:p>a book has publication date 1963-09-02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ublicationDate%3E+rdfs%3Alabel+%3Fpredicate+.+%3Fs+%3Chttp%3A%2F%2Fdbpedia.org%2Fontology%2Fpublica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date&quot;)" office:value-type="string" office:string-value="http://dbpedia.org/property/date">
            <text:p>http://dbpedia.org/property/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a sports event has date 26</text:p>
          </table:table-cell>
          <table:table-cell office:value-type="string">
            <text:p>an agent has date 194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ate%3E+rdfs%3Alabel+%3Fpredicate+.+%3Fs+%3Chttp%3A%2F%2Fdbpedia.org%2Fproperty%2F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released&quot;)" office:value-type="string" office:string-value="http://dbpedia.org/property/released">
            <text:p>http://dbpedia.org/property/released</text:p>
          </table:table-cell>
          <table:table-cell office:value-type="string">
            <text:p>released</text:p>
          </table:table-cell>
          <table:table-cell table:number-columns-repeated="2"/>
          <table:table-cell office:value-type="string">
            <text:p>a musical work has released 1971-10-03 02:00</text:p>
          </table:table-cell>
          <table:table-cell office:value-type="string">
            <text:p>a musical work has released --03-0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d%3E+rdfs%3Alabel+%3Fpredicate+.+%3Fs+%3Chttp%3A%2F%2Fdbpedia.org%2Fproperty%2Freleas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releaseDate&quot;)" office:value-type="string" office:string-value="http://dbpedia.org/ontology/releaseDate">
            <text:p>http://dbpedia.org/ontology/releaseDate</text:p>
          </table:table-cell>
          <table:table-cell office:value-type="string">
            <text:p>releaseDate</text:p>
          </table:table-cell>
          <table:table-cell table:number-columns-repeated="2"/>
          <table:table-cell office:value-type="string">
            <text:p>a movie has release date 1990-03-22 02:00</text:p>
          </table:table-cell>
          <table:table-cell office:value-type="string">
            <text:p>a work has release date 2010-07-15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releaseDate%3E+rdfs%3Alabel+%3Fpredicate+.+%3Fs+%3Chttp%3A%2F%2Fdbpedia.org%2Fontology%2F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date&quot;)" office:value-type="string" office:string-value="http://dbpedia.org/property/origdate">
            <text:p>http://dbpedia.org/property/origdate</text:p>
          </table:table-cell>
          <table:table-cell office:value-type="string">
            <text:p>origdate</text:p>
          </table:table-cell>
          <table:table-cell table:number-columns-repeated="2"/>
          <table:table-cell office:value-type="string">
            <text:p>a work has origdate March 1982 – May 1989</text:p>
          </table:table-cell>
          <table:table-cell office:value-type="string">
            <text:p>a work has origdate March 1982 – May 198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date%3E+rdfs%3Alabel+%3Fpredicate+.+%3Fs+%3Chttp%3A%2F%2Fdbpedia.org%2Fproperty%2Forig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an organisation has year 1882</text:p>
          </table:table-cell>
          <table:table-cell office:value-type="string">
            <text:p>a baseball player has year 194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%3E+rdfs%3Alabel+%3Fpredicate+.+%3Fs+%3Chttp%3A%2F%2Fdbpedia.org%2Fproperty%2F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completionDate&quot;)" office:value-type="string" office:string-value="http://dbpedia.org/ontology/completionDate">
            <text:p>http://dbpedia.org/ontology/completionDate</text:p>
          </table:table-cell>
          <table:table-cell office:value-type="string">
            <text:p>completionDate</text:p>
          </table:table-cell>
          <table:table-cell table:number-columns-repeated="2"/>
          <table:table-cell office:value-type="string">
            <text:p>a television show has completion date 1972-12-08 02:00</text:p>
          </table:table-cell>
          <table:table-cell office:value-type="string">
            <text:p>a work has completion date 1998-06-13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mpletionDate%3E+rdfs%3Alabel+%3Fpredicate+.+%3Fs+%3Chttp%3A%2F%2Fdbpedia.org%2Fontology%2Fcomple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ublishDate&quot;)" office:value-type="string" office:string-value="http://dbpedia.org/property/publishDate">
            <text:p>http://dbpedia.org/property/publishDate</text:p>
          </table:table-cell>
          <table:table-cell office:value-type="string">
            <text:p>publishDate</text:p>
          </table:table-cell>
          <table:table-cell table:number-columns-repeated="2"/>
          <table:table-cell office:value-type="string">
            <text:p>an agent has publish date 2006-04-24 02:00</text:p>
          </table:table-cell>
          <table:table-cell office:value-type="string">
            <text:p>an artist has publish date 2006 in literature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ublishDate%3E+rdfs%3Alabel+%3Fpredicate+.+%3Fs+%3Chttp%3A%2F%2Fdbpedia.org%2Fproperty%2Fpublish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irstdate&quot;)" office:value-type="string" office:string-value="http://dbpedia.org/property/firstdate">
            <text:p>http://dbpedia.org/property/firstdate</text:p>
          </table:table-cell>
          <table:table-cell office:value-type="string">
            <text:p>firstdate</text:p>
          </table:table-cell>
          <table:table-cell table:number-columns-repeated="2"/>
          <table:table-cell office:value-type="string">
            <text:p>a periodical literature has firstdate 1922</text:p>
          </table:table-cell>
          <table:table-cell office:value-type="string">
            <text:p>a magazine has firstdate 196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date%3E+rdfs%3Alabel+%3Fpredicate+.+%3Fs+%3Chttp%3A%2F%2Fdbpedia.org%2Fproperty%2Ffirs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aunchDate&quot;)" office:value-type="string" office:string-value="http://dbpedia.org/property/launchDate">
            <text:p>http://dbpedia.org/property/launchDate</text:p>
          </table:table-cell>
          <table:table-cell office:value-type="string">
            <text:p>launchDate</text:p>
          </table:table-cell>
          <table:table-cell table:number-columns-repeated="2"/>
          <table:table-cell office:value-type="string">
            <text:p>a website has launch date December 2003</text:p>
          </table:table-cell>
          <table:table-cell office:value-type="string">
            <text:p>an agent has launch date Unknown at this tim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unchDate%3E+rdfs%3Alabel+%3Fpredicate+.+%3Fs+%3Chttp%3A%2F%2Fdbpedia.org%2Fproperty%2Flaunch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irstPublicationDate&quot;)" office:value-type="string" office:string-value="http://dbpedia.org/ontology/firstPublicationDate">
            <text:p>http://dbpedia.org/ontology/firstPublicationDate</text:p>
          </table:table-cell>
          <table:table-cell office:value-type="string">
            <text:p>firstPublicationDate</text:p>
          </table:table-cell>
          <table:table-cell table:number-columns-repeated="2"/>
          <table:table-cell office:value-type="string">
            <text:p>a written work has first publication date 2001-06-03 02:00</text:p>
          </table:table-cell>
          <table:table-cell office:value-type="string">
            <text:p>a manga has first publication date 1997-07-3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irstPublicationDate%3E+rdfs%3Alabel+%3Fpredicate+.+%3Fs+%3Chttp%3A%2F%2Fdbpedia.org%2Fontology%2FfirstPublica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irstPublicationYear&quot;)" office:value-type="string" office:string-value="http://dbpedia.org/ontology/firstPublicationYear">
            <text:p>http://dbpedia.org/ontology/firstPublicationYear</text:p>
          </table:table-cell>
          <table:table-cell office:value-type="string">
            <text:p>firstPublicationYear</text:p>
          </table:table-cell>
          <table:table-cell table:number-columns-repeated="2"/>
          <table:table-cell office:value-type="string">
            <text:p>a periodical literature has first publication year 1982-12-31T22:00:00 02:00</text:p>
          </table:table-cell>
          <table:table-cell office:value-type="string">
            <text:p>a work has first publication year 1982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irstPublicationYear%3E+rdfs%3Alabel+%3Fpredicate+.+%3Fs+%3Chttp%3A%2F%2Fdbpedia.org%2Fontology%2FfirstPublication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inalreldate&quot;)" office:value-type="string" office:string-value="http://dbpedia.org/property/originalreldate">
            <text:p>http://dbpedia.org/property/originalreldate</text:p>
          </table:table-cell>
          <table:table-cell office:value-type="string">
            <text:p>originalreldate</text:p>
          </table:table-cell>
          <table:table-cell table:number-columns-repeated="2"/>
          <table:table-cell office:value-type="string">
            <text:p>an album has OriginalRelDate 2006-07-25 02:00</text:p>
          </table:table-cell>
          <table:table-cell office:value-type="string">
            <text:p>a written work has OriginalRelDate 2009-04-24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alreldate%3E+rdfs%3Alabel+%3Fpredicate+.+%3Fs+%3Chttp%3A%2F%2Fdbpedia.org%2Fproperty%2Foriginalrel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published&quot;)" office:value-type="string" office:string-value="http://dbpedia.org/property/published">
            <text:p>http://dbpedia.org/property/published</text:p>
          </table:table-cell>
          <table:table-cell office:value-type="string">
            <text:p>published</text:p>
          </table:table-cell>
          <table:table-cell table:number-columns-repeated="2"/>
          <table:table-cell office:value-type="string">
            <text:p>a work has Published Material World Charitable Foundation</text:p>
          </table:table-cell>
          <table:table-cell office:value-type="string">
            <text:p>a written work has Published July 198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ublished%3E+rdfs%3Alabel+%3Fpredicate+.+%3Fs+%3Chttp%3A%2F%2Fdbpedia.org%2Fproperty%2Fpublish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ublDate&quot;)" office:value-type="string" office:string-value="http://dbpedia.org/property/publDate">
            <text:p>http://dbpedia.org/property/publDate</text:p>
          </table:table-cell>
          <table:table-cell office:value-type="string">
            <text:p>publDate</text:p>
          </table:table-cell>
          <table:table-cell table:number-columns-repeated="2"/>
          <table:table-cell office:value-type="string">
            <text:p>a book has publ date 1939-09-02 02:00</text:p>
          </table:table-cell>
          <table:table-cell office:value-type="string">
            <text:p>a book has publ date 193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ublDate%3E+rdfs%3Alabel+%3Fpredicate+.+%3Fs+%3Chttp%3A%2F%2Fdbpedia.org%2Fproperty%2Fpubl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publicationDate&quot;)" office:value-type="string" office:string-value="http://dbpedia.org/property/publicationDate">
            <text:p>http://dbpedia.org/property/publicationDate</text:p>
          </table:table-cell>
          <table:table-cell table:style-name="ce16" office:value-type="string">
            <text:p>publicationDate</text:p>
          </table:table-cell>
          <table:table-cell table:style-name="ce16" table:number-columns-repeated="2"/>
          <table:table-cell table:style-name="ce16" office:value-type="string">
            <text:p>a work has publication date 2008-10-06 02:00</text:p>
          </table:table-cell>
          <table:table-cell table:style-name="ce16" office:value-type="string">
            <text:p>a written work has publication date Vol.1 1967/ Vol.2 1970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ublicationDate%3E+rdfs%3Alabel+%3Fpredicate+.+%3Fs+%3Chttp%3A%2F%2Fdbpedia.org%2Fproperty%2Fpublica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021450258">
            <text:p>2021450258</text:p>
          </table:table-cell>
          <table:table-cell office:value-type="string">
            <text:p>book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Chinese</text:p>
          </table:table-cell>
          <table:table-cell table:style-name="ce13" office:value-type="string">
            <text:p>Dutch</text:p>
          </table:table-cell>
          <table:table-cell table:style-name="ce13" office:value-type="string">
            <text:p>English</text:p>
          </table:table-cell>
          <table:table-cell table:style-name="ce13" office:value-type="string">
            <text:p>French</text:p>
          </table:table-cell>
          <table:table-cell table:style-name="ce13" office:value-type="string">
            <text:p>Germa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Italian</text:p>
          </table:table-cell>
          <table:table-cell table:style-name="ce13" office:value-type="string">
            <text:p>Norwegian</text:p>
          </table:table-cell>
          <table:table-cell table:style-name="ce13" office:value-type="string">
            <text:p>Portuguese</text:p>
          </table:table-cell>
          <table:table-cell table:style-name="ce13" office:value-type="string">
            <text:p>Russian</text:p>
          </table:table-cell>
          <table:table-cell table:style-name="ce13" office:value-type="string">
            <text:p>Spanis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wedish</text:p>
          </table:table-cell>
          <table:table-cell table:style-name="ce13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language&quot;)" office:value-type="string" office:string-value="http://dbpedia.org/property/language">
            <text:p>http://dbpedia.org/property/language</text:p>
          </table:table-cell>
          <table:table-cell office:value-type="string">
            <text:p>language</text:p>
          </table:table-cell>
          <table:table-cell table:number-columns-repeated="2"/>
          <table:table-cell office:value-type="string">
            <text:p>an album has language English</text:p>
          </table:table-cell>
          <table:table-cell office:value-type="string">
            <text:p>an agent has language Italian language (an entity of type languag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nguage%3E+rdfs%3Alabel+%3Fpredicate+.+%3Fs+%3Chttp%3A%2F%2Fdbpedia.org%2Fproperty%2Flanguag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language&quot;)" office:value-type="string" office:string-value="http://dbpedia.org/ontology/language">
            <text:p>http://dbpedia.org/ontology/language</text:p>
          </table:table-cell>
          <table:table-cell office:value-type="string">
            <text:p>language</text:p>
          </table:table-cell>
          <table:table-cell table:number-columns-repeated="2"/>
          <table:table-cell office:value-type="string">
            <text:p>a work has language Swedish language (an entity of type language)</text:p>
          </table:table-cell>
          <table:table-cell office:value-type="string">
            <text:p>a work has language Germany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anguage%3E+rdfs%3Alabel+%3Fpredicate+.+%3Fs+%3Chttp%3A%2F%2Fdbpedia.org%2Fontology%2Flanguag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nationality&quot;)" office:value-type="string" office:string-value="http://dbpedia.org/property/nationality">
            <text:p>http://dbpedia.org/propert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 scientist has nationality German</text:p>
          </table:table-cell>
          <table:table-cell office:value-type="string">
            <text:p>a president has nationality Turkey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ity%3E+rdfs%3Alabel+%3Fpredicate+.+%3Fs+%3Chttp%3A%2F%2Fdbpedia.org%2Fpropert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place has country Norway (an entity of type place)</text:p>
          </table:table-cell>
          <table:table-cell office:value-type="string">
            <text:p>a municipality has country Paraguay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untry%3E+rdfs%3Alabel+%3Fpredicate+.+%3Fs+%3Chttp%3A%2F%2Fdbpedia.org%2Fontolog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place has country Sweden</text:p>
          </table:table-cell>
          <table:table-cell office:value-type="string">
            <text:p>an event has country Bahrai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%3E+rdfs%3Alabel+%3Fpredicate+.+%3Fs+%3Chttp%3A%2F%2Fdbpedia.org%2Fpropert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translations&quot;)" office:value-type="string" office:string-value="http://dbpedia.org/property/translations">
            <text:p>http://dbpedia.org/property/translations</text:p>
          </table:table-cell>
          <table:table-cell office:value-type="string">
            <text:p>translations</text:p>
          </table:table-cell>
          <table:table-cell table:number-columns-repeated="2"/>
          <table:table-cell office:value-type="string">
            <text:p>a written work has translations Portuguese, Danish, Japanese, Dutch, Chinese, German, Hebrew, Korean, Russian, and Italian</text:p>
          </table:table-cell>
          <table:table-cell office:value-type="string">
            <text:p>a work has translations Portuguese, Danish, Japanese, Dutch, Chinese, German, Hebrew, Korean, Russian, and Italia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ranslations%3E+rdfs%3Alabel+%3Fpredicate+.+%3Fs+%3Chttp%3A%2F%2Fdbpedia.org%2Fproperty%2Ftranslati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nationality&quot;)" office:value-type="string" office:string-value="http://dbpedia.org/ontology/nationality">
            <text:p>http://dbpedia.org/ontolog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 comics creator has nationality France (an entity of type populated place)</text:p>
          </table:table-cell>
          <table:table-cell office:value-type="string">
            <text:p>an artist has nationality Turkish people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ationality%3E+rdfs%3Alabel+%3Fpredicate+.+%3Fs+%3Chttp%3A%2F%2Fdbpedia.org%2Fontolog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office:value-type="string">
            <text:p>stateOfOrigin</text:p>
          </table:table-cell>
          <table:table-cell table:number-columns-repeated="2"/>
          <table:table-cell office:value-type="string">
            <text:p>a person has state of origin Afghanistan (an entity of type country)</text:p>
          </table:table-cell>
          <table:table-cell office:value-type="string">
            <text:p>an agent has state of origin Estoni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ateOfOrigin%3E+rdfs%3Alabel+%3Fpredicate+.+%3Fs+%3Chttp%3A%2F%2Fdbpedia.org%2Fontology%2FstateO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languages&quot;)" office:value-type="string" office:string-value="http://dbpedia.org/property/languages">
            <text:p>http://dbpedia.org/property/languages</text:p>
          </table:table-cell>
          <table:table-cell office:value-type="string">
            <text:p>languages</text:p>
          </table:table-cell>
          <table:table-cell table:number-columns-repeated="2"/>
          <table:table-cell office:value-type="string">
            <text:p>an ethnic group has Languages Swiss German (an entity of type language)</text:p>
          </table:table-cell>
          <table:table-cell office:value-type="string">
            <text:p>an ethnic group has Languages Icelandic language (an entity of type languag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nguages%3E+rdfs%3Alabel+%3Fpredicate+.+%3Fs+%3Chttp%3A%2F%2Fdbpedia.org%2Fproperty%2Flanguag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thnicity&quot;)" office:value-type="string" office:string-value="http://dbpedia.org/property/ethnicity">
            <text:p>http://dbpedia.org/property/ethnicity</text:p>
          </table:table-cell>
          <table:table-cell office:value-type="string">
            <text:p>ethnicity</text:p>
          </table:table-cell>
          <table:table-cell table:number-columns-repeated="2"/>
          <table:table-cell office:value-type="string">
            <text:p>an agent has ethnicity Norway (an entity of type populated place)</text:p>
          </table:table-cell>
          <table:table-cell office:value-type="string">
            <text:p>an agent has ethnicity Lithuanian Jews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thnicity%3E+rdfs%3Alabel+%3Fpredicate+.+%3Fs+%3Chttp%3A%2F%2Fdbpedia.org%2Fproperty%2Fethnic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fficialLanguages&quot;)" office:value-type="string" office:string-value="http://dbpedia.org/property/officialLanguages">
            <text:p>http://dbpedia.org/property/officialLanguages</text:p>
          </table:table-cell>
          <table:table-cell office:value-type="string">
            <text:p>officialLanguages</text:p>
          </table:table-cell>
          <table:table-cell table:number-columns-repeated="2"/>
          <table:table-cell office:value-type="string">
            <text:p>a country has official languages Montenegrin language (an entity of type language)</text:p>
          </table:table-cell>
          <table:table-cell office:value-type="string">
            <text:p>a place has official languages French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fficialLanguages%3E+rdfs%3Alabel+%3Fpredicate+.+%3Fs+%3Chttp%3A%2F%2Fdbpedia.org%2Fproperty%2FofficialLanguag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language(s)_&quot;)" office:value-type="string" office:string-value="http://dbpedia.org/property/language(s)_">
            <text:p>http://dbpedia.org/property/language(s)_</text:p>
          </table:table-cell>
          <table:table-cell office:value-type="string">
            <text:p>language(s)_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nguage%28s%29_%3E+rdfs%3Alabel+%3Fpredicate+.+%3Fs+%3Chttp%3A%2F%2Fdbpedia.org%2Fproperty%2Flanguage%28s%29_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language&quot;)" office:value-type="string" office:string-value="http://dbpedia.org/property/origlanguage">
            <text:p>http://dbpedia.org/property/origlanguage</text:p>
          </table:table-cell>
          <table:table-cell office:value-type="string">
            <text:p>origlanguage</text:p>
          </table:table-cell>
          <table:table-cell table:number-columns-repeated="2"/>
          <table:table-cell office:value-type="string">
            <text:p>a musical work has origlanguage English</text:p>
          </table:table-cell>
          <table:table-cell office:value-type="string">
            <text:p>a single has origlanguage English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language%3E+rdfs%3Alabel+%3Fpredicate+.+%3Fs+%3Chttp%3A%2F%2Fdbpedia.org%2Fproperty%2Foriglanguag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Lang&quot;)" office:value-type="string" office:string-value="http://dbpedia.org/property/origLang">
            <text:p>http://dbpedia.org/property/origLang</text:p>
          </table:table-cell>
          <table:table-cell office:value-type="string">
            <text:p>origLang</text:p>
          </table:table-cell>
          <table:table-cell table:number-columns-repeated="2"/>
          <table:table-cell office:value-type="string">
            <text:p>a work has orig lang Sweden (an entity of type populated place)</text:p>
          </table:table-cell>
          <table:table-cell office:value-type="string">
            <text:p>a written work has orig lang Bulgaria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Lang%3E+rdfs%3Alabel+%3Fpredicate+.+%3Fs+%3Chttp%3A%2F%2Fdbpedia.org%2Fproperty%2ForigLang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ang&quot;)" office:value-type="string" office:string-value="http://dbpedia.org/property/lang">
            <text:p>http://dbpedia.org/property/lang</text:p>
          </table:table-cell>
          <table:table-cell office:value-type="string">
            <text:p>lang</text:p>
          </table:table-cell>
          <table:table-cell table:number-columns-repeated="2"/>
          <table:table-cell office:value-type="string">
            <text:p>a place has lang bn</text:p>
          </table:table-cell>
          <table:table-cell office:value-type="string">
            <text:p>an agent has lang Basqu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ng%3E+rdfs%3Alabel+%3Fpredicate+.+%3Fs+%3Chttp%3A%2F%2Fdbpedia.org%2Fproperty%2Flang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originalLanguage&quot;)" office:value-type="string" office:string-value="http://dbpedia.org/ontology/originalLanguage">
            <text:p>http://dbpedia.org/ontology/originalLanguage</text:p>
          </table:table-cell>
          <table:table-cell office:value-type="string">
            <text:p>originalLanguage</text:p>
          </table:table-cell>
          <table:table-cell table:number-columns-repeated="2"/>
          <table:table-cell office:value-type="string">
            <text:p>a play has original language Bulgaria (an entity of type place)</text:p>
          </table:table-cell>
          <table:table-cell office:value-type="string">
            <text:p>a work has original language Classical Latin (an entity of type languag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originalLanguage%3E+rdfs%3Alabel+%3Fpredicate+.+%3Fs+%3Chttp%3A%2F%2Fdbpedia.org%2Fontology%2ForiginalLanguag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originalLanguage&quot;)" office:value-type="string" office:string-value="http://dbpedia.org/property/originalLanguage">
            <text:p>http://dbpedia.org/property/originalLanguage</text:p>
          </table:table-cell>
          <table:table-cell table:style-name="ce16" office:value-type="string">
            <text:p>originalLanguage</text:p>
          </table:table-cell>
          <table:table-cell table:style-name="ce16" table:number-columns-repeated="2"/>
          <table:table-cell table:number-columns-repeated="2" table:style-name="ce16" office:value-type="string">
            <text:p>a play has original language German language (an entity of type language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alLanguage%3E+rdfs%3Alabel+%3Fpredicate+.+%3Fs+%3Chttp%3A%2F%2Fdbpedia.org%2Fproperty%2ForiginalLanguag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129711824">
            <text:p>2129711824</text:p>
          </table:table-cell>
          <table:table-cell office:value-type="string">
            <text:p>book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gatha Christie</text:p>
          </table:table-cell>
          <table:table-cell table:style-name="ce13" office:value-type="string">
            <text:p>Anna Sewell</text:p>
          </table:table-cell>
          <table:table-cell table:style-name="ce13" office:value-type="string">
            <text:p>Anne Frank</text:p>
          </table:table-cell>
          <table:table-cell table:style-name="ce13" office:value-type="string">
            <text:p>Antoine de Saint-Exupéry</text:p>
          </table:table-cell>
          <table:table-cell table:style-name="ce13" office:value-type="string">
            <text:p>Beatrix Pott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ao Xueqin</text:p>
          </table:table-cell>
          <table:table-cell table:style-name="ce13" office:value-type="string">
            <text:p>Carlo Collodi</text:p>
          </table:table-cell>
          <table:table-cell table:style-name="ce13" office:value-type="string">
            <text:p>Charles Dickens</text:p>
          </table:table-cell>
          <table:table-cell table:style-name="ce13" office:value-type="string">
            <text:p>Charles M. Sheldon</text:p>
          </table:table-cell>
          <table:table-cell table:style-name="ce13" office:value-type="string">
            <text:p>Colleen McCulloug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. S. Lewis</text:p>
          </table:table-cell>
          <table:table-cell table:style-name="ce13" office:value-type="string">
            <text:p>Dan Brown</text:p>
          </table:table-cell>
          <table:table-cell table:style-name="ce13" office:value-type="string">
            <text:p>Dr. Benjamin Spock</text:p>
          </table:table-cell>
          <table:table-cell table:style-name="ce13" office:value-type="string">
            <text:p>E.B. White</text:p>
          </table:table-cell>
          <table:table-cell table:style-name="ce13" office:value-type="string">
            <text:p>Elbert Hubbar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Ellen G. White</text:p>
          </table:table-cell>
          <table:table-cell table:style-name="ce13" office:value-type="string">
            <text:p>Eric Carle</text:p>
          </table:table-cell>
          <table:table-cell table:style-name="ce13" office:value-type="string">
            <text:p>Gabriel García Márquez</text:p>
          </table:table-cell>
          <table:table-cell table:style-name="ce13" office:value-type="string">
            <text:p>Hal Lindsey, C. C. Carlson</text:p>
          </table:table-cell>
          <table:table-cell table:style-name="ce13" office:value-type="string">
            <text:p>Harper Le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H. Rider Haggard</text:p>
          </table:table-cell>
          <table:table-cell table:style-name="ce13" office:value-type="string">
            <text:p>Jack Higgins</text:p>
          </table:table-cell>
          <table:table-cell table:style-name="ce13" office:value-type="string">
            <text:p>Jacqueline Susann</text:p>
          </table:table-cell>
          <table:table-cell table:style-name="ce13" office:value-type="string">
            <text:p>J. D. Salinger</text:p>
          </table:table-cell>
          <table:table-cell table:style-name="ce13" office:value-type="string">
            <text:p>Jeffrey Arch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J. K. Rowling</text:p>
          </table:table-cell>
          <table:table-cell table:style-name="ce13" office:value-type="string">
            <text:p>Johanna Spyri</text:p>
          </table:table-cell>
          <table:table-cell table:style-name="ce13" office:value-type="string">
            <text:p>Jostein Gaarder</text:p>
          </table:table-cell>
          <table:table-cell table:style-name="ce13" office:value-type="string">
            <text:p>J. P. Donleavy</text:p>
          </table:table-cell>
          <table:table-cell table:style-name="ce13" office:value-type="string">
            <text:p>J. R. R. Tolkie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Leo Tolstoy</text:p>
          </table:table-cell>
          <table:table-cell table:style-name="ce13" office:value-type="string">
            <text:p>Louise Hay</text:p>
          </table:table-cell>
          <table:table-cell table:style-name="ce13" office:value-type="string">
            <text:p>Lucy Maud Montgomery</text:p>
          </table:table-cell>
          <table:table-cell table:style-name="ce13" office:value-type="string">
            <text:p>Margaret Mitchell</text:p>
          </table:table-cell>
          <table:table-cell table:style-name="ce13" office:value-type="string">
            <text:p>Napoleon Hill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Nikolai Ostrovsky</text:p>
          </table:table-cell>
          <table:table-cell table:style-name="ce13" office:value-type="string">
            <text:p>Paulo Coelho</text:p>
          </table:table-cell>
          <table:table-cell table:style-name="ce13" office:value-type="string">
            <text:p>Richard Adams</text:p>
          </table:table-cell>
          <table:table-cell table:style-name="ce13" office:value-type="string">
            <text:p>Richard Bach</text:p>
          </table:table-cell>
          <table:table-cell table:style-name="ce13" office:value-type="string">
            <text:p>Rick Warre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obert James Waller</text:p>
          </table:table-cell>
          <table:table-cell table:style-name="ce13" office:value-type="string">
            <text:p>Shere Hite</text:p>
          </table:table-cell>
          <table:table-cell table:style-name="ce13" office:value-type="string">
            <text:p>Stieg Larsson</text:p>
          </table:table-cell>
          <table:table-cell table:style-name="ce13" office:value-type="string">
            <text:p>Umberto Eco</text:p>
          </table:table-cell>
          <table:table-cell table:style-name="ce13" office:value-type="string">
            <text:p>V. C. Andrew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ladimir Nabokov</text:p>
          </table:table-cell>
          <table:table-cell table:style-name="ce13" office:value-type="string">
            <text:p>Wayne Dyer</text:p>
          </table:table-cell>
          <table:table-cell table:style-name="ce13" office:value-type="string">
            <text:p>William Bradford Huie</text:p>
          </table:table-cell>
          <table:table-cell table:style-name="ce13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author&quot;)" office:value-type="string" office:string-value="http://dbpedia.org/property/author">
            <text:p>http://dbpedia.org/property/author</text:p>
          </table:table-cell>
          <table:table-cell office:value-type="string">
            <text:p>author</text:p>
          </table:table-cell>
          <table:table-cell table:number-columns-repeated="2"/>
          <table:table-cell office:value-type="string">
            <text:p>a book has author Booth Tarkington (an entity of type person)</text:p>
          </table:table-cell>
          <table:table-cell office:value-type="string">
            <text:p>a written work has author Daniel Defoe (an entity of type writ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uthor%3E+rdfs%3Alabel+%3Fpredicate+.+%3Fs+%3Chttp%3A%2F%2Fdbpedia.org%2Fproperty%2Fauth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author&quot;)" office:value-type="string" office:string-value="http://dbpedia.org/ontology/author">
            <text:p>http://dbpedia.org/ontology/author</text:p>
          </table:table-cell>
          <table:table-cell office:value-type="string">
            <text:p>author</text:p>
          </table:table-cell>
          <table:table-cell table:number-columns-repeated="2"/>
          <table:table-cell office:value-type="string">
            <text:p>a work has author ATI Technologies (an entity of type agent)</text:p>
          </table:table-cell>
          <table:table-cell office:value-type="string">
            <text:p>a written work has author Dan Brown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uthor%3E+rdfs%3Alabel+%3Fpredicate+.+%3Fs+%3Chttp%3A%2F%2Fdbpedia.org%2Fontology%2Fauth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office:value-type="string">
            <text:p>writer</text:p>
          </table:table-cell>
          <table:table-cell table:number-columns-repeated="2"/>
          <table:table-cell office:value-type="string">
            <text:p>an album has writer Allen, Hillage</text:p>
          </table:table-cell>
          <table:table-cell office:value-type="string">
            <text:p>an album has writer Man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riter%3E+rdfs%3Alabel+%3Fpredicate+.+%3Fs+%3Chttp%3A%2F%2Fdbpedia.org%2Fpropert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office:value-type="string">
            <text:p>writer</text:p>
          </table:table-cell>
          <table:table-cell table:number-columns-repeated="2"/>
          <table:table-cell office:value-type="string">
            <text:p>a movie has writer William Goldman (an entity of type person)</text:p>
          </table:table-cell>
          <table:table-cell office:value-type="string">
            <text:p>a movie has writer Paul May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writer%3E+rdfs%3Alabel+%3Fpredicate+.+%3Fs+%3Chttp%3A%2F%2Fdbpedia.org%2Fontolog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creator&quot;)" office:value-type="string" office:string-value="http://dbpedia.org/ontology/creator">
            <text:p>http://dbpedia.org/ontology/creator</text:p>
          </table:table-cell>
          <table:table-cell office:value-type="string">
            <text:p>creator</text:p>
          </table:table-cell>
          <table:table-cell table:number-columns-repeated="2"/>
          <table:table-cell office:value-type="string">
            <text:p>a television show has creator Stephen J. Cannell (an entity of type person)</text:p>
          </table:table-cell>
          <table:table-cell office:value-type="string">
            <text:p>a television show has creator Anthony E. Zuiker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reator%3E+rdfs%3Alabel+%3Fpredicate+.+%3Fs+%3Chttp%3A%2F%2Fdbpedia.org%2Fontology%2Fcre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creator&quot;)" office:value-type="string" office:string-value="http://dbpedia.org/property/creator">
            <text:p>http://dbpedia.org/property/creator</text:p>
          </table:table-cell>
          <table:table-cell table:style-name="ce16" office:value-type="string">
            <text:p>creator</text:p>
          </table:table-cell>
          <table:table-cell table:style-name="ce16" table:number-columns-repeated="2"/>
          <table:table-cell table:style-name="ce16" office:value-type="string">
            <text:p>a work has creator Rik Mayall (an entity of type artist)</text:p>
          </table:table-cell>
          <table:table-cell table:style-name="ce16" office:value-type="string">
            <text:p>a television show has creator Sol Saks (an entity of type person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reator%3E+rdfs%3Alabel+%3Fpredicate+.+%3Fs+%3Chttp%3A%2F%2Fdbpedia.org%2Fproperty%2Fcre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911613041">
            <text:p>1911613041</text:p>
          </table:table-cell>
          <table:table-cell office:value-type="string">
            <text:p>compan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Belgium</text:p>
          </table:table-cell>
          <table:table-cell table:style-name="ce13" office:value-type="string">
            <text:p>Brazil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China</text:p>
          </table:table-cell>
          <table:table-cell table:style-name="ce13" office:value-type="string">
            <text:p>Fin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France</text:p>
          </table:table-cell>
          <table:table-cell table:style-name="ce13" office:value-type="string">
            <text:p>Germany</text:p>
          </table:table-cell>
          <table:table-cell table:style-name="ce13" office:value-type="string">
            <text:p>India</text:p>
          </table:table-cell>
          <table:table-cell table:style-name="ce13" office:value-type="string">
            <text:p>Ireland</text:p>
          </table:table-cell>
          <table:table-cell table:style-name="ce13" office:value-type="string">
            <text:p>Ital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Japan</text:p>
          </table:table-cell>
          <table:table-cell table:style-name="ce13" office:value-type="string">
            <text:p>Luxembourg</text:p>
          </table:table-cell>
          <table:table-cell table:style-name="ce13" office:value-type="string">
            <text:p>Netherlands</text:p>
          </table:table-cell>
          <table:table-cell table:style-name="ce13" office:value-type="string">
            <text:p>Saudi Arabia</text:p>
          </table:table-cell>
          <table:table-cell table:style-name="ce13" office:value-type="string">
            <text:p>Singapor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outh Korea</text:p>
          </table:table-cell>
          <table:table-cell table:style-name="ce13" office:value-type="string">
            <text:p>Sweden</text:p>
          </table:table-cell>
          <table:table-cell table:style-name="ce13" office:value-type="string">
            <text:p>Switzerland</text:p>
          </table:table-cell>
          <table:table-cell table:style-name="ce13" office:value-type="string">
            <text:p>Taiwan</text:p>
          </table:table-cell>
          <table:table-cell table:style-name="ce13" office:value-type="string">
            <text:p>Turke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United Kingdom</text:p>
          </table:table-cell>
          <table:table-cell table:style-name="ce13" office:value-type="string">
            <text:p>United States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ontology/foundationPlace&quot;)" office:value-type="string" office:string-value="http://dbpedia.org/ontology/foundationPlace">
            <text:p>http://dbpedia.org/ontology/foundationPlace</text:p>
          </table:table-cell>
          <table:table-cell office:value-type="string">
            <text:p>foundationPlace</text:p>
          </table:table-cell>
          <table:table-cell table:number-columns-repeated="2"/>
          <table:table-cell office:value-type="string">
            <text:p>an agent has foundation place Frankfurt (an entity of type municipality)</text:p>
          </table:table-cell>
          <table:table-cell office:value-type="string">
            <text:p>a company has foundation place Lille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oundationPlace%3E+rdfs%3Alabel+%3Fpredicate+.+%3Fs+%3Chttp%3A%2F%2Fdbpedia.org%2Fontology%2FfoundationPla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areaServed&quot;)" office:value-type="string" office:string-value="http://dbpedia.org/property/areaServed">
            <text:p>http://dbpedia.org/property/areaServed</text:p>
          </table:table-cell>
          <table:table-cell office:value-type="string">
            <text:p>areaServed</text:p>
          </table:table-cell>
          <table:table-cell table:number-columns-repeated="2"/>
          <table:table-cell office:value-type="string">
            <text:p>a company has area served Atlantic Ocean (an entity of type place)</text:p>
          </table:table-cell>
          <table:table-cell office:value-type="string">
            <text:p>an organisation has area served Norway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reaServed%3E+rdfs%3Alabel+%3Fpredicate+.+%3Fs+%3Chttp%3A%2F%2Fdbpedia.org%2Fproperty%2FareaServ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headquarter&quot;)" office:value-type="string" office:string-value="http://dbpedia.org/ontology/headquarter">
            <text:p>http://dbpedia.org/ontology/headquarter</text:p>
          </table:table-cell>
          <table:table-cell office:value-type="string">
            <text:p>headquarter</text:p>
          </table:table-cell>
          <table:table-cell table:number-columns-repeated="2"/>
          <table:table-cell office:value-type="string">
            <text:p>an organisation has headquarter The Gambia (an entity of type populated place)</text:p>
          </table:table-cell>
          <table:table-cell office:value-type="string">
            <text:p>an agent has headquarter Les Abymes (an entity of type municipali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headquarter%3E+rdfs%3Alabel+%3Fpredicate+.+%3Fs+%3Chttp%3A%2F%2Fdbpedia.org%2Fontology%2Fheadquar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ocationCountry&quot;)" office:value-type="string" office:string-value="http://dbpedia.org/property/locationCountry">
            <text:p>http://dbpedia.org/property/locationCountry</text:p>
          </table:table-cell>
          <table:table-cell office:value-type="string">
            <text:p>locationCountry</text:p>
          </table:table-cell>
          <table:table-cell table:number-columns-repeated="2"/>
          <table:table-cell office:value-type="string">
            <text:p>an agent has location country England (an entity of type place)</text:p>
          </table:table-cell>
          <table:table-cell office:value-type="string">
            <text:p>an architectural structure has location country Germany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Country%3E+rdfs%3Alabel+%3Fpredicate+.+%3Fs+%3Chttp%3A%2F%2Fdbpedia.org%2Fproperty%2Flocation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location&quot;)" office:value-type="string" office:string-value="http://dbpedia.org/ontology/location">
            <text:p>http://dbpedia.org/ontology/location</text:p>
          </table:table-cell>
          <table:table-cell office:value-type="string">
            <text:p>location</text:p>
          </table:table-cell>
          <table:table-cell table:number-columns-repeated="2"/>
          <table:table-cell office:value-type="string">
            <text:p>a Grand Prix has location Germany (an entity of type populated place)</text:p>
          </table:table-cell>
          <table:table-cell office:value-type="string">
            <text:p>a company has location Dallas (an entity of type ci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ocation%3E+rdfs%3Alabel+%3Fpredicate+.+%3Fs+%3Chttp%3A%2F%2Fdbpedia.org%2Fontology%2Floc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broadcaster has country Europe (an entity of type populated place)</text:p>
          </table:table-cell>
          <table:table-cell office:value-type="string">
            <text:p>a broadcaster has country Europe (an entity of type contin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%3E+rdfs%3Alabel+%3Fpredicate+.+%3Fs+%3Chttp%3A%2F%2Fdbpedia.org%2Fpropert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foundation&quot;)" office:value-type="string" office:string-value="http://dbpedia.org/property/foundation">
            <text:p>http://dbpedia.org/property/foundation</text:p>
          </table:table-cell>
          <table:table-cell office:value-type="string">
            <text:p>foundation</text:p>
          </table:table-cell>
          <table:table-cell table:number-columns-repeated="2"/>
          <table:table-cell office:value-type="string">
            <text:p>a political party has foundation 1959</text:p>
          </table:table-cell>
          <table:table-cell office:value-type="string">
            <text:p>an administrative region has foundation 200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undation%3E+rdfs%3Alabel+%3Fpredicate+.+%3Fs+%3Chttp%3A%2F%2Fdbpedia.org%2Fproperty%2Ffound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headquarters&quot;)" office:value-type="string" office:string-value="http://dbpedia.org/property/headquarters">
            <text:p>http://dbpedia.org/property/headquarters</text:p>
          </table:table-cell>
          <table:table-cell office:value-type="string">
            <text:p>headquarters</text:p>
          </table:table-cell>
          <table:table-cell table:number-columns-repeated="2"/>
          <table:table-cell office:value-type="string">
            <text:p>an agent has headquarters Dublin (an entity of type populated place)</text:p>
          </table:table-cell>
          <table:table-cell office:value-type="string">
            <text:p>an agent has headquarters Ivory Coast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eadquarters%3E+rdfs%3Alabel+%3Fpredicate+.+%3Fs+%3Chttp%3A%2F%2Fdbpedia.org%2Fproperty%2Fheadquarte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ocation&quot;)" office:value-type="string" office:string-value="http://dbpedia.org/property/location">
            <text:p>http://dbpedia.org/property/location</text:p>
          </table:table-cell>
          <table:table-cell office:value-type="string">
            <text:p>location</text:p>
          </table:table-cell>
          <table:table-cell table:number-columns-repeated="2"/>
          <table:table-cell office:value-type="string">
            <text:p>a football match has location Dresden (an entity of type municipality)</text:p>
          </table:table-cell>
          <table:table-cell office:value-type="string">
            <text:p>a Grand Prix has location Bahrain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%3E+rdfs%3Alabel+%3Fpredicate+.+%3Fs+%3Chttp%3A%2F%2Fdbpedia.org%2Fproperty%2Floc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locationCountry&quot;)" office:value-type="string" office:string-value="http://dbpedia.org/ontology/locationCountry">
            <text:p>http://dbpedia.org/ontology/locationCountry</text:p>
          </table:table-cell>
          <table:table-cell office:value-type="string">
            <text:p>locationCountry</text:p>
          </table:table-cell>
          <table:table-cell table:number-columns-repeated="2"/>
          <table:table-cell office:value-type="string">
            <text:p>an organisation has location country Turkey (an entity of type country)</text:p>
          </table:table-cell>
          <table:table-cell office:value-type="string">
            <text:p>an agent has location country United Kingdom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ocationCountry%3E+rdfs%3Alabel+%3Fpredicate+.+%3Fs+%3Chttp%3A%2F%2Fdbpedia.org%2Fontology%2Flocation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locations&quot;)" office:value-type="string" office:string-value="http://dbpedia.org/property/locations">
            <text:p>http://dbpedia.org/property/locations</text:p>
          </table:table-cell>
          <table:table-cell office:value-type="string">
            <text:p>locations</text:p>
          </table:table-cell>
          <table:table-cell table:number-columns-repeated="2"/>
          <table:table-cell office:value-type="string">
            <text:p>an agent has locations Turin (an entity of type place)</text:p>
          </table:table-cell>
          <table:table-cell office:value-type="string">
            <text:p>a company has locations Florid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s%3E+rdfs%3Alabel+%3Fpredicate+.+%3Fs+%3Chttp%3A%2F%2Fdbpedia.org%2Fproperty%2Flocati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populated place has country Albania (an entity of type country)</text:p>
          </table:table-cell>
          <table:table-cell office:value-type="string">
            <text:p>a place has country Iceland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untry%3E+rdfs%3Alabel+%3Fpredicate+.+%3Fs+%3Chttp%3A%2F%2Fdbpedia.org%2Fontolog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origin&quot;)" office:value-type="string" office:string-value="http://dbpedia.org/property/origin">
            <text:p>http://dbpedia.org/property/origin</text:p>
          </table:table-cell>
          <table:table-cell office:value-type="string">
            <text:p>origin</text:p>
          </table:table-cell>
          <table:table-cell table:number-columns-repeated="2"/>
          <table:table-cell office:value-type="string">
            <text:p>an agent has origin Vancouver (an entity of type municipality)</text:p>
          </table:table-cell>
          <table:table-cell office:value-type="string">
            <text:p>a Band has origin London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%3E+rdfs%3Alabel+%3Fpredicate+.+%3Fs+%3Chttp%3A%2F%2Fdbpedia.org%2Fproperty%2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nationality&quot;)" office:value-type="string" office:string-value="http://dbpedia.org/ontology/nationality">
            <text:p>http://dbpedia.org/ontolog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 person has nationality Slovakia (an entity of type country)</text:p>
          </table:table-cell>
          <table:table-cell office:value-type="string">
            <text:p>a person has nationality Indi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ationality%3E+rdfs%3Alabel+%3Fpredicate+.+%3Fs+%3Chttp%3A%2F%2Fdbpedia.org%2Fontolog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ateOfOrigin&quot;)" office:value-type="string" office:string-value="http://dbpedia.org/ontology/stateOfOrigin">
            <text:p>http://dbpedia.org/ontology/stateOfOrigin</text:p>
          </table:table-cell>
          <table:table-cell office:value-type="string">
            <text:p>stateOfOrigin</text:p>
          </table:table-cell>
          <table:table-cell table:number-columns-repeated="2"/>
          <table:table-cell office:value-type="string">
            <text:p>an agent has state of origin Austria (an entity of type populated place)</text:p>
          </table:table-cell>
          <table:table-cell office:value-type="string">
            <text:p>an agent has state of origin Demographics of India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ateOfOrigin%3E+rdfs%3Alabel+%3Fpredicate+.+%3Fs+%3Chttp%3A%2F%2Fdbpedia.org%2Fontology%2FstateO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ins&quot;)" office:value-type="string" office:string-value="http://dbpedia.org/property/origins">
            <text:p>http://dbpedia.org/property/origins</text:p>
          </table:table-cell>
          <table:table-cell office:value-type="string">
            <text:p>origins</text:p>
          </table:table-cell>
          <table:table-cell table:number-columns-repeated="2"/>
          <table:table-cell office:value-type="string">
            <text:p>a non-profit organisation has origins Washington State University (an entity of type university)</text:p>
          </table:table-cell>
          <table:table-cell office:value-type="string">
            <text:p>an organisation has origins Washington State University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s%3E+rdfs%3Alabel+%3Fpredicate+.+%3Fs+%3Chttp%3A%2F%2Fdbpedia.org%2Fproperty%2Forigi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origin&quot;)" office:value-type="string" office:string-value="http://dbpedia.org/ontology/origin">
            <text:p>http://dbpedia.org/ontology/origin</text:p>
          </table:table-cell>
          <table:table-cell office:value-type="string">
            <text:p>origin</text:p>
          </table:table-cell>
          <table:table-cell table:number-columns-repeated="2"/>
          <table:table-cell office:value-type="string">
            <text:p>a body of water has origin Bulgaria (an entity of type populated place)</text:p>
          </table:table-cell>
          <table:table-cell office:value-type="string">
            <text:p>a flowering plant has origin France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origin%3E+rdfs%3Alabel+%3Fpredicate+.+%3Fs+%3Chttp%3A%2F%2Fdbpedia.org%2Fontology%2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rviceArea&quot;)" office:value-type="string" office:string-value="http://dbpedia.org/property/serviceArea">
            <text:p>http://dbpedia.org/property/serviceArea</text:p>
          </table:table-cell>
          <table:table-cell office:value-type="string">
            <text:p>serviceArea</text:p>
          </table:table-cell>
          <table:table-cell table:number-columns-repeated="2"/>
          <table:table-cell office:value-type="string">
            <text:p>a company has service area Somerset (an entity of type region)</text:p>
          </table:table-cell>
          <table:table-cell office:value-type="string">
            <text:p>an architectural structure has service area Nottinghamshire (an entity of type administrative reg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viceArea%3E+rdfs%3Alabel+%3Fpredicate+.+%3Fs+%3Chttp%3A%2F%2Fdbpedia.org%2Fproperty%2FserviceArea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toreLocations&quot;)" office:value-type="string" office:string-value="http://dbpedia.org/property/storeLocations">
            <text:p>http://dbpedia.org/property/storeLocations</text:p>
          </table:table-cell>
          <table:table-cell office:value-type="string">
            <text:p>storeLocations</text:p>
          </table:table-cell>
          <table:table-cell table:number-columns-repeated="2"/>
          <table:table-cell office:value-type="string">
            <text:p>an agent has store locations Israel</text:p>
          </table:table-cell>
          <table:table-cell office:value-type="string">
            <text:p>an organisation has store locations Canada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oreLocations%3E+rdfs%3Alabel+%3Fpredicate+.+%3Fs+%3Chttp%3A%2F%2Fdbpedia.org%2Fproperty%2FstoreLocati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nationality&quot;)" office:value-type="string" office:string-value="http://dbpedia.org/property/nationality">
            <text:p>http://dbpedia.org/property/nationality</text:p>
          </table:table-cell>
          <table:table-cell office:value-type="string">
            <text:p>nationality</text:p>
          </table:table-cell>
          <table:table-cell table:number-columns-repeated="2"/>
          <table:table-cell office:value-type="string">
            <text:p>an artist has nationality Belgium (an entity of type populated place)</text:p>
          </table:table-cell>
          <table:table-cell office:value-type="string">
            <text:p>a boxer has nationality America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ity%3E+rdfs%3Alabel+%3Fpredicate+.+%3Fs+%3Chttp%3A%2F%2Fdbpedia.org%2Fproperty%2Fnational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headquarter&quot;)" office:value-type="string" office:string-value="http://dbpedia.org/property/headquarter">
            <text:p>http://dbpedia.org/property/headquarter</text:p>
          </table:table-cell>
          <table:table-cell office:value-type="string">
            <text:p>headquarter</text:p>
          </table:table-cell>
          <table:table-cell table:number-columns-repeated="2"/>
          <table:table-cell office:value-type="string">
            <text:p>a company has headquarter Seoul (an entity of type city)</text:p>
          </table:table-cell>
          <table:table-cell office:value-type="string">
            <text:p>an agent has headquarter Colorado (an entity of type administrative reg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eadquarter%3E+rdfs%3Alabel+%3Fpredicate+.+%3Fs+%3Chttp%3A%2F%2Fdbpedia.org%2Fproperty%2Fheadquar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ocationCountries&quot;)" office:value-type="string" office:string-value="http://dbpedia.org/property/locationCountries">
            <text:p>http://dbpedia.org/property/locationCountries</text:p>
          </table:table-cell>
          <table:table-cell office:value-type="string">
            <text:p>locationCountries</text:p>
          </table:table-cell>
          <table:table-cell table:number-columns-repeated="2"/>
          <table:table-cell office:value-type="string">
            <text:p>a company has location countries Mozambique (an entity of type place)</text:p>
          </table:table-cell>
          <table:table-cell office:value-type="string">
            <text:p>a company has location countries Maldives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Countries%3E+rdfs%3Alabel+%3Fpredicate+.+%3Fs+%3Chttp%3A%2F%2Fdbpedia.org%2Fproperty%2FlocationCount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ocationCounty&quot;)" office:value-type="string" office:string-value="http://dbpedia.org/property/locationCounty">
            <text:p>http://dbpedia.org/property/locationCounty</text:p>
          </table:table-cell>
          <table:table-cell office:value-type="string">
            <text:p>locationCounty</text:p>
          </table:table-cell>
          <table:table-cell table:number-columns-repeated="2"/>
          <table:table-cell office:value-type="string">
            <text:p>a municipality has location county Hunedoara County (an entity of type populated place)</text:p>
          </table:table-cell>
          <table:table-cell office:value-type="string">
            <text:p>a place has location county City Municipality of Ljubljana (an entity of type ci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County%3E+rdfs%3Alabel+%3Fpredicate+.+%3Fs+%3Chttp%3A%2F%2Fdbpedia.org%2Fproperty%2FlocationCoun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untryOfOrigin&quot;)" office:value-type="string" office:string-value="http://dbpedia.org/property/countryOfOrigin">
            <text:p>http://dbpedia.org/property/countryOfOrigin</text:p>
          </table:table-cell>
          <table:table-cell office:value-type="string">
            <text:p>countryOfOrigin</text:p>
          </table:table-cell>
          <table:table-cell table:number-columns-repeated="2"/>
          <table:table-cell office:value-type="string">
            <text:p>a company has country of origin Manila (an entity of type place)</text:p>
          </table:table-cell>
          <table:table-cell office:value-type="string">
            <text:p>a book has country of origin United Kingdom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OfOrigin%3E+rdfs%3Alabel+%3Fpredicate+.+%3Fs+%3Chttp%3A%2F%2Fdbpedia.org%2Fproperty%2FcountryO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hq&quot;)" office:value-type="string" office:string-value="http://dbpedia.org/property/hq">
            <text:p>http://dbpedia.org/property/hq</text:p>
          </table:table-cell>
          <table:table-cell office:value-type="string">
            <text:p>hq</text:p>
          </table:table-cell>
          <table:table-cell table:number-columns-repeated="2"/>
          <table:table-cell office:value-type="string">
            <text:p>a place has hq Cardiff (an entity of type place)</text:p>
          </table:table-cell>
          <table:table-cell office:value-type="string">
            <text:p>a place has hq Wakefield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q%3E+rdfs%3Alabel+%3Fpredicate+.+%3Fs+%3Chttp%3A%2F%2Fdbpedia.org%2Fproperty%2Fhq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tionalOrigin&quot;)" office:value-type="string" office:string-value="http://dbpedia.org/property/nationalOrigin">
            <text:p>http://dbpedia.org/property/nationalOrigin</text:p>
          </table:table-cell>
          <table:table-cell office:value-type="string">
            <text:p>nationalOrigin</text:p>
          </table:table-cell>
          <table:table-cell table:number-columns-repeated="2"/>
          <table:table-cell office:value-type="string">
            <text:p>an aircraft has national origin Czech Republic (an entity of type populated place)</text:p>
          </table:table-cell>
          <table:table-cell office:value-type="string">
            <text:p>a mean of transportation has national origin German Empire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tionalOrigin%3E+rdfs%3Alabel+%3Fpredicate+.+%3Fs+%3Chttp%3A%2F%2Fdbpedia.org%2Fproperty%2Fnational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headquartered&quot;)" office:value-type="string" office:string-value="http://dbpedia.org/property/headquartered">
            <text:p>http://dbpedia.org/property/headquartered</text:p>
          </table:table-cell>
          <table:table-cell table:style-name="ce16" office:value-type="string">
            <text:p>headquartered</text:p>
          </table:table-cell>
          <table:table-cell table:style-name="ce16" table:number-columns-repeated="2"/>
          <table:table-cell table:style-name="ce16" office:value-type="string">
            <text:p>an organisation has headquartered Brazil (an entity of type place)</text:p>
          </table:table-cell>
          <table:table-cell table:style-name="ce16" office:value-type="string">
            <text:p>a broadcast network has headquartered Atlanta, GA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headquartered%3E+rdfs%3Alabel+%3Fpredicate+.+%3Fs+%3Chttp%3A%2F%2Fdbpedia.org%2Fproperty%2Fheadquarter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618003832">
            <text:p>618003832</text:p>
          </table:table-cell>
          <table:table-cell office:value-type="string">
            <text:p>compan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erospace &amp;amp; Defence</text:p>
          </table:table-cell>
          <table:table-cell table:style-name="ce13" office:value-type="string">
            <text:p>Agricultural equipment</text:p>
          </table:table-cell>
          <table:table-cell table:style-name="ce13" office:value-type="string">
            <text:p>Aluminium</text:p>
          </table:table-cell>
          <table:table-cell table:style-name="ce13" office:value-type="string">
            <text:p>Automotive</text:p>
          </table:table-cell>
          <table:table-cell table:style-name="ce13" office:value-type="string">
            <text:p>Automotive component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Automotive, Electronics</text:p>
          </table:table-cell>
          <table:table-cell table:style-name="ce13" office:value-type="string">
            <text:p>Building materials</text:p>
          </table:table-cell>
          <table:table-cell table:style-name="ce13" office:value-type="string">
            <text:p>Chemicals</text:p>
          </table:table-cell>
          <table:table-cell table:style-name="ce13" office:value-type="string">
            <text:p>Construction equipment</text:p>
          </table:table-cell>
          <table:table-cell table:style-name="ce13" office:value-type="string">
            <text:p>Consumer durable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onsumer goods</text:p>
          </table:table-cell>
          <table:table-cell table:style-name="ce13" office:value-type="string">
            <text:p>Cosmetics</text:p>
          </table:table-cell>
          <table:table-cell table:style-name="ce13" office:value-type="string">
            <text:p>Defence</text:p>
          </table:table-cell>
          <table:table-cell table:style-name="ce13" office:value-type="string">
            <text:p>Electrical cable</text:p>
          </table:table-cell>
          <table:table-cell table:style-name="ce13" office:value-type="string">
            <text:p>Electronic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Engineering, various</text:p>
          </table:table-cell>
          <table:table-cell table:style-name="ce13" office:value-type="string">
            <text:p>Food &amp;amp; Beverages</text:p>
          </table:table-cell>
          <table:table-cell table:style-name="ce13" office:value-type="string">
            <text:p>Luxury goods</text:p>
          </table:table-cell>
          <table:table-cell table:style-name="ce13" office:value-type="string">
            <text:p>Metals</text:p>
          </table:table-cell>
          <table:table-cell table:style-name="ce13" office:value-type="string">
            <text:p>Personal care product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Pharmaceuticals</text:p>
          </table:table-cell>
          <table:table-cell table:style-name="ce13" office:value-type="string">
            <text:p>Pharmaceuticals, Medical equipment</text:p>
          </table:table-cell>
          <table:table-cell table:style-name="ce13" office:value-type="string">
            <text:p>Photographic equipment</text:p>
          </table:table-cell>
          <table:table-cell table:style-name="ce13" office:value-type="string">
            <text:p>Pulp &amp;amp; Paper</text:p>
          </table:table-cell>
          <table:table-cell table:style-name="ce13" office:value-type="string">
            <text:p>Shipbuilding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teel</text:p>
          </table:table-cell>
          <table:table-cell table:style-name="ce13" office:value-type="string">
            <text:p>Telecommunications equipment</text:p>
          </table:table-cell>
          <table:table-cell table:style-name="ce13" office:value-type="string">
            <text:p>Telecommunications equipment, Electronics</text:p>
          </table:table-cell>
          <table:table-cell table:style-name="ce13" office:value-type="string">
            <text:p>Tobacco</text:p>
          </table:table-cell>
          <table:table-cell table:style-name="ce13" office:value-type="string">
            <text:p>Tyre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products&quot;)" office:value-type="string" office:string-value="http://dbpedia.org/property/products">
            <text:p>http://dbpedia.org/property/products</text:p>
          </table:table-cell>
          <table:table-cell office:value-type="string">
            <text:p>products</text:p>
          </table:table-cell>
          <table:table-cell table:number-columns-repeated="2"/>
          <table:table-cell office:value-type="string">
            <text:p>a company has products Investment management</text:p>
          </table:table-cell>
          <table:table-cell office:value-type="string">
            <text:p>an organisation has products Peripheral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ts%3E+rdfs%3Alabel+%3Fpredicate+.+%3Fs+%3Chttp%3A%2F%2Fdbpedia.org%2Fproperty%2Fproduct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industry&quot;)" office:value-type="string" office:string-value="http://dbpedia.org/property/industry">
            <text:p>http://dbpedia.org/property/industry</text:p>
          </table:table-cell>
          <table:table-cell office:value-type="string">
            <text:p>industry</text:p>
          </table:table-cell>
          <table:table-cell table:number-columns-repeated="2"/>
          <table:table-cell office:value-type="string">
            <text:p>a company has industry Rail transport</text:p>
          </table:table-cell>
          <table:table-cell office:value-type="string">
            <text:p>a company has industry Accounting software (an entity of type topical concep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ndustry%3E+rdfs%3Alabel+%3Fpredicate+.+%3Fs+%3Chttp%3A%2F%2Fdbpedia.org%2Fproperty%2Findus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industry&quot;)" office:value-type="string" office:string-value="http://dbpedia.org/ontology/industry">
            <text:p>http://dbpedia.org/ontology/industry</text:p>
          </table:table-cell>
          <table:table-cell office:value-type="string">
            <text:p>industry</text:p>
          </table:table-cell>
          <table:table-cell table:number-columns-repeated="2"/>
          <table:table-cell office:value-type="string">
            <text:p>an organisation has industry Metal (an entity of type music genre)</text:p>
          </table:table-cell>
          <table:table-cell office:value-type="string">
            <text:p>a company has industry Accounting software (an entity of type gen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industry%3E+rdfs%3Alabel+%3Fpredicate+.+%3Fs+%3Chttp%3A%2F%2Fdbpedia.org%2Fontology%2Findus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roduct&quot;)" office:value-type="string" office:string-value="http://dbpedia.org/ontology/product">
            <text:p>http://dbpedia.org/ontology/product</text:p>
          </table:table-cell>
          <table:table-cell office:value-type="string">
            <text:p>product</text:p>
          </table:table-cell>
          <table:table-cell table:number-columns-repeated="2"/>
          <table:table-cell office:value-type="string">
            <text:p>an organisation has product Antivirus software (an entity of type music genre)</text:p>
          </table:table-cell>
          <table:table-cell office:value-type="string">
            <text:p>a company has product Automatio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roduct%3E+rdfs%3Alabel+%3Fpredicate+.+%3Fs+%3Chttp%3A%2F%2Fdbpedia.org%2Fontology%2Fproduc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rvices&quot;)" office:value-type="string" office:string-value="http://dbpedia.org/property/services">
            <text:p>http://dbpedia.org/property/services</text:p>
          </table:table-cell>
          <table:table-cell office:value-type="string">
            <text:p>services</text:p>
          </table:table-cell>
          <table:table-cell table:number-columns-repeated="2"/>
          <table:table-cell office:value-type="string">
            <text:p>an organisation has services Credit card</text:p>
          </table:table-cell>
          <table:table-cell office:value-type="string">
            <text:p>an organisation has services Overhaul and Modification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vices%3E+rdfs%3Alabel+%3Fpredicate+.+%3Fs+%3Chttp%3A%2F%2Fdbpedia.org%2Fproperty%2Fservic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ervice&quot;)" office:value-type="string" office:string-value="http://dbpedia.org/ontology/service">
            <text:p>http://dbpedia.org/ontology/service</text:p>
          </table:table-cell>
          <table:table-cell office:value-type="string">
            <text:p>service</text:p>
          </table:table-cell>
          <table:table-cell table:number-columns-repeated="2"/>
          <table:table-cell office:value-type="string">
            <text:p>an organisation has service Truck</text:p>
          </table:table-cell>
          <table:table-cell office:value-type="string">
            <text:p>an agent has service Channel Tunnel (an entity of type architectural structu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ervice%3E+rdfs%3Alabel+%3Fpredicate+.+%3Fs+%3Chttp%3A%2F%2Fdbpedia.org%2Fontology%2Fservic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mpanyType&quot;)" office:value-type="string" office:string-value="http://dbpedia.org/property/companyType">
            <text:p>http://dbpedia.org/property/companyType</text:p>
          </table:table-cell>
          <table:table-cell office:value-type="string">
            <text:p>companyType</text:p>
          </table:table-cell>
          <table:table-cell table:number-columns-repeated="2"/>
          <table:table-cell office:value-type="string">
            <text:p>an organisation has company type Subsidiary</text:p>
          </table:table-cell>
          <table:table-cell office:value-type="string">
            <text:p>an agent has company type Subsidiary of AOL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mpanyType%3E+rdfs%3Alabel+%3Fpredicate+.+%3Fs+%3Chttp%3A%2F%2Fdbpedia.org%2Fproperty%2Fcompany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type&quot;)" office:value-type="string" office:string-value="http://dbpedia.org/property/type">
            <text:p>http://dbpedia.org/property/type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a place has type Glacial lake</text:p>
          </table:table-cell>
          <table:table-cell office:value-type="string">
            <text:p>a military unit has type Infantry, later partisan infantr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ype%3E+rdfs%3Alabel+%3Fpredicate+.+%3Fs+%3Chttp%3A%2F%2Fdbpedia.org%2Fproperty%2F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type&quot;)" office:value-type="string" office:string-value="http://dbpedia.org/ontology/type">
            <text:p>http://dbpedia.org/ontology/type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a place has type Unincorporated area</text:p>
          </table:table-cell>
          <table:table-cell office:value-type="string">
            <text:p>a place has type List of towns and cities in Norwa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type%3E+rdfs%3Alabel+%3Fpredicate+.+%3Fs+%3Chttp%3A%2F%2Fdbpedia.org%2Fontology%2F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mpanySlogan&quot;)" office:value-type="string" office:string-value="http://dbpedia.org/property/companySlogan">
            <text:p>http://dbpedia.org/property/companySlogan</text:p>
          </table:table-cell>
          <table:table-cell office:value-type="string">
            <text:p>companySlogan</text:p>
          </table:table-cell>
          <table:table-cell table:number-columns-repeated="2"/>
          <table:table-cell office:value-type="string">
            <text:p>an agent has company slogan It's All About Speed!</text:p>
          </table:table-cell>
          <table:table-cell office:value-type="string">
            <text:p>an organisation has company slogan "Eat like you mean it"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mpanySlogan%3E+rdfs%3Alabel+%3Fpredicate+.+%3Fs+%3Chttp%3A%2F%2Fdbpedia.org%2Fproperty%2FcompanySloga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markets&quot;)" office:value-type="string" office:string-value="http://dbpedia.org/property/markets">
            <text:p>http://dbpedia.org/property/markets</text:p>
          </table:table-cell>
          <table:table-cell office:value-type="string">
            <text:p>markets</text:p>
          </table:table-cell>
          <table:table-cell table:number-columns-repeated="2"/>
          <table:table-cell office:value-type="string">
            <text:p>a mammal has markets Australia, Canada, France, GCC, Indonesia, Israel, Japan, New Caledonia, New Zealand, Sweden, and the United States.</text:p>
          </table:table-cell>
          <table:table-cell office:value-type="string">
            <text:p>an agent has markets Europe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markets%3E+rdfs%3Alabel+%3Fpredicate+.+%3Fs+%3Chttp%3A%2F%2Fdbpedia.org%2Fproperty%2Fmarket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industries&quot;)" office:value-type="string" office:string-value="http://dbpedia.org/property/industries">
            <text:p>http://dbpedia.org/property/industries</text:p>
          </table:table-cell>
          <table:table-cell office:value-type="string">
            <text:p>industries</text:p>
          </table:table-cell>
          <table:table-cell table:number-columns-repeated="2"/>
          <table:table-cell office:value-type="string">
            <text:p>an organisation has industries Biogas</text:p>
          </table:table-cell>
          <table:table-cell office:value-type="string">
            <text:p>a populated place has industries Sugar Factories , Milk dairy &amp; bi-Products , Rajhans Poulty etc.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ndustries%3E+rdfs%3Alabel+%3Fpredicate+.+%3Fs+%3Chttp%3A%2F%2Fdbpedia.org%2Fproperty%2Findust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business&quot;)" office:value-type="string" office:string-value="http://dbpedia.org/property/business">
            <text:p>http://dbpedia.org/property/business</text:p>
          </table:table-cell>
          <table:table-cell office:value-type="string">
            <text:p>business</text:p>
          </table:table-cell>
          <table:table-cell table:number-columns-repeated="2"/>
          <table:table-cell office:value-type="string">
            <text:p>a person has business Transit S.A.</text:p>
          </table:table-cell>
          <table:table-cell office:value-type="string">
            <text:p>a British royalty has business Rewari, Delhi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business%3E+rdfs%3Alabel+%3Fpredicate+.+%3Fs+%3Chttp%3A%2F%2Fdbpedia.org%2Fproperty%2Fbusines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product&quot;)" office:value-type="string" office:string-value="http://dbpedia.org/property/product">
            <text:p>http://dbpedia.org/property/product</text:p>
          </table:table-cell>
          <table:table-cell table:style-name="ce16" office:value-type="string">
            <text:p>product</text:p>
          </table:table-cell>
          <table:table-cell table:style-name="ce16" table:number-columns-repeated="2"/>
          <table:table-cell table:style-name="ce16" office:value-type="string">
            <text:p>an agent has product Open appropriate technology wiki</text:p>
          </table:table-cell>
          <table:table-cell table:style-name="ce16" office:value-type="string">
            <text:p>an agent has product Nonprofit Analysis Solutions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t%3E+rdfs%3Alabel+%3Fpredicate+.+%3Fs+%3Chttp%3A%2F%2Fdbpedia.org%2Fproperty%2Fproduc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122702641">
            <text:p>2122702641</text:p>
          </table:table-cell>
          <table:table-cell office:value-type="string">
            <text:p>government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Democratic</text:p>
          </table:table-cell>
          <table:table-cell table:style-name="ce13" office:value-type="string">
            <text:p>Federalist</text:p>
          </table:table-cell>
          <table:table-cell table:style-name="ce13" office:value-type="string">
            <text:p>Independent</text:p>
          </table:table-cell>
          <table:table-cell table:style-name="ce13" office:value-type="string">
            <text:p>Republican</text:p>
          </table:table-cell>
          <table:table-cell table:style-name="ce13" office:value-type="string">
            <text:p>Whig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party&quot;)" office:value-type="string" office:string-value="http://dbpedia.org/property/party">
            <text:p>http://dbpedia.org/property/party</text:p>
          </table:table-cell>
          <table:table-cell office:value-type="string">
            <text:p>party</text:p>
          </table:table-cell>
          <table:table-cell table:number-columns-repeated="2"/>
          <table:table-cell office:value-type="string">
            <text:p>a person has party National Awakening Party (an entity of type political party)</text:p>
          </table:table-cell>
          <table:table-cell office:value-type="string">
            <text:p>an office holder has party Democratic-Republican Party (an entity of type political par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arty%3E+rdfs%3Alabel+%3Fpredicate+.+%3Fs+%3Chttp%3A%2F%2Fdbpedia.org%2Fproperty%2F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arty&quot;)" office:value-type="string" office:string-value="http://dbpedia.org/ontology/party">
            <text:p>http://dbpedia.org/ontology/party</text:p>
          </table:table-cell>
          <table:table-cell office:value-type="string">
            <text:p>party</text:p>
          </table:table-cell>
          <table:table-cell table:number-columns-repeated="2"/>
          <table:table-cell office:value-type="string">
            <text:p>a president has party Republican People's Party (Turkey) (an entity of type organisation)</text:p>
          </table:table-cell>
          <table:table-cell office:value-type="string">
            <text:p>an agent has party E'tedalion Party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arty%3E+rdfs%3Alabel+%3Fpredicate+.+%3Fs+%3Chttp%3A%2F%2Fdbpedia.org%2Fontology%2F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otherParty&quot;)" office:value-type="string" office:string-value="http://dbpedia.org/ontology/otherParty">
            <text:p>http://dbpedia.org/ontology/otherParty</text:p>
          </table:table-cell>
          <table:table-cell office:value-type="string">
            <text:p>otherParty</text:p>
          </table:table-cell>
          <table:table-cell table:number-columns-repeated="2"/>
          <table:table-cell office:value-type="string">
            <text:p>an agent has other party Union of Right Forces (an entity of type agent)</text:p>
          </table:table-cell>
          <table:table-cell office:value-type="string">
            <text:p>an office holder has other party National Republican Party (an entity of type political par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otherParty%3E+rdfs%3Alabel+%3Fpredicate+.+%3Fs+%3Chttp%3A%2F%2Fdbpedia.org%2Fontology%2Foth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afterParty&quot;)" office:value-type="string" office:string-value="http://dbpedia.org/property/afterParty">
            <text:p>http://dbpedia.org/property/afterParty</text:p>
          </table:table-cell>
          <table:table-cell office:value-type="string">
            <text:p>afterParty</text:p>
          </table:table-cell>
          <table:table-cell table:number-columns-repeated="2"/>
          <table:table-cell office:value-type="string">
            <text:p>a Election has after party Farmers' Assemblies and Settlers' Association</text:p>
          </table:table-cell>
          <table:table-cell office:value-type="string">
            <text:p>a Election has after party Democratic Part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fterParty%3E+rdfs%3Alabel+%3Fpredicate+.+%3Fs+%3Chttp%3A%2F%2Fdbpedia.org%2Fproperty%2Faft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oliticalGroups&quot;)" office:value-type="string" office:string-value="http://dbpedia.org/property/politicalGroups">
            <text:p>http://dbpedia.org/property/politicalGroups</text:p>
          </table:table-cell>
          <table:table-cell office:value-type="string">
            <text:p>politicalGroups</text:p>
          </table:table-cell>
          <table:table-cell table:number-columns-repeated="2"/>
          <table:table-cell office:value-type="string">
            <text:p>a legislature has political groups Democratic Party (United States) (an entity of type political party)</text:p>
          </table:table-cell>
          <table:table-cell office:value-type="string">
            <text:p>a legislature has political groups Alliance for European Integration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liticalGroups%3E+rdfs%3Alabel+%3Fpredicate+.+%3Fs+%3Chttp%3A%2F%2Fdbpedia.org%2Fproperty%2FpoliticalGroup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oliticalPartyInLegislature&quot;)" office:value-type="string" office:string-value="http://dbpedia.org/ontology/politicalPartyInLegislature">
            <text:p>http://dbpedia.org/ontology/politicalPartyInLegislature</text:p>
          </table:table-cell>
          <table:table-cell office:value-type="string">
            <text:p>politicalPartyInLegislature</text:p>
          </table:table-cell>
          <table:table-cell table:number-columns-repeated="2"/>
          <table:table-cell office:value-type="string">
            <text:p>an organisation has political party in legislature Concert of Parties for Democracy (an entity of type agent)</text:p>
          </table:table-cell>
          <table:table-cell office:value-type="string">
            <text:p>an organisation has political party in legislature Coalition of the Radical Left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oliticalpartyinlegislature%3e+rdfs%3alabel+%3fpredicate+.+%3fs+%3chttp%3a%2f%2fdbpedia.org%2fontology%2fpoliticalpartyinlegislatu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;&quot;View More&quot;)" office:value-type="string" office:string-value="Err:513">
            <text:p>Err:513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oliticalPartyOfLeader&quot;)" office:value-type="string" office:string-value="http://dbpedia.org/ontology/politicalPartyOfLeader">
            <text:p>http://dbpedia.org/ontology/politicalPartyOfLeader</text:p>
          </table:table-cell>
          <table:table-cell office:value-type="string">
            <text:p>politicalPartyOfLeader</text:p>
          </table:table-cell>
          <table:table-cell table:number-columns-repeated="2"/>
          <table:table-cell office:value-type="string">
            <text:p>an organisation has political party of leader Fine Gael (an entity of type political party)</text:p>
          </table:table-cell>
          <table:table-cell office:value-type="string">
            <text:p>an agent has political party of leader Republican Party (United States)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oliticalPartyOfLeader%3E+rdfs%3Alabel+%3Fpredicate+.+%3Fs+%3Chttp%3A%2F%2Fdbpedia.org%2Fontology%2FpoliticalPartyOfLead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loser&quot;)" office:value-type="string" office:string-value="http://dbpedia.org/property/loser">
            <text:p>http://dbpedia.org/property/loser</text:p>
          </table:table-cell>
          <table:table-cell office:value-type="string">
            <text:p>loser</text:p>
          </table:table-cell>
          <table:table-cell table:number-columns-repeated="2"/>
          <table:table-cell office:value-type="string">
            <text:p>a sports team season has loser Barker</text:p>
          </table:table-cell>
          <table:table-cell office:value-type="string">
            <text:p>a Election has loser Nationalist People's Coalitio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ser%3E+rdfs%3Alabel+%3Fpredicate+.+%3Fs+%3Chttp%3A%2F%2Fdbpedia.org%2Fproperty%2Flos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oliticalParty&quot;)" office:value-type="string" office:string-value="http://dbpedia.org/property/politicalParty">
            <text:p>http://dbpedia.org/property/politicalParty</text:p>
          </table:table-cell>
          <table:table-cell office:value-type="string">
            <text:p>politicalParty</text:p>
          </table:table-cell>
          <table:table-cell table:number-columns-repeated="2"/>
          <table:table-cell office:value-type="string">
            <text:p>an artist has political party Republican Party (United States) (an entity of type organisation)</text:p>
          </table:table-cell>
          <table:table-cell office:value-type="string">
            <text:p>an agent has political party Communist Party of India (Marxist)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liticalParty%3E+rdfs%3Alabel+%3Fpredicate+.+%3Fs+%3Chttp%3A%2F%2Fdbpedia.org%2Fproperty%2Fpolitical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winner&quot;)" office:value-type="string" office:string-value="http://dbpedia.org/property/winner">
            <text:p>http://dbpedia.org/property/winner</text:p>
          </table:table-cell>
          <table:table-cell office:value-type="string">
            <text:p>winner</text:p>
          </table:table-cell>
          <table:table-cell table:number-columns-repeated="2"/>
          <table:table-cell office:value-type="string">
            <text:p>an event has winner Johnnie Parsons (an entity of type person)</text:p>
          </table:table-cell>
          <table:table-cell office:value-type="string">
            <text:p>a region has winner Walter Runciman, 1st Viscount Runciman of Doxford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inner%3E+rdfs%3Alabel+%3Fpredicate+.+%3Fs+%3Chttp%3A%2F%2Fdbpedia.org%2Fproperty%2Fwinn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ideology&quot;)" office:value-type="string" office:string-value="http://dbpedia.org/ontology/ideology">
            <text:p>http://dbpedia.org/ontology/ideology</text:p>
          </table:table-cell>
          <table:table-cell office:value-type="string">
            <text:p>ideology</text:p>
          </table:table-cell>
          <table:table-cell table:number-columns-repeated="2"/>
          <table:table-cell office:value-type="string">
            <text:p>an organisation has ideology Neo-Nazism</text:p>
          </table:table-cell>
          <table:table-cell office:value-type="string">
            <text:p>an organisation has ideology Kenya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ideology%3E+rdfs%3Alabel+%3Fpredicate+.+%3Fs+%3Chttp%3A%2F%2Fdbpedia.org%2Fontology%2Fideolog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ideology&quot;)" office:value-type="string" office:string-value="http://dbpedia.org/property/ideology">
            <text:p>http://dbpedia.org/property/ideology</text:p>
          </table:table-cell>
          <table:table-cell office:value-type="string">
            <text:p>ideology</text:p>
          </table:table-cell>
          <table:table-cell table:number-columns-repeated="2"/>
          <table:table-cell office:value-type="string">
            <text:p>an organisation has ideology Soft euroscepticism</text:p>
          </table:table-cell>
          <table:table-cell office:value-type="string">
            <text:p>an organisation has ideology Centrism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deology%3E+rdfs%3Alabel+%3Fpredicate+.+%3Fs+%3Chttp%3A%2F%2Fdbpedia.org%2Fproperty%2Fideolog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governmentType&quot;)" office:value-type="string" office:string-value="http://dbpedia.org/property/governmentType">
            <text:p>http://dbpedia.org/property/governmentType</text:p>
          </table:table-cell>
          <table:table-cell office:value-type="string">
            <text:p>governmentType</text:p>
          </table:table-cell>
          <table:table-cell table:number-columns-repeated="2"/>
          <table:table-cell office:value-type="string">
            <text:p>a municipality has government type Town Manager Plan</text:p>
          </table:table-cell>
          <table:table-cell office:value-type="string">
            <text:p>a place has government type Board of Supervisor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overnmentType%3E+rdfs%3Alabel+%3Fpredicate+.+%3Fs+%3Chttp%3A%2F%2Fdbpedia.org%2Fproperty%2Fgovernment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leaderParty&quot;)" office:value-type="string" office:string-value="http://dbpedia.org/ontology/leaderParty">
            <text:p>http://dbpedia.org/ontology/leaderParty</text:p>
          </table:table-cell>
          <table:table-cell office:value-type="string">
            <text:p>leaderParty</text:p>
          </table:table-cell>
          <table:table-cell table:number-columns-repeated="2"/>
          <table:table-cell office:value-type="string">
            <text:p>a populated place has leader party Liberal Democratic Party (Romania) (an entity of type agent)</text:p>
          </table:table-cell>
          <table:table-cell office:value-type="string">
            <text:p>a populated place has leader party Lega Nord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eaderParty%3E+rdfs%3Alabel+%3Fpredicate+.+%3Fs+%3Chttp%3A%2F%2Fdbpedia.org%2Fontology%2Flead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egislature&quot;)" office:value-type="string" office:string-value="http://dbpedia.org/property/legislature">
            <text:p>http://dbpedia.org/property/legislature</text:p>
          </table:table-cell>
          <table:table-cell office:value-type="string">
            <text:p>legislature</text:p>
          </table:table-cell>
          <table:table-cell table:number-columns-repeated="2"/>
          <table:table-cell office:value-type="string">
            <text:p>a place has Legislature Parliament of Albania (an entity of type organisation)</text:p>
          </table:table-cell>
          <table:table-cell office:value-type="string">
            <text:p>a place has Legislature California State Legislature (an entity of type legislatu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egislature%3E+rdfs%3Alabel+%3Fpredicate+.+%3Fs+%3Chttp%3A%2F%2Fdbpedia.org%2Fproperty%2Flegislatu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eaderParty&quot;)" office:value-type="string" office:string-value="http://dbpedia.org/property/leaderParty">
            <text:p>http://dbpedia.org/property/leaderParty</text:p>
          </table:table-cell>
          <table:table-cell office:value-type="string">
            <text:p>leaderParty</text:p>
          </table:table-cell>
          <table:table-cell table:number-columns-repeated="2"/>
          <table:table-cell office:value-type="string">
            <text:p>a municipality has leader party Peoples Democratic Party (an entity of type agent)</text:p>
          </table:table-cell>
          <table:table-cell office:value-type="string">
            <text:p>a place has leader party Liberal Democratic Party (Romania)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eaderParty%3E+rdfs%3Alabel+%3Fpredicate+.+%3Fs+%3Chttp%3A%2F%2Fdbpedia.org%2Fproperty%2Flead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ppositionParty&quot;)" office:value-type="string" office:string-value="http://dbpedia.org/property/oppositionParty">
            <text:p>http://dbpedia.org/property/oppositionParty</text:p>
          </table:table-cell>
          <table:table-cell office:value-type="string">
            <text:p>oppositionParty</text:p>
          </table:table-cell>
          <table:table-cell table:number-columns-repeated="2"/>
          <table:table-cell office:value-type="string">
            <text:p>a country has opposition party Russian Social Democratic Labour Party (an entity of type political party)</text:p>
          </table:table-cell>
          <table:table-cell office:value-type="string">
            <text:p>a populated place has opposition party Russian Social Democratic Labour Party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ppositionParty%3E+rdfs%3Alabel+%3Fpredicate+.+%3Fs+%3Chttp%3A%2F%2Fdbpedia.org%2Fproperty%2Fopposition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politicalView&quot;)" office:value-type="string" office:string-value="http://dbpedia.org/property/politicalView">
            <text:p>http://dbpedia.org/property/politicalView</text:p>
          </table:table-cell>
          <table:table-cell table:style-name="ce16" office:value-type="string">
            <text:p>politicalView</text:p>
          </table:table-cell>
          <table:table-cell table:style-name="ce16" table:number-columns-repeated="2"/>
          <table:table-cell table:style-name="ce16" office:value-type="string">
            <text:p>a person has Political View Democrat</text:p>
          </table:table-cell>
          <table:table-cell table:style-name="ce16" office:value-type="string">
            <text:p>an educational institution has Political View Centre-Left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liticalView%3E+rdfs%3Alabel+%3Fpredicate+.+%3Fs+%3Chttp%3A%2F%2Fdbpedia.org%2Fproperty%2FpoliticalView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973672910">
            <text:p>1973672910</text:p>
          </table:table-cell>
          <table:table-cell office:value-type="string">
            <text:p>government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1824">
            <text:p>1824</text:p>
          </table:table-cell>
          <table:table-cell table:style-name="ce13" office:value-type="float" office:value="1828">
            <text:p>1828</text:p>
          </table:table-cell>
          <table:table-cell table:style-name="ce13" office:value-type="float" office:value="1789">
            <text:p>1789</text:p>
          </table:table-cell>
          <table:table-cell table:style-name="ce13" office:value-type="float" office:value="1832">
            <text:p>1832</text:p>
          </table:table-cell>
          <table:table-cell table:style-name="ce13" office:value-type="float" office:value="1836">
            <text:p>1836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840">
            <text:p>1840</text:p>
          </table:table-cell>
          <table:table-cell table:style-name="ce13" office:value-type="float" office:value="1844">
            <text:p>1844</text:p>
          </table:table-cell>
          <table:table-cell table:style-name="ce13" office:value-type="float" office:value="1848">
            <text:p>1848</text:p>
          </table:table-cell>
          <table:table-cell table:style-name="ce13" office:value-type="float" office:value="1852">
            <text:p>1852</text:p>
          </table:table-cell>
          <table:table-cell table:style-name="ce13" office:value-type="float" office:value="1856">
            <text:p>1856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860">
            <text:p>1860</text:p>
          </table:table-cell>
          <table:table-cell table:style-name="ce13" office:value-type="float" office:value="1864">
            <text:p>1864</text:p>
          </table:table-cell>
          <table:table-cell table:style-name="ce13" office:value-type="float" office:value="1868">
            <text:p>1868</text:p>
          </table:table-cell>
          <table:table-cell table:style-name="ce13" office:value-type="float" office:value="1792">
            <text:p>1792</text:p>
          </table:table-cell>
          <table:table-cell table:style-name="ce13" office:value-type="float" office:value="1872">
            <text:p>187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876">
            <text:p>1876</text:p>
          </table:table-cell>
          <table:table-cell table:style-name="ce13" office:value-type="float" office:value="1880">
            <text:p>1880</text:p>
          </table:table-cell>
          <table:table-cell table:style-name="ce13" office:value-type="float" office:value="1884">
            <text:p>1884</text:p>
          </table:table-cell>
          <table:table-cell table:style-name="ce13" office:value-type="float" office:value="1888">
            <text:p>1888</text:p>
          </table:table-cell>
          <table:table-cell table:style-name="ce13" office:value-type="float" office:value="1892">
            <text:p>189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896">
            <text:p>1896</text:p>
          </table:table-cell>
          <table:table-cell table:style-name="ce13" office:value-type="float" office:value="1900">
            <text:p>1900</text:p>
          </table:table-cell>
          <table:table-cell table:style-name="ce13" office:value-type="float" office:value="1904">
            <text:p>1904</text:p>
          </table:table-cell>
          <table:table-cell table:style-name="ce13" office:value-type="float" office:value="1908">
            <text:p>1908</text:p>
          </table:table-cell>
          <table:table-cell table:style-name="ce13" office:value-type="float" office:value="1796">
            <text:p>1796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12">
            <text:p>1912</text:p>
          </table:table-cell>
          <table:table-cell table:style-name="ce13" office:value-type="float" office:value="1916">
            <text:p>1916</text:p>
          </table:table-cell>
          <table:table-cell table:style-name="ce13" office:value-type="float" office:value="1920">
            <text:p>1920</text:p>
          </table:table-cell>
          <table:table-cell table:style-name="ce13" office:value-type="float" office:value="1924">
            <text:p>1924</text:p>
          </table:table-cell>
          <table:table-cell table:style-name="ce13" office:value-type="float" office:value="1928">
            <text:p>1928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32">
            <text:p>1932</text:p>
          </table:table-cell>
          <table:table-cell table:style-name="ce13" office:value-type="float" office:value="1936">
            <text:p>1936</text:p>
          </table:table-cell>
          <table:table-cell table:style-name="ce13" office:value-type="float" office:value="1940">
            <text:p>1940</text:p>
          </table:table-cell>
          <table:table-cell table:style-name="ce13" office:value-type="float" office:value="1944">
            <text:p>1944</text:p>
          </table:table-cell>
          <table:table-cell table:style-name="ce13" office:value-type="float" office:value="1948">
            <text:p>1948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800">
            <text:p>1800</text:p>
          </table:table-cell>
          <table:table-cell table:style-name="ce13" office:value-type="float" office:value="1952">
            <text:p>1952</text:p>
          </table:table-cell>
          <table:table-cell table:style-name="ce13" office:value-type="float" office:value="1956">
            <text:p>1956</text:p>
          </table:table-cell>
          <table:table-cell table:style-name="ce13" office:value-type="float" office:value="1960">
            <text:p>1960</text:p>
          </table:table-cell>
          <table:table-cell table:style-name="ce13" office:value-type="float" office:value="1964">
            <text:p>1964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68">
            <text:p>1968</text:p>
          </table:table-cell>
          <table:table-cell table:style-name="ce13" office:value-type="float" office:value="1972">
            <text:p>1972</text:p>
          </table:table-cell>
          <table:table-cell table:style-name="ce13" office:value-type="float" office:value="1976">
            <text:p>1976</text:p>
          </table:table-cell>
          <table:table-cell table:style-name="ce13" office:value-type="float" office:value="1980">
            <text:p>1980</text:p>
          </table:table-cell>
          <table:table-cell table:style-name="ce13" office:value-type="float" office:value="1984">
            <text:p>1984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88">
            <text:p>1988</text:p>
          </table:table-cell>
          <table:table-cell table:style-name="ce13" office:value-type="float" office:value="1804">
            <text:p>1804</text:p>
          </table:table-cell>
          <table:table-cell table:style-name="ce13" office:value-type="float" office:value="1992">
            <text:p>1992</text:p>
          </table:table-cell>
          <table:table-cell table:style-name="ce13" office:value-type="float" office:value="1996">
            <text:p>1996</text:p>
          </table:table-cell>
          <table:table-cell table:style-name="ce13" office:value-type="float" office:value="2000">
            <text:p>200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004">
            <text:p>2004</text:p>
          </table:table-cell>
          <table:table-cell table:style-name="ce13" office:value-type="float" office:value="2008">
            <text:p>2008</text:p>
          </table:table-cell>
          <table:table-cell table:style-name="ce13" office:value-type="float" office:value="2012">
            <text:p>2012</text:p>
          </table:table-cell>
          <table:table-cell table:style-name="ce13" office:value-type="float" office:value="1808">
            <text:p>1808</text:p>
          </table:table-cell>
          <table:table-cell table:style-name="ce13" office:value-type="float" office:value="1812">
            <text:p>181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816">
            <text:p>1816</text:p>
          </table:table-cell>
          <table:table-cell table:style-name="ce13" office:value-type="float" office:value="1820">
            <text:p>1820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years&quot;)" office:value-type="string" office:string-value="http://dbpedia.org/property/years">
            <text:p>http://dbpedia.org/property/years</text:p>
          </table:table-cell>
          <table:table-cell office:value-type="string">
            <text:p>years</text:p>
          </table:table-cell>
          <table:table-cell table:number-columns-repeated="2"/>
          <table:table-cell office:value-type="string">
            <text:p>a president has years 1</text:p>
          </table:table-cell>
          <table:table-cell office:value-type="string">
            <text:p>a prime minister has years 194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%3E+rdfs%3Alabel+%3Fpredicate+.+%3Fs+%3Chttp%3A%2F%2Fdbpedia.org%2Fproperty%2F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ormationYear&quot;)" office:value-type="string" office:string-value="http://dbpedia.org/ontology/formationYear">
            <text:p>http://dbpedia.org/ontology/formationYear</text:p>
          </table:table-cell>
          <table:table-cell office:value-type="string">
            <text:p>formationYear</text:p>
          </table:table-cell>
          <table:table-cell table:number-columns-repeated="2"/>
          <table:table-cell office:value-type="string">
            <text:p>an agent has formation year 1955-12-31T22:00:00 02:00</text:p>
          </table:table-cell>
          <table:table-cell office:value-type="string">
            <text:p>an agent has formation year 1940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ormationYear%3E+rdfs%3Alabel+%3Fpredicate+.+%3Fs+%3Chttp%3A%2F%2Fdbpedia.org%2Fontology%2Fformation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activeYearsEndDate&quot;)" office:value-type="string" office:string-value="http://dbpedia.org/ontology/activeYearsEndDate">
            <text:p>http://dbpedia.org/ontology/activeYearsEndDate</text:p>
          </table:table-cell>
          <table:table-cell office:value-type="string">
            <text:p>activeYearsEndDate</text:p>
          </table:table-cell>
          <table:table-cell table:number-columns-repeated="2"/>
          <table:table-cell office:value-type="string">
            <text:p>an agent has active years end date 1870-08-08 02:00</text:p>
          </table:table-cell>
          <table:table-cell office:value-type="string">
            <text:p>an office holder has active years end date 2009-11-29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EndDate%3E+rdfs%3Alabel+%3Fpredicate+.+%3Fs+%3Chttp%3A%2F%2Fdbpedia.org%2Fontology%2FactiveYearsEnd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formed&quot;)" office:value-type="string" office:string-value="http://dbpedia.org/property/formed">
            <text:p>http://dbpedia.org/property/formed</text:p>
          </table:table-cell>
          <table:table-cell office:value-type="string">
            <text:p>formed</text:p>
          </table:table-cell>
          <table:table-cell table:number-columns-repeated="2"/>
          <table:table-cell office:value-type="string">
            <text:p>an agent has formed 1940-06-29 02:00</text:p>
          </table:table-cell>
          <table:table-cell office:value-type="string">
            <text:p>a road has formed 197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rmed%3E+rdfs%3Alabel+%3Fpredicate+.+%3Fs+%3Chttp%3A%2F%2Fdbpedia.org%2Fproperty%2Fform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termStart&quot;)" office:value-type="string" office:string-value="http://dbpedia.org/property/termStart">
            <text:p>http://dbpedia.org/property/termStart</text:p>
          </table:table-cell>
          <table:table-cell office:value-type="string">
            <text:p>termStart</text:p>
          </table:table-cell>
          <table:table-cell table:number-columns-repeated="2"/>
          <table:table-cell office:value-type="string">
            <text:p>a president has term start 25</text:p>
          </table:table-cell>
          <table:table-cell office:value-type="string">
            <text:p>an agent has term start 197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ermStart%3E+rdfs%3Alabel+%3Fpredicate+.+%3Fs+%3Chttp%3A%2F%2Fdbpedia.org%2Fproperty%2Fterm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activeYearsStartDate&quot;)" office:value-type="string" office:string-value="http://dbpedia.org/ontology/activeYearsStartDate">
            <text:p>http://dbpedia.org/ontology/activeYearsStartDate</text:p>
          </table:table-cell>
          <table:table-cell office:value-type="string">
            <text:p>activeYearsStartDate</text:p>
          </table:table-cell>
          <table:table-cell table:number-columns-repeated="2"/>
          <table:table-cell office:value-type="string">
            <text:p>an agent has active years start date 2005-06-12 02:00</text:p>
          </table:table-cell>
          <table:table-cell office:value-type="string">
            <text:p>an agent has active years start date 1915-01-31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StartDate%3E+rdfs%3Alabel+%3Fpredicate+.+%3Fs+%3Chttp%3A%2F%2Fdbpedia.org%2Fontology%2FactiveYearsStar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termEnd&quot;)" office:value-type="string" office:string-value="http://dbpedia.org/property/termEnd">
            <text:p>http://dbpedia.org/property/termEnd</text:p>
          </table:table-cell>
          <table:table-cell office:value-type="string">
            <text:p>termEnd</text:p>
          </table:table-cell>
          <table:table-cell table:number-columns-repeated="2"/>
          <table:table-cell office:value-type="string">
            <text:p>a person has term end 1916</text:p>
          </table:table-cell>
          <table:table-cell office:value-type="string">
            <text:p>an agent has term end 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ermEnd%3E+rdfs%3Alabel+%3Fpredicate+.+%3Fs+%3Chttp%3A%2F%2Fdbpedia.org%2Fproperty%2FtermEn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ormation&quot;)" office:value-type="string" office:string-value="http://dbpedia.org/property/formation">
            <text:p>http://dbpedia.org/property/formation</text:p>
          </table:table-cell>
          <table:table-cell office:value-type="string">
            <text:p>formation</text:p>
          </table:table-cell>
          <table:table-cell table:number-columns-repeated="2"/>
          <table:table-cell office:value-type="string">
            <text:p>an agent has formation 1921</text:p>
          </table:table-cell>
          <table:table-cell office:value-type="string">
            <text:p>an organisation has formation 199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rmation%3E+rdfs%3Alabel+%3Fpredicate+.+%3Fs+%3Chttp%3A%2F%2Fdbpedia.org%2Fproperty%2Fform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ormationDate&quot;)" office:value-type="string" office:string-value="http://dbpedia.org/ontology/formationDate">
            <text:p>http://dbpedia.org/ontology/formationDate</text:p>
          </table:table-cell>
          <table:table-cell office:value-type="string">
            <text:p>formationDate</text:p>
          </table:table-cell>
          <table:table-cell table:number-columns-repeated="2"/>
          <table:table-cell office:value-type="string">
            <text:p>a sports team has formation date 1930-09-09 02:00</text:p>
          </table:table-cell>
          <table:table-cell office:value-type="string">
            <text:p>an agent has formation date 1918-03-18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ormationDate%3E+rdfs%3Alabel+%3Fpredicate+.+%3Fs+%3Chttp%3A%2F%2Fdbpedia.org%2Fontology%2Fforma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stablished&quot;)" office:value-type="string" office:string-value="http://dbpedia.org/property/established">
            <text:p>http://dbpedia.org/property/established</text:p>
          </table:table-cell>
          <table:table-cell office:value-type="string">
            <text:p>established</text:p>
          </table:table-cell>
          <table:table-cell table:number-columns-repeated="2"/>
          <table:table-cell office:value-type="string">
            <text:p>a place has established 1218</text:p>
          </table:table-cell>
          <table:table-cell office:value-type="string">
            <text:p>a populated place has established 125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stablished%3E+rdfs%3Alabel+%3Fpredicate+.+%3Fs+%3Chttp%3A%2F%2Fdbpedia.org%2Fproperty%2Festablish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erviceStartYear&quot;)" office:value-type="string" office:string-value="http://dbpedia.org/ontology/serviceStartYear">
            <text:p>http://dbpedia.org/ontology/serviceStartYear</text:p>
          </table:table-cell>
          <table:table-cell office:value-type="string">
            <text:p>serviceStartYear</text:p>
          </table:table-cell>
          <table:table-cell table:number-columns-repeated="2"/>
          <table:table-cell office:value-type="string">
            <text:p>a military person has service start year 1826-12-31T22:00:00 02:00</text:p>
          </table:table-cell>
          <table:table-cell office:value-type="string">
            <text:p>a military person has service start year 1914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erviceStartYear%3E+rdfs%3Alabel+%3Fpredicate+.+%3Fs+%3Chttp%3A%2F%2Fdbpedia.org%2Fontology%2FserviceStar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tartDate&quot;)" office:value-type="string" office:string-value="http://dbpedia.org/property/startDate">
            <text:p>http://dbpedia.org/property/startDate</text:p>
          </table:table-cell>
          <table:table-cell office:value-type="string">
            <text:p>startDate</text:p>
          </table:table-cell>
          <table:table-cell table:number-columns-repeated="2"/>
          <table:table-cell office:value-type="string">
            <text:p>a building has start date 1962</text:p>
          </table:table-cell>
          <table:table-cell office:value-type="string">
            <text:p>a place has start date Tower 2: 200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rtDate%3E+rdfs%3Alabel+%3Fpredicate+.+%3Fs+%3Chttp%3A%2F%2Fdbpedia.org%2Fproperty%2Fstar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ormedyear&quot;)" office:value-type="string" office:string-value="http://dbpedia.org/property/formedyear">
            <text:p>http://dbpedia.org/property/formedyear</text:p>
          </table:table-cell>
          <table:table-cell office:value-type="string">
            <text:p>formedyear</text:p>
          </table:table-cell>
          <table:table-cell table:number-columns-repeated="2"/>
          <table:table-cell office:value-type="string">
            <text:p>an organisation has formedyear 2001</text:p>
          </table:table-cell>
          <table:table-cell office:value-type="string">
            <text:p>an organisation has formedyear 190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rmedyear%3E+rdfs%3Alabel+%3Fpredicate+.+%3Fs+%3Chttp%3A%2F%2Fdbpedia.org%2Fproperty%2Fforme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a fish has year 2008</text:p>
          </table:table-cell>
          <table:table-cell office:value-type="string">
            <text:p>a species has year 200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%3E+rdfs%3Alabel+%3Fpredicate+.+%3Fs+%3Chttp%3A%2F%2Fdbpedia.org%2Fproperty%2F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activeYearsStartYear&quot;)" office:value-type="string" office:string-value="http://dbpedia.org/ontology/activeYearsStartYear">
            <text:p>http://dbpedia.org/ontology/activeYearsStartYear</text:p>
          </table:table-cell>
          <table:table-cell office:value-type="string">
            <text:p>activeYearsStartYear</text:p>
          </table:table-cell>
          <table:table-cell table:number-columns-repeated="2"/>
          <table:table-cell office:value-type="string">
            <text:p>a military unit has active years start year 1941-12-31T22:00:00 02:00</text:p>
          </table:table-cell>
          <table:table-cell office:value-type="string">
            <text:p>a person has active years start year 1916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StartYear%3E+rdfs%3Alabel+%3Fpredicate+.+%3Fs+%3Chttp%3A%2F%2Fdbpedia.org%2Fontology%2FactiveYearsStar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erviceEndYear&quot;)" office:value-type="string" office:string-value="http://dbpedia.org/ontology/serviceEndYear">
            <text:p>http://dbpedia.org/ontology/serviceEndYear</text:p>
          </table:table-cell>
          <table:table-cell office:value-type="string">
            <text:p>serviceEndYear</text:p>
          </table:table-cell>
          <table:table-cell table:number-columns-repeated="2"/>
          <table:table-cell office:value-type="string">
            <text:p>an office holder has service end year 1957-12-31T22:00:00 02:00</text:p>
          </table:table-cell>
          <table:table-cell office:value-type="string">
            <text:p>a person has service end year 1955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erviceEndYear%3E+rdfs%3Alabel+%3Fpredicate+.+%3Fs+%3Chttp%3A%2F%2Fdbpedia.org%2Fontology%2FserviceEn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tart&quot;)" office:value-type="string" office:string-value="http://dbpedia.org/property/start">
            <text:p>http://dbpedia.org/property/start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a World Heritage Site has start Thusis (an entity of type municipality)</text:p>
          </table:table-cell>
          <table:table-cell office:value-type="string">
            <text:p>an architectural structure has start Marre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rt%3E+rdfs%3Alabel+%3Fpredicate+.+%3Fs+%3Chttp%3A%2F%2Fdbpedia.org%2Fproperty%2F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stablishedDate&quot;)" office:value-type="string" office:string-value="http://dbpedia.org/property/establishedDate">
            <text:p>http://dbpedia.org/property/establishedDate</text:p>
          </table:table-cell>
          <table:table-cell office:value-type="string">
            <text:p>establishedDate</text:p>
          </table:table-cell>
          <table:table-cell table:number-columns-repeated="2"/>
          <table:table-cell office:value-type="string">
            <text:p>a municipality has established date 1589</text:p>
          </table:table-cell>
          <table:table-cell office:value-type="string">
            <text:p>a municipality has established date 1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stablishedDate%3E+rdfs%3Alabel+%3Fpredicate+.+%3Fs+%3Chttp%3A%2F%2Fdbpedia.org%2Fproperty%2Festablished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yearEnd&quot;)" office:value-type="string" office:string-value="http://dbpedia.org/property/yearEnd">
            <text:p>http://dbpedia.org/property/yearEnd</text:p>
          </table:table-cell>
          <table:table-cell office:value-type="string">
            <text:p>yearEnd</text:p>
          </table:table-cell>
          <table:table-cell table:number-columns-repeated="2"/>
          <table:table-cell office:value-type="string">
            <text:p>a country has year end 316</text:p>
          </table:table-cell>
          <table:table-cell office:value-type="string">
            <text:p>a populated place has year end 156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End%3E+rdfs%3Alabel+%3Fpredicate+.+%3Fs+%3Chttp%3A%2F%2Fdbpedia.org%2Fproperty%2FyearEn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yearLeader&quot;)" office:value-type="string" office:string-value="http://dbpedia.org/property/yearLeader">
            <text:p>http://dbpedia.org/property/yearLeader</text:p>
          </table:table-cell>
          <table:table-cell office:value-type="string">
            <text:p>yearLeader</text:p>
          </table:table-cell>
          <table:table-cell table:number-columns-repeated="2"/>
          <table:table-cell office:value-type="string">
            <text:p>a place has year leader 1888</text:p>
          </table:table-cell>
          <table:table-cell office:value-type="string">
            <text:p>a clerical administrative region has year leader 163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Leader%3E+rdfs%3Alabel+%3Fpredicate+.+%3Fs+%3Chttp%3A%2F%2Fdbpedia.org%2Fproperty%2FyearLead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activeYearsEndYear&quot;)" office:value-type="string" office:string-value="http://dbpedia.org/ontology/activeYearsEndYear">
            <text:p>http://dbpedia.org/ontology/activeYearsEndYear</text:p>
          </table:table-cell>
          <table:table-cell office:value-type="string">
            <text:p>activeYearsEndYear</text:p>
          </table:table-cell>
          <table:table-cell table:number-columns-repeated="2"/>
          <table:table-cell office:value-type="string">
            <text:p>a British royalty has active years end year 1759-12-31T22:00:00 02:00</text:p>
          </table:table-cell>
          <table:table-cell office:value-type="string">
            <text:p>a musical artist has active years end year 2012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ctiveYearsEndYear%3E+rdfs%3Alabel+%3Fpredicate+.+%3Fs+%3Chttp%3A%2F%2Fdbpedia.org%2Fontology%2FactiveYearsEnd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yearStart&quot;)" office:value-type="string" office:string-value="http://dbpedia.org/property/yearStart">
            <text:p>http://dbpedia.org/property/yearStart</text:p>
          </table:table-cell>
          <table:table-cell office:value-type="string">
            <text:p>yearStart</text:p>
          </table:table-cell>
          <table:table-cell table:number-columns-repeated="2"/>
          <table:table-cell office:value-type="string">
            <text:p>a country has year start 1849</text:p>
          </table:table-cell>
          <table:table-cell office:value-type="string">
            <text:p>a place has year start 103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tart%3E+rdfs%3Alabel+%3Fpredicate+.+%3Fs+%3Chttp%3A%2F%2Fdbpedia.org%2Fproperty%2FyearStar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issolutionYear&quot;)" office:value-type="string" office:string-value="http://dbpedia.org/ontology/dissolutionYear">
            <text:p>http://dbpedia.org/ontology/dissolutionYear</text:p>
          </table:table-cell>
          <table:table-cell office:value-type="string">
            <text:p>dissolutionYear</text:p>
          </table:table-cell>
          <table:table-cell table:number-columns-repeated="2"/>
          <table:table-cell office:value-type="string">
            <text:p>a country has dissolution year 1481-12-31T22:00:00 02:00</text:p>
          </table:table-cell>
          <table:table-cell office:value-type="string">
            <text:p>a place has dissolution year 1954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issolutionYear%3E+rdfs%3Alabel+%3Fpredicate+.+%3Fs+%3Chttp%3A%2F%2Fdbpedia.org%2Fontology%2Fdissolution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tatYear&quot;)" office:value-type="string" office:string-value="http://dbpedia.org/property/statYear">
            <text:p>http://dbpedia.org/property/statYear</text:p>
          </table:table-cell>
          <table:table-cell office:value-type="string">
            <text:p>statYear</text:p>
          </table:table-cell>
          <table:table-cell table:number-columns-repeated="2"/>
          <table:table-cell office:value-type="string">
            <text:p>a populated place has stat year 1977</text:p>
          </table:table-cell>
          <table:table-cell office:value-type="string">
            <text:p>a place has stat year 171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tYear%3E+rdfs%3Alabel+%3Fpredicate+.+%3Fs+%3Chttp%3A%2F%2Fdbpedia.org%2Fproperty%2Fsta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issolutionDate&quot;)" office:value-type="string" office:string-value="http://dbpedia.org/ontology/dissolutionDate">
            <text:p>http://dbpedia.org/ontology/dissolutionDate</text:p>
          </table:table-cell>
          <table:table-cell office:value-type="string">
            <text:p>dissolutionDate</text:p>
          </table:table-cell>
          <table:table-cell table:number-columns-repeated="2"/>
          <table:table-cell office:value-type="string">
            <text:p>a place has dissolution date 1791-09-02 02:00</text:p>
          </table:table-cell>
          <table:table-cell office:value-type="string">
            <text:p>a place has dissolution date 1977-06-26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issolutionDate%3E+rdfs%3Alabel+%3Fpredicate+.+%3Fs+%3Chttp%3A%2F%2Fdbpedia.org%2Fontology%2Fdissolu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electionDateLeader&quot;)" office:value-type="string" office:string-value="http://dbpedia.org/ontology/electionDateLeader">
            <text:p>http://dbpedia.org/ontology/electionDateLeader</text:p>
          </table:table-cell>
          <table:table-cell office:value-type="string">
            <text:p>electionDateLeader</text:p>
          </table:table-cell>
          <table:table-cell table:number-columns-repeated="2"/>
          <table:table-cell office:value-type="string">
            <text:p>a legislature has election date leader 2007-01-01 02:00</text:p>
          </table:table-cell>
          <table:table-cell office:value-type="string">
            <text:p>an agent has election date leader 2013-01-06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electionDateLeader%3E+rdfs%3Alabel+%3Fpredicate+.+%3Fs+%3Chttp%3A%2F%2Fdbpedia.org%2Fontology%2FelectionDateLead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oundedDate&quot;)" office:value-type="string" office:string-value="http://dbpedia.org/property/foundedDate">
            <text:p>http://dbpedia.org/property/foundedDate</text:p>
          </table:table-cell>
          <table:table-cell office:value-type="string">
            <text:p>foundedDate</text:p>
          </table:table-cell>
          <table:table-cell table:number-columns-repeated="2"/>
          <table:table-cell office:value-type="string">
            <text:p>a place has founded date --02-01</text:p>
          </table:table-cell>
          <table:table-cell office:value-type="string">
            <text:p>a place has founded date --12-2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oundedDate%3E+rdfs%3Alabel+%3Fpredicate+.+%3Fs+%3Chttp%3A%2F%2Fdbpedia.org%2Fproperty%2Ffounded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tartYear&quot;)" office:value-type="string" office:string-value="http://dbpedia.org/property/startYear">
            <text:p>http://dbpedia.org/property/startYear</text:p>
          </table:table-cell>
          <table:table-cell office:value-type="string">
            <text:p>startYear</text:p>
          </table:table-cell>
          <table:table-cell table:number-columns-repeated="2"/>
          <table:table-cell office:value-type="string">
            <text:p>a route of transportation has start year 1871</text:p>
          </table:table-cell>
          <table:table-cell office:value-type="string">
            <text:p>an architectural structure has start year 190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rtYear%3E+rdfs%3Alabel+%3Fpredicate+.+%3Fs+%3Chttp%3A%2F%2Fdbpedia.org%2Fproperty%2Fstar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astElection&quot;)" office:value-type="string" office:string-value="http://dbpedia.org/property/lastElection">
            <text:p>http://dbpedia.org/property/lastElection</text:p>
          </table:table-cell>
          <table:table-cell office:value-type="string">
            <text:p>lastElection</text:p>
          </table:table-cell>
          <table:table-cell table:number-columns-repeated="2"/>
          <table:table-cell office:value-type="string">
            <text:p>an event has last election 49</text:p>
          </table:table-cell>
          <table:table-cell office:value-type="string">
            <text:p>an event has last election 2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stElection%3E+rdfs%3Alabel+%3Fpredicate+.+%3Fs+%3Chttp%3A%2F%2Fdbpedia.org%2Fproperty%2FlastElec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yearsactive&quot;)" office:value-type="string" office:string-value="http://dbpedia.org/property/yearsactive">
            <text:p>http://dbpedia.org/property/yearsactive</text:p>
          </table:table-cell>
          <table:table-cell office:value-type="string">
            <text:p>yearsactive</text:p>
          </table:table-cell>
          <table:table-cell table:number-columns-repeated="2"/>
          <table:table-cell office:value-type="string">
            <text:p>a person has yearsactive 1977</text:p>
          </table:table-cell>
          <table:table-cell office:value-type="string">
            <text:p>a person has yearsactive 191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active%3E+rdfs%3Alabel+%3Fpredicate+.+%3Fs+%3Chttp%3A%2F%2Fdbpedia.org%2Fproperty%2Fyearsactiv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artDate&quot;)" office:value-type="string" office:string-value="http://dbpedia.org/ontology/startDate">
            <text:p>http://dbpedia.org/ontology/startDate</text:p>
          </table:table-cell>
          <table:table-cell office:value-type="string">
            <text:p>startDate</text:p>
          </table:table-cell>
          <table:table-cell table:number-columns-repeated="2"/>
          <table:table-cell office:value-type="string">
            <text:p>an event has start date 2009-04-24 02:00</text:p>
          </table:table-cell>
          <table:table-cell office:value-type="string">
            <text:p>an event has start date 2007-05-16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artDate%3E+rdfs%3Alabel+%3Fpredicate+.+%3Fs+%3Chttp%3A%2F%2Fdbpedia.org%2Fontology%2Fstar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ontology/lastElectionDate&quot;)" office:value-type="string" office:string-value="http://dbpedia.org/ontology/lastElectionDate">
            <text:p>http://dbpedia.org/ontology/lastElectionDate</text:p>
          </table:table-cell>
          <table:table-cell table:style-name="ce16" office:value-type="string">
            <text:p>lastElectionDate</text:p>
          </table:table-cell>
          <table:table-cell table:style-name="ce16" table:number-columns-repeated="2"/>
          <table:table-cell table:style-name="ce16" office:value-type="string">
            <text:p>a legislature has last election date 2008-04-30 02:00</text:p>
          </table:table-cell>
          <table:table-cell table:style-name="ce16" office:value-type="string">
            <text:p>an organisation has last election date 2009-06-06 02:00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astElectionDate%3E+rdfs%3Alabel+%3Fpredicate+.+%3Fs+%3Chttp%3A%2F%2Fdbpedia.org%2Fontology%2FlastElec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48489175">
            <text:p>148489175</text:p>
          </table:table-cell>
          <table:table-cell office:value-type="string">
            <text:p>government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braham Lincoln</text:p>
          </table:table-cell>
          <table:table-cell table:style-name="ce13" office:value-type="string">
            <text:p>Andrew Jackson</text:p>
          </table:table-cell>
          <table:table-cell table:style-name="ce13" office:value-type="string">
            <text:p>Andrew Johnson</text:p>
          </table:table-cell>
          <table:table-cell table:style-name="ce13" office:value-type="string">
            <text:p>Barack Obama</text:p>
          </table:table-cell>
          <table:table-cell table:style-name="ce13" office:value-type="string">
            <text:p>Benjamin Harris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Bill Clinton</text:p>
          </table:table-cell>
          <table:table-cell table:style-name="ce13" office:value-type="string">
            <text:p>Calvin Coolidge</text:p>
          </table:table-cell>
          <table:table-cell table:style-name="ce13" office:value-type="string">
            <text:p>Chester A. Arthur</text:p>
          </table:table-cell>
          <table:table-cell table:style-name="ce13" office:value-type="string">
            <text:p>Dwight D. Eisenhower</text:p>
          </table:table-cell>
          <table:table-cell table:style-name="ce13" office:value-type="string">
            <text:p>Franklin D. Roosevel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Franklin Pierce</text:p>
          </table:table-cell>
          <table:table-cell table:style-name="ce13" office:value-type="string">
            <text:p>George H. W. Bush</text:p>
          </table:table-cell>
          <table:table-cell table:style-name="ce13" office:value-type="string">
            <text:p>George Washington</text:p>
          </table:table-cell>
          <table:table-cell table:style-name="ce13" office:value-type="string">
            <text:p>George W. Bush</text:p>
          </table:table-cell>
          <table:table-cell table:style-name="ce13" office:value-type="string">
            <text:p>Gerald For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Grover Cleveland</text:p>
          </table:table-cell>
          <table:table-cell table:style-name="ce13" office:value-type="string">
            <text:p>Harry S. Truman</text:p>
          </table:table-cell>
          <table:table-cell table:style-name="ce13" office:value-type="string">
            <text:p>Herbert Hoover</text:p>
          </table:table-cell>
          <table:table-cell table:style-name="ce13" office:value-type="string">
            <text:p>James A. Garfield</text:p>
          </table:table-cell>
          <table:table-cell table:style-name="ce13" office:value-type="string">
            <text:p>James Buchana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James K. Polk</text:p>
          </table:table-cell>
          <table:table-cell table:style-name="ce13" office:value-type="string">
            <text:p>James Madison</text:p>
          </table:table-cell>
          <table:table-cell table:style-name="ce13" office:value-type="string">
            <text:p>James Monroe</text:p>
          </table:table-cell>
          <table:table-cell table:style-name="ce13" office:value-type="string">
            <text:p>Jimmy Carter</text:p>
          </table:table-cell>
          <table:table-cell table:style-name="ce13" office:value-type="string">
            <text:p>John Adam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John F. Kennedy</text:p>
          </table:table-cell>
          <table:table-cell table:style-name="ce13" office:value-type="string">
            <text:p>John Quincy Adams</text:p>
          </table:table-cell>
          <table:table-cell table:style-name="ce13" office:value-type="string">
            <text:p>John Tyler</text:p>
          </table:table-cell>
          <table:table-cell table:style-name="ce13" office:value-type="string">
            <text:p>Lyndon B. Johnson</text:p>
          </table:table-cell>
          <table:table-cell table:style-name="ce13" office:value-type="string">
            <text:p>Martin Van Bure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Millard Fillmore</text:p>
          </table:table-cell>
          <table:table-cell table:style-name="ce13" office:value-type="string">
            <text:p>Richard Nixon</text:p>
          </table:table-cell>
          <table:table-cell table:style-name="ce13" office:value-type="string">
            <text:p>Ronald Reagan</text:p>
          </table:table-cell>
          <table:table-cell table:style-name="ce13" office:value-type="string">
            <text:p>Rutherford B. Hayes</text:p>
          </table:table-cell>
          <table:table-cell table:style-name="ce13" office:value-type="string">
            <text:p>Theodore Roosevel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Thomas Jefferson</text:p>
          </table:table-cell>
          <table:table-cell table:style-name="ce13" office:value-type="string">
            <text:p>Ulysses S. Grant</text:p>
          </table:table-cell>
          <table:table-cell table:style-name="ce13" office:value-type="string">
            <text:p>Warren G. Harding</text:p>
          </table:table-cell>
          <table:table-cell table:style-name="ce13" office:value-type="string">
            <text:p>William Henry Harrison</text:p>
          </table:table-cell>
          <table:table-cell table:style-name="ce13" office:value-type="string">
            <text:p>William Howard Taf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William McKinley</text:p>
          </table:table-cell>
          <table:table-cell table:style-name="ce13" office:value-type="string">
            <text:p>Woodrow Wilson</text:p>
          </table:table-cell>
          <table:table-cell table:style-name="ce13" office:value-type="string">
            <text:p>Zachary Taylor</text:p>
          </table:table-cell>
          <table:table-cell table:style-name="ce13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signedpresident&quot;)" office:value-type="string" office:string-value="http://dbpedia.org/property/signedpresident">
            <text:p>http://dbpedia.org/property/signedpresident</text:p>
          </table:table-cell>
          <table:table-cell office:value-type="string">
            <text:p>signedpresident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ignedpresident%3E+rdfs%3Alabel+%3Fpredicate+.+%3Fs+%3Chttp%3A%2F%2Fdbpedia.org%2Fproperty%2Fsignedpresiden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president&quot;)" office:value-type="string" office:string-value="http://dbpedia.org/property/president">
            <text:p>http://dbpedia.org/property/president</text:p>
          </table:table-cell>
          <table:table-cell office:value-type="string">
            <text:p>president</text:p>
          </table:table-cell>
          <table:table-cell table:number-columns-repeated="2"/>
          <table:table-cell office:value-type="string">
            <text:p>a person has President George W. Bush (an entity of type office holder)</text:p>
          </table:table-cell>
          <table:table-cell office:value-type="string">
            <text:p>an office holder has President Suharto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esident%3E+rdfs%3Alabel+%3Fpredicate+.+%3Fs+%3Chttp%3A%2F%2Fdbpedia.org%2Fproperty%2Fpresiden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resident&quot;)" office:value-type="string" office:string-value="http://dbpedia.org/ontology/president">
            <text:p>http://dbpedia.org/ontology/president</text:p>
          </table:table-cell>
          <table:table-cell office:value-type="string">
            <text:p>president</text:p>
          </table:table-cell>
          <table:table-cell table:number-columns-repeated="2"/>
          <table:table-cell office:value-type="string">
            <text:p>a person has president François Bozizé (an entity of type agent)</text:p>
          </table:table-cell>
          <table:table-cell office:value-type="string">
            <text:p>a person has president Abdullah Gül (an entity of type presid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resident%3E+rdfs%3Alabel+%3Fpredicate+.+%3Fs+%3Chttp%3A%2F%2Fdbpedia.org%2Fontology%2Fpresiden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uccessor&quot;)" office:value-type="string" office:string-value="http://dbpedia.org/ontology/successor">
            <text:p>http://dbpedia.org/ontology/successor</text:p>
          </table:table-cell>
          <table:table-cell office:value-type="string">
            <text:p>successor</text:p>
          </table:table-cell>
          <table:table-cell table:number-columns-repeated="2"/>
          <table:table-cell office:value-type="string">
            <text:p>an agent has successor Victor de Broglie (1785–1870) (an entity of type politician)</text:p>
          </table:table-cell>
          <table:table-cell office:value-type="string">
            <text:p>an office holder has successor Liberato Pinto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uccessor%3E+rdfs%3Alabel+%3Fpredicate+.+%3Fs+%3Chttp%3A%2F%2Fdbpedia.org%2Fontology%2Fsuccess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uccessor&quot;)" office:value-type="string" office:string-value="http://dbpedia.org/property/successor">
            <text:p>http://dbpedia.org/property/successor</text:p>
          </table:table-cell>
          <table:table-cell office:value-type="string">
            <text:p>successor</text:p>
          </table:table-cell>
          <table:table-cell table:number-columns-repeated="2"/>
          <table:table-cell office:value-type="string">
            <text:p>a president has successor Bülent Ecevit (an entity of type politician)</text:p>
          </table:table-cell>
          <table:table-cell office:value-type="string">
            <text:p>a person has successor Æthelberht of Wessex (an entity of type British royal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uccessor%3E+rdfs%3Alabel+%3Fpredicate+.+%3Fs+%3Chttp%3A%2F%2Fdbpedia.org%2Fproperty%2Fsuccess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9" table:formula="of:=HYPERLINK(&quot;http://dbpedia.org/property/title&quot;)" office:value-type="string" office:string-value="http://dbpedia.org/property/title">
            <text:p>http://dbpedia.org/property/title</text:p>
          </table:table-cell>
          <table:table-cell table:style-name="ce16" office:value-type="string">
            <text:p>title</text:p>
          </table:table-cell>
          <table:table-cell table:style-name="ce16" table:number-columns-repeated="2"/>
          <table:table-cell table:style-name="ce16" office:value-type="string">
            <text:p>an agent has title List of heads of state of Hungary</text:p>
          </table:table-cell>
          <table:table-cell table:style-name="ce16" office:value-type="string">
            <text:p>a work has title jimmy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itle%3E+rdfs%3Alabel+%3Fpredicate+.+%3Fs+%3Chttp%3A%2F%2Fdbpedia.org%2Fproperty%2Ftit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668711967">
            <text:p>1668711967</text:p>
          </table:table-cell>
          <table:table-cell office:value-type="string">
            <text:p>government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Canningite and Whig</text:p>
          </table:table-cell>
          <table:table-cell table:style-name="ce13" office:value-type="string">
            <text:p>Coalition</text:p>
          </table:table-cell>
          <table:table-cell table:style-name="ce13" office:value-type="string">
            <text:p>Conservative</text:p>
          </table:table-cell>
          <table:table-cell table:style-name="ce13" office:value-type="string">
            <text:p>Conservative and Unionist</text:p>
          </table:table-cell>
          <table:table-cell table:style-name="ce13" office:value-type="string">
            <text:p>Labou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Liberal</text:p>
          </table:table-cell>
          <table:table-cell table:style-name="ce13" office:value-type="string">
            <text:p>National</text:p>
          </table:table-cell>
          <table:table-cell table:style-name="ce13" office:value-type="string">
            <text:p>Tory</text:p>
          </table:table-cell>
          <table:table-cell table:style-name="ce13" office:value-type="string">
            <text:p>Whig</text:p>
          </table:table-cell>
          <table:table-cell table:style-name="ce13" office:value-type="string">
            <text:p>Whig and Peelit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party&quot;)" office:value-type="string" office:string-value="http://dbpedia.org/property/party">
            <text:p>http://dbpedia.org/property/party</text:p>
          </table:table-cell>
          <table:table-cell office:value-type="string">
            <text:p>party</text:p>
          </table:table-cell>
          <table:table-cell table:number-columns-repeated="2"/>
          <table:table-cell office:value-type="string">
            <text:p>a president has party Hungarian Socialist Workers' Party (an entity of type political party)</text:p>
          </table:table-cell>
          <table:table-cell office:value-type="string">
            <text:p>an agent has party Hungarian Social Democratic Party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arty%3E+rdfs%3Alabel+%3Fpredicate+.+%3Fs+%3Chttp%3A%2F%2Fdbpedia.org%2Fproperty%2F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party&quot;)" office:value-type="string" office:string-value="http://dbpedia.org/ontology/party">
            <text:p>http://dbpedia.org/ontology/party</text:p>
          </table:table-cell>
          <table:table-cell office:value-type="string">
            <text:p>party</text:p>
          </table:table-cell>
          <table:table-cell table:number-columns-repeated="2"/>
          <table:table-cell office:value-type="string">
            <text:p>an agent has party Republican People's Party (Turkey) (an entity of type political party)</text:p>
          </table:table-cell>
          <table:table-cell office:value-type="string">
            <text:p>an agent has party Nationalist Republican Party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arty%3E+rdfs%3Alabel+%3Fpredicate+.+%3Fs+%3Chttp%3A%2F%2Fdbpedia.org%2Fontology%2F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ppositionParty&quot;)" office:value-type="string" office:string-value="http://dbpedia.org/property/oppositionParty">
            <text:p>http://dbpedia.org/property/oppositionParty</text:p>
          </table:table-cell>
          <table:table-cell office:value-type="string">
            <text:p>oppositionParty</text:p>
          </table:table-cell>
          <table:table-cell table:number-columns-repeated="2"/>
          <table:table-cell table:number-columns-repeated="2" office:value-type="string">
            <text:p>a populated place has opposition party Socialist coalitio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ppositionParty%3E+rdfs%3Alabel+%3Fpredicate+.+%3Fs+%3Chttp%3A%2F%2Fdbpedia.org%2Fproperty%2Fopposition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oliticalGroups&quot;)" office:value-type="string" office:string-value="http://dbpedia.org/property/politicalGroups">
            <text:p>http://dbpedia.org/property/politicalGroups</text:p>
          </table:table-cell>
          <table:table-cell office:value-type="string">
            <text:p>politicalGroups</text:p>
          </table:table-cell>
          <table:table-cell table:number-columns-repeated="2"/>
          <table:table-cell office:value-type="string">
            <text:p>an agent has political groups Concert of Parties for Democracy (an entity of type agent)</text:p>
          </table:table-cell>
          <table:table-cell office:value-type="string">
            <text:p>an organisation has political groups 9.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liticalGroups%3E+rdfs%3Alabel+%3Fpredicate+.+%3Fs+%3Chttp%3A%2F%2Fdbpedia.org%2Fproperty%2FpoliticalGroup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otherParty&quot;)" office:value-type="string" office:string-value="http://dbpedia.org/ontology/otherParty">
            <text:p>http://dbpedia.org/ontology/otherParty</text:p>
          </table:table-cell>
          <table:table-cell office:value-type="string">
            <text:p>otherParty</text:p>
          </table:table-cell>
          <table:table-cell table:number-columns-repeated="2"/>
          <table:table-cell office:value-type="string">
            <text:p>a person has other party Conservative Party of Canada (an entity of type agent)</text:p>
          </table:table-cell>
          <table:table-cell office:value-type="string">
            <text:p>an office holder has other party Green Party (Colombia) (an entity of type political par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otherParty%3E+rdfs%3Alabel+%3Fpredicate+.+%3Fs+%3Chttp%3A%2F%2Fdbpedia.org%2Fontology%2Foth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oliticalPartyInLegislature&quot;)" office:value-type="string" office:string-value="http://dbpedia.org/ontology/politicalPartyInLegislature">
            <text:p>http://dbpedia.org/ontology/politicalPartyInLegislature</text:p>
          </table:table-cell>
          <table:table-cell office:value-type="string">
            <text:p>politicalPartyInLegislature</text:p>
          </table:table-cell>
          <table:table-cell table:number-columns-repeated="2"/>
          <table:table-cell office:value-type="string">
            <text:p>an organisation has political party in legislature Sinn Féin (an entity of type political party)</text:p>
          </table:table-cell>
          <table:table-cell office:value-type="string">
            <text:p>a legislature has political party in legislature Fine Gael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oliticalpartyinlegislature%3e+rdfs%3alabel+%3fpredicate+.+%3fs+%3chttp%3a%2f%2fdbpedia.org%2fontology%2fpoliticalpartyinlegislatu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;&quot;View More&quot;)" office:value-type="string" office:string-value="Err:513">
            <text:p>Err:513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therparty&quot;)" office:value-type="string" office:string-value="http://dbpedia.org/property/otherparty">
            <text:p>http://dbpedia.org/property/otherparty</text:p>
          </table:table-cell>
          <table:table-cell office:value-type="string">
            <text:p>otherparty</text:p>
          </table:table-cell>
          <table:table-cell table:number-columns-repeated="2"/>
          <table:table-cell office:value-type="string">
            <text:p>an office holder has otherparty National Progressive Front (Syria) (an entity of type organisation)</text:p>
          </table:table-cell>
          <table:table-cell office:value-type="string">
            <text:p>a politician has otherparty Great Alliance for Change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therparty%3E+rdfs%3Alabel+%3Fpredicate+.+%3Fs+%3Chttp%3A%2F%2Fdbpedia.org%2Fproperty%2Foth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oliticalParty&quot;)" office:value-type="string" office:string-value="http://dbpedia.org/property/politicalParty">
            <text:p>http://dbpedia.org/property/politicalParty</text:p>
          </table:table-cell>
          <table:table-cell office:value-type="string">
            <text:p>politicalParty</text:p>
          </table:table-cell>
          <table:table-cell table:number-columns-repeated="2"/>
          <table:table-cell office:value-type="string">
            <text:p>an agent has political party Democratic Party (an entity of type agent)</text:p>
          </table:table-cell>
          <table:table-cell office:value-type="string">
            <text:p>an agent has political party Communist Party of Canada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liticalParty%3E+rdfs%3Alabel+%3Fpredicate+.+%3Fs+%3Chttp%3A%2F%2Fdbpedia.org%2Fproperty%2Fpolitical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oliticalPartyOfLeader&quot;)" office:value-type="string" office:string-value="http://dbpedia.org/ontology/politicalPartyOfLeader">
            <text:p>http://dbpedia.org/ontology/politicalPartyOfLeader</text:p>
          </table:table-cell>
          <table:table-cell office:value-type="string">
            <text:p>politicalPartyOfLeader</text:p>
          </table:table-cell>
          <table:table-cell table:number-columns-repeated="2"/>
          <table:table-cell office:value-type="string">
            <text:p>an agent has political party of leader Welsh Labour (an entity of type organisation)</text:p>
          </table:table-cell>
          <table:table-cell office:value-type="string">
            <text:p>an agent has political party of leader Progressive Conservative Party of New Brunswick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oliticalPartyOfLeader%3E+rdfs%3Alabel+%3Fpredicate+.+%3Fs+%3Chttp%3A%2F%2Fdbpedia.org%2Fontology%2FpoliticalPartyOfLead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pponents&quot;)" office:value-type="string" office:string-value="http://dbpedia.org/property/opponents">
            <text:p>http://dbpedia.org/property/opponents</text:p>
          </table:table-cell>
          <table:table-cell office:value-type="string">
            <text:p>opponents</text:p>
          </table:table-cell>
          <table:table-cell table:number-columns-repeated="2"/>
          <table:table-cell office:value-type="string">
            <text:p>a person has opponents Mao Zedong (an entity of type agent)</text:p>
          </table:table-cell>
          <table:table-cell office:value-type="string">
            <text:p>an agent has opponents Ben Bernanke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pponents%3E+rdfs%3Alabel+%3Fpredicate+.+%3Fs+%3Chttp%3A%2F%2Fdbpedia.org%2Fproperty%2Fopponent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ideology&quot;)" office:value-type="string" office:string-value="http://dbpedia.org/property/ideology">
            <text:p>http://dbpedia.org/property/ideology</text:p>
          </table:table-cell>
          <table:table-cell office:value-type="string">
            <text:p>ideology</text:p>
          </table:table-cell>
          <table:table-cell table:number-columns-repeated="2"/>
          <table:table-cell office:value-type="string">
            <text:p>an organisation has ideology Environmentalism</text:p>
          </table:table-cell>
          <table:table-cell office:value-type="string">
            <text:p>an organisation has ideology Paraguay (an entity of type countr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deology%3E+rdfs%3Alabel+%3Fpredicate+.+%3Fs+%3Chttp%3A%2F%2Fdbpedia.org%2Fproperty%2Fideolog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leader&quot;)" office:value-type="string" office:string-value="http://dbpedia.org/ontology/leader">
            <text:p>http://dbpedia.org/ontology/leader</text:p>
          </table:table-cell>
          <table:table-cell office:value-type="string">
            <text:p>leader</text:p>
          </table:table-cell>
          <table:table-cell table:number-columns-repeated="2"/>
          <table:table-cell office:value-type="string">
            <text:p>an agent has leader J. S. Woodsworth (an entity of type agent)</text:p>
          </table:table-cell>
          <table:table-cell office:value-type="string">
            <text:p>an organisation has leader Heinrich Himmler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eader%3E+rdfs%3Alabel+%3Fpredicate+.+%3Fs+%3Chttp%3A%2F%2Fdbpedia.org%2Fontology%2Flead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eaderParty&quot;)" office:value-type="string" office:string-value="http://dbpedia.org/property/leaderParty">
            <text:p>http://dbpedia.org/property/leaderParty</text:p>
          </table:table-cell>
          <table:table-cell office:value-type="string">
            <text:p>leaderParty</text:p>
          </table:table-cell>
          <table:table-cell table:number-columns-repeated="2"/>
          <table:table-cell office:value-type="string">
            <text:p>a place has leader party Social Democratic Party (Romania) (an entity of type agent)</text:p>
          </table:table-cell>
          <table:table-cell office:value-type="string">
            <text:p>a city has leader party People's Democratic Party (Nigeria)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eaderParty%3E+rdfs%3Alabel+%3Fpredicate+.+%3Fs+%3Chttp%3A%2F%2Fdbpedia.org%2Fproperty%2Flead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winner&quot;)" office:value-type="string" office:string-value="http://dbpedia.org/property/winner">
            <text:p>http://dbpedia.org/property/winner</text:p>
          </table:table-cell>
          <table:table-cell office:value-type="string">
            <text:p>winner</text:p>
          </table:table-cell>
          <table:table-cell table:number-columns-repeated="2"/>
          <table:table-cell office:value-type="string">
            <text:p>a region has winner John Nott (an entity of type office holder)</text:p>
          </table:table-cell>
          <table:table-cell office:value-type="string">
            <text:p>a region has winner Democratic Part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inner%3E+rdfs%3Alabel+%3Fpredicate+.+%3Fs+%3Chttp%3A%2F%2Fdbpedia.org%2Fproperty%2Fwinn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egislatureStatus&quot;)" office:value-type="string" office:string-value="http://dbpedia.org/property/legislatureStatus">
            <text:p>http://dbpedia.org/property/legislatureStatus</text:p>
          </table:table-cell>
          <table:table-cell office:value-type="string">
            <text:p>legislatureStatus</text:p>
          </table:table-cell>
          <table:table-cell table:number-columns-repeated="2"/>
          <table:table-cell office:value-type="string">
            <text:p>a person has legislature status Single-party state</text:p>
          </table:table-cell>
          <table:table-cell office:value-type="string">
            <text:p>a person has legislature status Minority government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egislatureStatus%3E+rdfs%3Alabel+%3Fpredicate+.+%3Fs+%3Chttp%3A%2F%2Fdbpedia.org%2Fproperty%2FlegislatureStatu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egislature&quot;)" office:value-type="string" office:string-value="http://dbpedia.org/property/legislature">
            <text:p>http://dbpedia.org/property/legislature</text:p>
          </table:table-cell>
          <table:table-cell office:value-type="string">
            <text:p>legislature</text:p>
          </table:table-cell>
          <table:table-cell table:number-columns-repeated="2"/>
          <table:table-cell office:value-type="string">
            <text:p>a populated place has Legislature Diet of Istria</text:p>
          </table:table-cell>
          <table:table-cell office:value-type="string">
            <text:p>a place has Legislature Vech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egislature%3E+rdfs%3Alabel+%3Fpredicate+.+%3Fs+%3Chttp%3A%2F%2Fdbpedia.org%2Fproperty%2Flegislatur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resident&quot;)" office:value-type="string" office:string-value="http://dbpedia.org/ontology/president">
            <text:p>http://dbpedia.org/ontology/president</text:p>
          </table:table-cell>
          <table:table-cell office:value-type="string">
            <text:p>president</text:p>
          </table:table-cell>
          <table:table-cell table:number-columns-repeated="2"/>
          <table:table-cell office:value-type="string">
            <text:p>a person has president Jalal Talabani (an entity of type person)</text:p>
          </table:table-cell>
          <table:table-cell office:value-type="string">
            <text:p>an office holder has president Warren G. Harding (an entity of type presid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resident%3E+rdfs%3Alabel+%3Fpredicate+.+%3Fs+%3Chttp%3A%2F%2Fdbpedia.org%2Fontology%2Fpresiden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leaderParty&quot;)" office:value-type="string" office:string-value="http://dbpedia.org/ontology/leaderParty">
            <text:p>http://dbpedia.org/ontology/leaderParty</text:p>
          </table:table-cell>
          <table:table-cell office:value-type="string">
            <text:p>leaderParty</text:p>
          </table:table-cell>
          <table:table-cell table:number-columns-repeated="2"/>
          <table:table-cell office:value-type="string">
            <text:p>a municipality has leader party Left Ecology Freedom (an entity of type agent)</text:p>
          </table:table-cell>
          <table:table-cell office:value-type="string">
            <text:p>a populated place has leader party Social Democratic Party of Germany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eaderParty%3E+rdfs%3Alabel+%3Fpredicate+.+%3Fs+%3Chttp%3A%2F%2Fdbpedia.org%2Fontology%2Flead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minister&quot;)" office:value-type="string" office:string-value="http://dbpedia.org/property/minister">
            <text:p>http://dbpedia.org/property/minister</text:p>
          </table:table-cell>
          <table:table-cell office:value-type="string">
            <text:p>minister</text:p>
          </table:table-cell>
          <table:table-cell table:number-columns-repeated="2"/>
          <table:table-cell office:value-type="string">
            <text:p>a military unit has minister Kathleen Sebelius (an entity of type agent)</text:p>
          </table:table-cell>
          <table:table-cell office:value-type="string">
            <text:p>a person has minister Bob Rae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minister%3E+rdfs%3Alabel+%3Fpredicate+.+%3Fs+%3Chttp%3A%2F%2Fdbpedia.org%2Fproperty%2Fminis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governmentType&quot;)" office:value-type="string" office:string-value="http://dbpedia.org/ontology/governmentType">
            <text:p>http://dbpedia.org/ontology/governmentType</text:p>
          </table:table-cell>
          <table:table-cell office:value-type="string">
            <text:p>governmentType</text:p>
          </table:table-cell>
          <table:table-cell table:number-columns-repeated="2"/>
          <table:table-cell office:value-type="string">
            <text:p>a populated place has government type Frankfurt (an entity of type place)</text:p>
          </table:table-cell>
          <table:table-cell office:value-type="string">
            <text:p>a village has government type Council–manager government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governmentType%3E+rdfs%3Alabel+%3Fpredicate+.+%3Fs+%3Chttp%3A%2F%2Fdbpedia.org%2Fontology%2Fgovernment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2ndparty&quot;)" office:value-type="string" office:string-value="http://dbpedia.org/property/2ndparty">
            <text:p>http://dbpedia.org/property/2ndparty</text:p>
          </table:table-cell>
          <table:table-cell office:value-type="string">
            <text:p>2ndparty</text:p>
          </table:table-cell>
          <table:table-cell table:number-columns-repeated="2"/>
          <table:table-cell office:value-type="string">
            <text:p>a place has 2ndParty Conservative Party (UK) (an entity of type organisation)</text:p>
          </table:table-cell>
          <table:table-cell office:value-type="string">
            <text:p>a populated place has 2ndParty Green Party (UK)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2ndparty%3E+rdfs%3Alabel+%3Fpredicate+.+%3Fs+%3Chttp%3A%2F%2Fdbpedia.org%2Fproperty%2F2nd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government&quot;)" office:value-type="string" office:string-value="http://dbpedia.org/property/government">
            <text:p>http://dbpedia.org/property/government</text:p>
          </table:table-cell>
          <table:table-cell office:value-type="string">
            <text:p>government</text:p>
          </table:table-cell>
          <table:table-cell table:number-columns-repeated="2"/>
          <table:table-cell office:value-type="string">
            <text:p>a place has government Little Rock Township, Kendall County, Illinois (an entity of type municipality)</text:p>
          </table:table-cell>
          <table:table-cell office:value-type="string">
            <text:p>a place has government Schenectady City Hall (an entity of type architectural structur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overnment%3E+rdfs%3Alabel+%3Fpredicate+.+%3Fs+%3Chttp%3A%2F%2Fdbpedia.org%2Fproperty%2Fgovernmen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governmentType&quot;)" office:value-type="string" office:string-value="http://dbpedia.org/property/governmentType">
            <text:p>http://dbpedia.org/property/governmentType</text:p>
          </table:table-cell>
          <table:table-cell office:value-type="string">
            <text:p>governmentType</text:p>
          </table:table-cell>
          <table:table-cell table:number-columns-repeated="2"/>
          <table:table-cell office:value-type="string">
            <text:p>a place has government type City commission government</text:p>
          </table:table-cell>
          <table:table-cell office:value-type="string">
            <text:p>a town has government type Town council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governmentType%3E+rdfs%3Alabel+%3Fpredicate+.+%3Fs+%3Chttp%3A%2F%2Fdbpedia.org%2Fproperty%2FgovernmentTyp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partyName&quot;)" office:value-type="string" office:string-value="http://dbpedia.org/property/partyName">
            <text:p>http://dbpedia.org/property/partyName</text:p>
          </table:table-cell>
          <table:table-cell table:style-name="ce16" office:value-type="string">
            <text:p>partyName</text:p>
          </table:table-cell>
          <table:table-cell table:style-name="ce16" table:number-columns-repeated="2"/>
          <table:table-cell table:style-name="ce16" office:value-type="string">
            <text:p>a political party has party name Centre Party</text:p>
          </table:table-cell>
          <table:table-cell table:style-name="ce16" office:value-type="string">
            <text:p>an agent has party name Public Affairs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artyName%3E+rdfs%3Alabel+%3Fpredicate+.+%3Fs+%3Chttp%3A%2F%2Fdbpedia.org%2Fproperty%2Fparty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976585275">
            <text:p>1976585275</text:p>
          </table:table-cell>
          <table:table-cell office:value-type="string">
            <text:p>government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ndrew Bonar Law</text:p>
          </table:table-cell>
          <table:table-cell table:style-name="ce13" office:value-type="string">
            <text:p>Arthur Balfour</text:p>
          </table:table-cell>
          <table:table-cell table:style-name="ce13" office:value-type="string">
            <text:p>Benjamin Disraeli</text:p>
          </table:table-cell>
          <table:table-cell table:style-name="ce13" office:value-type="string">
            <text:p>Clement Attlee</text:p>
          </table:table-cell>
          <table:table-cell table:style-name="ce13" office:value-type="string">
            <text:p>David Camer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David Lloyd George</text:p>
          </table:table-cell>
          <table:table-cell table:style-name="ce13" office:value-type="string">
            <text:p>Edward Heath</text:p>
          </table:table-cell>
          <table:table-cell table:style-name="ce13" office:value-type="string">
            <text:p>George Canning</text:p>
          </table:table-cell>
          <table:table-cell table:style-name="ce13" office:value-type="string">
            <text:p>George Grenville</text:p>
          </table:table-cell>
          <table:table-cell table:style-name="ce13" office:value-type="string">
            <text:p>Gordon Brow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Harold Macmillan</text:p>
          </table:table-cell>
          <table:table-cell table:style-name="ce13" office:value-type="string">
            <text:p>Harold Wilson</text:p>
          </table:table-cell>
          <table:table-cell table:style-name="ce13" office:value-type="string">
            <text:p>Henry Addington</text:p>
          </table:table-cell>
          <table:table-cell table:style-name="ce13" office:value-type="string">
            <text:p>Henry Pelham</text:p>
          </table:table-cell>
          <table:table-cell table:style-name="ce13" office:value-type="string">
            <text:p>Herbert Henry Asquit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James Callaghan</text:p>
          </table:table-cell>
          <table:table-cell table:style-name="ce13" office:value-type="string">
            <text:p>John Major</text:p>
          </table:table-cell>
          <table:table-cell table:style-name="ce13" office:value-type="string">
            <text:p>Lord John Russell</text:p>
          </table:table-cell>
          <table:table-cell table:style-name="ce13" office:value-type="string">
            <text:p>Lord North</text:p>
          </table:table-cell>
          <table:table-cell table:style-name="ce13" office:value-type="string">
            <text:p>Margaret Thatch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Neville Chamberlain</text:p>
          </table:table-cell>
          <table:table-cell table:style-name="ce13" office:value-type="string">
            <text:p>Ramsay MacDonald</text:p>
          </table:table-cell>
          <table:table-cell table:style-name="ce13" office:value-type="string">
            <text:p>Robert Harley</text:p>
          </table:table-cell>
          <table:table-cell table:style-name="ce13" office:value-type="string">
            <text:p>Sir Alec Douglas-Home</text:p>
          </table:table-cell>
          <table:table-cell table:style-name="ce13" office:value-type="string">
            <text:p>Sir Anthony Ede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ir Henry Campbell-Bannerman</text:p>
          </table:table-cell>
          <table:table-cell table:style-name="ce13" office:value-type="string">
            <text:p>Sir Robert Peel</text:p>
          </table:table-cell>
          <table:table-cell table:style-name="ce13" office:value-type="string">
            <text:p>Sir Robert Walpole</text:p>
          </table:table-cell>
          <table:table-cell table:style-name="ce13" office:value-type="string">
            <text:p>Sir Winston Churchill</text:p>
          </table:table-cell>
          <table:table-cell table:style-name="ce13" office:value-type="string">
            <text:p>Spencer Perceval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tanley Baldwin</text:p>
          </table:table-cell>
          <table:table-cell table:style-name="ce13" office:value-type="string">
            <text:p>The Duke of Devonshire</text:p>
          </table:table-cell>
          <table:table-cell table:style-name="ce13" office:value-type="string">
            <text:p>The Duke of Grafton</text:p>
          </table:table-cell>
          <table:table-cell table:style-name="ce13" office:value-type="string">
            <text:p>The Duke of Newcastle</text:p>
          </table:table-cell>
          <table:table-cell table:style-name="ce13" office:value-type="string">
            <text:p>The Duke of Portl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he Duke of Wellington</text:p>
          </table:table-cell>
          <table:table-cell table:style-name="ce13" office:value-type="string">
            <text:p>The Earl Grey</text:p>
          </table:table-cell>
          <table:table-cell table:style-name="ce13" office:value-type="string">
            <text:p>The Earl of Aberdeen</text:p>
          </table:table-cell>
          <table:table-cell table:style-name="ce13" office:value-type="string">
            <text:p>The Earl of Bute</text:p>
          </table:table-cell>
          <table:table-cell table:style-name="ce13" office:value-type="string">
            <text:p>The Earl of Chatham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he Earl of Derby</text:p>
          </table:table-cell>
          <table:table-cell table:style-name="ce13" office:value-type="string">
            <text:p>The Earl of Godolphin</text:p>
          </table:table-cell>
          <table:table-cell table:style-name="ce13" office:value-type="string">
            <text:p>The Earl of Liverpool</text:p>
          </table:table-cell>
          <table:table-cell table:style-name="ce13" office:value-type="string">
            <text:p>The Earl of Rosebery</text:p>
          </table:table-cell>
          <table:table-cell table:style-name="ce13" office:value-type="string">
            <text:p>The Earl of Shelburn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he Earl of Wilmington</text:p>
          </table:table-cell>
          <table:table-cell table:style-name="ce13" office:value-type="string">
            <text:p>The Earl Russell</text:p>
          </table:table-cell>
          <table:table-cell table:style-name="ce13" office:value-type="string">
            <text:p>The Earl Stanhope</text:p>
          </table:table-cell>
          <table:table-cell table:style-name="ce13" office:value-type="string">
            <text:p>The Lord Grenville</text:p>
          </table:table-cell>
          <table:table-cell table:style-name="ce13" office:value-type="string">
            <text:p>The Marquess of Rockingham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he Marquess of Salisbury</text:p>
          </table:table-cell>
          <table:table-cell table:style-name="ce13" office:value-type="string">
            <text:p>The Viscount Goderich</text:p>
          </table:table-cell>
          <table:table-cell table:style-name="ce13" office:value-type="string">
            <text:p>The Viscount Melbourne</text:p>
          </table:table-cell>
          <table:table-cell table:style-name="ce13" office:value-type="string">
            <text:p>The Viscount Townshend</text:p>
          </table:table-cell>
          <table:table-cell table:style-name="ce13" office:value-type="string">
            <text:p>Tony Blai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Viscount Palmerston</text:p>
          </table:table-cell>
          <table:table-cell table:style-name="ce13" office:value-type="string">
            <text:p>William Ewart Gladstone</text:p>
          </table:table-cell>
          <table:table-cell table:style-name="ce13" office:value-type="string">
            <text:p>William Pitt the Younger</text:p>
          </table:table-cell>
          <table:table-cell table:style-name="ce13" office:value-type="string">
            <text:p>Winston Churchill</text:p>
          </table:table-cell>
          <table:table-cell table:style-name="ce13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ontology/successor&quot;)" office:value-type="string" office:string-value="http://dbpedia.org/ontology/successor">
            <text:p>http://dbpedia.org/ontology/successor</text:p>
          </table:table-cell>
          <table:table-cell office:value-type="string">
            <text:p>successor</text:p>
          </table:table-cell>
          <table:table-cell table:number-columns-repeated="2"/>
          <table:table-cell office:value-type="string">
            <text:p>a prime minister has successor Paul Painlevé (an entity of type person)</text:p>
          </table:table-cell>
          <table:table-cell office:value-type="string">
            <text:p>a monarch has successor Beornred of Mercia (an entity of type British royal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uccessor%3E+rdfs%3Alabel+%3Fpredicate+.+%3Fs+%3Chttp%3A%2F%2Fdbpedia.org%2Fontology%2Fsuccess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uccessor&quot;)" office:value-type="string" office:string-value="http://dbpedia.org/property/successor">
            <text:p>http://dbpedia.org/property/successor</text:p>
          </table:table-cell>
          <table:table-cell office:value-type="string">
            <text:p>successor</text:p>
          </table:table-cell>
          <table:table-cell table:number-columns-repeated="2"/>
          <table:table-cell office:value-type="string">
            <text:p>a prime minister has successor Raymond Poincaré (an entity of type agent)</text:p>
          </table:table-cell>
          <table:table-cell office:value-type="string">
            <text:p>a politician has successor Paul Painlevé (an entity of type prime minist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uccessor%3E+rdfs%3Alabel+%3Fpredicate+.+%3Fs+%3Chttp%3A%2F%2Fdbpedia.org%2Fproperty%2Fsuccess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edecessor&quot;)" office:value-type="string" office:string-value="http://dbpedia.org/property/predecessor">
            <text:p>http://dbpedia.org/property/predecessor</text:p>
          </table:table-cell>
          <table:table-cell office:value-type="string">
            <text:p>predecessor</text:p>
          </table:table-cell>
          <table:table-cell table:number-columns-repeated="2"/>
          <table:table-cell office:value-type="string">
            <text:p>an agent has predecessor Hugues-Bernard Maret, duc de Bassano (an entity of type person)</text:p>
          </table:table-cell>
          <table:table-cell office:value-type="string">
            <text:p>a person has predecessor Ramiro de León Carpio (an entity of type presid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edecessor%3E+rdfs%3Alabel+%3Fpredicate+.+%3Fs+%3Chttp%3A%2F%2Fdbpedia.org%2Fproperty%2Fpredecess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imeminister&quot;)" office:value-type="string" office:string-value="http://dbpedia.org/property/primeminister">
            <text:p>http://dbpedia.org/property/primeminister</text:p>
          </table:table-cell>
          <table:table-cell office:value-type="string">
            <text:p>primeminister</text:p>
          </table:table-cell>
          <table:table-cell table:number-columns-repeated="2"/>
          <table:table-cell office:value-type="string">
            <text:p>an agent has primeminister Afonso Costa (an entity of type agent)</text:p>
          </table:table-cell>
          <table:table-cell office:value-type="string">
            <text:p>an agent has primeminister Alfredo de Sá Cardoso (an entity of type office hold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imeminister%3E+rdfs%3Alabel+%3Fpredicate+.+%3Fs+%3Chttp%3A%2F%2Fdbpedia.org%2Fproperty%2Fprimeminis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rimeMinister&quot;)" office:value-type="string" office:string-value="http://dbpedia.org/ontology/primeMinister">
            <text:p>http://dbpedia.org/ontology/primeMinister</text:p>
          </table:table-cell>
          <table:table-cell office:value-type="string">
            <text:p>primeMinister</text:p>
          </table:table-cell>
          <table:table-cell table:number-columns-repeated="2"/>
          <table:table-cell office:value-type="string">
            <text:p>an office holder has prime minister Bernardino Machado (an entity of type person)</text:p>
          </table:table-cell>
          <table:table-cell office:value-type="string">
            <text:p>an agent has prime minister Liberato Pinto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rimeMinister%3E+rdfs%3Alabel+%3Fpredicate+.+%3Fs+%3Chttp%3A%2F%2Fdbpedia.org%2Fontology%2FprimeMinis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chairperson&quot;)" office:value-type="string" office:string-value="http://dbpedia.org/property/chairperson">
            <text:p>http://dbpedia.org/property/chairperson</text:p>
          </table:table-cell>
          <table:table-cell table:style-name="ce16" office:value-type="string">
            <text:p>chairperson</text:p>
          </table:table-cell>
          <table:table-cell table:style-name="ce16" table:number-columns-repeated="2"/>
          <table:table-cell table:style-name="ce16" office:value-type="string">
            <text:p>an agent has chairperson Selah Jambo</text:p>
          </table:table-cell>
          <table:table-cell table:style-name="ce16" office:value-type="string">
            <text:p>an agent has chairperson S K Saxena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hairperson%3E+rdfs%3Alabel+%3Fpredicate+.+%3Fs+%3Chttp%3A%2F%2Fdbpedia.org%2Fproperty%2Fchairper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10809049">
            <text:p>110809049</text:p>
          </table:table-cell>
          <table:table-cell office:value-type="string">
            <text:p>mov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lfonso Bedoya</text:p>
          </table:table-cell>
          <table:table-cell table:style-name="ce13" office:value-type="string">
            <text:p>Ali MacGraw</text:p>
          </table:table-cell>
          <table:table-cell table:style-name="ce13" office:value-type="string">
            <text:p>Al Jolson</text:p>
          </table:table-cell>
          <table:table-cell table:style-name="ce13" office:value-type="string">
            <text:p>Al Pacino</text:p>
          </table:table-cell>
          <table:table-cell table:style-name="ce13" office:value-type="string">
            <text:p>Andy Serki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Anthony Hopkins</text:p>
          </table:table-cell>
          <table:table-cell table:style-name="ce13" office:value-type="string">
            <text:p>Anthony Perkins</text:p>
          </table:table-cell>
          <table:table-cell table:style-name="ce13" office:value-type="string">
            <text:p>Arnold Schwarzenegger</text:p>
          </table:table-cell>
          <table:table-cell table:style-name="ce13" office:value-type="string">
            <text:p>Barbra Streisand</text:p>
          </table:table-cell>
          <table:table-cell table:style-name="ce13" office:value-type="string">
            <text:p>Basil Rathbon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Bela Lugosi</text:p>
          </table:table-cell>
          <table:table-cell table:style-name="ce13" office:value-type="string">
            <text:p>Bette Davis</text:p>
          </table:table-cell>
          <table:table-cell table:style-name="ce13" office:value-type="string">
            <text:p>Bill Murray</text:p>
          </table:table-cell>
          <table:table-cell table:style-name="ce13" office:value-type="string">
            <text:p>Brandon De Wilde</text:p>
          </table:table-cell>
          <table:table-cell table:style-name="ce13" office:value-type="string">
            <text:p>Bud Abbot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harlton Heston</text:p>
          </table:table-cell>
          <table:table-cell table:style-name="ce13" office:value-type="string">
            <text:p>Cher</text:p>
          </table:table-cell>
          <table:table-cell table:style-name="ce13" office:value-type="string">
            <text:p>Clark Gable</text:p>
          </table:table-cell>
          <table:table-cell table:style-name="ce13" office:value-type="string">
            <text:p>Claude Rains</text:p>
          </table:table-cell>
          <table:table-cell table:style-name="ce13" office:value-type="string">
            <text:p>Clint Eastwoo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olin Clive</text:p>
          </table:table-cell>
          <table:table-cell table:style-name="ce13" office:value-type="string">
            <text:p>Cuba Gooding, Jr.</text:p>
          </table:table-cell>
          <table:table-cell table:style-name="ce13" office:value-type="string">
            <text:p>Diane Keaton</text:p>
          </table:table-cell>
          <table:table-cell table:style-name="ce13" office:value-type="string">
            <text:p>Dustin Hoffman</text:p>
          </table:table-cell>
          <table:table-cell table:style-name="ce13" office:value-type="string">
            <text:p>Edward G. Robins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Estelle Reiner</text:p>
          </table:table-cell>
          <table:table-cell table:style-name="ce13" office:value-type="string">
            <text:p>Faye Dunaway</text:p>
          </table:table-cell>
          <table:table-cell table:style-name="ce13" office:value-type="string">
            <text:p>Gary Cooper</text:p>
          </table:table-cell>
          <table:table-cell table:style-name="ce13" office:value-type="string">
            <text:p>Gloria Swanson</text:p>
          </table:table-cell>
          <table:table-cell table:style-name="ce13" office:value-type="string">
            <text:p>Greta Garb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roucho Marx</text:p>
          </table:table-cell>
          <table:table-cell table:style-name="ce13" office:value-type="string">
            <text:p>Haley Joel Osment</text:p>
          </table:table-cell>
          <table:table-cell table:style-name="ce13" office:value-type="string">
            <text:p>Harrison Ford</text:p>
          </table:table-cell>
          <table:table-cell table:style-name="ce13" office:value-type="string">
            <text:p>Humphrey Bogart</text:p>
          </table:table-cell>
          <table:table-cell table:style-name="ce13" office:value-type="string">
            <text:p>Ingrid Bergma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Jack Nicholson</text:p>
          </table:table-cell>
          <table:table-cell table:style-name="ce13" office:value-type="string">
            <text:p>James Cagney</text:p>
          </table:table-cell>
          <table:table-cell table:style-name="ce13" office:value-type="string">
            <text:p>Joe E. Brown</text:p>
          </table:table-cell>
          <table:table-cell table:style-name="ce13" office:value-type="string">
            <text:p>Joe Mantell</text:p>
          </table:table-cell>
          <table:table-cell table:style-name="ce13" office:value-type="string">
            <text:p>John Belushi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Judy Garland</text:p>
          </table:table-cell>
          <table:table-cell table:style-name="ce13" office:value-type="string">
            <text:p>Katharine Hepburn</text:p>
          </table:table-cell>
          <table:table-cell table:style-name="ce13" office:value-type="string">
            <text:p>Keir Dullea</text:p>
          </table:table-cell>
          <table:table-cell table:style-name="ce13" office:value-type="string">
            <text:p>Lauren Bacall</text:p>
          </table:table-cell>
          <table:table-cell table:style-name="ce13" office:value-type="string">
            <text:p>Laurence Olivi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Leonardo DiCaprio</text:p>
          </table:table-cell>
          <table:table-cell table:style-name="ce13" office:value-type="string">
            <text:p>Mae West</text:p>
          </table:table-cell>
          <table:table-cell table:style-name="ce13" office:value-type="string">
            <text:p>Margaret Hamilton</text:p>
          </table:table-cell>
          <table:table-cell table:style-name="ce13" office:value-type="string">
            <text:p>Marlon Brando</text:p>
          </table:table-cell>
          <table:table-cell table:style-name="ce13" office:value-type="string">
            <text:p>Michael Dougla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Oliver Hardy</text:p>
          </table:table-cell>
          <table:table-cell table:style-name="ce13" office:value-type="string">
            <text:p>Orson Welles</text:p>
          </table:table-cell>
          <table:table-cell table:style-name="ce13" office:value-type="string">
            <text:p>Patrick Swayze</text:p>
          </table:table-cell>
          <table:table-cell table:style-name="ce13" office:value-type="string">
            <text:p>Pat Welsh</text:p>
          </table:table-cell>
          <table:table-cell table:style-name="ce13" office:value-type="string">
            <text:p>Peter Finc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eter Sellers</text:p>
          </table:table-cell>
          <table:table-cell table:style-name="ce13" office:value-type="string">
            <text:p>Ray Liotta (voice)</text:p>
          </table:table-cell>
          <table:table-cell table:style-name="ce13" office:value-type="string">
            <text:p>Renée Zellweger</text:p>
          </table:table-cell>
          <table:table-cell table:style-name="ce13" office:value-type="string">
            <text:p>Robert Armstrong</text:p>
          </table:table-cell>
          <table:table-cell table:style-name="ce13" office:value-type="string">
            <text:p>Robert De Nir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obert Duvall</text:p>
          </table:table-cell>
          <table:table-cell table:style-name="ce13" office:value-type="string">
            <text:p>Robert Hays and Leslie Nielsen</text:p>
          </table:table-cell>
          <table:table-cell table:style-name="ce13" office:value-type="string">
            <text:p>Robin Williams</text:p>
          </table:table-cell>
          <table:table-cell table:style-name="ce13" office:value-type="string">
            <text:p>Rosalind Russell</text:p>
          </table:table-cell>
          <table:table-cell table:style-name="ce13" office:value-type="string">
            <text:p>Roy Scheid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ean Connery</text:p>
          </table:table-cell>
          <table:table-cell table:style-name="ce13" office:value-type="string">
            <text:p>Sidney Poitier</text:p>
          </table:table-cell>
          <table:table-cell table:style-name="ce13" office:value-type="string">
            <text:p>Strother Martin</text:p>
          </table:table-cell>
          <table:table-cell table:style-name="ce13" office:value-type="string">
            <text:p>Sylvester Stallone</text:p>
          </table:table-cell>
          <table:table-cell table:style-name="ce13" office:value-type="string">
            <text:p>Tom Cruise and Anthony Edward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om Hanks</text:p>
          </table:table-cell>
          <table:table-cell table:style-name="ce13" office:value-type="string">
            <text:p>Vivien Leigh</text:p>
          </table:table-cell>
          <table:table-cell table:style-name="ce13" office:value-type="string">
            <text:p>Walter Brooke</text:p>
          </table:table-cell>
          <table:table-cell table:style-name="ce13" office:value-type="string">
            <text:p>Warner Baxter</text:p>
          </table:table-cell>
          <table:table-cell table:style-name="ce13" office:value-type="string">
            <text:p>Warren Beatt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starring&quot;)" office:value-type="string" office:string-value="http://dbpedia.org/property/starring">
            <text:p>http://dbpedia.org/property/starring</text:p>
          </table:table-cell>
          <table:table-cell office:value-type="string">
            <text:p>starring</text:p>
          </table:table-cell>
          <table:table-cell table:number-columns-repeated="2"/>
          <table:table-cell office:value-type="string">
            <text:p>a movie has starring Naseeruddin Shah (an entity of type person)</text:p>
          </table:table-cell>
          <table:table-cell office:value-type="string">
            <text:p>a movie has starring Jean-Luc Bilodeau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rring%3E+rdfs%3Alabel+%3Fpredicate+.+%3Fs+%3Chttp%3A%2F%2Fdbpedia.org%2Fproperty%2Fstarring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arring&quot;)" office:value-type="string" office:string-value="http://dbpedia.org/ontology/starring">
            <text:p>http://dbpedia.org/ontology/starring</text:p>
          </table:table-cell>
          <table:table-cell office:value-type="string">
            <text:p>starring</text:p>
          </table:table-cell>
          <table:table-cell table:number-columns-repeated="2"/>
          <table:table-cell office:value-type="string">
            <text:p>a movie has starring James Marsden (an entity of type person)</text:p>
          </table:table-cell>
          <table:table-cell office:value-type="string">
            <text:p>a movie has starring Naseeruddin Shah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arring%3E+rdfs%3Alabel+%3Fpredicate+.+%3Fs+%3Chttp%3A%2F%2Fdbpedia.org%2Fontology%2Fstarring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rrator&quot;)" office:value-type="string" office:string-value="http://dbpedia.org/property/narrator">
            <text:p>http://dbpedia.org/property/narrator</text:p>
          </table:table-cell>
          <table:table-cell office:value-type="string">
            <text:p>narrator</text:p>
          </table:table-cell>
          <table:table-cell table:number-columns-repeated="2"/>
          <table:table-cell office:value-type="string">
            <text:p>a movie has narrator Earl Mann</text:p>
          </table:table-cell>
          <table:table-cell office:value-type="string">
            <text:p>a movie has narrator Om Puri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rrator%3E+rdfs%3Alabel+%3Fpredicate+.+%3Fs+%3Chttp%3A%2F%2Fdbpedia.org%2Fproperty%2Fnarr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arrator&quot;)" office:value-type="string" office:string-value="http://dbpedia.org/ontology/narrator">
            <text:p>http://dbpedia.org/ontology/narrator</text:p>
          </table:table-cell>
          <table:table-cell office:value-type="string">
            <text:p>narrator</text:p>
          </table:table-cell>
          <table:table-cell table:number-columns-repeated="2"/>
          <table:table-cell office:value-type="string">
            <text:p>a work has narrator Shinichiro Ohta (an entity of type person)</text:p>
          </table:table-cell>
          <table:table-cell office:value-type="string">
            <text:p>a television show has narrator Sean Salisbury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arrator%3E+rdfs%3Alabel+%3Fpredicate+.+%3Fs+%3Chttp%3A%2F%2Fdbpedia.org%2Fontology%2Fnarr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quote&quot;)" office:value-type="string" office:string-value="http://dbpedia.org/property/quote">
            <text:p>http://dbpedia.org/property/quote</text:p>
          </table:table-cell>
          <table:table-cell table:style-name="ce16" office:value-type="string">
            <text:p>quote</text:p>
          </table:table-cell>
          <table:table-cell table:style-name="ce16" table:number-columns-repeated="2"/>
          <table:table-cell table:style-name="ce16" office:value-type="string">
            <text:p>an agent has quote "You almost never see how anyone travels from point A to point C most TV shows. I wanted the audience to witness every journey these people took. It all had a purpose, even seeing them order lunch. It just seemed to be the proper visual rhythm with which to marry Aaron's words. I got lucky that it worked."</text:p>
          </table:table-cell>
          <table:table-cell table:style-name="ce16" office:value-type="string">
            <text:p>a person has quote She does not lack the talent to arouse interest in a country like ours, she lacks youth, beauty, modesty, coquetterie. <text:s/>She could have been enthusiastic about the merits of our great artists, taken lessons from them, had more bosom and a handsome posterior and have had to offer both to the artists.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quote%3E+rdfs%3Alabel+%3Fpredicate+.+%3Fs+%3Chttp%3A%2F%2Fdbpedia.org%2Fproperty%2Fquo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654605541">
            <text:p>654605541</text:p>
          </table:table-cell>
          <table:table-cell office:value-type="string">
            <text:p>mov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1915">
            <text:p>1915</text:p>
          </table:table-cell>
          <table:table-cell table:style-name="ce13" office:value-type="float" office:value="1916">
            <text:p>1916</text:p>
          </table:table-cell>
          <table:table-cell table:style-name="ce13" office:value-type="float" office:value="1925">
            <text:p>1925</text:p>
          </table:table-cell>
          <table:table-cell table:style-name="ce13" office:value-type="float" office:value="1926">
            <text:p>1926</text:p>
          </table:table-cell>
          <table:table-cell table:style-name="ce13" office:value-type="float" office:value="1927">
            <text:p>192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30">
            <text:p>1930</text:p>
          </table:table-cell>
          <table:table-cell table:style-name="ce13" office:value-type="float" office:value="1931">
            <text:p>1931</text:p>
          </table:table-cell>
          <table:table-cell table:style-name="ce13" office:value-type="float" office:value="1933">
            <text:p>1933</text:p>
          </table:table-cell>
          <table:table-cell table:style-name="ce13" office:value-type="float" office:value="1934">
            <text:p>1934</text:p>
          </table:table-cell>
          <table:table-cell table:style-name="ce13" office:value-type="float" office:value="1935">
            <text:p>193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13" office:value-type="float" office:value="1937">
            <text:p>1937</text:p>
          </table:table-cell>
          <table:table-cell table:style-name="ce13" office:value-type="float" office:value="1938">
            <text:p>1938</text:p>
          </table:table-cell>
          <table:table-cell table:style-name="ce13" office:value-type="float" office:value="1939">
            <text:p>1939</text:p>
          </table:table-cell>
          <table:table-cell table:style-name="ce13" office:value-type="float" office:value="1940">
            <text:p>194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41">
            <text:p>1941</text:p>
          </table:table-cell>
          <table:table-cell table:style-name="ce13" office:value-type="float" office:value="1942">
            <text:p>1942</text:p>
          </table:table-cell>
          <table:table-cell table:style-name="ce13" office:value-type="float" office:value="1944">
            <text:p>1944</text:p>
          </table:table-cell>
          <table:table-cell table:style-name="ce13" office:value-type="float" office:value="1946">
            <text:p>1946</text:p>
          </table:table-cell>
          <table:table-cell table:style-name="ce13" office:value-type="float" office:value="1948">
            <text:p>1948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49">
            <text:p>1949</text:p>
          </table:table-cell>
          <table:table-cell table:style-name="ce13" office:value-type="float" office:value="1950">
            <text:p>1950</text:p>
          </table:table-cell>
          <table:table-cell table:style-name="ce13" office:value-type="float" office:value="1951">
            <text:p>1951</text:p>
          </table:table-cell>
          <table:table-cell table:style-name="ce13" office:value-type="float" office:value="1952">
            <text:p>1952</text:p>
          </table:table-cell>
          <table:table-cell table:style-name="ce13" office:value-type="float" office:value="1953">
            <text:p>1953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54">
            <text:p>1954</text:p>
          </table:table-cell>
          <table:table-cell table:style-name="ce13" office:value-type="float" office:value="1955">
            <text:p>1955</text:p>
          </table:table-cell>
          <table:table-cell table:style-name="ce13" office:value-type="float" office:value="1956">
            <text:p>1956</text:p>
          </table:table-cell>
          <table:table-cell table:style-name="ce13" office:value-type="float" office:value="1957">
            <text:p>1957</text:p>
          </table:table-cell>
          <table:table-cell table:style-name="ce13" office:value-type="float" office:value="1958">
            <text:p>1958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59">
            <text:p>1959</text:p>
          </table:table-cell>
          <table:table-cell table:style-name="ce13" office:value-type="float" office:value="1960">
            <text:p>1960</text:p>
          </table:table-cell>
          <table:table-cell table:style-name="ce13" office:value-type="float" office:value="1961">
            <text:p>1961</text:p>
          </table:table-cell>
          <table:table-cell table:style-name="ce13" office:value-type="float" office:value="1962">
            <text:p>1962</text:p>
          </table:table-cell>
          <table:table-cell table:style-name="ce13" office:value-type="float" office:value="1964">
            <text:p>1964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65">
            <text:p>1965</text:p>
          </table:table-cell>
          <table:table-cell table:style-name="ce13" office:value-type="float" office:value="1966">
            <text:p>1966</text:p>
          </table:table-cell>
          <table:table-cell table:style-name="ce13" office:value-type="float" office:value="1967">
            <text:p>1967</text:p>
          </table:table-cell>
          <table:table-cell table:style-name="ce13" office:value-type="float" office:value="1968">
            <text:p>1968</text:p>
          </table:table-cell>
          <table:table-cell table:style-name="ce13" office:value-type="float" office:value="1969">
            <text:p>1969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70">
            <text:p>1970</text:p>
          </table:table-cell>
          <table:table-cell table:style-name="ce13" office:value-type="float" office:value="1971">
            <text:p>1971</text:p>
          </table:table-cell>
          <table:table-cell table:style-name="ce13" office:value-type="float" office:value="1972">
            <text:p>1972</text:p>
          </table:table-cell>
          <table:table-cell table:style-name="ce13" office:value-type="float" office:value="1973">
            <text:p>1973</text:p>
          </table:table-cell>
          <table:table-cell table:style-name="ce13" office:value-type="float" office:value="1974">
            <text:p>1974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75">
            <text:p>1975</text:p>
          </table:table-cell>
          <table:table-cell table:style-name="ce13" office:value-type="float" office:value="1976">
            <text:p>1976</text:p>
          </table:table-cell>
          <table:table-cell table:style-name="ce13" office:value-type="float" office:value="1977">
            <text:p>1977</text:p>
          </table:table-cell>
          <table:table-cell table:style-name="ce13" office:value-type="float" office:value="1978">
            <text:p>1978</text:p>
          </table:table-cell>
          <table:table-cell table:style-name="ce13" office:value-type="float" office:value="1979">
            <text:p>1979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80">
            <text:p>1980</text:p>
          </table:table-cell>
          <table:table-cell table:style-name="ce13" office:value-type="float" office:value="1981">
            <text:p>1981</text:p>
          </table:table-cell>
          <table:table-cell table:style-name="ce13" office:value-type="float" office:value="1982">
            <text:p>1982</text:p>
          </table:table-cell>
          <table:table-cell table:style-name="ce13" office:value-type="float" office:value="1984">
            <text:p>1984</text:p>
          </table:table-cell>
          <table:table-cell table:style-name="ce13" office:value-type="float" office:value="1986">
            <text:p>1986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89">
            <text:p>1989</text:p>
          </table:table-cell>
          <table:table-cell table:style-name="ce13" office:value-type="float" office:value="1990">
            <text:p>1990</text:p>
          </table:table-cell>
          <table:table-cell table:style-name="ce13" office:value-type="float" office:value="1991">
            <text:p>1991</text:p>
          </table:table-cell>
          <table:table-cell table:style-name="ce13" office:value-type="float" office:value="1992">
            <text:p>1992</text:p>
          </table:table-cell>
          <table:table-cell table:style-name="ce13" office:value-type="float" office:value="1993">
            <text:p>1993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4">
            <text:p>1994</text:p>
          </table:table-cell>
          <table:table-cell table:style-name="ce13" office:value-type="float" office:value="1995">
            <text:p>1995</text:p>
          </table:table-cell>
          <table:table-cell table:style-name="ce13" office:value-type="float" office:value="1996">
            <text:p>1996</text:p>
          </table:table-cell>
          <table:table-cell table:style-name="ce13" office:value-type="float" office:value="1997">
            <text:p>1997</text:p>
          </table:table-cell>
          <table:table-cell table:style-name="ce13" office:value-type="float" office:value="1998">
            <text:p>1998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9">
            <text:p>1999</text:p>
          </table:table-cell>
          <table:table-cell table:style-name="ce13" office:value-type="float" office:value="2001">
            <text:p>2001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dbpedia.org/property/released&quot;)" office:value-type="string" office:string-value="http://dbpedia.org/property/released">
            <text:p>http://dbpedia.org/property/released</text:p>
          </table:table-cell>
          <table:table-cell office:value-type="string">
            <text:p>released</text:p>
          </table:table-cell>
          <table:table-cell table:number-columns-repeated="2"/>
          <table:table-cell office:value-type="string">
            <text:p>a work has released 2006-07-05 02:00</text:p>
          </table:table-cell>
          <table:table-cell office:value-type="string">
            <text:p>an album has released 1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d%3E+rdfs%3Alabel+%3Fpredicate+.+%3Fs+%3Chttp%3A%2F%2Fdbpedia.org%2Fproperty%2Freleas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releaseDate&quot;)" office:value-type="string" office:string-value="http://dbpedia.org/ontology/releaseDate">
            <text:p>http://dbpedia.org/ontology/releaseDate</text:p>
          </table:table-cell>
          <table:table-cell office:value-type="string">
            <text:p>releaseDate</text:p>
          </table:table-cell>
          <table:table-cell table:number-columns-repeated="2"/>
          <table:table-cell office:value-type="string">
            <text:p>a movie has release date 2010-06-24 02:00</text:p>
          </table:table-cell>
          <table:table-cell office:value-type="string">
            <text:p>a work has release date 2007-05-19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releaseDate%3E+rdfs%3Alabel+%3Fpredicate+.+%3Fs+%3Chttp%3A%2F%2Fdbpedia.org%2Fontology%2F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years&quot;)" office:value-type="string" office:string-value="http://dbpedia.org/property/years">
            <text:p>http://dbpedia.org/property/years</text:p>
          </table:table-cell>
          <table:table-cell office:value-type="string">
            <text:p>years</text:p>
          </table:table-cell>
          <table:table-cell table:number-columns-repeated="2"/>
          <table:table-cell office:value-type="string">
            <text:p>a prime minister has years 1932</text:p>
          </table:table-cell>
          <table:table-cell office:value-type="string">
            <text:p>a prime minister has years 1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%3E+rdfs%3Alabel+%3Fpredicate+.+%3Fs+%3Chttp%3A%2F%2Fdbpedia.org%2Fproperty%2F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recorded&quot;)" office:value-type="string" office:string-value="http://dbpedia.org/property/recorded">
            <text:p>http://dbpedia.org/property/recorded</text:p>
          </table:table-cell>
          <table:table-cell office:value-type="string">
            <text:p>recorded</text:p>
          </table:table-cell>
          <table:table-cell table:number-columns-repeated="2"/>
          <table:table-cell office:value-type="string">
            <text:p>a work has Recorded October–November 1975, Trident Studios</text:p>
          </table:table-cell>
          <table:table-cell office:value-type="string">
            <text:p>a musical work has Recorded --10-1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corded%3E+rdfs%3Alabel+%3Fpredicate+.+%3Fs+%3Chttp%3A%2F%2Fdbpedia.org%2Fproperty%2Frecord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irstAired&quot;)" office:value-type="string" office:string-value="http://dbpedia.org/property/firstAired">
            <text:p>http://dbpedia.org/property/firstAired</text:p>
          </table:table-cell>
          <table:table-cell office:value-type="string">
            <text:p>firstAired</text:p>
          </table:table-cell>
          <table:table-cell table:number-columns-repeated="2"/>
          <table:table-cell office:value-type="string">
            <text:p>a work has first aired 2010-01-21 02:00</text:p>
          </table:table-cell>
          <table:table-cell office:value-type="string">
            <text:p>a person has first aired 1988-09-09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Aired%3E+rdfs%3Alabel+%3Fpredicate+.+%3Fs+%3Chttp%3A%2F%2Fdbpedia.org%2Fproperty%2FfirstAir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eleaseDate&quot;)" office:value-type="string" office:string-value="http://dbpedia.org/property/releaseDate">
            <text:p>http://dbpedia.org/property/releaseDate</text:p>
          </table:table-cell>
          <table:table-cell office:value-type="string">
            <text:p>releaseDate</text:p>
          </table:table-cell>
          <table:table-cell table:number-columns-repeated="2"/>
          <table:table-cell office:value-type="string">
            <text:p>a written work has release date 2003</text:p>
          </table:table-cell>
          <table:table-cell office:value-type="string">
            <text:p>a book has release date 187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Date%3E+rdfs%3Alabel+%3Fpredicate+.+%3Fs+%3Chttp%3A%2F%2Fdbpedia.org%2Fproperty%2F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an eukaryote has year 2009</text:p>
          </table:table-cell>
          <table:table-cell office:value-type="string">
            <text:p>a species has year 201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%3E+rdfs%3Alabel+%3Fpredicate+.+%3Fs+%3Chttp%3A%2F%2Fdbpedia.org%2Fproperty%2F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release&quot;)" office:value-type="string" office:string-value="http://dbpedia.org/property/release">
            <text:p>http://dbpedia.org/property/release</text:p>
          </table:table-cell>
          <table:table-cell office:value-type="string">
            <text:p>release</text:p>
          </table:table-cell>
          <table:table-cell table:number-columns-repeated="2"/>
          <table:table-cell office:value-type="string">
            <text:p>a video game has release --02-23</text:p>
          </table:table-cell>
          <table:table-cell office:value-type="string">
            <text:p>a video game has release --07-2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%3E+rdfs%3Alabel+%3Fpredicate+.+%3Fs+%3Chttp%3A%2F%2Fdbpedia.org%2Fproperty%2Freleas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astAired&quot;)" office:value-type="string" office:string-value="http://dbpedia.org/property/lastAired">
            <text:p>http://dbpedia.org/property/lastAired</text:p>
          </table:table-cell>
          <table:table-cell office:value-type="string">
            <text:p>lastAired</text:p>
          </table:table-cell>
          <table:table-cell table:number-columns-repeated="2"/>
          <table:table-cell office:value-type="string">
            <text:p>a work has last aired 1984-11-28 02:00</text:p>
          </table:table-cell>
          <table:table-cell office:value-type="string">
            <text:p>a work has last aired 2001-05-1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stAired%3E+rdfs%3Alabel+%3Fpredicate+.+%3Fs+%3Chttp%3A%2F%2Fdbpedia.org%2Fproperty%2FlastAir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inalairdate&quot;)" office:value-type="string" office:string-value="http://dbpedia.org/property/originalairdate">
            <text:p>http://dbpedia.org/property/originalairdate</text:p>
          </table:table-cell>
          <table:table-cell office:value-type="string">
            <text:p>originalairdate</text:p>
          </table:table-cell>
          <table:table-cell table:number-columns-repeated="2"/>
          <table:table-cell office:value-type="string">
            <text:p>a television show has OriginalAirDate 2006-08-22 02:00</text:p>
          </table:table-cell>
          <table:table-cell office:value-type="string">
            <text:p>a television show has OriginalAirDate 2004-02-05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alairdate%3E+rdfs%3Alabel+%3Fpredicate+.+%3Fs+%3Chttp%3A%2F%2Fdbpedia.org%2Fproperty%2Foriginalair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irstAirDate&quot;)" office:value-type="string" office:string-value="http://dbpedia.org/ontology/firstAirDate">
            <text:p>http://dbpedia.org/ontology/firstAirDate</text:p>
          </table:table-cell>
          <table:table-cell office:value-type="string">
            <text:p>firstAirDate</text:p>
          </table:table-cell>
          <table:table-cell table:number-columns-repeated="2"/>
          <table:table-cell office:value-type="string">
            <text:p>a broadcaster has first air date 2009-11-28 02:00</text:p>
          </table:table-cell>
          <table:table-cell office:value-type="string">
            <text:p>an organisation has first air date 2006-07-22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irstAirDate%3E+rdfs%3Alabel+%3Fpredicate+.+%3Fs+%3Chttp%3A%2F%2Fdbpedia.org%2Fontology%2FfirstAir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mpletionDate&quot;)" office:value-type="string" office:string-value="http://dbpedia.org/property/completionDate">
            <text:p>http://dbpedia.org/property/completionDate</text:p>
          </table:table-cell>
          <table:table-cell office:value-type="string">
            <text:p>completionDate</text:p>
          </table:table-cell>
          <table:table-cell table:number-columns-repeated="2"/>
          <table:table-cell office:value-type="string">
            <text:p>a building has completion date about 1315</text:p>
          </table:table-cell>
          <table:table-cell office:value-type="string">
            <text:p>a place has completion date 199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mpletionDate%3E+rdfs%3Alabel+%3Fpredicate+.+%3Fs+%3Chttp%3A%2F%2Fdbpedia.org%2Fproperty%2Fcomple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period&quot;)" office:value-type="string" office:string-value="http://dbpedia.org/property/period">
            <text:p>http://dbpedia.org/property/period</text:p>
          </table:table-cell>
          <table:table-cell office:value-type="string">
            <text:p>period</text:p>
          </table:table-cell>
          <table:table-cell table:number-columns-repeated="2"/>
          <table:table-cell office:value-type="string">
            <text:p>a celestial body has period 1.1983826880000001E8</text:p>
          </table:table-cell>
          <table:table-cell office:value-type="string">
            <text:p>a celestial body has period 1.049955264E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eriod%3E+rdfs%3Alabel+%3Fpredicate+.+%3Fs+%3Chttp%3A%2F%2Fdbpedia.org%2Fproperty%2Fperio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ontology/completionDate&quot;)" office:value-type="string" office:string-value="http://dbpedia.org/ontology/completionDate">
            <text:p>http://dbpedia.org/ontology/completionDate</text:p>
          </table:table-cell>
          <table:table-cell table:style-name="ce16" office:value-type="string">
            <text:p>completionDate</text:p>
          </table:table-cell>
          <table:table-cell table:style-name="ce16" table:number-columns-repeated="2"/>
          <table:table-cell table:style-name="ce16" office:value-type="string">
            <text:p>a television show has completion date 2011-11-28 02:00</text:p>
          </table:table-cell>
          <table:table-cell table:style-name="ce16" office:value-type="string">
            <text:p>a work has completion date 1988-01-27 02:00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mpletionDate%3E+rdfs%3Alabel+%3Fpredicate+.+%3Fs+%3Chttp%3A%2F%2Fdbpedia.org%2Fontology%2Fcomple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011013747">
            <text:p>1011013747</text:p>
          </table:table-cell>
          <table:table-cell office:value-type="string">
            <text:p>mov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nnie Hall</text:p>
          </table:table-cell>
          <table:table-cell table:style-name="ce13" office:value-type="string">
            <text:p>Benjamin Braddock</text:p>
          </table:table-cell>
          <table:table-cell table:style-name="ce13" office:value-type="string">
            <text:p>Blanche DuBois</text:p>
          </table:table-cell>
          <table:table-cell table:style-name="ce13" office:value-type="string">
            <text:p>Captain</text:p>
          </table:table-cell>
          <table:table-cell table:style-name="ce13" office:value-type="string">
            <text:p>Capt. Geoffrey T. Spaulding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apt. Louis Renault</text:p>
          </table:table-cell>
          <table:table-cell table:style-name="ce13" office:value-type="string">
            <text:p>Carl Denham</text:p>
          </table:table-cell>
          <table:table-cell table:style-name="ce13" office:value-type="string">
            <text:p>Carl Spackler</text:p>
          </table:table-cell>
          <table:table-cell table:style-name="ce13" office:value-type="string">
            <text:p>Carol Anne Freeling</text:p>
          </table:table-cell>
          <table:table-cell table:style-name="ce13" office:value-type="string">
            <text:p>Charles Foster Kan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harlotte Vale</text:p>
          </table:table-cell>
          <table:table-cell table:style-name="ce13" office:value-type="string">
            <text:p>Clyde Barrow</text:p>
          </table:table-cell>
          <table:table-cell table:style-name="ce13" office:value-type="string">
            <text:p>Cole Sear</text:p>
          </table:table-cell>
          <table:table-cell table:style-name="ce13" office:value-type="string">
            <text:p>Col. Nathan R. Jessup</text:p>
          </table:table-cell>
          <table:table-cell table:style-name="ce13" office:value-type="string">
            <text:p>Count Dracul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ustomer</text:p>
          </table:table-cell>
          <table:table-cell table:style-name="ce13" office:value-type="string">
            <text:p>Dave Bowman</text:p>
          </table:table-cell>
          <table:table-cell table:style-name="ce13" office:value-type="string">
            <text:p>Det. Robert Thorn</text:p>
          </table:table-cell>
          <table:table-cell table:style-name="ce13" office:value-type="string">
            <text:p>Dexter</text:p>
          </table:table-cell>
          <table:table-cell table:style-name="ce13" office:value-type="string">
            <text:p>Dorothy Boy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Dorothy Gale</text:p>
          </table:table-cell>
          <table:table-cell table:style-name="ce13" office:value-type="string">
            <text:p>Dr. Christian Szell</text:p>
          </table:table-cell>
          <table:table-cell table:style-name="ce13" office:value-type="string">
            <text:p>E.T.</text:p>
          </table:table-cell>
          <table:table-cell table:style-name="ce13" office:value-type="string">
            <text:p>Ethel Thayer</text:p>
          </table:table-cell>
          <table:table-cell table:style-name="ce13" office:value-type="string">
            <text:p>Fanny Bric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Forrest Gump</text:p>
          </table:table-cell>
          <table:table-cell table:style-name="ce13" office:value-type="string">
            <text:p>George M. Cohan</text:p>
          </table:table-cell>
          <table:table-cell table:style-name="ce13" office:value-type="string">
            <text:p>George Taylor</text:p>
          </table:table-cell>
          <table:table-cell table:style-name="ce13" office:value-type="string">
            <text:p>Gollum</text:p>
          </table:table-cell>
          <table:table-cell table:style-name="ce13" office:value-type="string">
            <text:p>Gordon Gekk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rusinskaya</text:p>
          </table:table-cell>
          <table:table-cell table:style-name="ce13" office:value-type="string">
            <text:p>Hannibal Lecter</text:p>
          </table:table-cell>
          <table:table-cell table:style-name="ce13" office:value-type="string">
            <text:p>Han Solo</text:p>
          </table:table-cell>
          <table:table-cell table:style-name="ce13" office:value-type="string">
            <text:p>Harry Callahan</text:p>
          </table:table-cell>
          <table:table-cell table:style-name="ce13" office:value-type="string">
            <text:p>Henry Frankenstei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Howard Beale</text:p>
          </table:table-cell>
          <table:table-cell table:style-name="ce13" office:value-type="string">
            <text:p>Ilsa Lund</text:p>
          </table:table-cell>
          <table:table-cell table:style-name="ce13" office:value-type="string">
            <text:p>Jack Dawson</text:p>
          </table:table-cell>
          <table:table-cell table:style-name="ce13" office:value-type="string">
            <text:p>Jack Torrance</text:p>
          </table:table-cell>
          <table:table-cell table:style-name="ce13" office:value-type="string">
            <text:p>Jakie Rabinowitz/Jack Robi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James Bond</text:p>
          </table:table-cell>
          <table:table-cell table:style-name="ce13" office:value-type="string">
            <text:p>Jennifer Cavilleri Barrett</text:p>
          </table:table-cell>
          <table:table-cell table:style-name="ce13" office:value-type="string">
            <text:p>Jim Lovell</text:p>
          </table:table-cell>
          <table:table-cell table:style-name="ce13" office:value-type="string">
            <text:p>Jimmy Dugan</text:p>
          </table:table-cell>
          <table:table-cell table:style-name="ce13" office:value-type="string">
            <text:p>Joan Crawfor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Joey Starrett</text:p>
          </table:table-cell>
          <table:table-cell table:style-name="ce13" office:value-type="string">
            <text:p>John Keating</text:p>
          </table:table-cell>
          <table:table-cell table:style-name="ce13" office:value-type="string">
            <text:p>Johnny Castle</text:p>
          </table:table-cell>
          <table:table-cell table:style-name="ce13" office:value-type="string">
            <text:p>Julian Marsh</text:p>
          </table:table-cell>
          <table:table-cell table:style-name="ce13" office:value-type="string">
            <text:p>Knute Rockn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Lady Lou</text:p>
          </table:table-cell>
          <table:table-cell table:style-name="ce13" office:value-type="string">
            <text:p>Lawrence Walsh</text:p>
          </table:table-cell>
          <table:table-cell table:style-name="ce13" office:value-type="string">
            <text:p>Loretta Castorini</text:p>
          </table:table-cell>
          <table:table-cell table:style-name="ce13" office:value-type="string">
            <text:p>Lou Gehrig</text:p>
          </table:table-cell>
          <table:table-cell table:style-name="ce13" office:value-type="string">
            <text:p>Lt. Col. Bill Kilgor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ame Dennis</text:p>
          </table:table-cell>
          <table:table-cell table:style-name="ce13" office:value-type="string">
            <text:p>Margo Channing</text:p>
          </table:table-cell>
          <table:table-cell table:style-name="ce13" office:value-type="string">
            <text:p>Martin Brody</text:p>
          </table:table-cell>
          <table:table-cell table:style-name="ce13" office:value-type="string">
            <text:p>Michael Corleone</text:p>
          </table:table-cell>
          <table:table-cell table:style-name="ce13" office:value-type="string">
            <text:p>Mr. Maguir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Norma Desmond</text:p>
          </table:table-cell>
          <table:table-cell table:style-name="ce13" office:value-type="string">
            <text:p>Norman Bates</text:p>
          </table:table-cell>
          <table:table-cell table:style-name="ce13" office:value-type="string">
            <text:p>Oliver</text:p>
          </table:table-cell>
          <table:table-cell table:style-name="ce13" office:value-type="string">
            <text:p>Osgood Fielding III</text:p>
          </table:table-cell>
          <table:table-cell table:style-name="ce13" office:value-type="string">
            <text:p>President Merkin Muffle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hett Butler</text:p>
          </table:table-cell>
          <table:table-cell table:style-name="ce13" office:value-type="string">
            <text:p>Rick Blaine</text:p>
          </table:table-cell>
          <table:table-cell table:style-name="ce13" office:value-type="string">
            <text:p>Rocky Balboa</text:p>
          </table:table-cell>
          <table:table-cell table:style-name="ce13" office:value-type="string">
            <text:p>Rod Tidwell</text:p>
          </table:table-cell>
          <table:table-cell table:style-name="ce13" office:value-type="string">
            <text:p>Rosa Molin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Sam Spade</text:p>
          </table:table-cell>
          <table:table-cell table:style-name="ce13" office:value-type="string">
            <text:p>Sherlock Holmes</text:p>
          </table:table-cell>
          <table:table-cell table:style-name="ce13" office:value-type="string">
            <text:p>Shoeless Joe Jackson</text:p>
          </table:table-cell>
          <table:table-cell table:style-name="ce13" office:value-type="string">
            <text:p>Sonny Wortzik</text:p>
          </table:table-cell>
          <table:table-cell table:style-name="ce13" office:value-type="string">
            <text:p>Stanley Kowalski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ed Striker and Dr. Rumack</text:p>
          </table:table-cell>
          <table:table-cell table:style-name="ce13" office:value-type="string">
            <text:p>Terry Malloy</text:p>
          </table:table-cell>
          <table:table-cell table:style-name="ce13" office:value-type="string">
            <text:p>The Terminator</text:p>
          </table:table-cell>
          <table:table-cell table:style-name="ce13" office:value-type="string">
            <text:p>Tony Montana</text:p>
          </table:table-cell>
          <table:table-cell table:style-name="ce13" office:value-type="string">
            <text:p>Travis Bickl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irgil Tibbs</text:p>
          </table:table-cell>
          <table:table-cell table:style-name="ce13" office:value-type="string">
            <text:p>Vito Corleone</text:p>
          </table:table-cell>
          <table:table-cell table:style-name="ce13" office:value-type="string">
            <text:p>Wicked Witch of the West</text:p>
          </table:table-cell>
          <table:table-cell table:style-name="ce13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1">
          <table:table-cell table:style-name="ce8" table:formula="of:=HYPERLINK(&quot;http://xmlns.com/foaf/0.1/name&quot;)" office:value-type="string" office:string-value="http://xmlns.com/foaf/0.1/name">
            <text:p>http://xmlns.com/foaf/0.1/name</text:p>
          </table:table-cell>
          <table:table-cell office:value-type="string">
            <text:p>name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xmlns.com%2Ffoaf%2F0.1%2Fname%3E+rdfs%3Alabel+%3Fpredicate+.+%3Fs+%3Chttp%3A%2F%2Fxmlns.com%2Ffoaf%2F0.1%2F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me&quot;)" office:value-type="string" office:string-value="http://dbpedia.org/property/name">
            <text:p>http://dbpedia.org/property/name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an agent has Name Aethelthryth</text:p>
          </table:table-cell>
          <table:table-cell office:value-type="string">
            <text:p>an agent has Name Ráthonyi, Áko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me%3E+rdfs%3Alabel+%3Fpredicate+.+%3Fs+%3Chttp%3A%2F%2Fdbpedia.org%2Fproperty%2F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tarring&quot;)" office:value-type="string" office:string-value="http://dbpedia.org/property/starring">
            <text:p>http://dbpedia.org/property/starring</text:p>
          </table:table-cell>
          <table:table-cell office:value-type="string">
            <text:p>starring</text:p>
          </table:table-cell>
          <table:table-cell table:number-columns-repeated="2"/>
          <table:table-cell office:value-type="string">
            <text:p>a movie has starring Karolina Gruszka (an entity of type agent)</text:p>
          </table:table-cell>
          <table:table-cell office:value-type="string">
            <text:p>a movie has starring Naomie Harri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arring%3E+rdfs%3Alabel+%3Fpredicate+.+%3Fs+%3Chttp%3A%2F%2Fdbpedia.org%2Fproperty%2Fstarring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tarring&quot;)" office:value-type="string" office:string-value="http://dbpedia.org/ontology/starring">
            <text:p>http://dbpedia.org/ontology/starring</text:p>
          </table:table-cell>
          <table:table-cell office:value-type="string">
            <text:p>starring</text:p>
          </table:table-cell>
          <table:table-cell table:number-columns-repeated="2"/>
          <table:table-cell office:value-type="string">
            <text:p>a movie has starring Kelsey Grammer (an entity of type agent)</text:p>
          </table:table-cell>
          <table:table-cell office:value-type="string">
            <text:p>a movie has starring Bruce Willis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tarring%3E+rdfs%3Alabel+%3Fpredicate+.+%3Fs+%3Chttp%3A%2F%2Fdbpedia.org%2Fontology%2Fstarring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quote&quot;)" office:value-type="string" office:string-value="http://dbpedia.org/property/quote">
            <text:p>http://dbpedia.org/property/quote</text:p>
          </table:table-cell>
          <table:table-cell table:style-name="ce16" office:value-type="string">
            <text:p>quote</text:p>
          </table:table-cell>
          <table:table-cell table:style-name="ce16" table:number-columns-repeated="2"/>
          <table:table-cell table:style-name="ce16" office:value-type="string">
            <text:p>an artist has quote When I am dead, my dearestWhen I am dead, my dearest, <text:s text:c="8"/>Sing no sad songs for me;Plant thou no roses at my head, <text:s text:c="8"/>Nor shady cypress tree:Be the green grass above me <text:s text:c="8"/>With showers and dewdrops wet;And if thou wilt, remember, <text:s text:c="8"/>And if thou wilt, forget.I shall not see the shadows, <text:s text:c="8"/>I shall not feel the rain;I shall not hear the nightingale <text:s text:c="8"/>Sing on, as if in pain:And dreaming through the twilight <text:s text:c="8"/>That doth not rise nor set,Haply I may remember, <text:s text:c="8"/>And haply may forget.</text:p>
          </table:table-cell>
          <table:table-cell table:style-name="ce16" office:value-type="string">
            <text:p>a person has quote Into my loneliness comes --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quote%3E+rdfs%3Alabel+%3Fpredicate+.+%3Fs+%3Chttp%3A%2F%2Fdbpedia.org%2Fproperty%2Fquo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560839038">
            <text:p>1560839038</text:p>
          </table:table-cell>
          <table:table-cell office:value-type="string">
            <text:p>mov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20th Century Fox</text:p>
          </table:table-cell>
          <table:table-cell table:style-name="ce13" office:value-type="string">
            <text:p>Allied Artists</text:p>
          </table:table-cell>
          <table:table-cell table:style-name="ce13" office:value-type="string">
            <text:p>Columbia</text:p>
          </table:table-cell>
          <table:table-cell table:style-name="ce13" office:value-type="string">
            <text:p>Columbia Pictures</text:p>
          </table:table-cell>
          <table:table-cell table:style-name="ce13" office:value-type="string">
            <text:p>Disne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Pixal</text:p>
          </table:table-cell>
          <table:table-cell table:style-name="ce13" office:value-type="string">
            <text:p>DreamWorks</text:p>
          </table:table-cell>
          <table:table-cell table:style-name="ce13" office:value-type="string">
            <text:p>Horizon</text:p>
          </table:table-cell>
          <table:table-cell table:style-name="ce13" office:value-type="string">
            <text:p>Columbia</text:p>
          </table:table-cell>
          <table:table-cell table:style-name="ce13" office:value-type="string">
            <text:p>ITC Entertainmen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etro-Goldwyn-Mayer</text:p>
          </table:table-cell>
          <table:table-cell table:style-name="ce13" office:value-type="string">
            <text:p>Miramax</text:p>
          </table:table-cell>
          <table:table-cell table:style-name="ce13" office:value-type="string">
            <text:p>New Line Cinema</text:p>
          </table:table-cell>
          <table:table-cell table:style-name="ce13" office:value-type="string">
            <text:p>Orion Pictures</text:p>
          </table:table-cell>
          <table:table-cell table:style-name="ce13" office:value-type="string">
            <text:p>Paramoun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RKO</text:p>
          </table:table-cell>
          <table:table-cell table:style-name="ce13" office:value-type="string">
            <text:p>Triangle</text:p>
          </table:table-cell>
          <table:table-cell table:style-name="ce13" office:value-type="string">
            <text:p>United Artists</text:p>
          </table:table-cell>
          <table:table-cell table:style-name="ce13" office:value-type="string">
            <text:p>Universal</text:p>
          </table:table-cell>
          <table:table-cell table:style-name="ce13" office:value-type="string">
            <text:p>Warner Brother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studio&quot;)" office:value-type="string" office:string-value="http://dbpedia.org/property/studio">
            <text:p>http://dbpedia.org/property/studio</text:p>
          </table:table-cell>
          <table:table-cell office:value-type="string">
            <text:p>studio</text:p>
          </table:table-cell>
          <table:table-cell table:number-columns-repeated="2"/>
          <table:table-cell office:value-type="string">
            <text:p>a movie has studio Alcon Entertainment (an entity of type agent)</text:p>
          </table:table-cell>
          <table:table-cell office:value-type="string">
            <text:p>a movie has studio Platinum Dunes (an entity of type compan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tudio%3E+rdfs%3Alabel+%3Fpredicate+.+%3Fs+%3Chttp%3A%2F%2Fdbpedia.org%2Fproperty%2Fstudi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istributor&quot;)" office:value-type="string" office:string-value="http://dbpedia.org/property/distributor">
            <text:p>http://dbpedia.org/property/distributor</text:p>
          </table:table-cell>
          <table:table-cell office:value-type="string">
            <text:p>distributor</text:p>
          </table:table-cell>
          <table:table-cell table:number-columns-repeated="2"/>
          <table:table-cell office:value-type="string">
            <text:p>a movie has distributor Nordisk Film (an entity of type agent)</text:p>
          </table:table-cell>
          <table:table-cell office:value-type="string">
            <text:p>a movie has distributor Columbia Pictures (an entity of type compan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stributor%3E+rdfs%3Alabel+%3Fpredicate+.+%3Fs+%3Chttp%3A%2F%2Fdbpedia.org%2Fproperty%2Fdistribu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istributor&quot;)" office:value-type="string" office:string-value="http://dbpedia.org/ontology/distributor">
            <text:p>http://dbpedia.org/ontology/distributor</text:p>
          </table:table-cell>
          <table:table-cell office:value-type="string">
            <text:p>distributor</text:p>
          </table:table-cell>
          <table:table-cell table:number-columns-repeated="2"/>
          <table:table-cell office:value-type="string">
            <text:p>a work has distributor Sony Pictures Classics (an entity of type agent)</text:p>
          </table:table-cell>
          <table:table-cell office:value-type="string">
            <text:p>a work has distributor The Cannon Group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istributor%3E+rdfs%3Alabel+%3Fpredicate+.+%3Fs+%3Chttp%3A%2F%2Fdbpedia.org%2Fontology%2Fdistribu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producer&quot;)" office:value-type="string" office:string-value="http://dbpedia.org/property/producer">
            <text:p>http://dbpedia.org/property/producer</text:p>
          </table:table-cell>
          <table:table-cell office:value-type="string">
            <text:p>producer</text:p>
          </table:table-cell>
          <table:table-cell table:number-columns-repeated="2"/>
          <table:table-cell office:value-type="string">
            <text:p>an album has producer Moses Schneider (an entity of type agent)</text:p>
          </table:table-cell>
          <table:table-cell office:value-type="string">
            <text:p>a movie has producer Claudio Mancini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er%3E+rdfs%3Alabel+%3Fpredicate+.+%3Fs+%3Chttp%3A%2F%2Fdbpedia.org%2Fproperty%2Fproduc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roducer&quot;)" office:value-type="string" office:string-value="http://dbpedia.org/ontology/producer">
            <text:p>http://dbpedia.org/ontology/producer</text:p>
          </table:table-cell>
          <table:table-cell office:value-type="string">
            <text:p>producer</text:p>
          </table:table-cell>
          <table:table-cell table:number-columns-repeated="2"/>
          <table:table-cell office:value-type="string">
            <text:p>a movie has producer John Herzfeld (an entity of type person)</text:p>
          </table:table-cell>
          <table:table-cell office:value-type="string">
            <text:p>a work has producer Manfred Mann (musician) (an entity of type musical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roducer%3E+rdfs%3Alabel+%3Fpredicate+.+%3Fs+%3Chttp%3A%2F%2Fdbpedia.org%2Fontology%2Fproduc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oductionCompany&quot;)" office:value-type="string" office:string-value="http://dbpedia.org/property/productionCompany">
            <text:p>http://dbpedia.org/property/productionCompany</text:p>
          </table:table-cell>
          <table:table-cell office:value-type="string">
            <text:p>productionCompany</text:p>
          </table:table-cell>
          <table:table-cell table:number-columns-repeated="2"/>
          <table:table-cell office:value-type="string">
            <text:p>a movie has production company Hall Roach Studios</text:p>
          </table:table-cell>
          <table:table-cell office:value-type="string">
            <text:p>a work has production company Sweet Talk Production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tionCompany%3E+rdfs%3Alabel+%3Fpredicate+.+%3Fs+%3Chttp%3A%2F%2Fdbpedia.org%2Fproperty%2FproductionCompan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istributedBy&quot;)" office:value-type="string" office:string-value="http://dbpedia.org/property/distributedBy">
            <text:p>http://dbpedia.org/property/distributedBy</text:p>
          </table:table-cell>
          <table:table-cell office:value-type="string">
            <text:p>distributedBy</text:p>
          </table:table-cell>
          <table:table-cell table:number-columns-repeated="2"/>
          <table:table-cell office:value-type="string">
            <text:p>a movie has distributed by New Line Cinema (an entity of type agent)</text:p>
          </table:table-cell>
          <table:table-cell office:value-type="string">
            <text:p>a movie has distributed by United Artists (an entity of type compan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stributedBy%3E+rdfs%3Alabel+%3Fpredicate+.+%3Fs+%3Chttp%3A%2F%2Fdbpedia.org%2Fproperty%2FdistributedB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owningCompany&quot;)" office:value-type="string" office:string-value="http://dbpedia.org/ontology/owningCompany">
            <text:p>http://dbpedia.org/ontology/owningCompany</text:p>
          </table:table-cell>
          <table:table-cell office:value-type="string">
            <text:p>owningCompany</text:p>
          </table:table-cell>
          <table:table-cell table:number-columns-repeated="2"/>
          <table:table-cell office:value-type="string">
            <text:p>an agent has owning company Israel Broadcasting Authority (an entity of type broadcaster)</text:p>
          </table:table-cell>
          <table:table-cell office:value-type="string">
            <text:p>a company has owning company The Master Trust Bank of Japan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owningCompany%3E+rdfs%3Alabel+%3Fpredicate+.+%3Fs+%3Chttp%3A%2F%2Fdbpedia.org%2Fontology%2FowningCompan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wner&quot;)" office:value-type="string" office:string-value="http://dbpedia.org/property/owner">
            <text:p>http://dbpedia.org/property/owner</text:p>
          </table:table-cell>
          <table:table-cell office:value-type="string">
            <text:p>owner</text:p>
          </table:table-cell>
          <table:table-cell table:number-columns-repeated="2"/>
          <table:table-cell office:value-type="string">
            <text:p>an agent has owner Sony Pictures Entertainment (an entity of type agent)</text:p>
          </table:table-cell>
          <table:table-cell office:value-type="string">
            <text:p>a company has owner Renco Group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wner%3E+rdfs%3Alabel+%3Fpredicate+.+%3Fs+%3Chttp%3A%2F%2Fdbpedia.org%2Fproperty%2Fown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istributors&quot;)" office:value-type="string" office:string-value="http://dbpedia.org/property/distributors">
            <text:p>http://dbpedia.org/property/distributors</text:p>
          </table:table-cell>
          <table:table-cell office:value-type="string">
            <text:p>distributors</text:p>
          </table:table-cell>
          <table:table-cell table:number-columns-repeated="2"/>
          <table:table-cell office:value-type="string">
            <text:p>a work has distributors Mirchi Movies Limited</text:p>
          </table:table-cell>
          <table:table-cell office:value-type="string">
            <text:p>a movie has distributors DD Production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stributors%3E+rdfs%3Alabel+%3Fpredicate+.+%3Fs+%3Chttp%3A%2F%2Fdbpedia.org%2Fproperty%2Fdistributo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network&quot;)" office:value-type="string" office:string-value="http://dbpedia.org/property/network">
            <text:p>http://dbpedia.org/property/network</text:p>
          </table:table-cell>
          <table:table-cell office:value-type="string">
            <text:p>network</text:p>
          </table:table-cell>
          <table:table-cell table:number-columns-repeated="2"/>
          <table:table-cell office:value-type="string">
            <text:p>a work has network Disney Channel (an entity of type broadcaster)</text:p>
          </table:table-cell>
          <table:table-cell office:value-type="string">
            <text:p>a television show has network BBC Two (an entity of type broadcast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etwork%3E+rdfs%3Alabel+%3Fpredicate+.+%3Fs+%3Chttp%3A%2F%2Fdbpedia.org%2Fproperty%2Fnetwork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GROUP ID</text:p>
          </table:table-cell>
          <table:table-cell table:style-name="ce15" office:value-type="string">
            <text:p>CONTEXT LABEL</text:p>
          </table:table-cell>
          <table:table-cell table:style-name="ce15" table:number-columns-repeated="4"/>
          <table:table-cell table:style-name="ce24"/>
          <table:table-cell table:style-name="ce15" table:number-columns-repeated="1017"/>
        </table:table-row>
        <table:table-row table:style-name="ro1">
          <table:table-cell table:style-name="ce8" office:value-type="float" office:value="1888395491">
            <text:p>1888395491</text:p>
          </table:table-cell>
          <table:table-cell office:value-type="string">
            <text:p>movie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Alexander Dovzhenko</text:p>
          </table:table-cell>
          <table:table-cell table:style-name="ce13" office:value-type="string">
            <text:p>Carl Theodor Dreyer</text:p>
          </table:table-cell>
          <table:table-cell table:style-name="ce13" office:value-type="string">
            <text:p>Charles Chaplin</text:p>
          </table:table-cell>
          <table:table-cell table:style-name="ce13" office:value-type="string">
            <text:p>D. W. Griffith</text:p>
          </table:table-cell>
          <table:table-cell table:style-name="ce13" office:value-type="string">
            <text:p>Erich von Stroheim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F.W. Murnau</text:p>
          </table:table-cell>
          <table:table-cell table:style-name="ce13" office:value-type="string">
            <text:p>Jean Renoir</text:p>
          </table:table-cell>
          <table:table-cell table:style-name="ce13" office:value-type="string">
            <text:p>Orson Welles</text:p>
          </table:table-cell>
          <table:table-cell table:style-name="ce13" office:value-type="string">
            <text:p>Robert Wiene</text:p>
          </table:table-cell>
          <table:table-cell table:style-name="ce13" office:value-type="string">
            <text:p>Sergei Eisenstei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Vittorio De Sica</text:p>
          </table:table-cell>
          <table:table-cell table:style-name="ce13" office:value-type="string">
            <text:p>Vsevolod Pudovkin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office:value-type="string">
            <text:p>writer</text:p>
          </table:table-cell>
          <table:table-cell table:number-columns-repeated="2"/>
          <table:table-cell office:value-type="string">
            <text:p>a movie has writer Richard A. Lupoff (an entity of type agent)</text:p>
          </table:table-cell>
          <table:table-cell office:value-type="string">
            <text:p>an album has writer Lead Belly (an entity of type musical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riter%3E+rdfs%3Alabel+%3Fpredicate+.+%3Fs+%3Chttp%3A%2F%2Fdbpedia.org%2Fpropert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irector&quot;)" office:value-type="string" office:string-value="http://dbpedia.org/property/director">
            <text:p>http://dbpedia.org/property/director</text:p>
          </table:table-cell>
          <table:table-cell office:value-type="string">
            <text:p>director</text:p>
          </table:table-cell>
          <table:table-cell table:number-columns-repeated="2"/>
          <table:table-cell office:value-type="string">
            <text:p>a work has director Joel Schumacher (an entity of type agent)</text:p>
          </table:table-cell>
          <table:table-cell office:value-type="string">
            <text:p>a work has director John Cassavetes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rector%3E+rdfs%3Alabel+%3Fpredicate+.+%3Fs+%3Chttp%3A%2F%2Fdbpedia.org%2Fproperty%2Fdirec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director&quot;)" office:value-type="string" office:string-value="http://dbpedia.org/ontology/director">
            <text:p>http://dbpedia.org/ontology/director</text:p>
          </table:table-cell>
          <table:table-cell office:value-type="string">
            <text:p>director</text:p>
          </table:table-cell>
          <table:table-cell table:number-columns-repeated="2"/>
          <table:table-cell office:value-type="string">
            <text:p>a work has director Jean-Pierre Jeunet (an entity of type agent)</text:p>
          </table:table-cell>
          <table:table-cell office:value-type="string">
            <text:p>a work has director Anne Fletcher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irector%3E+rdfs%3Alabel+%3Fpredicate+.+%3Fs+%3Chttp%3A%2F%2Fdbpedia.org%2Fontology%2Fdirec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table:style-name="ce16" office:value-type="string">
            <text:p>writer</text:p>
          </table:table-cell>
          <table:table-cell table:style-name="ce16" table:number-columns-repeated="2"/>
          <table:table-cell table:style-name="ce16" office:value-type="string">
            <text:p>a television episode has writer Rod Serling (an entity of type person)</text:p>
          </table:table-cell>
          <table:table-cell table:style-name="ce16" office:value-type="string">
            <text:p>a movie has writer William Goldman (an entity of type artist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writer%3E+rdfs%3Alabel+%3Fpredicate+.+%3Fs+%3Chttp%3A%2F%2Fdbpedia.org%2Fontolog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802054300">
            <text:p>1802054300</text:p>
          </table:table-cell>
          <table:table-cell office:value-type="string">
            <text:p>music album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1967">
            <text:p>1967</text:p>
          </table:table-cell>
          <table:table-cell table:style-name="ce13" office:value-type="float" office:value="1969">
            <text:p>1969</text:p>
          </table:table-cell>
          <table:table-cell table:style-name="ce13" office:value-type="float" office:value="1971">
            <text:p>1971</text:p>
          </table:table-cell>
          <table:table-cell table:style-name="ce13" office:value-type="float" office:value="1976">
            <text:p>1976</text:p>
          </table:table-cell>
          <table:table-cell table:style-name="ce13" office:value-type="float" office:value="1977">
            <text:p>1977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84">
            <text:p>1984</text:p>
          </table:table-cell>
          <table:table-cell table:style-name="ce13" office:value-type="float" office:value="1985">
            <text:p>1985</text:p>
          </table:table-cell>
          <table:table-cell table:style-name="ce13" office:value-type="float" office:value="1987">
            <text:p>1987</text:p>
          </table:table-cell>
          <table:table-cell table:style-name="ce13" office:value-type="float" office:value="1990">
            <text:p>1990</text:p>
          </table:table-cell>
          <table:table-cell table:style-name="ce13" office:value-type="float" office:value="1991">
            <text:p>1991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93">
            <text:p>1993</text:p>
          </table:table-cell>
          <table:table-cell table:style-name="ce13" office:value-type="float" office:value="1995">
            <text:p>1995</text:p>
          </table:table-cell>
          <table:table-cell table:style-name="ce13" office:value-type="float" office:value="1996">
            <text:p>1996</text:p>
          </table:table-cell>
          <table:table-cell table:style-name="ce13" office:value-type="float" office:value="1997">
            <text:p>1997</text:p>
          </table:table-cell>
          <table:table-cell table:style-name="ce13" office:value-type="float" office:value="2000">
            <text:p>200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firstdate&quot;)" office:value-type="string" office:string-value="http://dbpedia.org/property/firstdate">
            <text:p>http://dbpedia.org/property/firstdate</text:p>
          </table:table-cell>
          <table:table-cell office:value-type="string">
            <text:p>firstdate</text:p>
          </table:table-cell>
          <table:table-cell table:number-columns-repeated="2"/>
          <table:table-cell office:value-type="string">
            <text:p>a magazine has firstdate 1828</text:p>
          </table:table-cell>
          <table:table-cell office:value-type="string">
            <text:p>a written work has firstdate May 199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date%3E+rdfs%3Alabel+%3Fpredicate+.+%3Fs+%3Chttp%3A%2F%2Fdbpedia.org%2Fproperty%2Ffirst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year&quot;)" office:value-type="string" office:string-value="http://dbpedia.org/property/year">
            <text:p>http://dbpedia.org/property/year</text:p>
          </table:table-cell>
          <table:table-cell office:value-type="string">
            <text:p>year</text:p>
          </table:table-cell>
          <table:table-cell table:number-columns-repeated="2"/>
          <table:table-cell office:value-type="string">
            <text:p>an agent has year 1961196219641967</text:p>
          </table:table-cell>
          <table:table-cell office:value-type="string">
            <text:p>an eukaryote has year 200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%3E+rdfs%3Alabel+%3Fpredicate+.+%3Fs+%3Chttp%3A%2F%2Fdbpedia.org%2Fproperty%2F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elyear&quot;)" office:value-type="string" office:string-value="http://dbpedia.org/property/relyear">
            <text:p>http://dbpedia.org/property/relyear</text:p>
          </table:table-cell>
          <table:table-cell office:value-type="string">
            <text:p>relyear</text:p>
          </table:table-cell>
          <table:table-cell table:number-columns-repeated="2"/>
          <table:table-cell office:value-type="string">
            <text:p>a work has relyear 1988</text:p>
          </table:table-cell>
          <table:table-cell office:value-type="string">
            <text:p>a single has relyear 199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year%3E+rdfs%3Alabel+%3Fpredicate+.+%3Fs+%3Chttp%3A%2F%2Fdbpedia.org%2Fproperty%2Frel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releaseDate&quot;)" office:value-type="string" office:string-value="http://dbpedia.org/ontology/releaseDate">
            <text:p>http://dbpedia.org/ontology/releaseDate</text:p>
          </table:table-cell>
          <table:table-cell office:value-type="string">
            <text:p>releaseDate</text:p>
          </table:table-cell>
          <table:table-cell table:number-columns-repeated="2"/>
          <table:table-cell office:value-type="string">
            <text:p>a musical work has release date 1991-10-19 02:00</text:p>
          </table:table-cell>
          <table:table-cell office:value-type="string">
            <text:p>a work has release date 2005-03-11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releaseDate%3E+rdfs%3Alabel+%3Fpredicate+.+%3Fs+%3Chttp%3A%2F%2Fdbpedia.org%2Fontology%2F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recordDate&quot;)" office:value-type="string" office:string-value="http://dbpedia.org/ontology/recordDate">
            <text:p>http://dbpedia.org/ontology/recordDate</text:p>
          </table:table-cell>
          <table:table-cell office:value-type="string">
            <text:p>recordDate</text:p>
          </table:table-cell>
          <table:table-cell table:number-columns-repeated="2"/>
          <table:table-cell office:value-type="string">
            <text:p>a musical work has record date 1990-01-01 02:00</text:p>
          </table:table-cell>
          <table:table-cell office:value-type="string">
            <text:p>a musical work has record date 1966-06-07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recordDate%3E+rdfs%3Alabel+%3Fpredicate+.+%3Fs+%3Chttp%3A%2F%2Fdbpedia.org%2Fontology%2Frecord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date&quot;)" office:value-type="string" office:string-value="http://dbpedia.org/property/date">
            <text:p>http://dbpedia.org/property/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a sports event has date 1906-04-28 02:00</text:p>
          </table:table-cell>
          <table:table-cell office:value-type="string">
            <text:p>a sports event has date 2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ate%3E+rdfs%3Alabel+%3Fpredicate+.+%3Fs+%3Chttp%3A%2F%2Fdbpedia.org%2Fproperty%2F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recordedIn&quot;)" office:value-type="string" office:string-value="http://dbpedia.org/ontology/recordedIn">
            <text:p>http://dbpedia.org/ontology/recordedIn</text:p>
          </table:table-cell>
          <table:table-cell office:value-type="string">
            <text:p>recordedIn</text:p>
          </table:table-cell>
          <table:table-cell table:number-columns-repeated="2"/>
          <table:table-cell office:value-type="string">
            <text:p>an album has recorded in Brooklyn (an entity of type municipality)</text:p>
          </table:table-cell>
          <table:table-cell office:value-type="string">
            <text:p>a work has recorded in Del Mar, California (an entity of type ci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recordedIn%3E+rdfs%3Alabel+%3Fpredicate+.+%3Fs+%3Chttp%3A%2F%2Fdbpedia.org%2Fontology%2Frecorded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released&quot;)" office:value-type="string" office:string-value="http://dbpedia.org/property/released">
            <text:p>http://dbpedia.org/property/released</text:p>
          </table:table-cell>
          <table:table-cell office:value-type="string">
            <text:p>released</text:p>
          </table:table-cell>
          <table:table-cell table:number-columns-repeated="2"/>
          <table:table-cell office:value-type="string">
            <text:p>a song has released 1948</text:p>
          </table:table-cell>
          <table:table-cell office:value-type="string">
            <text:p>a song has released 1966-05-15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d%3E+rdfs%3Alabel+%3Fpredicate+.+%3Fs+%3Chttp%3A%2F%2Fdbpedia.org%2Fproperty%2Freleas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airdate&quot;)" office:value-type="string" office:string-value="http://dbpedia.org/property/airdate">
            <text:p>http://dbpedia.org/property/airdate</text:p>
          </table:table-cell>
          <table:table-cell office:value-type="string">
            <text:p>airdate</text:p>
          </table:table-cell>
          <table:table-cell table:number-columns-repeated="2"/>
          <table:table-cell office:value-type="string">
            <text:p>a work has airdate 2005-05-09 02:00</text:p>
          </table:table-cell>
          <table:table-cell office:value-type="string">
            <text:p>a television episode has airdate 1960-03-17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irdate%3E+rdfs%3Alabel+%3Fpredicate+.+%3Fs+%3Chttp%3A%2F%2Fdbpedia.org%2Fproperty%2Fair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years&quot;)" office:value-type="string" office:string-value="http://dbpedia.org/property/years">
            <text:p>http://dbpedia.org/property/years</text:p>
          </table:table-cell>
          <table:table-cell office:value-type="string">
            <text:p>years</text:p>
          </table:table-cell>
          <table:table-cell table:number-columns-repeated="2"/>
          <table:table-cell office:value-type="string">
            <text:p>an athlete has years 2013</text:p>
          </table:table-cell>
          <table:table-cell office:value-type="string">
            <text:p>a prime minister has years 186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years%3E+rdfs%3Alabel+%3Fpredicate+.+%3Fs+%3Chttp%3A%2F%2Fdbpedia.org%2Fproperty%2Fyear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recorded&quot;)" office:value-type="string" office:string-value="http://dbpedia.org/property/recorded">
            <text:p>http://dbpedia.org/property/recorded</text:p>
          </table:table-cell>
          <table:table-cell office:value-type="string">
            <text:p>recorded</text:p>
          </table:table-cell>
          <table:table-cell table:number-columns-repeated="2"/>
          <table:table-cell office:value-type="string">
            <text:p>a work has Recorded Eel Pie Studio, A.I.R. Studios and Wessex Studios, London, England 1981–1982</text:p>
          </table:table-cell>
          <table:table-cell office:value-type="string">
            <text:p>a single has Recorded 199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corded%3E+rdfs%3Alabel+%3Fpredicate+.+%3Fs+%3Chttp%3A%2F%2Fdbpedia.org%2Fproperty%2Frecord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irstAired&quot;)" office:value-type="string" office:string-value="http://dbpedia.org/property/firstAired">
            <text:p>http://dbpedia.org/property/firstAired</text:p>
          </table:table-cell>
          <table:table-cell office:value-type="string">
            <text:p>firstAired</text:p>
          </table:table-cell>
          <table:table-cell table:number-columns-repeated="2"/>
          <table:table-cell office:value-type="string">
            <text:p>an agent has first aired 1988-09-09 02:00</text:p>
          </table:table-cell>
          <table:table-cell office:value-type="string">
            <text:p>a work has first aired 1985-09-13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Aired%3E+rdfs%3Alabel+%3Fpredicate+.+%3Fs+%3Chttp%3A%2F%2Fdbpedia.org%2Fproperty%2FfirstAir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irstAirDate&quot;)" office:value-type="string" office:string-value="http://dbpedia.org/ontology/firstAirDate">
            <text:p>http://dbpedia.org/ontology/firstAirDate</text:p>
          </table:table-cell>
          <table:table-cell office:value-type="string">
            <text:p>firstAirDate</text:p>
          </table:table-cell>
          <table:table-cell table:number-columns-repeated="2"/>
          <table:table-cell office:value-type="string">
            <text:p>a broadcaster has first air date 2005-11-30 02:00</text:p>
          </table:table-cell>
          <table:table-cell office:value-type="string">
            <text:p>an organisation has first air date 2005-11-3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irstAirDate%3E+rdfs%3Alabel+%3Fpredicate+.+%3Fs+%3Chttp%3A%2F%2Fdbpedia.org%2Fontology%2FfirstAir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completionDate&quot;)" office:value-type="string" office:string-value="http://dbpedia.org/ontology/completionDate">
            <text:p>http://dbpedia.org/ontology/completionDate</text:p>
          </table:table-cell>
          <table:table-cell office:value-type="string">
            <text:p>completionDate</text:p>
          </table:table-cell>
          <table:table-cell table:number-columns-repeated="2"/>
          <table:table-cell office:value-type="string">
            <text:p>a ship has completion date 1936-09-09 02:00</text:p>
          </table:table-cell>
          <table:table-cell office:value-type="string">
            <text:p>a work has completion date 1997-05-3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mpletionDate%3E+rdfs%3Alabel+%3Fpredicate+.+%3Fs+%3Chttp%3A%2F%2Fdbpedia.org%2Fontology%2Fcomple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date&quot;)" office:value-type="string" office:string-value="http://dbpedia.org/ontology/date">
            <text:p>http://dbpedia.org/ontology/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an event has date 1263-10-01 02:00</text:p>
          </table:table-cell>
          <table:table-cell office:value-type="string">
            <text:p>an event has date 1959-06-27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ate%3E+rdfs%3Alabel+%3Fpredicate+.+%3Fs+%3Chttp%3A%2F%2Fdbpedia.org%2Fontology%2F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published&quot;)" office:value-type="string" office:string-value="http://dbpedia.org/property/published">
            <text:p>http://dbpedia.org/property/published</text:p>
          </table:table-cell>
          <table:table-cell office:value-type="string">
            <text:p>published</text:p>
          </table:table-cell>
          <table:table-cell table:number-columns-repeated="2"/>
          <table:table-cell office:value-type="string">
            <text:p>a song has Published 1941</text:p>
          </table:table-cell>
          <table:table-cell office:value-type="string">
            <text:p>a work has Published July 200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ublished%3E+rdfs%3Alabel+%3Fpredicate+.+%3Fs+%3Chttp%3A%2F%2Fdbpedia.org%2Fproperty%2Fpublish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ertyear&quot;)" office:value-type="string" office:string-value="http://dbpedia.org/property/certyear">
            <text:p>http://dbpedia.org/property/certyear</text:p>
          </table:table-cell>
          <table:table-cell office:value-type="string">
            <text:p>certyear</text:p>
          </table:table-cell>
          <table:table-cell table:number-columns-repeated="2"/>
          <table:table-cell office:value-type="string">
            <text:p>a single has certyear 1995</text:p>
          </table:table-cell>
          <table:table-cell office:value-type="string">
            <text:p>an album has certyear 198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ertyear%3E+rdfs%3Alabel+%3Fpredicate+.+%3Fs+%3Chttp%3A%2F%2Fdbpedia.org%2Fproperty%2Fcert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eleaseDate&quot;)" office:value-type="string" office:string-value="http://dbpedia.org/property/releaseDate">
            <text:p>http://dbpedia.org/property/releaseDate</text:p>
          </table:table-cell>
          <table:table-cell office:value-type="string">
            <text:p>releaseDate</text:p>
          </table:table-cell>
          <table:table-cell table:number-columns-repeated="2"/>
          <table:table-cell office:value-type="string">
            <text:p>a written work has release date 1722</text:p>
          </table:table-cell>
          <table:table-cell office:value-type="string">
            <text:p>a written work has release date 188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Date%3E+rdfs%3Alabel+%3Fpredicate+.+%3Fs+%3Chttp%3A%2F%2Fdbpedia.org%2Fproperty%2F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inalairdate&quot;)" office:value-type="string" office:string-value="http://dbpedia.org/property/originalairdate">
            <text:p>http://dbpedia.org/property/originalairdate</text:p>
          </table:table-cell>
          <table:table-cell office:value-type="string">
            <text:p>originalairdate</text:p>
          </table:table-cell>
          <table:table-cell table:number-columns-repeated="2"/>
          <table:table-cell office:value-type="string">
            <text:p>a television show has OriginalAirDate 2006-08-22 02:00</text:p>
          </table:table-cell>
          <table:table-cell office:value-type="string">
            <text:p>a work has OriginalAirDate 1976-11-12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alairdate%3E+rdfs%3Alabel+%3Fpredicate+.+%3Fs+%3Chttp%3A%2F%2Fdbpedia.org%2Fproperty%2Foriginalair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ubDate&quot;)" office:value-type="string" office:string-value="http://dbpedia.org/property/pubDate">
            <text:p>http://dbpedia.org/property/pubDate</text:p>
          </table:table-cell>
          <table:table-cell office:value-type="string">
            <text:p>pubDate</text:p>
          </table:table-cell>
          <table:table-cell table:number-columns-repeated="2"/>
          <table:table-cell office:value-type="string">
            <text:p>a book has pub date 1989</text:p>
          </table:table-cell>
          <table:table-cell office:value-type="string">
            <text:p>a work has pub date 197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ubDate%3E+rdfs%3Alabel+%3Fpredicate+.+%3Fs+%3Chttp%3A%2F%2Fdbpedia.org%2Fproperty%2Fpub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date&quot;)" office:value-type="string" office:string-value="http://dbpedia.org/property/origdate">
            <text:p>http://dbpedia.org/property/origdate</text:p>
          </table:table-cell>
          <table:table-cell office:value-type="string">
            <text:p>origdate</text:p>
          </table:table-cell>
          <table:table-cell table:number-columns-repeated="2"/>
          <table:table-cell office:value-type="string">
            <text:p>a work has origdate September 1986 – October 1987</text:p>
          </table:table-cell>
          <table:table-cell office:value-type="string">
            <text:p>a work has origdate March 1982 – May 198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date%3E+rdfs%3Alabel+%3Fpredicate+.+%3Fs+%3Chttp%3A%2F%2Fdbpedia.org%2Fproperty%2Forig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aunch&quot;)" office:value-type="string" office:string-value="http://dbpedia.org/property/launch">
            <text:p>http://dbpedia.org/property/launch</text:p>
          </table:table-cell>
          <table:table-cell office:value-type="string">
            <text:p>launch</text:p>
          </table:table-cell>
          <table:table-cell table:number-columns-repeated="2"/>
          <table:table-cell office:value-type="string">
            <text:p>an agent has launch 30</text:p>
          </table:table-cell>
          <table:table-cell office:value-type="string">
            <text:p>an organisation has launch 2007-09-3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unch%3E+rdfs%3Alabel+%3Fpredicate+.+%3Fs+%3Chttp%3A%2F%2Fdbpedia.org%2Fproperty%2Flaunch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aunchDate&quot;)" office:value-type="string" office:string-value="http://dbpedia.org/property/launchDate">
            <text:p>http://dbpedia.org/property/launchDate</text:p>
          </table:table-cell>
          <table:table-cell office:value-type="string">
            <text:p>launchDate</text:p>
          </table:table-cell>
          <table:table-cell table:number-columns-repeated="2"/>
          <table:table-cell office:value-type="string">
            <text:p>an agent has launch date 1964-06-26 02:00</text:p>
          </table:table-cell>
          <table:table-cell office:value-type="string">
            <text:p>an event has launch date 63069.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unchDate%3E+rdfs%3Alabel+%3Fpredicate+.+%3Fs+%3Chttp%3A%2F%2Fdbpedia.org%2Fproperty%2Flaunch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inalreldate&quot;)" office:value-type="string" office:string-value="http://dbpedia.org/property/originalreldate">
            <text:p>http://dbpedia.org/property/originalreldate</text:p>
          </table:table-cell>
          <table:table-cell office:value-type="string">
            <text:p>originalreldate</text:p>
          </table:table-cell>
          <table:table-cell table:number-columns-repeated="2"/>
          <table:table-cell office:value-type="string">
            <text:p>a written work has OriginalRelDate 1995-06-05 02:00</text:p>
          </table:table-cell>
          <table:table-cell office:value-type="string">
            <text:p>a work has OriginalRelDate 1994-03-04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alreldate%3E+rdfs%3Alabel+%3Fpredicate+.+%3Fs+%3Chttp%3A%2F%2Fdbpedia.org%2Fproperty%2Foriginalrel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ublicationDate&quot;)" office:value-type="string" office:string-value="http://dbpedia.org/ontology/publicationDate">
            <text:p>http://dbpedia.org/ontology/publicationDate</text:p>
          </table:table-cell>
          <table:table-cell office:value-type="string">
            <text:p>publicationDate</text:p>
          </table:table-cell>
          <table:table-cell table:number-columns-repeated="2"/>
          <table:table-cell office:value-type="string">
            <text:p>a book has publication date 1994-01-31 02:00</text:p>
          </table:table-cell>
          <table:table-cell office:value-type="string">
            <text:p>a written work has publication date 1985-05-31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ublicationDate%3E+rdfs%3Alabel+%3Fpredicate+.+%3Fs+%3Chttp%3A%2F%2Fdbpedia.org%2Fontology%2Fpublication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release&quot;)" office:value-type="string" office:string-value="http://dbpedia.org/property/release">
            <text:p>http://dbpedia.org/property/release</text:p>
          </table:table-cell>
          <table:table-cell office:value-type="string">
            <text:p>release</text:p>
          </table:table-cell>
          <table:table-cell table:number-columns-repeated="2"/>
          <table:table-cell office:value-type="string">
            <text:p>a work has release --03-01</text:p>
          </table:table-cell>
          <table:table-cell office:value-type="string">
            <text:p>a video game has release --08-0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lease%3E+rdfs%3Alabel+%3Fpredicate+.+%3Fs+%3Chttp%3A%2F%2Fdbpedia.org%2Fproperty%2Freleas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firstPublicationYear&quot;)" office:value-type="string" office:string-value="http://dbpedia.org/ontology/firstPublicationYear">
            <text:p>http://dbpedia.org/ontology/firstPublicationYear</text:p>
          </table:table-cell>
          <table:table-cell office:value-type="string">
            <text:p>firstPublicationYear</text:p>
          </table:table-cell>
          <table:table-cell table:number-columns-repeated="2"/>
          <table:table-cell office:value-type="string">
            <text:p>a periodical literature has first publication year 1894-12-31T22:00:00 02:00</text:p>
          </table:table-cell>
          <table:table-cell office:value-type="string">
            <text:p>a periodical literature has first publication year 1954-12-31T22:00:00 02:0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firstPublicationYear%3E+rdfs%3Alabel+%3Fpredicate+.+%3Fs+%3Chttp%3A%2F%2Fdbpedia.org%2Fontology%2FfirstPublicationYea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firstReleaseDate&quot;)" office:value-type="string" office:string-value="http://dbpedia.org/property/firstReleaseDate">
            <text:p>http://dbpedia.org/property/firstReleaseDate</text:p>
          </table:table-cell>
          <table:table-cell office:value-type="string">
            <text:p>firstReleaseDate</text:p>
          </table:table-cell>
          <table:table-cell table:number-columns-repeated="2"/>
          <table:table-cell office:value-type="string">
            <text:p>a work has first release date 2006-11-13 02:00</text:p>
          </table:table-cell>
          <table:table-cell office:value-type="string">
            <text:p>a software has first release date 200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firstReleaseDate%3E+rdfs%3Alabel+%3Fpredicate+.+%3Fs+%3Chttp%3A%2F%2Fdbpedia.org%2Fproperty%2FfirstReleaseDat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atestReleaseVersion&quot;)" office:value-type="string" office:string-value="http://dbpedia.org/property/latestReleaseVersion">
            <text:p>http://dbpedia.org/property/latestReleaseVersion</text:p>
          </table:table-cell>
          <table:table-cell office:value-type="string">
            <text:p>latestReleaseVersion</text:p>
          </table:table-cell>
          <table:table-cell table:number-columns-repeated="2"/>
          <table:table-cell office:value-type="string">
            <text:p>a software has latest release version 2003-03-16 02:00</text:p>
          </table:table-cell>
          <table:table-cell office:value-type="string">
            <text:p>a software has latest release version 2.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atestReleaseVersion%3E+rdfs%3Alabel+%3Fpredicate+.+%3Fs+%3Chttp%3A%2F%2Fdbpedia.org%2Fproperty%2FlatestReleaseVers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eRelease&quot;)" office:value-type="string" office:string-value="http://dbpedia.org/property/reRelease">
            <text:p>http://dbpedia.org/property/reRelease</text:p>
          </table:table-cell>
          <table:table-cell office:value-type="string">
            <text:p>reRelease</text:p>
          </table:table-cell>
          <table:table-cell table:number-columns-repeated="2"/>
          <table:table-cell table:number-columns-repeated="2" office:value-type="string">
            <text:p>an album has Re-Release --08-2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Release%3E+rdfs%3Alabel+%3Fpredicate+.+%3Fs+%3Chttp%3A%2F%2Fdbpedia.org%2Fproperty%2FreReleas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latestReleaseVersion&quot;)" office:value-type="string" office:string-value="http://dbpedia.org/ontology/latestReleaseVersion">
            <text:p>http://dbpedia.org/ontology/latestReleaseVersion</text:p>
          </table:table-cell>
          <table:table-cell office:value-type="string">
            <text:p>latestReleaseVersion</text:p>
          </table:table-cell>
          <table:table-cell table:number-columns-repeated="2"/>
          <table:table-cell office:value-type="string">
            <text:p>a work has latest release version (October 27, 2011)</text:p>
          </table:table-cell>
          <table:table-cell office:value-type="string">
            <text:p>a software has latest release version 1.9.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latestReleaseVersion%3E+rdfs%3Alabel+%3Fpredicate+.+%3Fs+%3Chttp%3A%2F%2Fdbpedia.org%2Fontology%2FlatestReleaseVers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reReleased&quot;)" office:value-type="string" office:string-value="http://dbpedia.org/property/reReleased">
            <text:p>http://dbpedia.org/property/reReleased</text:p>
          </table:table-cell>
          <table:table-cell table:style-name="ce16" office:value-type="string">
            <text:p>reReleased</text:p>
          </table:table-cell>
          <table:table-cell table:style-name="ce16" table:number-columns-repeated="2"/>
          <table:table-cell table:style-name="ce16" office:value-type="string">
            <text:p>a work has Re-Released 2012-06-09 02:00</text:p>
          </table:table-cell>
          <table:table-cell table:style-name="ce16" office:value-type="string">
            <text:p>a musical work has Re-Released 2007-09-03 02:00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Released%3E+rdfs%3Alabel+%3Fpredicate+.+%3Fs+%3Chttp%3A%2F%2Fdbpedia.org%2Fproperty%2FreRelease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855073163">
            <text:p>855073163</text:p>
          </table:table-cell>
          <table:table-cell office:value-type="string">
            <text:p>music album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Shania Twain</text:p>
          </table:table-cell>
          <table:table-cell table:style-name="ce13" office:value-type="string">
            <text:p>Led Zeppelin</text:p>
          </table:table-cell>
          <table:table-cell table:style-name="ce13" office:value-type="string">
            <text:p>Meat Loaf</text:p>
          </table:table-cell>
          <table:table-cell table:style-name="ce13" office:value-type="string">
            <text:p>Alanis Morissette</text:p>
          </table:table-cell>
          <table:table-cell table:style-name="ce13" office:value-type="string">
            <text:p>The Beatle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Eagles</text:p>
          </table:table-cell>
          <table:table-cell table:style-name="ce13" office:value-type="string">
            <text:p>Mariah Carey</text:p>
          </table:table-cell>
          <table:table-cell table:style-name="ce13" office:value-type="string">
            <text:p>Bruce Springsteen</text:p>
          </table:table-cell>
          <table:table-cell table:style-name="ce13" office:value-type="string">
            <text:p>Celine Dion</text:p>
          </table:table-cell>
          <table:table-cell table:style-name="ce13" office:value-type="string">
            <text:p>Dire Strait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Whitney Houston</text:p>
          </table:table-cell>
          <table:table-cell table:style-name="ce13" office:value-type="string">
            <text:p>James Horner</text:p>
          </table:table-cell>
          <table:table-cell table:style-name="ce13" office:value-type="string">
            <text:p>Madonna</text:p>
          </table:table-cell>
          <table:table-cell table:style-name="ce13" office:value-type="string">
            <text:p>Metallica</text:p>
          </table:table-cell>
          <table:table-cell table:style-name="ce13" office:value-type="string">
            <text:p>Michael Jacks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Pink Floyd</text:p>
          </table:table-cell>
          <table:table-cell table:style-name="ce13" office:value-type="string">
            <text:p>Santana</text:p>
          </table:table-cell>
          <table:table-cell table:style-name="ce13" office:value-type="string">
            <text:p>Guns and Roses</text:p>
          </table:table-cell>
          <table:table-cell table:style-name="ce13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ontology/associatedBand&quot;)" office:value-type="string" office:string-value="http://dbpedia.org/ontology/associatedBand">
            <text:p>http://dbpedia.org/ontology/associatedBand</text:p>
          </table:table-cell>
          <table:table-cell office:value-type="string">
            <text:p>associatedBand</text:p>
          </table:table-cell>
          <table:table-cell table:number-columns-repeated="2"/>
          <table:table-cell office:value-type="string">
            <text:p>a Band has associated band Trace Adkins (an entity of type artist)</text:p>
          </table:table-cell>
          <table:table-cell office:value-type="string">
            <text:p>an agent has associated band Gillette (singer)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ssociatedBand%3E+rdfs%3Alabel+%3Fpredicate+.+%3Fs+%3Chttp%3A%2F%2Fdbpedia.org%2Fontology%2FassociatedBan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artist&quot;)" office:value-type="string" office:string-value="http://dbpedia.org/property/artist">
            <text:p>http://dbpedia.org/property/artist</text:p>
          </table:table-cell>
          <table:table-cell office:value-type="string">
            <text:p>artist</text:p>
          </table:table-cell>
          <table:table-cell table:number-columns-repeated="2"/>
          <table:table-cell office:value-type="string">
            <text:p>a work has Artist Bob Dylan (an entity of type artist)</text:p>
          </table:table-cell>
          <table:table-cell office:value-type="string">
            <text:p>a work has Artist Beatsteaks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rtist%3E+rdfs%3Alabel+%3Fpredicate+.+%3Fs+%3Chttp%3A%2F%2Fdbpedia.org%2Fproperty%2Fartis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artist&quot;)" office:value-type="string" office:string-value="http://dbpedia.org/ontology/artist">
            <text:p>http://dbpedia.org/ontology/artist</text:p>
          </table:table-cell>
          <table:table-cell office:value-type="string">
            <text:p>artist</text:p>
          </table:table-cell>
          <table:table-cell table:number-columns-repeated="2"/>
          <table:table-cell office:value-type="string">
            <text:p>an album has artist Children of Bodom (an entity of type agent)</text:p>
          </table:table-cell>
          <table:table-cell office:value-type="string">
            <text:p>an album has artist Radiohead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rtist%3E+rdfs%3Alabel+%3Fpredicate+.+%3Fs+%3Chttp%3A%2F%2Fdbpedia.org%2Fontology%2Fartis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associatedMusicalArtist&quot;)" office:value-type="string" office:string-value="http://dbpedia.org/ontology/associatedMusicalArtist">
            <text:p>http://dbpedia.org/ontology/associatedMusicalArtist</text:p>
          </table:table-cell>
          <table:table-cell office:value-type="string">
            <text:p>associatedMusicalArtist</text:p>
          </table:table-cell>
          <table:table-cell table:number-columns-repeated="2"/>
          <table:table-cell office:value-type="string">
            <text:p>an agent has associated musical artist David Ball (country singer) (an entity of type person)</text:p>
          </table:table-cell>
          <table:table-cell office:value-type="string">
            <text:p>an artist has associated musical artist Canned Heat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ssociatedMusicalArtist%3E+rdfs%3Alabel+%3Fpredicate+.+%3Fs+%3Chttp%3A%2F%2Fdbpedia.org%2Fontology%2FassociatedMusicalArtis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musicalBand&quot;)" office:value-type="string" office:string-value="http://dbpedia.org/ontology/musicalBand">
            <text:p>http://dbpedia.org/ontology/musicalBand</text:p>
          </table:table-cell>
          <table:table-cell office:value-type="string">
            <text:p>musicalBand</text:p>
          </table:table-cell>
          <table:table-cell table:number-columns-repeated="2"/>
          <table:table-cell office:value-type="string">
            <text:p>a musical work has musical band Alexandra Burke (an entity of type artist)</text:p>
          </table:table-cell>
          <table:table-cell office:value-type="string">
            <text:p>a single has musical band Don McLean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musicalBand%3E+rdfs%3Alabel+%3Fpredicate+.+%3Fs+%3Chttp%3A%2F%2Fdbpedia.org%2Fontology%2FmusicalBand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musicalArtist&quot;)" office:value-type="string" office:string-value="http://dbpedia.org/ontology/musicalArtist">
            <text:p>http://dbpedia.org/ontology/musicalArtist</text:p>
          </table:table-cell>
          <table:table-cell office:value-type="string">
            <text:p>musicalArtist</text:p>
          </table:table-cell>
          <table:table-cell table:number-columns-repeated="2"/>
          <table:table-cell office:value-type="string">
            <text:p>a single has musical artist New Order (an entity of type Band)</text:p>
          </table:table-cell>
          <table:table-cell office:value-type="string">
            <text:p>a work has musical artist Katy Perry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musicalArtist%3E+rdfs%3Alabel+%3Fpredicate+.+%3Fs+%3Chttp%3A%2F%2Fdbpedia.org%2Fontology%2FmusicalArtis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oducer&quot;)" office:value-type="string" office:string-value="http://dbpedia.org/property/producer">
            <text:p>http://dbpedia.org/property/producer</text:p>
          </table:table-cell>
          <table:table-cell office:value-type="string">
            <text:p>producer</text:p>
          </table:table-cell>
          <table:table-cell table:number-columns-repeated="2"/>
          <table:table-cell office:value-type="string">
            <text:p>a movie has producer Dyson Lovell (an entity of type agent)</text:p>
          </table:table-cell>
          <table:table-cell office:value-type="string">
            <text:p>an album has producer David Hentschel and Genesi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er%3E+rdfs%3Alabel+%3Fpredicate+.+%3Fs+%3Chttp%3A%2F%2Fdbpedia.org%2Fproperty%2Fproduc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office:value-type="string">
            <text:p>writer</text:p>
          </table:table-cell>
          <table:table-cell table:number-columns-repeated="2"/>
          <table:table-cell office:value-type="string">
            <text:p>a movie has writer L.C. Moyzisch (an entity of type person)</text:p>
          </table:table-cell>
          <table:table-cell office:value-type="string">
            <text:p>an album has writer Hal David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riter%3E+rdfs%3Alabel+%3Fpredicate+.+%3Fs+%3Chttp%3A%2F%2Fdbpedia.org%2Fpropert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roducer&quot;)" office:value-type="string" office:string-value="http://dbpedia.org/ontology/producer">
            <text:p>http://dbpedia.org/ontology/producer</text:p>
          </table:table-cell>
          <table:table-cell office:value-type="string">
            <text:p>producer</text:p>
          </table:table-cell>
          <table:table-cell table:number-columns-repeated="2"/>
          <table:table-cell office:value-type="string">
            <text:p>an album has producer Jim Abbiss (an entity of type agent)</text:p>
          </table:table-cell>
          <table:table-cell office:value-type="string">
            <text:p>an album has producer Deep Purple (an entity of type Band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roducer%3E+rdfs%3Alabel+%3Fpredicate+.+%3Fs+%3Chttp%3A%2F%2Fdbpedia.org%2Fontology%2Fproduc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office:value-type="string">
            <text:p>writer</text:p>
          </table:table-cell>
          <table:table-cell table:number-columns-repeated="2"/>
          <table:table-cell office:value-type="string">
            <text:p>a work has writer Laurence Stallings (an entity of type writer)</text:p>
          </table:table-cell>
          <table:table-cell office:value-type="string">
            <text:p>a movie has writer Harry Kurnitz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writer%3E+rdfs%3Alabel+%3Fpredicate+.+%3Fs+%3Chttp%3A%2F%2Fdbpedia.org%2Fontolog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musicComposer&quot;)" office:value-type="string" office:string-value="http://dbpedia.org/ontology/musicComposer">
            <text:p>http://dbpedia.org/ontology/musicComposer</text:p>
          </table:table-cell>
          <table:table-cell office:value-type="string">
            <text:p>musicComposer</text:p>
          </table:table-cell>
          <table:table-cell table:number-columns-repeated="2"/>
          <table:table-cell office:value-type="string">
            <text:p>a movie has music composer Alberto Iglesias (an entity of type agent)</text:p>
          </table:table-cell>
          <table:table-cell office:value-type="string">
            <text:p>a movie has music composer Lennie Niehaus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musicComposer%3E+rdfs%3Alabel+%3Fpredicate+.+%3Fs+%3Chttp%3A%2F%2Fdbpedia.org%2Fontology%2FmusicCompos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author&quot;)" office:value-type="string" office:string-value="http://dbpedia.org/property/author">
            <text:p>http://dbpedia.org/property/author</text:p>
          </table:table-cell>
          <table:table-cell office:value-type="string">
            <text:p>author</text:p>
          </table:table-cell>
          <table:table-cell table:number-columns-repeated="2"/>
          <table:table-cell office:value-type="string">
            <text:p>a work has author Arthur C. Clarke (an entity of type person)</text:p>
          </table:table-cell>
          <table:table-cell office:value-type="string">
            <text:p>a written work has author Daniel Defoe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author%3E+rdfs%3Alabel+%3Fpredicate+.+%3Fs+%3Chttp%3A%2F%2Fdbpedia.org%2Fproperty%2Fauth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ecordedBy&quot;)" office:value-type="string" office:string-value="http://dbpedia.org/property/recordedBy">
            <text:p>http://dbpedia.org/property/recordedBy</text:p>
          </table:table-cell>
          <table:table-cell office:value-type="string">
            <text:p>recordedBy</text:p>
          </table:table-cell>
          <table:table-cell table:number-columns-repeated="2"/>
          <table:table-cell office:value-type="string">
            <text:p>a single has recorded by Bob Dylan (an entity of type person)</text:p>
          </table:table-cell>
          <table:table-cell office:value-type="string">
            <text:p>a single has recorded by Mississippi John Hurt (an entity of type musical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cordedBy%3E+rdfs%3Alabel+%3Fpredicate+.+%3Fs+%3Chttp%3A%2F%2Fdbpedia.org%2Fproperty%2FrecordedB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writer(s)_&quot;)" office:value-type="string" office:string-value="http://dbpedia.org/property/writer(s)_">
            <text:p>http://dbpedia.org/property/writer(s)_</text:p>
          </table:table-cell>
          <table:table-cell office:value-type="string">
            <text:p>writer(s)_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riter%28s%29_%3E+rdfs%3Alabel+%3Fpredicate+.+%3Fs+%3Chttp%3A%2F%2Fdbpedia.org%2Fproperty%2Fwriter%28s%29_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author&quot;)" office:value-type="string" office:string-value="http://dbpedia.org/ontology/author">
            <text:p>http://dbpedia.org/ontology/author</text:p>
          </table:table-cell>
          <table:table-cell office:value-type="string">
            <text:p>author</text:p>
          </table:table-cell>
          <table:table-cell table:number-columns-repeated="2"/>
          <table:table-cell office:value-type="string">
            <text:p>a written work has author Booth Tarkington (an entity of type writer)</text:p>
          </table:table-cell>
          <table:table-cell office:value-type="string">
            <text:p>a written work has author Ian McEwan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uthor%3E+rdfs%3Alabel+%3Fpredicate+.+%3Fs+%3Chttp%3A%2F%2Fdbpedia.org%2Fontology%2Fauth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composer&quot;)" office:value-type="string" office:string-value="http://dbpedia.org/ontology/composer">
            <text:p>http://dbpedia.org/ontology/composer</text:p>
          </table:table-cell>
          <table:table-cell office:value-type="string">
            <text:p>composer</text:p>
          </table:table-cell>
          <table:table-cell table:number-columns-repeated="2"/>
          <table:table-cell office:value-type="string">
            <text:p>a television show has composer Richard Stone (composer) (an entity of type person)</text:p>
          </table:table-cell>
          <table:table-cell office:value-type="string">
            <text:p>a video game has composer Akari Kaida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mposer%3E+rdfs%3Alabel+%3Fpredicate+.+%3Fs+%3Chttp%3A%2F%2Fdbpedia.org%2Fontology%2Fcompos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mposer&quot;)" office:value-type="string" office:string-value="http://dbpedia.org/property/composer">
            <text:p>http://dbpedia.org/property/composer</text:p>
          </table:table-cell>
          <table:table-cell office:value-type="string">
            <text:p>composer</text:p>
          </table:table-cell>
          <table:table-cell table:number-columns-repeated="2"/>
          <table:table-cell office:value-type="string">
            <text:p>a work has Composer Yoshino Aoki (an entity of type agent)</text:p>
          </table:table-cell>
          <table:table-cell office:value-type="string">
            <text:p>a work has Composer Mark Wirtz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mposer%3E+rdfs%3Alabel+%3Fpredicate+.+%3Fs+%3Chttp%3A%2F%2Fdbpedia.org%2Fproperty%2Fcompos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musicBy&quot;)" office:value-type="string" office:string-value="http://dbpedia.org/ontology/musicBy">
            <text:p>http://dbpedia.org/ontology/musicBy</text:p>
          </table:table-cell>
          <table:table-cell office:value-type="string">
            <text:p>musicBy</text:p>
          </table:table-cell>
          <table:table-cell table:number-columns-repeated="2"/>
          <table:table-cell office:value-type="string">
            <text:p>a work has music by José María Cano (an entity of type person)</text:p>
          </table:table-cell>
          <table:table-cell office:value-type="string">
            <text:p>a work has music by Richard Rodgers (an entity of type musical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musicBy%3E+rdfs%3Alabel+%3Fpredicate+.+%3Fs+%3Chttp%3A%2F%2Fdbpedia.org%2Fontology%2FmusicB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bandName&quot;)" office:value-type="string" office:string-value="http://dbpedia.org/property/bandName">
            <text:p>http://dbpedia.org/property/bandName</text:p>
          </table:table-cell>
          <table:table-cell table:style-name="ce16" office:value-type="string">
            <text:p>bandName</text:p>
          </table:table-cell>
          <table:table-cell table:style-name="ce16" table:number-columns-repeated="2"/>
          <table:table-cell table:style-name="ce16" office:value-type="string">
            <text:p>an organisation has band name Yeti Lane</text:p>
          </table:table-cell>
          <table:table-cell table:style-name="ce16" office:value-type="string">
            <text:p>a person has band name Vildsvin(band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bandName%3E+rdfs%3Alabel+%3Fpredicate+.+%3Fs+%3Chttp%3A%2F%2Fdbpedia.org%2Fproperty%2Fband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125380335">
            <text:p>2125380335</text:p>
          </table:table-cell>
          <table:table-cell office:value-type="string">
            <text:p>musical instrument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Ancient civilizations</text:p>
          </table:table-cell>
          <table:table-cell table:style-name="ce13" office:value-type="string">
            <text:p>Ancient Rome</text:p>
          </table:table-cell>
          <table:table-cell table:style-name="ce13" office:value-type="string">
            <text:p>Arabia</text:p>
          </table:table-cell>
          <table:table-cell table:style-name="ce13" office:value-type="string">
            <text:p>Armenia</text:p>
          </table:table-cell>
          <table:table-cell table:style-name="ce13" office:value-type="string">
            <text:p>Austral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Azerbaijan</text:p>
          </table:table-cell>
          <table:table-cell table:style-name="ce13" office:value-type="string">
            <text:p>Azerbaijan, Iran</text:p>
          </table:table-cell>
          <table:table-cell table:style-name="ce13" office:value-type="string">
            <text:p>Balkans, Southeast Europe</text:p>
          </table:table-cell>
          <table:table-cell table:style-name="ce13" office:value-type="string">
            <text:p>Belgium</text:p>
          </table:table-cell>
          <table:table-cell table:style-name="ce13" office:value-type="string">
            <text:p>Boliv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ambodia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Catalonia</text:p>
          </table:table-cell>
          <table:table-cell table:style-name="ce13" office:value-type="string">
            <text:p>Celtic</text:p>
          </table:table-cell>
          <table:table-cell table:style-name="ce13" office:value-type="string">
            <text:p>Central Europ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hina</text:p>
          </table:table-cell>
          <table:table-cell table:style-name="ce13" office:value-type="string">
            <text:p>Croatia</text:p>
          </table:table-cell>
          <table:table-cell table:style-name="ce13" office:value-type="string">
            <text:p>Cuba</text:p>
          </table:table-cell>
          <table:table-cell table:style-name="ce13" office:value-type="string">
            <text:p>England</text:p>
          </table:table-cell>
          <table:table-cell table:style-name="ce13" office:value-type="string">
            <text:p>Ethiop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Etruscan</text:p>
          </table:table-cell>
          <table:table-cell table:style-name="ce13" office:value-type="string">
            <text:p>Europe</text:p>
          </table:table-cell>
          <table:table-cell table:style-name="ce13" office:value-type="string">
            <text:p>France</text:p>
          </table:table-cell>
          <table:table-cell table:style-name="ce13" office:value-type="string">
            <text:p>Germany</text:p>
          </table:table-cell>
          <table:table-cell table:style-name="ce13" office:value-type="string">
            <text:p>Ghan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Greece</text:p>
          </table:table-cell>
          <table:table-cell table:style-name="ce13" office:value-type="string">
            <text:p>Hawaii</text:p>
          </table:table-cell>
          <table:table-cell table:style-name="ce13" office:value-type="string">
            <text:p>India</text:p>
          </table:table-cell>
          <table:table-cell table:style-name="ce13" office:value-type="string">
            <text:p>Indonesia/Philippines</text:p>
          </table:table-cell>
          <table:table-cell table:style-name="ce13" office:value-type="string">
            <text:p>Ira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Ireland</text:p>
          </table:table-cell>
          <table:table-cell table:style-name="ce13" office:value-type="string">
            <text:p>Italy</text:p>
          </table:table-cell>
          <table:table-cell table:style-name="ce13" office:value-type="string">
            <text:p>Japan</text:p>
          </table:table-cell>
          <table:table-cell table:style-name="ce13" office:value-type="string">
            <text:p>Korea</text:p>
          </table:table-cell>
          <table:table-cell table:style-name="ce13" office:value-type="string">
            <text:p>Lao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Latin America</text:p>
          </table:table-cell>
          <table:table-cell table:style-name="ce13" office:value-type="string">
            <text:p>Lithuania</text:p>
          </table:table-cell>
          <table:table-cell table:style-name="ce13" office:value-type="string">
            <text:p>Madagascar</text:p>
          </table:table-cell>
          <table:table-cell table:style-name="ce13" office:value-type="string">
            <text:p>New Zealand</text:p>
          </table:table-cell>
          <table:table-cell table:style-name="ce13" office:value-type="string">
            <text:p>North Americ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Northern Africa</text:p>
          </table:table-cell>
          <table:table-cell table:style-name="ce13" office:value-type="string">
            <text:p>North India</text:p>
          </table:table-cell>
          <table:table-cell table:style-name="ce13" office:value-type="string">
            <text:p>Peru</text:p>
          </table:table-cell>
          <table:table-cell table:style-name="ce13" office:value-type="string">
            <text:p>Philippines</text:p>
          </table:table-cell>
          <table:table-cell table:style-name="ce13" office:value-type="string">
            <text:p>Polynes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Polynesia, Africa, East Asia</text:p>
          </table:table-cell>
          <table:table-cell table:style-name="ce13" office:value-type="string">
            <text:p>Rome</text:p>
          </table:table-cell>
          <table:table-cell table:style-name="ce13" office:value-type="string">
            <text:p>Russia</text:p>
          </table:table-cell>
          <table:table-cell table:style-name="ce13" office:value-type="string">
            <text:p>Sardinia</text:p>
          </table:table-cell>
          <table:table-cell table:style-name="ce13" office:value-type="string">
            <text:p>Scandinavi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icily</text:p>
          </table:table-cell>
          <table:table-cell table:style-name="ce13" office:value-type="string">
            <text:p>Slovakia</text:p>
          </table:table-cell>
          <table:table-cell table:style-name="ce13" office:value-type="string">
            <text:p>South Africa</text:p>
          </table:table-cell>
          <table:table-cell table:style-name="ce13" office:value-type="string">
            <text:p>South-Africa</text:p>
          </table:table-cell>
          <table:table-cell table:style-name="ce13" office:value-type="string">
            <text:p>South Americ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outh India</text:p>
          </table:table-cell>
          <table:table-cell table:style-name="ce13" office:value-type="string">
            <text:p>Spain</text:p>
          </table:table-cell>
          <table:table-cell table:style-name="ce13" office:value-type="string">
            <text:p>Switzerland</text:p>
          </table:table-cell>
          <table:table-cell table:style-name="ce13" office:value-type="string">
            <text:p>Thailand</text:p>
          </table:table-cell>
          <table:table-cell table:style-name="ce13" office:value-type="string">
            <text:p>Tibe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Turkey</text:p>
          </table:table-cell>
          <table:table-cell table:style-name="ce13" office:value-type="string">
            <text:p>US</text:p>
          </table:table-cell>
          <table:table-cell table:style-name="ce13" office:value-type="string">
            <text:p>Vietnam</text:p>
          </table:table-cell>
          <table:table-cell table:style-name="ce13" office:value-type="string">
            <text:p>Western Europe</text:p>
          </table:table-cell>
          <table:table-cell table:style-name="ce13" office:value-type="string">
            <text:p>Western Europe/North Americ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origin&quot;)" office:value-type="string" office:string-value="http://dbpedia.org/property/origin">
            <text:p>http://dbpedia.org/property/origin</text:p>
          </table:table-cell>
          <table:table-cell office:value-type="string">
            <text:p>origin</text:p>
          </table:table-cell>
          <table:table-cell table:number-columns-repeated="2"/>
          <table:table-cell office:value-type="string">
            <text:p>an organisation has origin England (an entity of type country)</text:p>
          </table:table-cell>
          <table:table-cell office:value-type="string">
            <text:p>a Band has origin Omaha, Nebraska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%3E+rdfs%3Alabel+%3Fpredicate+.+%3Fs+%3Chttp%3A%2F%2Fdbpedia.org%2Fproperty%2Forigi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hometown&quot;)" office:value-type="string" office:string-value="http://dbpedia.org/ontology/hometown">
            <text:p>http://dbpedia.org/ontology/hometown</text:p>
          </table:table-cell>
          <table:table-cell office:value-type="string">
            <text:p>hometown</text:p>
          </table:table-cell>
          <table:table-cell table:number-columns-repeated="2"/>
          <table:table-cell office:value-type="string">
            <text:p>an agent has home town Jacksonville, Florida (an entity of type municipality)</text:p>
          </table:table-cell>
          <table:table-cell office:value-type="string">
            <text:p>a Band has home town Jacksonville, Florida (an entity of type municipali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hometown%3E+rdfs%3Alabel+%3Fpredicate+.+%3Fs+%3Chttp%3A%2F%2Fdbpedia.org%2Fontology%2Fhometow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tradition&quot;)" office:value-type="string" office:string-value="http://dbpedia.org/property/tradition">
            <text:p>http://dbpedia.org/property/tradition</text:p>
          </table:table-cell>
          <table:table-cell office:value-type="string">
            <text:p>tradition</text:p>
          </table:table-cell>
          <table:table-cell table:number-columns-repeated="2"/>
          <table:table-cell office:value-type="string">
            <text:p>a place has tradition Open Evangelical</text:p>
          </table:table-cell>
          <table:table-cell office:value-type="string">
            <text:p>a cleric has tradition Asceticism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radition%3E+rdfs%3Alabel+%3Fpredicate+.+%3Fs+%3Chttp%3A%2F%2Fdbpedia.org%2Fproperty%2Ftradi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country&quot;)" office:value-type="string" office:string-value="http://dbpedia.org/property/country">
            <text:p>http://dbpedia.org/propert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river has country Sweden</text:p>
          </table:table-cell>
          <table:table-cell office:value-type="string">
            <text:p>a military unit has country United States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y%3E+rdfs%3Alabel+%3Fpredicate+.+%3Fs+%3Chttp%3A%2F%2Fdbpedia.org%2Fpropert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country&quot;)" office:value-type="string" office:string-value="http://dbpedia.org/ontology/country">
            <text:p>http://dbpedia.org/ontology/country</text:p>
          </table:table-cell>
          <table:table-cell office:value-type="string">
            <text:p>country</text:p>
          </table:table-cell>
          <table:table-cell table:number-columns-repeated="2"/>
          <table:table-cell office:value-type="string">
            <text:p>a populated place has country Denmark (an entity of type place)</text:p>
          </table:table-cell>
          <table:table-cell office:value-type="string">
            <text:p>a municipality has country Denmark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ountry%3E+rdfs%3Alabel+%3Fpredicate+.+%3Fs+%3Chttp%3A%2F%2Fdbpedia.org%2Fontology%2Fcountr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egion&quot;)" office:value-type="string" office:string-value="http://dbpedia.org/property/region">
            <text:p>http://dbpedia.org/property/region</text:p>
          </table:table-cell>
          <table:table-cell office:value-type="string">
            <text:p>region</text:p>
          </table:table-cell>
          <table:table-cell table:number-columns-repeated="2"/>
          <table:table-cell office:value-type="string">
            <text:p>a municipality has region Upper Normandy (an entity of type region)</text:p>
          </table:table-cell>
          <table:table-cell office:value-type="string">
            <text:p>a body of water has region Jämtland (an entity of type municipali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gion%3E+rdfs%3Alabel+%3Fpredicate+.+%3Fs+%3Chttp%3A%2F%2Fdbpedia.org%2Fproperty%2Freg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ulturalOrigins&quot;)" office:value-type="string" office:string-value="http://dbpedia.org/property/culturalOrigins">
            <text:p>http://dbpedia.org/property/culturalOrigins</text:p>
          </table:table-cell>
          <table:table-cell office:value-type="string">
            <text:p>culturalOrigins</text:p>
          </table:table-cell>
          <table:table-cell table:number-columns-repeated="2"/>
          <table:table-cell office:value-type="string">
            <text:p>a genre has cultural origins Ireland (an entity of type populated place)</text:p>
          </table:table-cell>
          <table:table-cell office:value-type="string">
            <text:p>a topical concept has cultural origins Wales (an entity of type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ulturalOrigins%3E+rdfs%3Alabel+%3Fpredicate+.+%3Fs+%3Chttp%3A%2F%2Fdbpedia.org%2Fproperty%2FculturalOrigi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thnicity&quot;)" office:value-type="string" office:string-value="http://dbpedia.org/property/ethnicity">
            <text:p>http://dbpedia.org/property/ethnicity</text:p>
          </table:table-cell>
          <table:table-cell office:value-type="string">
            <text:p>ethnicity</text:p>
          </table:table-cell>
          <table:table-cell table:number-columns-repeated="2"/>
          <table:table-cell office:value-type="string">
            <text:p>an agent has ethnicity Latvian people (an entity of type ethnic group)</text:p>
          </table:table-cell>
          <table:table-cell office:value-type="string">
            <text:p>an office holder has ethnicity Serbs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thnicity%3E+rdfs%3Alabel+%3Fpredicate+.+%3Fs+%3Chttp%3A%2F%2Fdbpedia.org%2Fproperty%2Fethnici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ountries&quot;)" office:value-type="string" office:string-value="http://dbpedia.org/property/countries">
            <text:p>http://dbpedia.org/property/countries</text:p>
          </table:table-cell>
          <table:table-cell office:value-type="string">
            <text:p>countries</text:p>
          </table:table-cell>
          <table:table-cell table:number-columns-repeated="2"/>
          <table:table-cell office:value-type="string">
            <text:p>a place has countries Kosovo (an entity of type place)</text:p>
          </table:table-cell>
          <table:table-cell office:value-type="string">
            <text:p>a place has countries Serbia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ountries%3E+rdfs%3Alabel+%3Fpredicate+.+%3Fs+%3Chttp%3A%2F%2Fdbpedia.org%2Fproperty%2Fcount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rigins&quot;)" office:value-type="string" office:string-value="http://dbpedia.org/property/origins">
            <text:p>http://dbpedia.org/property/origins</text:p>
          </table:table-cell>
          <table:table-cell office:value-type="string">
            <text:p>origins</text:p>
          </table:table-cell>
          <table:table-cell table:number-columns-repeated="2"/>
          <table:table-cell office:value-type="string">
            <text:p>an agent has origins See Tickets (an entity of type organisation)</text:p>
          </table:table-cell>
          <table:table-cell office:value-type="string">
            <text:p>an agent has origins London, UK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rigins%3E+rdfs%3Alabel+%3Fpredicate+.+%3Fs+%3Chttp%3A%2F%2Fdbpedia.org%2Fproperty%2Forigi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ocations&quot;)" office:value-type="string" office:string-value="http://dbpedia.org/property/locations">
            <text:p>http://dbpedia.org/property/locations</text:p>
          </table:table-cell>
          <table:table-cell office:value-type="string">
            <text:p>locations</text:p>
          </table:table-cell>
          <table:table-cell table:number-columns-repeated="2"/>
          <table:table-cell office:value-type="string">
            <text:p>an agent has locations Wolfsburg (an entity of type town)</text:p>
          </table:table-cell>
          <table:table-cell office:value-type="string">
            <text:p>an agent has locations Florida (an entity of type administrative reg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ocations%3E+rdfs%3Alabel+%3Fpredicate+.+%3Fs+%3Chttp%3A%2F%2Fdbpedia.org%2Fproperty%2Flocati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egions&quot;)" office:value-type="string" office:string-value="http://dbpedia.org/property/regions">
            <text:p>http://dbpedia.org/property/regions</text:p>
          </table:table-cell>
          <table:table-cell office:value-type="string">
            <text:p>regions</text:p>
          </table:table-cell>
          <table:table-cell table:number-columns-repeated="2"/>
          <table:table-cell office:value-type="string">
            <text:p>a species has regions Piedmont</text:p>
          </table:table-cell>
          <table:table-cell office:value-type="string">
            <text:p>a grape has regions Valais (an entity of type populated place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egions%3E+rdfs%3Alabel+%3Fpredicate+.+%3Fs+%3Chttp%3A%2F%2Fdbpedia.org%2Fproperty%2Fregi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GROUP ID</text:p>
          </table:table-cell>
          <table:table-cell table:style-name="ce15" office:value-type="string">
            <text:p>CONTEXT LABEL</text:p>
          </table:table-cell>
          <table:table-cell table:style-name="ce15" table:number-columns-repeated="4"/>
          <table:table-cell table:style-name="ce24"/>
          <table:table-cell table:style-name="ce15" table:number-columns-repeated="1017"/>
        </table:table-row>
        <table:table-row table:style-name="ro1">
          <table:table-cell table:style-name="ce8" office:value-type="float" office:value="1568257892">
            <text:p>1568257892</text:p>
          </table:table-cell>
          <table:table-cell office:value-type="string">
            <text:p>politician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Democratic</text:p>
          </table:table-cell>
          <table:table-cell table:style-name="ce13" office:value-type="string">
            <text:p>Democratic-Republican</text:p>
          </table:table-cell>
          <table:table-cell table:style-name="ce13" office:value-type="string">
            <text:p>Federalist</text:p>
          </table:table-cell>
          <table:table-cell table:style-name="ce13" office:value-type="string">
            <text:p>Independent</text:p>
          </table:table-cell>
          <table:table-cell table:style-name="ce13" office:value-type="string">
            <text:p>National Union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Republican</text:p>
          </table:table-cell>
          <table:table-cell table:style-name="ce13" office:value-type="string">
            <text:p>Whig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party&quot;)" office:value-type="string" office:string-value="http://dbpedia.org/property/party">
            <text:p>http://dbpedia.org/property/party</text:p>
          </table:table-cell>
          <table:table-cell office:value-type="string">
            <text:p>party</text:p>
          </table:table-cell>
          <table:table-cell table:number-columns-repeated="2"/>
          <table:table-cell office:value-type="string">
            <text:p>a politician has party E'tedalion Party (an entity of type agent)</text:p>
          </table:table-cell>
          <table:table-cell office:value-type="string">
            <text:p>a president has party Republican People's Party (Turkey) (an entity of type political par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arty%3E+rdfs%3Alabel+%3Fpredicate+.+%3Fs+%3Chttp%3A%2F%2Fdbpedia.org%2Fproperty%2F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party&quot;)" office:value-type="string" office:string-value="http://dbpedia.org/ontology/party">
            <text:p>http://dbpedia.org/ontology/party</text:p>
          </table:table-cell>
          <table:table-cell office:value-type="string">
            <text:p>party</text:p>
          </table:table-cell>
          <table:table-cell table:number-columns-repeated="2"/>
          <table:table-cell office:value-type="string">
            <text:p>an agent has party Hungarian Working People's Party (an entity of type organisation)</text:p>
          </table:table-cell>
          <table:table-cell office:value-type="string">
            <text:p>an agent has party National Awakening Party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party%3E+rdfs%3Alabel+%3Fpredicate+.+%3Fs+%3Chttp%3A%2F%2Fdbpedia.org%2Fontology%2F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otherParty&quot;)" office:value-type="string" office:string-value="http://dbpedia.org/ontology/otherParty">
            <text:p>http://dbpedia.org/ontology/otherParty</text:p>
          </table:table-cell>
          <table:table-cell office:value-type="string">
            <text:p>otherParty</text:p>
          </table:table-cell>
          <table:table-cell table:number-columns-repeated="2"/>
          <table:table-cell office:value-type="string">
            <text:p>an agent has other party Union of Greens and Farmers (an entity of type agent)</text:p>
          </table:table-cell>
          <table:table-cell office:value-type="string">
            <text:p>an agent has other party Party of Industrialists and Entrepreneurs of Ukraine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otherParty%3E+rdfs%3Alabel+%3Fpredicate+.+%3Fs+%3Chttp%3A%2F%2Fdbpedia.org%2Fontology%2Foth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therparty&quot;)" office:value-type="string" office:string-value="http://dbpedia.org/property/otherparty">
            <text:p>http://dbpedia.org/property/otherparty</text:p>
          </table:table-cell>
          <table:table-cell office:value-type="string">
            <text:p>otherparty</text:p>
          </table:table-cell>
          <table:table-cell table:number-columns-repeated="2"/>
          <table:table-cell office:value-type="string">
            <text:p>an agent has otherparty Kilusang Bagong Lipunan (an entity of type organisation)</text:p>
          </table:table-cell>
          <table:table-cell office:value-type="string">
            <text:p>a person has otherparty Visionarios con Antanas Mockus (an entity of type political party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therparty%3E+rdfs%3Alabel+%3Fpredicate+.+%3Fs+%3Chttp%3A%2F%2Fdbpedia.org%2Fproperty%2Foth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ideology&quot;)" office:value-type="string" office:string-value="http://dbpedia.org/ontology/ideology">
            <text:p>http://dbpedia.org/ontology/ideology</text:p>
          </table:table-cell>
          <table:table-cell office:value-type="string">
            <text:p>ideology</text:p>
          </table:table-cell>
          <table:table-cell table:number-columns-repeated="2"/>
          <table:table-cell office:value-type="string">
            <text:p>an organisation has ideology Kenya (an entity of type populated place)</text:p>
          </table:table-cell>
          <table:table-cell office:value-type="string">
            <text:p>an organisation has ideology Antisemitism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ideology%3E+rdfs%3Alabel+%3Fpredicate+.+%3Fs+%3Chttp%3A%2F%2Fdbpedia.org%2Fontology%2Fideolog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ideology&quot;)" office:value-type="string" office:string-value="http://dbpedia.org/property/ideology">
            <text:p>http://dbpedia.org/property/ideology</text:p>
          </table:table-cell>
          <table:table-cell office:value-type="string">
            <text:p>ideology</text:p>
          </table:table-cell>
          <table:table-cell table:number-columns-repeated="2"/>
          <table:table-cell office:value-type="string">
            <text:p>an agent has ideology Grassroot democracy</text:p>
          </table:table-cell>
          <table:table-cell office:value-type="string">
            <text:p>a political party has ideology Assyrian nationalism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ideology%3E+rdfs%3Alabel+%3Fpredicate+.+%3Fs+%3Chttp%3A%2F%2Fdbpedia.org%2Fproperty%2Fideolog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artyName&quot;)" office:value-type="string" office:string-value="http://dbpedia.org/property/partyName">
            <text:p>http://dbpedia.org/property/partyName</text:p>
          </table:table-cell>
          <table:table-cell office:value-type="string">
            <text:p>partyName</text:p>
          </table:table-cell>
          <table:table-cell table:number-columns-repeated="2"/>
          <table:table-cell office:value-type="string">
            <text:p>an agent has party name Iniciativa per Catalunya Verds</text:p>
          </table:table-cell>
          <table:table-cell office:value-type="string">
            <text:p>an agent has party name Communist Party of Greec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artyName%3E+rdfs%3Alabel+%3Fpredicate+.+%3Fs+%3Chttp%3A%2F%2Fdbpedia.org%2Fproperty%2Fparty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otherParty&quot;)" office:value-type="string" office:string-value="http://dbpedia.org/property/otherParty">
            <text:p>http://dbpedia.org/property/otherParty</text:p>
          </table:table-cell>
          <table:table-cell office:value-type="string">
            <text:p>otherParty</text:p>
          </table:table-cell>
          <table:table-cell table:number-columns-repeated="2"/>
          <table:table-cell office:value-type="string">
            <text:p>a congressman has other party Whig Party (United States) (an entity of type organisation)</text:p>
          </table:table-cell>
          <table:table-cell office:value-type="string">
            <text:p>an agent has other party Quebec Liberal Party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otherParty%3E+rdfs%3Alabel+%3Fpredicate+.+%3Fs+%3Chttp%3A%2F%2Fdbpedia.org%2Fproperty%2Fother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oliticalParty&quot;)" office:value-type="string" office:string-value="http://dbpedia.org/property/politicalParty">
            <text:p>http://dbpedia.org/property/politicalParty</text:p>
          </table:table-cell>
          <table:table-cell office:value-type="string">
            <text:p>politicalParty</text:p>
          </table:table-cell>
          <table:table-cell table:number-columns-repeated="2"/>
          <table:table-cell office:value-type="string">
            <text:p>a president has political party Hungarian Socialist Workers' Party (an entity of type organisation)</text:p>
          </table:table-cell>
          <table:table-cell office:value-type="string">
            <text:p>an agent has political party Communist Party of India (Marxist) (an entity of type organisati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oliticalParty%3E+rdfs%3Alabel+%3Fpredicate+.+%3Fs+%3Chttp%3A%2F%2Fdbpedia.org%2Fproperty%2FpoliticalPart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ontology/affiliation&quot;)" office:value-type="string" office:string-value="http://dbpedia.org/ontology/affiliation">
            <text:p>http://dbpedia.org/ontology/affiliation</text:p>
          </table:table-cell>
          <table:table-cell table:style-name="ce16" office:value-type="string">
            <text:p>affiliation</text:p>
          </table:table-cell>
          <table:table-cell table:style-name="ce16" table:number-columns-repeated="2"/>
          <table:table-cell table:style-name="ce16" office:value-type="string">
            <text:p>an agent has affiliation Chartered Management Institute (an entity of type organisation)</text:p>
          </table:table-cell>
          <table:table-cell table:style-name="ce16" office:value-type="string">
            <text:p>an organisation has affiliation Centrale Graduate School (an entity of type university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affiliation%3E+rdfs%3Alabel+%3Fpredicate+.+%3Fs+%3Chttp%3A%2F%2Fdbpedia.org%2Fontology%2Faffilia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766188396">
            <text:p>766188396</text:p>
          </table:table-cell>
          <table:table-cell office:value-type="string">
            <text:p>television show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Barbara Adler</text:p>
          </table:table-cell>
          <table:table-cell table:style-name="ce13" office:value-type="string">
            <text:p>Brenda Hsueh</text:p>
          </table:table-cell>
          <table:table-cell table:style-name="ce13" office:value-type="string">
            <text:p>Carter Bays</text:p>
          </table:table-cell>
          <table:table-cell table:style-name="ce13" office:value-type="string">
            <text:p>Chris Harris</text:p>
          </table:table-cell>
          <table:table-cell table:style-name="ce13" office:value-type="string">
            <text:p>Chris Marcil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Chris Miller</text:p>
          </table:table-cell>
          <table:table-cell table:style-name="ce13" office:value-type="string">
            <text:p>Chuck Tatham</text:p>
          </table:table-cell>
          <table:table-cell table:style-name="ce13" office:value-type="string">
            <text:p>Craig Gerard</text:p>
          </table:table-cell>
          <table:table-cell table:style-name="ce13" office:value-type="string">
            <text:p>Craig Thomas</text:p>
          </table:table-cell>
          <table:table-cell table:style-name="ce13" office:value-type="string">
            <text:p>Dan Grego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David Hemingson</text:p>
          </table:table-cell>
          <table:table-cell table:style-name="ce13" office:value-type="string">
            <text:p>Doug Mand</text:p>
          </table:table-cell>
          <table:table-cell table:style-name="ce13" office:value-type="string">
            <text:p>Eric Falconer</text:p>
          </table:table-cell>
          <table:table-cell table:style-name="ce13" office:value-type="string">
            <text:p>George Sloan</text:p>
          </table:table-cell>
          <table:table-cell table:style-name="ce13" office:value-type="string">
            <text:p>Gloria Calderon Kellet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Greg Malins</text:p>
          </table:table-cell>
          <table:table-cell table:style-name="ce13" office:value-type="string">
            <text:p>Ira Ungerleider</text:p>
          </table:table-cell>
          <table:table-cell table:style-name="ce13" office:value-type="string">
            <text:p>Jamie Rhonheimer</text:p>
          </table:table-cell>
          <table:table-cell table:style-name="ce13" office:value-type="string">
            <text:p>Jennifer Hendriks</text:p>
          </table:table-cell>
          <table:table-cell table:style-name="ce13" office:value-type="string">
            <text:p>Joe Kell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Jonathan Groff</text:p>
          </table:table-cell>
          <table:table-cell table:style-name="ce13" office:value-type="string">
            <text:p>Kourtney Kang</text:p>
          </table:table-cell>
          <table:table-cell table:style-name="ce13" office:value-type="string">
            <text:p>Kristen Newman</text:p>
          </table:table-cell>
          <table:table-cell table:style-name="ce13" office:value-type="string">
            <text:p>Maria Farrari</text:p>
          </table:table-cell>
          <table:table-cell table:style-name="ce13" office:value-type="string">
            <text:p>Martynas Pruseviciu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atthew Zinman</text:p>
          </table:table-cell>
          <table:table-cell table:style-name="ce13" office:value-type="string">
            <text:p>Matt Kuhn</text:p>
          </table:table-cell>
          <table:table-cell table:style-name="ce13" office:value-type="string">
            <text:p>Matt Sorrentino</text:p>
          </table:table-cell>
          <table:table-cell table:style-name="ce13" office:value-type="string">
            <text:p>Phil Lord</text:p>
          </table:table-cell>
          <table:table-cell table:style-name="ce13" office:value-type="string">
            <text:p>Rachel Axl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Robia Rashid</text:p>
          </table:table-cell>
          <table:table-cell table:style-name="ce13" office:value-type="string">
            <text:p>Romanski</text:p>
          </table:table-cell>
          <table:table-cell table:style-name="ce13" office:value-type="string">
            <text:p>Sam Johnson</text:p>
          </table:table-cell>
          <table:table-cell table:style-name="ce13" office:value-type="string">
            <text:p>Stephen Lloyd</text:p>
          </table:table-cell>
          <table:table-cell table:style-name="ce13" office:value-type="string">
            <text:p>Tami Sagh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Theresa Mulligan Rosenthal</text:p>
          </table:table-cell>
          <table:table-cell table:style-name="ce13" office:value-type="string">
            <text:p>Tom Ruprecht</text:p>
          </table:table-cell>
          <table:table-cell table:style-name="ce13" table:number-columns-repeated="4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writtenby&quot;)" office:value-type="string" office:string-value="http://dbpedia.org/property/writtenby">
            <text:p>http://dbpedia.org/property/writtenby</text:p>
          </table:table-cell>
          <table:table-cell office:value-type="string">
            <text:p>writtenby</text:p>
          </table:table-cell>
          <table:table-cell table:number-columns-repeated="2"/>
          <table:table-cell office:value-type="string">
            <text:p>a work has WrittenBy Lauren Schmidt (an entity of type person)</text:p>
          </table:table-cell>
          <table:table-cell office:value-type="string">
            <text:p>a television show has WrittenBy Brian Buckner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rittenby%3E+rdfs%3Alabel+%3Fpredicate+.+%3Fs+%3Chttp%3A%2F%2Fdbpedia.org%2Fproperty%2Fwrittenb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writer&quot;)" office:value-type="string" office:string-value="http://dbpedia.org/property/writer">
            <text:p>http://dbpedia.org/property/writer</text:p>
          </table:table-cell>
          <table:table-cell office:value-type="string">
            <text:p>writer</text:p>
          </table:table-cell>
          <table:table-cell table:number-columns-repeated="2"/>
          <table:table-cell office:value-type="string">
            <text:p>an album has writer Phil Collins (an entity of type artist)</text:p>
          </table:table-cell>
          <table:table-cell office:value-type="string">
            <text:p>an album has writer Adkins, Eg White Vallina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riter%3E+rdfs%3Alabel+%3Fpredicate+.+%3Fs+%3Chttp%3A%2F%2Fdbpedia.org%2Fpropert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reator&quot;)" office:value-type="string" office:string-value="http://dbpedia.org/property/creator">
            <text:p>http://dbpedia.org/property/creator</text:p>
          </table:table-cell>
          <table:table-cell office:value-type="string">
            <text:p>creator</text:p>
          </table:table-cell>
          <table:table-cell table:number-columns-repeated="2"/>
          <table:table-cell office:value-type="string">
            <text:p>a work has creator Jeff Goode (an entity of type agent)</text:p>
          </table:table-cell>
          <table:table-cell office:value-type="string">
            <text:p>a work has creator Eric Fogel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reator%3E+rdfs%3Alabel+%3Fpredicate+.+%3Fs+%3Chttp%3A%2F%2Fdbpedia.org%2Fproperty%2Fcre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writer&quot;)" office:value-type="string" office:string-value="http://dbpedia.org/ontology/writer">
            <text:p>http://dbpedia.org/ontology/writer</text:p>
          </table:table-cell>
          <table:table-cell office:value-type="string">
            <text:p>writer</text:p>
          </table:table-cell>
          <table:table-cell table:number-columns-repeated="2"/>
          <table:table-cell office:value-type="string">
            <text:p>a work has writer Andrew Klavan (an entity of type writer)</text:p>
          </table:table-cell>
          <table:table-cell office:value-type="string">
            <text:p>a work has writer John Herzfeld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writer%3E+rdfs%3Alabel+%3Fpredicate+.+%3Fs+%3Chttp%3A%2F%2Fdbpedia.org%2Fontology%2Fwrit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creator&quot;)" office:value-type="string" office:string-value="http://dbpedia.org/ontology/creator">
            <text:p>http://dbpedia.org/ontology/creator</text:p>
          </table:table-cell>
          <table:table-cell office:value-type="string">
            <text:p>creator</text:p>
          </table:table-cell>
          <table:table-cell table:number-columns-repeated="2"/>
          <table:table-cell office:value-type="string">
            <text:p>a person has creator Doug Moench (an entity of type comics creator)</text:p>
          </table:table-cell>
          <table:table-cell office:value-type="string">
            <text:p>a fictional character has creator Doug Moench (an entity of type comics creato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reator%3E+rdfs%3Alabel+%3Fpredicate+.+%3Fs+%3Chttp%3A%2F%2Fdbpedia.org%2Fontology%2Fcre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director&quot;)" office:value-type="string" office:string-value="http://dbpedia.org/property/director">
            <text:p>http://dbpedia.org/property/director</text:p>
          </table:table-cell>
          <table:table-cell office:value-type="string">
            <text:p>director</text:p>
          </table:table-cell>
          <table:table-cell table:number-columns-repeated="2"/>
          <table:table-cell office:value-type="string">
            <text:p>a work has director Tony Palmer (an entity of type person)</text:p>
          </table:table-cell>
          <table:table-cell office:value-type="string">
            <text:p>a movie has director Frank Zappa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rector%3E+rdfs%3Alabel+%3Fpredicate+.+%3Fs+%3Chttp%3A%2F%2Fdbpedia.org%2Fproperty%2Fdirec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ontology/director&quot;)" office:value-type="string" office:string-value="http://dbpedia.org/ontology/director">
            <text:p>http://dbpedia.org/ontology/director</text:p>
          </table:table-cell>
          <table:table-cell table:style-name="ce16" office:value-type="string">
            <text:p>director</text:p>
          </table:table-cell>
          <table:table-cell table:style-name="ce16" table:number-columns-repeated="2"/>
          <table:table-cell table:style-name="ce16" office:value-type="string">
            <text:p>a work has director John Herzfeld (an entity of type agent)</text:p>
          </table:table-cell>
          <table:table-cell table:style-name="ce16" office:value-type="string">
            <text:p>a work has director Dave Markey (an entity of type agent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irector%3E+rdfs%3Alabel+%3Fpredicate+.+%3Fs+%3Chttp%3A%2F%2Fdbpedia.org%2Fontology%2Fdirec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2043956000">
            <text:p>2043956000</text:p>
          </table:table-cell>
          <table:table-cell office:value-type="string">
            <text:p>television show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showName&quot;)" office:value-type="string" office:string-value="http://dbpedia.org/property/showName">
            <text:p>http://dbpedia.org/property/showName</text:p>
          </table:table-cell>
          <table:table-cell office:value-type="string">
            <text:p>showName</text:p>
          </table:table-cell>
          <table:table-cell table:number-columns-repeated="2"/>
          <table:table-cell office:value-type="string">
            <text:p>a work has show name Am dam des</text:p>
          </table:table-cell>
          <table:table-cell office:value-type="string">
            <text:p>a work has show name Disney's Adventures of the Gummi Bear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howName%3E+rdfs%3Alabel+%3Fpredicate+.+%3Fs+%3Chttp%3A%2F%2Fdbpedia.org%2Fproperty%2Fshow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riesep&quot;)" office:value-type="string" office:string-value="http://dbpedia.org/property/seriesep">
            <text:p>http://dbpedia.org/property/seriesep</text:p>
          </table:table-cell>
          <table:table-cell office:value-type="string">
            <text:p>seriesep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iesep%3E+rdfs%3Alabel+%3Fpredicate+.+%3Fs+%3Chttp%3A%2F%2Fdbpedia.org%2Fproperty%2Fseriesep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number&quot;)" office:value-type="string" office:string-value="http://dbpedia.org/property/number">
            <text:p>http://dbpedia.org/property/number</text:p>
          </table:table-cell>
          <table:table-cell office:value-type="string">
            <text:p>number</text:p>
          </table:table-cell>
          <table:table-cell table:number-columns-repeated="2"/>
          <table:table-cell office:value-type="string">
            <text:p>an athlete has number 3</text:p>
          </table:table-cell>
          <table:table-cell office:value-type="string">
            <text:p>an agent has number –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%3E+rdfs%3Alabel+%3Fpredicate+.+%3Fs+%3Chttp%3A%2F%2Fdbpedia.org%2Fproperty%2F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umberOfEpisodes&quot;)" office:value-type="string" office:string-value="http://dbpedia.org/ontology/numberOfEpisodes">
            <text:p>http://dbpedia.org/ontology/numberOfEpisodes</text:p>
          </table:table-cell>
          <table:table-cell office:value-type="string">
            <text:p>numberOfEpisodes</text:p>
          </table:table-cell>
          <table:table-cell table:number-columns-repeated="2"/>
          <table:table-cell office:value-type="string">
            <text:p>a work has number of episodes 204</text:p>
          </table:table-cell>
          <table:table-cell office:value-type="string">
            <text:p>a work has number of episodes 11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umberOfEpisodes%3E+rdfs%3Alabel+%3Fpredicate+.+%3Fs+%3Chttp%3A%2F%2Fdbpedia.org%2Fontology%2FnumberO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production&quot;)" office:value-type="string" office:string-value="http://dbpedia.org/property/production">
            <text:p>http://dbpedia.org/property/production</text:p>
          </table:table-cell>
          <table:table-cell office:value-type="string">
            <text:p>production</text:p>
          </table:table-cell>
          <table:table-cell table:number-columns-repeated="2"/>
          <table:table-cell office:value-type="string">
            <text:p>a mean of transportation has production 2000</text:p>
          </table:table-cell>
          <table:table-cell office:value-type="string">
            <text:p>an automobile has production 195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tion%3E+rdfs%3Alabel+%3Fpredicate+.+%3Fs+%3Chttp%3A%2F%2Fdbpedia.org%2Fproperty%2Fproducti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evSeason&quot;)" office:value-type="string" office:string-value="http://dbpedia.org/property/prevSeason">
            <text:p>http://dbpedia.org/property/prevSeason</text:p>
          </table:table-cell>
          <table:table-cell office:value-type="string">
            <text:p>prevSeason</text:p>
          </table:table-cell>
          <table:table-cell table:number-columns-repeated="2"/>
          <table:table-cell office:value-type="string">
            <text:p>a television season has prev season Dancing with the Stars (Australian season 6) (an entity of type television season)</text:p>
          </table:table-cell>
          <table:table-cell office:value-type="string">
            <text:p>a television season has prev season Homicide: Life on the Street (season 6) (an entity of type television sea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evSeason%3E+rdfs%3Alabel+%3Fpredicate+.+%3Fs+%3Chttp%3A%2F%2Fdbpedia.org%2Fproperty%2Fprev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extSeason&quot;)" office:value-type="string" office:string-value="http://dbpedia.org/property/nextSeason">
            <text:p>http://dbpedia.org/property/nextSeason</text:p>
          </table:table-cell>
          <table:table-cell office:value-type="string">
            <text:p>nextSeason</text:p>
          </table:table-cell>
          <table:table-cell table:number-columns-repeated="2"/>
          <table:table-cell office:value-type="string">
            <text:p>a television season has next season Smallville (season 4) (an entity of type television season)</text:p>
          </table:table-cell>
          <table:table-cell office:value-type="string">
            <text:p>a television season has next season Stargate SG-1 (season 6) (an entity of type television sea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extSeason%3E+rdfs%3Alabel+%3Fpredicate+.+%3Fs+%3Chttp%3A%2F%2Fdbpedia.org%2Fproperty%2Fnext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title&quot;)" office:value-type="string" office:string-value="http://dbpedia.org/property/title">
            <text:p>http://dbpedia.org/property/title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an agent has title Ministry of Foreign and European Affairs (France) (an entity of type agent)</text:p>
          </table:table-cell>
          <table:table-cell office:value-type="string">
            <text:p>a president has title List of rulers of Hungar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itle%3E+rdfs%3Alabel+%3Fpredicate+.+%3Fs+%3Chttp%3A%2F%2Fdbpedia.org%2Fproperty%2Ftit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asonName&quot;)" office:value-type="string" office:string-value="http://dbpedia.org/property/seasonName">
            <text:p>http://dbpedia.org/property/seasonName</text:p>
          </table:table-cell>
          <table:table-cell office:value-type="string">
            <text:p>seasonName</text:p>
          </table:table-cell>
          <table:table-cell table:number-columns-repeated="2"/>
          <table:table-cell office:value-type="string">
            <text:p>a television season has season name The Tribe Series 4</text:p>
          </table:table-cell>
          <table:table-cell office:value-type="string">
            <text:p>a television season has season name South Park Season 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Name%3E+rdfs%3Alabel+%3Fpredicate+.+%3Fs+%3Chttp%3A%2F%2Fdbpedia.org%2Fproperty%2Fseason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season&quot;)" office:value-type="string" office:string-value="http://dbpedia.org/property/season">
            <text:p>http://dbpedia.org/property/season</text:p>
          </table:table-cell>
          <table:table-cell office:value-type="string">
            <text:p>season</text:p>
          </table:table-cell>
          <table:table-cell table:number-columns-repeated="2"/>
          <table:table-cell office:value-type="string">
            <text:p>a college coach has season 1961</text:p>
          </table:table-cell>
          <table:table-cell office:value-type="string">
            <text:p>a college coach has season 198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%3E+rdfs%3Alabel+%3Fpredicate+.+%3Fs+%3Chttp%3A%2F%2Fdbpedia.org%2Fproperty%2F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Episodes&quot;)" office:value-type="string" office:string-value="http://dbpedia.org/property/numEpisodes">
            <text:p>http://dbpedia.org/property/numEpisodes</text:p>
          </table:table-cell>
          <table:table-cell office:value-type="string">
            <text:p>numEpisodes</text:p>
          </table:table-cell>
          <table:table-cell table:number-columns-repeated="2"/>
          <table:table-cell office:value-type="string">
            <text:p>a television show has num episodes 29</text:p>
          </table:table-cell>
          <table:table-cell office:value-type="string">
            <text:p>a work has num episodes 9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Episodes%3E+rdfs%3Alabel+%3Fpredicate+.+%3Fs+%3Chttp%3A%2F%2Fdbpedia.org%2Fproperty%2Fnum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umberOfSeasons&quot;)" office:value-type="string" office:string-value="http://dbpedia.org/ontology/numberOfSeasons">
            <text:p>http://dbpedia.org/ontology/numberOfSeasons</text:p>
          </table:table-cell>
          <table:table-cell office:value-type="string">
            <text:p>numberOfSeasons</text:p>
          </table:table-cell>
          <table:table-cell table:number-columns-repeated="2"/>
          <table:table-cell office:value-type="string">
            <text:p>a television show has number of seasons 35</text:p>
          </table:table-cell>
          <table:table-cell office:value-type="string">
            <text:p>a television show has number of seasons 3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umberOfSeasons%3E+rdfs%3Alabel+%3Fpredicate+.+%3Fs+%3Chttp%3A%2F%2Fdbpedia.org%2Fontology%2FnumberOfSeas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number&quot;)" office:value-type="string" office:string-value="http://dbpedia.org/property/episodenumber">
            <text:p>http://dbpedia.org/property/episodenumber</text:p>
          </table:table-cell>
          <table:table-cell office:value-type="string">
            <text:p>episodenumber</text:p>
          </table:table-cell>
          <table:table-cell table:number-columns-repeated="2"/>
          <table:table-cell office:value-type="string">
            <text:p>a television show has EpisodeNumber 10</text:p>
          </table:table-cell>
          <table:table-cell office:value-type="string">
            <text:p>a fictional character has EpisodeNumber 1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number%3E+rdfs%3Alabel+%3Fpredicate+.+%3Fs+%3Chttp%3A%2F%2Fdbpedia.org%2Fproperty%2Fepisode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Series&quot;)" office:value-type="string" office:string-value="http://dbpedia.org/property/numSeries">
            <text:p>http://dbpedia.org/property/numSeries</text:p>
          </table:table-cell>
          <table:table-cell office:value-type="string">
            <text:p>numSeries</text:p>
          </table:table-cell>
          <table:table-cell table:number-columns-repeated="2"/>
          <table:table-cell office:value-type="string">
            <text:p>a television show has num series 20</text:p>
          </table:table-cell>
          <table:table-cell office:value-type="string">
            <text:p>an agent has num series 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Series%3E+rdfs%3Alabel+%3Fpredicate+.+%3Fs+%3Chttp%3A%2F%2Fdbpedia.org%2Fproperty%2FnumSe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pisode&quot;)" office:value-type="string" office:string-value="http://dbpedia.org/property/episode">
            <text:p>http://dbpedia.org/property/episode</text:p>
          </table:table-cell>
          <table:table-cell office:value-type="string">
            <text:p>episode</text:p>
          </table:table-cell>
          <table:table-cell table:number-columns-repeated="2"/>
          <table:table-cell office:value-type="string">
            <text:p>a television episode has Episode 8</text:p>
          </table:table-cell>
          <table:table-cell office:value-type="string">
            <text:p>a television season has Episode 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%3E+rdfs%3Alabel+%3Fpredicate+.+%3Fs+%3Chttp%3A%2F%2Fdbpedia.org%2Fproperty%2Fepisod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s&quot;)" office:value-type="string" office:string-value="http://dbpedia.org/property/episodes">
            <text:p>http://dbpedia.org/property/episodes</text:p>
          </table:table-cell>
          <table:table-cell office:value-type="string">
            <text:p>episodes</text:p>
          </table:table-cell>
          <table:table-cell table:number-columns-repeated="2"/>
          <table:table-cell office:value-type="string">
            <text:p>an anime has episodes 54</text:p>
          </table:table-cell>
          <table:table-cell office:value-type="string">
            <text:p>a work has episodes 720.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s%3E+rdfs%3Alabel+%3Fpredicate+.+%3Fs+%3Chttp%3A%2F%2Fdbpedia.org%2Fproperty%2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episodeNumber&quot;)" office:value-type="string" office:string-value="http://dbpedia.org/ontology/episodeNumber">
            <text:p>http://dbpedia.org/ontology/episodeNumber</text:p>
          </table:table-cell>
          <table:table-cell office:value-type="string">
            <text:p>episodeNumber</text:p>
          </table:table-cell>
          <table:table-cell table:number-columns-repeated="2"/>
          <table:table-cell office:value-type="string">
            <text:p>a work has episode number 205</text:p>
          </table:table-cell>
          <table:table-cell office:value-type="string">
            <text:p>a work has episode number 1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episodeNumber%3E+rdfs%3Alabel+%3Fpredicate+.+%3Fs+%3Chttp%3A%2F%2Fdbpedia.org%2Fontology%2Fepisode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Seasons&quot;)" office:value-type="string" office:string-value="http://dbpedia.org/property/numSeasons">
            <text:p>http://dbpedia.org/property/numSeasons</text:p>
          </table:table-cell>
          <table:table-cell office:value-type="string">
            <text:p>numSeasons</text:p>
          </table:table-cell>
          <table:table-cell table:number-columns-repeated="2"/>
          <table:table-cell office:value-type="string">
            <text:p>a radio program has num seasons 15</text:p>
          </table:table-cell>
          <table:table-cell office:value-type="string">
            <text:p>a television show has num seasons 5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Seasons%3E+rdfs%3Alabel+%3Fpredicate+.+%3Fs+%3Chttp%3A%2F%2Fdbpedia.org%2Fproperty%2FnumSeas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No&quot;)" office:value-type="string" office:string-value="http://dbpedia.org/property/episodeNo">
            <text:p>http://dbpedia.org/property/episodeNo</text:p>
          </table:table-cell>
          <table:table-cell office:value-type="string">
            <text:p>episodeNo</text:p>
          </table:table-cell>
          <table:table-cell table:number-columns-repeated="2"/>
          <table:table-cell table:number-columns-repeated="2" office:value-type="string">
            <text:p>a person has episode no 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No%3E+rdfs%3Alabel+%3Fpredicate+.+%3Fs+%3Chttp%3A%2F%2Fdbpedia.org%2Fproperty%2FepisodeN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ries&quot;)" office:value-type="string" office:string-value="http://dbpedia.org/property/series">
            <text:p>http://dbpedia.org/property/series</text:p>
          </table:table-cell>
          <table:table-cell office:value-type="string">
            <text:p>series</text:p>
          </table:table-cell>
          <table:table-cell table:number-columns-repeated="2"/>
          <table:table-cell office:value-type="string">
            <text:p>a book has series Lord Peter Wimsey (an entity of type work)</text:p>
          </table:table-cell>
          <table:table-cell office:value-type="string">
            <text:p>a plant has series Crataegu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ies%3E+rdfs%3Alabel+%3Fpredicate+.+%3Fs+%3Chttp%3A%2F%2Fdbpedia.org%2Fproperty%2Fse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List&quot;)" office:value-type="string" office:string-value="http://dbpedia.org/property/episodeList">
            <text:p>http://dbpedia.org/property/episodeList</text:p>
          </table:table-cell>
          <table:table-cell office:value-type="string">
            <text:p>episodeList</text:p>
          </table:table-cell>
          <table:table-cell table:number-columns-repeated="2"/>
          <table:table-cell office:value-type="string">
            <text:p>a work has episode list List of Star Trek: The Original Series episodes</text:p>
          </table:table-cell>
          <table:table-cell office:value-type="string">
            <text:p>a television episode has episode list List of Hawaii Five-0 episode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List%3E+rdfs%3Alabel+%3Fpredicate+.+%3Fs+%3Chttp%3A%2F%2Fdbpedia.org%2Fproperty%2FepisodeLis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easonNumber&quot;)" office:value-type="string" office:string-value="http://dbpedia.org/ontology/seasonNumber">
            <text:p>http://dbpedia.org/ontology/seasonNumber</text:p>
          </table:table-cell>
          <table:table-cell office:value-type="string">
            <text:p>seasonNumber</text:p>
          </table:table-cell>
          <table:table-cell table:number-columns-repeated="2"/>
          <table:table-cell office:value-type="string">
            <text:p>a television episode has season number 2012</text:p>
          </table:table-cell>
          <table:table-cell office:value-type="string">
            <text:p>a work has season number 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easonNumber%3E+rdfs%3Alabel+%3Fpredicate+.+%3Fs+%3Chttp%3A%2F%2Fdbpedia.org%2Fontology%2Fseason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istEpisodes&quot;)" office:value-type="string" office:string-value="http://dbpedia.org/property/listEpisodes">
            <text:p>http://dbpedia.org/property/listEpisodes</text:p>
          </table:table-cell>
          <table:table-cell office:value-type="string">
            <text:p>listEpisodes</text:p>
          </table:table-cell>
          <table:table-cell table:number-columns-repeated="2"/>
          <table:table-cell office:value-type="string">
            <text:p>a work has list episodes List of Profiler episodes</text:p>
          </table:table-cell>
          <table:table-cell office:value-type="string">
            <text:p>a television show has list episodes List of Coupling episode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istEpisodes%3E+rdfs%3Alabel+%3Fpredicate+.+%3Fs+%3Chttp%3A%2F%2Fdbpedia.org%2Fproperty%2Flist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asonep&quot;)" office:value-type="string" office:string-value="http://dbpedia.org/property/seasonep">
            <text:p>http://dbpedia.org/property/seasonep</text:p>
          </table:table-cell>
          <table:table-cell office:value-type="string">
            <text:p>seasonep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ep%3E+rdfs%3Alabel+%3Fpredicate+.+%3Fs+%3Chttp%3A%2F%2Fdbpedia.org%2Fproperty%2Fseasonep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berinseries&quot;)" office:value-type="string" office:string-value="http://dbpedia.org/property/numberinseries">
            <text:p>http://dbpedia.org/property/numberinseries</text:p>
          </table:table-cell>
          <table:table-cell office:value-type="string">
            <text:p>numberinseries</text:p>
          </table:table-cell>
          <table:table-cell table:number-columns-repeated="2"/>
          <table:table-cell office:value-type="string">
            <text:p>a television show has NumberinSeries 9</text:p>
          </table:table-cell>
          <table:table-cell office:value-type="string">
            <text:p>a work has NumberinSeries 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inseries%3E+rdfs%3Alabel+%3Fpredicate+.+%3Fs+%3Chttp%3A%2F%2Fdbpedia.org%2Fproperty%2Fnumberinse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riesNo&quot;)" office:value-type="string" office:string-value="http://dbpedia.org/property/seriesNo">
            <text:p>http://dbpedia.org/property/seriesNo</text:p>
          </table:table-cell>
          <table:table-cell office:value-type="string">
            <text:p>seriesNo</text:p>
          </table:table-cell>
          <table:table-cell table:number-columns-repeated="2"/>
          <table:table-cell office:value-type="string">
            <text:p>a work has Series no 3</text:p>
          </table:table-cell>
          <table:table-cell office:value-type="string">
            <text:p>a television episode has Series no 3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iesNo%3E+rdfs%3Alabel+%3Fpredicate+.+%3Fs+%3Chttp%3A%2F%2Fdbpedia.org%2Fproperty%2FseriesN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seasons&quot;)" office:value-type="string" office:string-value="http://dbpedia.org/property/seasons">
            <text:p>http://dbpedia.org/property/seasons</text:p>
          </table:table-cell>
          <table:table-cell office:value-type="string">
            <text:p>seasons</text:p>
          </table:table-cell>
          <table:table-cell table:number-columns-repeated="2"/>
          <table:table-cell office:value-type="string">
            <text:p>an athlete has seasons 20022004</text:p>
          </table:table-cell>
          <table:table-cell office:value-type="string">
            <text:p>a person has seasons 199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s%3E+rdfs%3Alabel+%3Fpredicate+.+%3Fs+%3Chttp%3A%2F%2Fdbpedia.org%2Fproperty%2Fseas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berEpisodes&quot;)" office:value-type="string" office:string-value="http://dbpedia.org/property/numberEpisodes">
            <text:p>http://dbpedia.org/property/numberEpisodes</text:p>
          </table:table-cell>
          <table:table-cell office:value-type="string">
            <text:p>numberEpisodes</text:p>
          </table:table-cell>
          <table:table-cell table:number-columns-repeated="2"/>
          <table:table-cell office:value-type="string">
            <text:p>a television show has number episodes 15</text:p>
          </table:table-cell>
          <table:table-cell office:value-type="string">
            <text:p>a television show has number episodes 1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Episodes%3E+rdfs%3Alabel+%3Fpredicate+.+%3Fs+%3Chttp%3A%2F%2Fdbpedia.org%2Fproperty%2Fnumber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missingEps&quot;)" office:value-type="string" office:string-value="http://dbpedia.org/property/missingEps">
            <text:p>http://dbpedia.org/property/missingEps</text:p>
          </table:table-cell>
          <table:table-cell office:value-type="string">
            <text:p>missingEps</text:p>
          </table:table-cell>
          <table:table-cell table:number-columns-repeated="2"/>
          <table:table-cell office:value-type="string">
            <text:p>a work has missing eps All 6 episodes</text:p>
          </table:table-cell>
          <table:table-cell office:value-type="string">
            <text:p>a work has missing eps 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missingEps%3E+rdfs%3Alabel+%3Fpredicate+.+%3Fs+%3Chttp%3A%2F%2Fdbpedia.org%2Fproperty%2FmissingEp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Name&quot;)" office:value-type="string" office:string-value="http://dbpedia.org/property/episodeName">
            <text:p>http://dbpedia.org/property/episodeName</text:p>
          </table:table-cell>
          <table:table-cell office:value-type="string">
            <text:p>episodeName</text:p>
          </table:table-cell>
          <table:table-cell table:number-columns-repeated="2"/>
          <table:table-cell office:value-type="string">
            <text:p>an agent has episode name The Bots and the Bees</text:p>
          </table:table-cell>
          <table:table-cell office:value-type="string">
            <text:p>a person has episode name The Lesser of Two Evil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Name%3E+rdfs%3Alabel+%3Fpredicate+.+%3Fs+%3Chttp%3A%2F%2Fdbpedia.org%2Fproperty%2Fepisode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Season&quot;)" office:value-type="string" office:string-value="http://dbpedia.org/property/numSeason">
            <text:p>http://dbpedia.org/property/numSeason</text:p>
          </table:table-cell>
          <table:table-cell office:value-type="string">
            <text:p>numSeason</text:p>
          </table:table-cell>
          <table:table-cell table:number-columns-repeated="2"/>
          <table:table-cell office:value-type="string">
            <text:p>a work has num season 1</text:p>
          </table:table-cell>
          <table:table-cell office:value-type="string">
            <text:p>a television show has num season 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Season%3E+rdfs%3Alabel+%3Fpredicate+.+%3Fs+%3Chttp%3A%2F%2Fdbpedia.org%2Fproperty%2Fnum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berOfEpisodes&quot;)" office:value-type="string" office:string-value="http://dbpedia.org/property/numberOfEpisodes">
            <text:p>http://dbpedia.org/property/numberOfEpisodes</text:p>
          </table:table-cell>
          <table:table-cell office:value-type="string">
            <text:p>numberOfEpisodes</text:p>
          </table:table-cell>
          <table:table-cell table:number-columns-repeated="2"/>
          <table:table-cell office:value-type="string">
            <text:p>a movie has number of episodes 155</text:p>
          </table:table-cell>
          <table:table-cell office:value-type="string">
            <text:p>a television show has number of episodes 2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OfEpisodes%3E+rdfs%3Alabel+%3Fpredicate+.+%3Fs+%3Chttp%3A%2F%2Fdbpedia.org%2Fproperty%2FnumberO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o.OfEpisodes&quot;)" office:value-type="string" office:string-value="http://dbpedia.org/property/no.OfEpisodes">
            <text:p>http://dbpedia.org/property/no.OfEpisodes</text:p>
          </table:table-cell>
          <table:table-cell office:value-type="string">
            <text:p>no.OfEpisodes</text:p>
          </table:table-cell>
          <table:table-cell table:number-columns-repeated="2"/>
          <table:table-cell office:value-type="string">
            <text:p>a television show has no. of episodes 13</text:p>
          </table:table-cell>
          <table:table-cell office:value-type="string">
            <text:p>a work has no. of episodes 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o.OfEpisodes%3E+rdfs%3Alabel+%3Fpredicate+.+%3Fs+%3Chttp%3A%2F%2Fdbpedia.org%2Fproperty%2Fno.O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o.OfSeason&quot;)" office:value-type="string" office:string-value="http://dbpedia.org/property/no.OfSeason">
            <text:p>http://dbpedia.org/property/no.OfSeason</text:p>
          </table:table-cell>
          <table:table-cell office:value-type="string">
            <text:p>no.OfSeason</text:p>
          </table:table-cell>
          <table:table-cell table:number-columns-repeated="2"/>
          <table:table-cell office:value-type="string">
            <text:p>a television show has no. of season 1</text:p>
          </table:table-cell>
          <table:table-cell office:value-type="string">
            <text:p>a television show has no. of season 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o.OfSeason%3E+rdfs%3Alabel+%3Fpredicate+.+%3Fs+%3Chttp%3A%2F%2Fdbpedia.org%2Fproperty%2Fno.Of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Episode&quot;)" office:value-type="string" office:string-value="http://dbpedia.org/property/numEpisode">
            <text:p>http://dbpedia.org/property/numEpisode</text:p>
          </table:table-cell>
          <table:table-cell office:value-type="string">
            <text:p>numEpisode</text:p>
          </table:table-cell>
          <table:table-cell table:number-columns-repeated="2"/>
          <table:table-cell office:value-type="string">
            <text:p>a television show has num episode 120</text:p>
          </table:table-cell>
          <table:table-cell office:value-type="string">
            <text:p>a television show has num episode 12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Episode%3E+rdfs%3Alabel+%3Fpredicate+.+%3Fs+%3Chttp%3A%2F%2Fdbpedia.org%2Fproperty%2FnumEpisod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numberOfSeasons&quot;)" office:value-type="string" office:string-value="http://dbpedia.org/property/numberOfSeasons">
            <text:p>http://dbpedia.org/property/numberOfSeasons</text:p>
          </table:table-cell>
          <table:table-cell table:style-name="ce16" office:value-type="string">
            <text:p>numberOfSeasons</text:p>
          </table:table-cell>
          <table:table-cell table:style-name="ce16" table:number-columns-repeated="2"/>
          <table:table-cell table:style-name="ce16" office:value-type="string">
            <text:p>a work has number of seasons 4</text:p>
          </table:table-cell>
          <table:table-cell table:style-name="ce16" office:value-type="string">
            <text:p>a work has number of seasons 1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OfSeasons%3E+rdfs%3Alabel+%3Fpredicate+.+%3Fs+%3Chttp%3A%2F%2Fdbpedia.org%2Fproperty%2FnumberOfSeas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796458291">
            <text:p>1796458291</text:p>
          </table:table-cell>
          <table:table-cell office:value-type="string">
            <text:p>television show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string">
            <text:p>Pilot</text:p>
          </table:table-cell>
          <table:table-cell table:style-name="ce13" office:value-type="string">
            <text:p>Purple Giraffe</text:p>
          </table:table-cell>
          <table:table-cell table:style-name="ce13" office:value-type="string">
            <text:p>Sweet Taste of Liberty</text:p>
          </table:table-cell>
          <table:table-cell table:style-name="ce13" office:value-type="string">
            <text:p>Return of the Shirt</text:p>
          </table:table-cell>
          <table:table-cell table:style-name="ce13" office:value-type="string">
            <text:p>Okay Awesom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lutty Pumpkin</text:p>
          </table:table-cell>
          <table:table-cell table:style-name="ce13" office:value-type="string">
            <text:p>Matchmaker</text:p>
          </table:table-cell>
          <table:table-cell table:style-name="ce13" office:value-type="string">
            <text:p>The Duel</text:p>
          </table:table-cell>
          <table:table-cell table:style-name="ce13" office:value-type="string">
            <text:p>Belly Full of Turkey</text:p>
          </table:table-cell>
          <table:table-cell table:style-name="ce13" office:value-type="string">
            <text:p>The Pineapple Inciden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he Limo</text:p>
          </table:table-cell>
          <table:table-cell table:style-name="ce13" office:value-type="string">
            <text:p>The Wedding</text:p>
          </table:table-cell>
          <table:table-cell table:style-name="ce13" office:value-type="string">
            <text:p>Drumroll, Please</text:p>
          </table:table-cell>
          <table:table-cell table:style-name="ce13" office:value-type="string">
            <text:p>Zip, Zip, Zip</text:p>
          </table:table-cell>
          <table:table-cell table:style-name="ce13" office:value-type="string">
            <text:p>Game Nigh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Cupcake</text:p>
          </table:table-cell>
          <table:table-cell table:style-name="ce13" office:value-type="string">
            <text:p>Life Among the Gorillas</text:p>
          </table:table-cell>
          <table:table-cell table:style-name="ce13" office:value-type="string">
            <text:p>Nothing Good Happens After 2 A.M.</text:p>
          </table:table-cell>
          <table:table-cell table:style-name="ce13" office:value-type="string">
            <text:p>Mary the Paralegal</text:p>
          </table:table-cell>
          <table:table-cell table:style-name="ce13" office:value-type="string">
            <text:p>Best Prom Ev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Milk</text:p>
          </table:table-cell>
          <table:table-cell table:style-name="ce13" office:value-type="string">
            <text:p>Come On</text:p>
          </table:table-cell>
          <table:table-cell table:style-name="ce13" office:value-type="string">
            <text:p>Where Were We?</text:p>
          </table:table-cell>
          <table:table-cell table:style-name="ce13" office:value-type="string">
            <text:p>The Scorpion and the Toad</text:p>
          </table:table-cell>
          <table:table-cell table:style-name="ce13" office:value-type="string">
            <text:p>Brunch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ed Mosby: Architect</text:p>
          </table:table-cell>
          <table:table-cell table:style-name="ce13" office:value-type="string">
            <text:p>World's Greatest Couple</text:p>
          </table:table-cell>
          <table:table-cell table:style-name="ce13" office:value-type="string">
            <text:p>Aldrin Justice</text:p>
          </table:table-cell>
          <table:table-cell table:style-name="ce13" office:value-type="string">
            <text:p>Swarley</text:p>
          </table:table-cell>
          <table:table-cell table:style-name="ce13" office:value-type="string">
            <text:p>Atlantic Cit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Slap Bet</text:p>
          </table:table-cell>
          <table:table-cell table:style-name="ce13" office:value-type="string">
            <text:p>Single Stamina</text:p>
          </table:table-cell>
          <table:table-cell table:style-name="ce13" office:value-type="string">
            <text:p>How Lily Stole Christmas</text:p>
          </table:table-cell>
          <table:table-cell table:style-name="ce13" office:value-type="string">
            <text:p>First Time in New York</text:p>
          </table:table-cell>
          <table:table-cell table:style-name="ce13" office:value-type="string">
            <text:p>Columns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Monday Night Football</text:p>
          </table:table-cell>
          <table:table-cell table:style-name="ce13" office:value-type="string">
            <text:p>Lucky Penny</text:p>
          </table:table-cell>
          <table:table-cell table:style-name="ce13" office:value-type="string">
            <text:p>Stuff</text:p>
          </table:table-cell>
          <table:table-cell table:style-name="ce13" office:value-type="string">
            <text:p>Arrivederci, Fiero</text:p>
          </table:table-cell>
          <table:table-cell table:style-name="ce13" office:value-type="string">
            <text:p>Moving Da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Bachelor Party</text:p>
          </table:table-cell>
          <table:table-cell table:style-name="ce13" office:value-type="string">
            <text:p>Showdown</text:p>
          </table:table-cell>
          <table:table-cell table:style-name="ce13" office:value-type="string">
            <text:p>Something Borrowed</text:p>
          </table:table-cell>
          <table:table-cell table:style-name="ce13" office:value-type="string">
            <text:p>Something Blue</text:p>
          </table:table-cell>
          <table:table-cell table:style-name="ce13" office:value-type="string">
            <text:p>Wait for It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We're Not from Here</text:p>
          </table:table-cell>
          <table:table-cell table:style-name="ce13" office:value-type="string">
            <text:p>Third Wheel</text:p>
          </table:table-cell>
          <table:table-cell table:style-name="ce13" office:value-type="string">
            <text:p>Little Boys</text:p>
          </table:table-cell>
          <table:table-cell table:style-name="ce13" office:value-type="string">
            <text:p>How I Met Everyone Else</text:p>
          </table:table-cell>
          <table:table-cell table:style-name="ce13" office:value-type="string">
            <text:p>I'm Not That Guy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Dowisetrepla</text:p>
          </table:table-cell>
          <table:table-cell table:style-name="ce13" office:value-type="string">
            <text:p>Spoiler Alert</text:p>
          </table:table-cell>
          <table:table-cell table:style-name="ce13" office:value-type="string">
            <text:p>Slapsgiving</text:p>
          </table:table-cell>
          <table:table-cell table:style-name="ce13" office:value-type="string">
            <text:p>The Yips</text:p>
          </table:table-cell>
          <table:table-cell table:style-name="ce13" office:value-type="string">
            <text:p>The Platinum Rul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No Tomorrow</text:p>
          </table:table-cell>
          <table:table-cell table:style-name="ce13" office:value-type="string">
            <text:p>Ten Sessions</text:p>
          </table:table-cell>
          <table:table-cell table:style-name="ce13" office:value-type="string">
            <text:p>The Bracket</text:p>
          </table:table-cell>
          <table:table-cell table:style-name="ce13" office:value-type="string">
            <text:p>The Chain of Screaming</text:p>
          </table:table-cell>
          <table:table-cell table:style-name="ce13" office:value-type="string">
            <text:p>Sandcastles in the Sand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The Goat</text:p>
          </table:table-cell>
          <table:table-cell table:style-name="ce13" office:value-type="string">
            <text:p>Rebound Bro</text:p>
          </table:table-cell>
          <table:table-cell table:style-name="ce13" office:value-type="string">
            <text:p>Everything Must Go</text:p>
          </table:table-cell>
          <table:table-cell table:style-name="ce13" office:value-type="string">
            <text:p>Miracles</text:p>
          </table:table-cell>
          <table:table-cell table:style-name="ce13" office:value-type="string">
            <text:p>Do I Know You?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string">
            <text:p>The Best Burger in New York</text:p>
          </table:table-cell>
          <table:table-cell table:style-name="ce13" office:value-type="string">
            <text:p>I Heart NJ</text:p>
          </table:table-cell>
          <table:table-cell table:style-name="ce13" office:value-type="string">
            <text:p>Intervention</text:p>
          </table:table-cell>
          <table:table-cell table:style-name="ce13" office:value-type="string">
            <text:p>Shelter Island</text:p>
          </table:table-cell>
          <table:table-cell table:style-name="ce13" office:value-type="string">
            <text:p>Happily Ever After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Not a Father's Day</text:p>
          </table:table-cell>
          <table:table-cell table:style-name="ce13" office:value-type="string">
            <text:p>Woooo!</text:p>
          </table:table-cell>
          <table:table-cell table:style-name="ce13" office:value-type="string">
            <text:p>The Naked Man</text:p>
          </table:table-cell>
          <table:table-cell table:style-name="ce13" office:value-type="string">
            <text:p>The Fight</text:p>
          </table:table-cell>
          <table:table-cell table:style-name="ce13" office:value-type="string">
            <text:p>Little Minnesota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Benefits</text:p>
          </table:table-cell>
          <table:table-cell table:style-name="ce13" office:value-type="string">
            <text:p>Three Days of Snow</text:p>
          </table:table-cell>
          <table:table-cell table:style-name="ce13" office:value-type="string">
            <text:p>The Possimpible</text:p>
          </table:table-cell>
          <table:table-cell table:style-name="ce13" office:value-type="string">
            <text:p>The Stinsons</text:p>
          </table:table-cell>
          <table:table-cell table:style-name="ce13" office:value-type="string">
            <text:p>Sorry, Bro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4">
          <table:table-cell table:style-name="ce5" office:value-type="string">
            <text:p>The Front Porch</text:p>
          </table:table-cell>
          <table:table-cell table:style-name="ce13" office:value-type="string">
            <text:p>Old King Clancy</text:p>
          </table:table-cell>
          <table:table-cell table:style-name="ce13" office:value-type="string">
            <text:p>Murtaugh</text:p>
          </table:table-cell>
          <table:table-cell table:style-name="ce13" office:value-type="string">
            <text:p>Mosbius Designs</text:p>
          </table:table-cell>
          <table:table-cell table:style-name="ce13" office:value-type="string">
            <text:p>The Three Days Rule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10" office:value-type="string">
            <text:p>Right Place, Right Time</text:p>
          </table:table-cell>
          <table:table-cell table:style-name="ce17" office:value-type="string">
            <text:p>As Fast as She Can</text:p>
          </table:table-cell>
          <table:table-cell table:style-name="ce17" office:value-type="string">
            <text:p>The Leap</text:p>
          </table:table-cell>
          <table:table-cell table:style-name="ce17" table:number-columns-repeated="3"/>
          <table: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BPEDIA PROPERTY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RATE THE RELEVANCE OF THE PROPERTY</text:p>
          </table:table-cell>
          <table:table-cell table:style-name="ce11" office:value-type="string">
            <text:p>IS THIS PROPERTY NAME A CORRECT LABEL? (mark with X)</text:p>
          </table:table-cell>
          <table:table-cell table:style-name="ce11" office:value-type="string">
            <text:p>EXAMPLE 1</text:p>
          </table:table-cell>
          <table:table-cell table:style-name="ce11" office:value-type="string">
            <text:p>EXAMPLE 2</text:p>
          </table:table-cell>
          <table:table-cell table:style-name="ce19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title&quot;)" office:value-type="string" office:string-value="http://dbpedia.org/property/title">
            <text:p>http://dbpedia.org/property/title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a work has title Eulogy</text:p>
          </table:table-cell>
          <table:table-cell office:value-type="string">
            <text:p>a person has title José Norton de Matos (an entity of type office hold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title%3E+rdfs%3Alabel+%3Fpredicate+.+%3Fs+%3Chttp%3A%2F%2Fdbpedia.org%2Fproperty%2Ftit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xmlns.com/foaf/0.1/name&quot;)" office:value-type="string" office:string-value="http://xmlns.com/foaf/0.1/name">
            <text:p>http://xmlns.com/foaf/0.1/name</text:p>
          </table:table-cell>
          <table:table-cell office:value-type="string">
            <text:p>name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xmlns.com%2Ffoaf%2F0.1%2Fname%3E+rdfs%3Alabel+%3Fpredicate+.+%3Fs+%3Chttp%3A%2F%2Fxmlns.com%2Ffoaf%2F0.1%2F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howName&quot;)" office:value-type="string" office:string-value="http://dbpedia.org/property/showName">
            <text:p>http://dbpedia.org/property/showName</text:p>
          </table:table-cell>
          <table:table-cell office:value-type="string">
            <text:p>showName</text:p>
          </table:table-cell>
          <table:table-cell table:number-columns-repeated="2"/>
          <table:table-cell office:value-type="string">
            <text:p>a television show has show name Emergency!</text:p>
          </table:table-cell>
          <table:table-cell office:value-type="string">
            <text:p>a television show has show name 'CSI: Miami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howName%3E+rdfs%3Alabel+%3Fpredicate+.+%3Fs+%3Chttp%3A%2F%2Fdbpedia.org%2Fproperty%2Fshow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ame&quot;)" office:value-type="string" office:string-value="http://dbpedia.org/property/name">
            <text:p>http://dbpedia.org/property/name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an agent has Name Ángel di María</text:p>
          </table:table-cell>
          <table:table-cell office:value-type="string">
            <text:p>an organisation has Name Telecom Bretagn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ame%3E+rdfs%3Alabel+%3Fpredicate+.+%3Fs+%3Chttp%3A%2F%2Fdbpedia.org%2Fproperty%2F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nglishtitle&quot;)" office:value-type="string" office:string-value="http://dbpedia.org/property/englishtitle">
            <text:p>http://dbpedia.org/property/englishtitle</text:p>
          </table:table-cell>
          <table:table-cell office:value-type="string">
            <text:p>englishtitle</text:p>
          </table:table-cell>
          <table:table-cell table:number-columns-repeated="2"/>
          <table:table-cell office:value-type="string">
            <text:p>a work has EnglishTitle The Speckled Band</text:p>
          </table:table-cell>
          <table:table-cell office:value-type="string">
            <text:p>a work has EnglishTitle So This Is Goodbye! Dokuro-chan!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nglishtitle%3E+rdfs%3Alabel+%3Fpredicate+.+%3Fs+%3Chttp%3A%2F%2Fdbpedia.org%2Fproperty%2Fenglishtit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title&quot;)" office:value-type="string" office:string-value="http://dbpedia.org/property/episodetitle">
            <text:p>http://dbpedia.org/property/episodetitle</text:p>
          </table:table-cell>
          <table:table-cell office:value-type="string">
            <text:p>episodetitle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title%3E+rdfs%3Alabel+%3Fpredicate+.+%3Fs+%3Chttp%3A%2F%2Fdbpedia.org%2Fproperty%2Fepisodetit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istEpisodes&quot;)" office:value-type="string" office:string-value="http://dbpedia.org/property/listEpisodes">
            <text:p>http://dbpedia.org/property/listEpisodes</text:p>
          </table:table-cell>
          <table:table-cell office:value-type="string">
            <text:p>listEpisodes</text:p>
          </table:table-cell>
          <table:table-cell table:number-columns-repeated="2"/>
          <table:table-cell office:value-type="string">
            <text:p>a television show has list episodes List of 7th Heaven episodes</text:p>
          </table:table-cell>
          <table:table-cell office:value-type="string">
            <text:p>a work has list episodes List of 21 Jump Street episode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istEpisodes%3E+rdfs%3Alabel+%3Fpredicate+.+%3Fs+%3Chttp%3A%2F%2Fdbpedia.org%2Fproperty%2Flist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rtitle&quot;)" office:value-type="string" office:string-value="http://dbpedia.org/property/rtitle">
            <text:p>http://dbpedia.org/property/rtitle</text:p>
          </table:table-cell>
          <table:table-cell office:value-type="string">
            <text:p>rtitle</text:p>
          </table:table-cell>
          <table:table-cell table:number-columns-repeated="2"/>
          <table:table-cell office:value-type="string">
            <text:p>a work has RTitle Steve Buscemi (an entity of type agent)</text:p>
          </table:table-cell>
          <table:table-cell office:value-type="string">
            <text:p>a work has RTitle Giles Coren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rtitle%3E+rdfs%3Alabel+%3Fpredicate+.+%3Fs+%3Chttp%3A%2F%2Fdbpedia.org%2Fproperty%2Frtit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asonName&quot;)" office:value-type="string" office:string-value="http://dbpedia.org/property/seasonName">
            <text:p>http://dbpedia.org/property/seasonName</text:p>
          </table:table-cell>
          <table:table-cell office:value-type="string">
            <text:p>seasonName</text:p>
          </table:table-cell>
          <table:table-cell table:number-columns-repeated="2"/>
          <table:table-cell office:value-type="string">
            <text:p>a work has season name American Dad!'' season 3</text:p>
          </table:table-cell>
          <table:table-cell office:value-type="string">
            <text:p>a television season has season name The Tribe Series 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Name%3E+rdfs%3Alabel+%3Fpredicate+.+%3Fs+%3Chttp%3A%2F%2Fdbpedia.org%2Fproperty%2Fseason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Name&quot;)" office:value-type="string" office:string-value="http://dbpedia.org/property/episodeName">
            <text:p>http://dbpedia.org/property/episodeName</text:p>
          </table:table-cell>
          <table:table-cell office:value-type="string">
            <text:p>episodeName</text:p>
          </table:table-cell>
          <table:table-cell table:number-columns-repeated="2"/>
          <table:table-cell office:value-type="string">
            <text:p>a person has episode name The Honking</text:p>
          </table:table-cell>
          <table:table-cell office:value-type="string">
            <text:p>a work has episode name Love's Labours Lost in Space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Name%3E+rdfs%3Alabel+%3Fpredicate+.+%3Fs+%3Chttp%3A%2F%2Fdbpedia.org%2Fproperty%2Fepisode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nglishtitlea&quot;)" office:value-type="string" office:string-value="http://dbpedia.org/property/englishtitlea">
            <text:p>http://dbpedia.org/property/englishtitlea</text:p>
          </table:table-cell>
          <table:table-cell office:value-type="string">
            <text:p>englishtitlea</text:p>
          </table:table-cell>
          <table:table-cell table:number-columns-repeated="2"/>
          <table:table-cell office:value-type="string">
            <text:p>a cartoon has EnglishTitleA Hyottoko</text:p>
          </table:table-cell>
          <table:table-cell office:value-type="string">
            <text:p>a work has EnglishTitleA Shippeitaro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nglishtitlea%3E+rdfs%3Alabel+%3Fpredicate+.+%3Fs+%3Chttp%3A%2F%2Fdbpedia.org%2Fproperty%2Fenglishtitlea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nglishtitleb&quot;)" office:value-type="string" office:string-value="http://dbpedia.org/property/englishtitleb">
            <text:p>http://dbpedia.org/property/englishtitleb</text:p>
          </table:table-cell>
          <table:table-cell office:value-type="string">
            <text:p>englishtitleb</text:p>
          </table:table-cell>
          <table:table-cell table:number-columns-repeated="2"/>
          <table:table-cell office:value-type="string">
            <text:p>a written work has EnglishTitleB Musashi Scenery</text:p>
          </table:table-cell>
          <table:table-cell office:value-type="string">
            <text:p>a work has EnglishTitleB Musashi Scenery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nglishtitleb%3E+rdfs%3Alabel+%3Fpredicate+.+%3Fs+%3Chttp%3A%2F%2Fdbpedia.org%2Fproperty%2Fenglishtitleb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pisode&quot;)" office:value-type="string" office:string-value="http://dbpedia.org/property/episode">
            <text:p>http://dbpedia.org/property/episode</text:p>
          </table:table-cell>
          <table:table-cell office:value-type="string">
            <text:p>episode</text:p>
          </table:table-cell>
          <table:table-cell table:number-columns-repeated="2"/>
          <table:table-cell office:value-type="string">
            <text:p>a television episode has Episode 10</text:p>
          </table:table-cell>
          <table:table-cell office:value-type="string">
            <text:p>a television episode has Episode 5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%3E+rdfs%3Alabel+%3Fpredicate+.+%3Fs+%3Chttp%3A%2F%2Fdbpedia.org%2Fproperty%2Fepisod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rialName&quot;)" office:value-type="string" office:string-value="http://dbpedia.org/property/serialName">
            <text:p>http://dbpedia.org/property/serialName</text:p>
          </table:table-cell>
          <table:table-cell office:value-type="string">
            <text:p>serialName</text:p>
          </table:table-cell>
          <table:table-cell table:number-columns-repeated="2"/>
          <table:table-cell office:value-type="string">
            <text:p>a work has serial name Ghost Light</text:p>
          </table:table-cell>
          <table:table-cell office:value-type="string">
            <text:p>a work has serial name Horror of Fang Rock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ialName%3E+rdfs%3Alabel+%3Fpredicate+.+%3Fs+%3Chttp%3A%2F%2Fdbpedia.org%2Fproperty%2Fserial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GROUP ID</text:p>
          </table:table-cell>
          <table:table-cell table:style-name="ce15" office:value-type="string">
            <text:p>CONTEXT LABEL</text:p>
          </table:table-cell>
          <table:table-cell table:style-name="ce15" table:number-columns-repeated="4"/>
          <table:table-cell table:style-name="ce24"/>
          <table:table-cell table:style-name="ce15" table:number-columns-repeated="1017"/>
        </table:table-row>
        <table:table-row table:style-name="ro1">
          <table:table-cell table:style-name="ce8" office:value-type="float" office:value="1151263973">
            <text:p>1151263973</text:p>
          </table:table-cell>
          <table:table-cell office:value-type="string">
            <text:p>television show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4">
          <table:table-cell table:style-name="ce5" office:value-type="string">
            <text:p>Michael Shea</text:p>
          </table:table-cell>
          <table:table-cell table:style-name="ce13" office:value-type="string">
            <text:p>Neil Patrick Harris</text:p>
          </table:table-cell>
          <table:table-cell table:style-name="ce13" office:value-type="string">
            <text:p>Pamela Fryman</text:p>
          </table:table-cell>
          <table:table-cell table:style-name="ce13" office:value-type="string">
            <text:p>Rob Greenberg</text:p>
          </table:table-cell>
          <table:table-cell table:style-name="ce13"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director&quot;)" office:value-type="string" office:string-value="http://dbpedia.org/property/director">
            <text:p>http://dbpedia.org/property/director</text:p>
          </table:table-cell>
          <table:table-cell office:value-type="string">
            <text:p>director</text:p>
          </table:table-cell>
          <table:table-cell table:number-columns-repeated="2"/>
          <table:table-cell office:value-type="string">
            <text:p>a work has director John Ford (an entity of type person)</text:p>
          </table:table-cell>
          <table:table-cell office:value-type="string">
            <text:p>a movie has director Claude Chabrol (an entity of type person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rector%3E+rdfs%3Alabel+%3Fpredicate+.+%3Fs+%3Chttp%3A%2F%2Fdbpedia.org%2Fproperty%2Fdirec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directedby&quot;)" office:value-type="string" office:string-value="http://dbpedia.org/property/directedby">
            <text:p>http://dbpedia.org/property/directedby</text:p>
          </table:table-cell>
          <table:table-cell office:value-type="string">
            <text:p>directedby</text:p>
          </table:table-cell>
          <table:table-cell table:number-columns-repeated="2"/>
          <table:table-cell office:value-type="string">
            <text:p>a television show has DirectedBy Burt Metcalfe (an entity of type person)</text:p>
          </table:table-cell>
          <table:table-cell office:value-type="string">
            <text:p>a television show has DirectedBy Chris Grismer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directedby%3E+rdfs%3Alabel+%3Fpredicate+.+%3Fs+%3Chttp%3A%2F%2Fdbpedia.org%2Fproperty%2Fdirectedb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director&quot;)" office:value-type="string" office:string-value="http://dbpedia.org/ontology/director">
            <text:p>http://dbpedia.org/ontology/director</text:p>
          </table:table-cell>
          <table:table-cell office:value-type="string">
            <text:p>director</text:p>
          </table:table-cell>
          <table:table-cell table:number-columns-repeated="2"/>
          <table:table-cell office:value-type="string">
            <text:p>a movie has director Frank Zappa (an entity of type musical artist)</text:p>
          </table:table-cell>
          <table:table-cell office:value-type="string">
            <text:p>a work has director Clint Eastwood (an entity of type office hold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director%3E+rdfs%3Alabel+%3Fpredicate+.+%3Fs+%3Chttp%3A%2F%2Fdbpedia.org%2Fontology%2Fdirec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oducer&quot;)" office:value-type="string" office:string-value="http://dbpedia.org/property/producer">
            <text:p>http://dbpedia.org/property/producer</text:p>
          </table:table-cell>
          <table:table-cell office:value-type="string">
            <text:p>producer</text:p>
          </table:table-cell>
          <table:table-cell table:number-columns-repeated="2"/>
          <table:table-cell office:value-type="string">
            <text:p>an album has producer John Petrucci (an entity of type musical artist)</text:p>
          </table:table-cell>
          <table:table-cell office:value-type="string">
            <text:p>a work has producer David Bottrill (an entity of type artis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er%3E+rdfs%3Alabel+%3Fpredicate+.+%3Fs+%3Chttp%3A%2F%2Fdbpedia.org%2Fproperty%2Fproduc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ontology/creator&quot;)" office:value-type="string" office:string-value="http://dbpedia.org/ontology/creator">
            <text:p>http://dbpedia.org/ontology/creator</text:p>
          </table:table-cell>
          <table:table-cell office:value-type="string">
            <text:p>creator</text:p>
          </table:table-cell>
          <table:table-cell table:number-columns-repeated="2"/>
          <table:table-cell office:value-type="string">
            <text:p>an agent has creator Rob Grant (an entity of type agent)</text:p>
          </table:table-cell>
          <table:table-cell office:value-type="string">
            <text:p>a person has creator Chuck Dixon (an entity of type comics creato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creator%3E+rdfs%3Alabel+%3Fpredicate+.+%3Fs+%3Chttp%3A%2F%2Fdbpedia.org%2Fontology%2Fcre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creator&quot;)" office:value-type="string" office:string-value="http://dbpedia.org/property/creator">
            <text:p>http://dbpedia.org/property/creator</text:p>
          </table:table-cell>
          <table:table-cell office:value-type="string">
            <text:p>creator</text:p>
          </table:table-cell>
          <table:table-cell table:number-columns-repeated="2"/>
          <table:table-cell office:value-type="string">
            <text:p>a work has creator Nippon Animation (an entity of type organisation)</text:p>
          </table:table-cell>
          <table:table-cell office:value-type="string">
            <text:p>a television show has creator BRB Internacional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reator%3E+rdfs%3Alabel+%3Fpredicate+.+%3Fs+%3Chttp%3A%2F%2Fdbpedia.org%2Fproperty%2Fcreato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writtenby&quot;)" office:value-type="string" office:string-value="http://dbpedia.org/property/writtenby">
            <text:p>http://dbpedia.org/property/writtenby</text:p>
          </table:table-cell>
          <table:table-cell table:style-name="ce16" office:value-type="string">
            <text:p>writtenby</text:p>
          </table:table-cell>
          <table:table-cell table:style-name="ce16" table:number-columns-repeated="2"/>
          <table:table-cell table:style-name="ce16" office:value-type="string">
            <text:p>a work has WrittenBy John Quintance &amp; Brian Kelley</text:p>
          </table:table-cell>
          <table:table-cell table:style-name="ce16" office:value-type="string">
            <text:p>a television show has WrittenBy Vanessa McCarthy (an entity of type agent)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writtenby%3E+rdfs%3Alabel+%3Fpredicate+.+%3Fs+%3Chttp%3A%2F%2Fdbpedia.org%2Fproperty%2Fwrittenby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 ID</text:p>
          </table:table-cell>
          <table:table-cell table:style-name="ce11" office:value-type="string">
            <text:p>CONTEXT LABEL</text:p>
          </table:table-cell>
          <table:table-cell table:style-name="ce11" table:number-columns-repeated="4"/>
          <table:table-cell table:style-name="ce19"/>
          <table:table-cell table:style-name="ce15" table:number-columns-repeated="1017"/>
        </table:table-row>
        <table:table-row table:style-name="ro1">
          <table:table-cell table:style-name="ce8" office:value-type="float" office:value="1634952948">
            <text:p>1634952948</text:p>
          </table:table-cell>
          <table:table-cell office:value-type="string">
            <text:p>television shows</text:p>
          </table:table-cell>
          <table:table-cell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GROUP VALUES</text:p>
          </table:table-cell>
          <table:table-cell table:style-name="ce12" table:number-columns-repeated="5"/>
          <table:table-cell table:style-name="ce21"/>
          <table:table-cell table:style-name="ce15" table:number-columns-repeated="101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5">
            <text:p>3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0">
            <text:p>4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5">
            <text:p>4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55">
            <text:p>5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56">
            <text:p>56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60">
            <text:p>6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65">
            <text:p>6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66">
            <text:p>66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0">
            <text:p>7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71">
            <text:p>71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">
            <text:p>7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80">
            <text:p>80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81">
            <text:p>81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85">
            <text:p>85</text:p>
          </table:table-cell>
          <table:table-cell table:style-name="ce13"/>
          <table:table-cell table:style-name="ce22"/>
          <table:table-cell table:number-columns-repeated="1017"/>
        </table:table-row>
        <table:table-row table:style-name="ro1">
          <table:table-cell table:style-name="ce5" office:value-type="float" office:value="86">
            <text:p>86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88">
            <text:p>88</text:p>
          </table:table-cell>
          <table:table-cell table:style-name="ce13"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8"/>
          <table:table-cell table:number-columns-repeated="5"/>
          <table:table-cell table:style-name="ce20"/>
          <table:table-cell table:number-columns-repeated="1017"/>
        </table:table-row>
        <table:table-row table:style-name="ro1">
          <table:table-cell table:style-name="ce7" office:value-type="string">
            <text:p>DBPEDIA PROPERTY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RATE THE RELEVANCE OF THE PROPERTY</text:p>
          </table:table-cell>
          <table:table-cell table:style-name="ce15" office:value-type="string">
            <text:p>IS THIS PROPERTY NAME A CORRECT LABEL? (mark with X)</text:p>
          </table:table-cell>
          <table:table-cell table:style-name="ce15" office:value-type="string">
            <text:p>EXAMPLE 1</text:p>
          </table:table-cell>
          <table:table-cell table:style-name="ce15" office:value-type="string">
            <text:p>EXAMPLE 2</text:p>
          </table:table-cell>
          <table:table-cell table:style-name="ce24"/>
          <table:table-cell table:style-name="ce15" table:number-columns-repeated="1017"/>
        </table:table-row>
        <table:table-row table:style-name="ro4">
          <table:table-cell table:style-name="ce8" table:formula="of:=HYPERLINK(&quot;http://dbpedia.org/property/seriesep&quot;)" office:value-type="string" office:string-value="http://dbpedia.org/property/seriesep">
            <text:p>http://dbpedia.org/property/seriesep</text:p>
          </table:table-cell>
          <table:table-cell office:value-type="string">
            <text:p>seriesep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iesep%3E+rdfs%3Alabel+%3Fpredicate+.+%3Fs+%3Chttp%3A%2F%2Fdbpedia.org%2Fproperty%2Fseriesep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number&quot;)" office:value-type="string" office:string-value="http://dbpedia.org/property/number">
            <text:p>http://dbpedia.org/property/number</text:p>
          </table:table-cell>
          <table:table-cell office:value-type="string">
            <text:p>number</text:p>
          </table:table-cell>
          <table:table-cell table:number-columns-repeated="2"/>
          <table:table-cell office:value-type="string">
            <text:p>a baseball player has number 21</text:p>
          </table:table-cell>
          <table:table-cell office:value-type="string">
            <text:p>a person has number 8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%3E+rdfs%3Alabel+%3Fpredicate+.+%3Fs+%3Chttp%3A%2F%2Fdbpedia.org%2Fproperty%2F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umberOfEpisodes&quot;)" office:value-type="string" office:string-value="http://dbpedia.org/ontology/numberOfEpisodes">
            <text:p>http://dbpedia.org/ontology/numberOfEpisodes</text:p>
          </table:table-cell>
          <table:table-cell office:value-type="string">
            <text:p>numberOfEpisodes</text:p>
          </table:table-cell>
          <table:table-cell table:number-columns-repeated="2"/>
          <table:table-cell office:value-type="string">
            <text:p>a work has number of episodes 20</text:p>
          </table:table-cell>
          <table:table-cell office:value-type="string">
            <text:p>a television show has number of episodes 3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umberOfEpisodes%3E+rdfs%3Alabel+%3Fpredicate+.+%3Fs+%3Chttp%3A%2F%2Fdbpedia.org%2Fontology%2FnumberO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Episodes&quot;)" office:value-type="string" office:string-value="http://dbpedia.org/property/numEpisodes">
            <text:p>http://dbpedia.org/property/numEpisodes</text:p>
          </table:table-cell>
          <table:table-cell office:value-type="string">
            <text:p>numEpisodes</text:p>
          </table:table-cell>
          <table:table-cell table:number-columns-repeated="2"/>
          <table:table-cell office:value-type="string">
            <text:p>a work has num episodes 109</text:p>
          </table:table-cell>
          <table:table-cell office:value-type="string">
            <text:p>a television show has num episodes 27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Episodes%3E+rdfs%3Alabel+%3Fpredicate+.+%3Fs+%3Chttp%3A%2F%2Fdbpedia.org%2Fproperty%2Fnum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number&quot;)" office:value-type="string" office:string-value="http://dbpedia.org/property/episodenumber">
            <text:p>http://dbpedia.org/property/episodenumber</text:p>
          </table:table-cell>
          <table:table-cell office:value-type="string">
            <text:p>episodenumber</text:p>
          </table:table-cell>
          <table:table-cell table:number-columns-repeated="2"/>
          <table:table-cell office:value-type="string">
            <text:p>a fictional character has EpisodeNumber 34</text:p>
          </table:table-cell>
          <table:table-cell office:value-type="string">
            <text:p>a work has EpisodeNumber 3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number%3E+rdfs%3Alabel+%3Fpredicate+.+%3Fs+%3Chttp%3A%2F%2Fdbpedia.org%2Fproperty%2Fepisode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pisode&quot;)" office:value-type="string" office:string-value="http://dbpedia.org/property/episode">
            <text:p>http://dbpedia.org/property/episode</text:p>
          </table:table-cell>
          <table:table-cell office:value-type="string">
            <text:p>episode</text:p>
          </table:table-cell>
          <table:table-cell table:number-columns-repeated="2"/>
          <table:table-cell office:value-type="string">
            <text:p>a work has Episode 39</text:p>
          </table:table-cell>
          <table:table-cell office:value-type="string">
            <text:p>a television episode has Episode 4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%3E+rdfs%3Alabel+%3Fpredicate+.+%3Fs+%3Chttp%3A%2F%2Fdbpedia.org%2Fproperty%2Fepisod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episodeNumber&quot;)" office:value-type="string" office:string-value="http://dbpedia.org/ontology/episodeNumber">
            <text:p>http://dbpedia.org/ontology/episodeNumber</text:p>
          </table:table-cell>
          <table:table-cell office:value-type="string">
            <text:p>episodeNumber</text:p>
          </table:table-cell>
          <table:table-cell table:number-columns-repeated="2"/>
          <table:table-cell office:value-type="string">
            <text:p>a television episode has episode number 65</text:p>
          </table:table-cell>
          <table:table-cell office:value-type="string">
            <text:p>a television episode has episode number 45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episodeNumber%3E+rdfs%3Alabel+%3Fpredicate+.+%3Fs+%3Chttp%3A%2F%2Fdbpedia.org%2Fontology%2Fepisode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No&quot;)" office:value-type="string" office:string-value="http://dbpedia.org/property/episodeNo">
            <text:p>http://dbpedia.org/property/episodeNo</text:p>
          </table:table-cell>
          <table:table-cell office:value-type="string">
            <text:p>episodeNo</text:p>
          </table:table-cell>
          <table:table-cell table:number-columns-repeated="2"/>
          <table:table-cell office:value-type="string">
            <text:p>an agent has episode no 6</text:p>
          </table:table-cell>
          <table:table-cell office:value-type="string">
            <text:p>a work has episode no 2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No%3E+rdfs%3Alabel+%3Fpredicate+.+%3Fs+%3Chttp%3A%2F%2Fdbpedia.org%2Fproperty%2FepisodeN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episodes&quot;)" office:value-type="string" office:string-value="http://dbpedia.org/property/episodes">
            <text:p>http://dbpedia.org/property/episodes</text:p>
          </table:table-cell>
          <table:table-cell office:value-type="string">
            <text:p>episodes</text:p>
          </table:table-cell>
          <table:table-cell table:number-columns-repeated="2"/>
          <table:table-cell office:value-type="string">
            <text:p>a cartoon has episodes 48</text:p>
          </table:table-cell>
          <table:table-cell office:value-type="string">
            <text:p>a written work has episodes 26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s%3E+rdfs%3Alabel+%3Fpredicate+.+%3Fs+%3Chttp%3A%2F%2Fdbpedia.org%2Fproperty%2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Seasons&quot;)" office:value-type="string" office:string-value="http://dbpedia.org/property/numSeasons">
            <text:p>http://dbpedia.org/property/numSeasons</text:p>
          </table:table-cell>
          <table:table-cell office:value-type="string">
            <text:p>numSeasons</text:p>
          </table:table-cell>
          <table:table-cell table:number-columns-repeated="2"/>
          <table:table-cell office:value-type="string">
            <text:p>a television show has num seasons 17</text:p>
          </table:table-cell>
          <table:table-cell office:value-type="string">
            <text:p>a television show has num seasons 1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Seasons%3E+rdfs%3Alabel+%3Fpredicate+.+%3Fs+%3Chttp%3A%2F%2Fdbpedia.org%2Fproperty%2FnumSeas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umberOfSeasons&quot;)" office:value-type="string" office:string-value="http://dbpedia.org/ontology/numberOfSeasons">
            <text:p>http://dbpedia.org/ontology/numberOfSeasons</text:p>
          </table:table-cell>
          <table:table-cell office:value-type="string">
            <text:p>numberOfSeasons</text:p>
          </table:table-cell>
          <table:table-cell table:number-columns-repeated="2"/>
          <table:table-cell office:value-type="string">
            <text:p>a television show has number of seasons 11</text:p>
          </table:table-cell>
          <table:table-cell office:value-type="string">
            <text:p>a work has number of seasons 19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umberOfSeasons%3E+rdfs%3Alabel+%3Fpredicate+.+%3Fs+%3Chttp%3A%2F%2Fdbpedia.org%2Fontology%2FnumberOfSeas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number&quot;)" office:value-type="string" office:string-value="http://dbpedia.org/ontology/number">
            <text:p>http://dbpedia.org/ontology/number</text:p>
          </table:table-cell>
          <table:table-cell office:value-type="string">
            <text:p>number</text:p>
          </table:table-cell>
          <table:table-cell table:number-columns-repeated="2"/>
          <table:table-cell office:value-type="string">
            <text:p>an athlete has number 8</text:p>
          </table:table-cell>
          <table:table-cell office:value-type="string">
            <text:p>an american football player has number 9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number%3E+rdfs%3Alabel+%3Fpredicate+.+%3Fs+%3Chttp%3A%2F%2Fdbpedia.org%2Fontology%2F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asonName&quot;)" office:value-type="string" office:string-value="http://dbpedia.org/property/seasonName">
            <text:p>http://dbpedia.org/property/seasonName</text:p>
          </table:table-cell>
          <table:table-cell office:value-type="string">
            <text:p>seasonName</text:p>
          </table:table-cell>
          <table:table-cell table:number-columns-repeated="2"/>
          <table:table-cell office:value-type="string">
            <text:p>a television season has season name Blue Heelers - Season 3</text:p>
          </table:table-cell>
          <table:table-cell office:value-type="string">
            <text:p>a television season has season name Numb3rs Season 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Name%3E+rdfs%3Alabel+%3Fpredicate+.+%3Fs+%3Chttp%3A%2F%2Fdbpedia.org%2Fproperty%2Fseason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Series&quot;)" office:value-type="string" office:string-value="http://dbpedia.org/property/numSeries">
            <text:p>http://dbpedia.org/property/numSeries</text:p>
          </table:table-cell>
          <table:table-cell office:value-type="string">
            <text:p>numSeries</text:p>
          </table:table-cell>
          <table:table-cell table:number-columns-repeated="2"/>
          <table:table-cell office:value-type="string">
            <text:p>a television show has num series One</text:p>
          </table:table-cell>
          <table:table-cell office:value-type="string">
            <text:p>a radio program has num series 51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Series%3E+rdfs%3Alabel+%3Fpredicate+.+%3Fs+%3Chttp%3A%2F%2Fdbpedia.org%2Fproperty%2FnumSe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season&quot;)" office:value-type="string" office:string-value="http://dbpedia.org/property/season">
            <text:p>http://dbpedia.org/property/season</text:p>
          </table:table-cell>
          <table:table-cell office:value-type="string">
            <text:p>season</text:p>
          </table:table-cell>
          <table:table-cell table:number-columns-repeated="2"/>
          <table:table-cell office:value-type="string">
            <text:p>a person has season 1951</text:p>
          </table:table-cell>
          <table:table-cell office:value-type="string">
            <text:p>a college coach has season 197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%3E+rdfs%3Alabel+%3Fpredicate+.+%3Fs+%3Chttp%3A%2F%2Fdbpedia.org%2Fproperty%2F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ontology/seasonNumber&quot;)" office:value-type="string" office:string-value="http://dbpedia.org/ontology/seasonNumber">
            <text:p>http://dbpedia.org/ontology/seasonNumber</text:p>
          </table:table-cell>
          <table:table-cell office:value-type="string">
            <text:p>seasonNumber</text:p>
          </table:table-cell>
          <table:table-cell table:number-columns-repeated="2"/>
          <table:table-cell office:value-type="string">
            <text:p>a work has season number 19</text:p>
          </table:table-cell>
          <table:table-cell office:value-type="string">
            <text:p>a work has season number 1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ontology%2FseasonNumber%3E+rdfs%3Alabel+%3Fpredicate+.+%3Fs+%3Chttp%3A%2F%2Fdbpedia.org%2Fontology%2FseasonNumb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listEpisodes&quot;)" office:value-type="string" office:string-value="http://dbpedia.org/property/listEpisodes">
            <text:p>http://dbpedia.org/property/listEpisodes</text:p>
          </table:table-cell>
          <table:table-cell office:value-type="string">
            <text:p>listEpisodes</text:p>
          </table:table-cell>
          <table:table-cell table:number-columns-repeated="2"/>
          <table:table-cell office:value-type="string">
            <text:p>a television show has list episodes List of Men in Trees episodes</text:p>
          </table:table-cell>
          <table:table-cell office:value-type="string">
            <text:p>a work has list episodes List of Mother and Son episode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listEpisodes%3E+rdfs%3Alabel+%3Fpredicate+.+%3Fs+%3Chttp%3A%2F%2Fdbpedia.org%2Fproperty%2Flist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seriesNo&quot;)" office:value-type="string" office:string-value="http://dbpedia.org/property/seriesNo">
            <text:p>http://dbpedia.org/property/seriesNo</text:p>
          </table:table-cell>
          <table:table-cell office:value-type="string">
            <text:p>seriesNo</text:p>
          </table:table-cell>
          <table:table-cell table:number-columns-repeated="2"/>
          <table:table-cell office:value-type="string">
            <text:p>a work has Series no 39</text:p>
          </table:table-cell>
          <table:table-cell office:value-type="string">
            <text:p>a work has Series no TVP2 (an entity of type broadcaster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iesNo%3E+rdfs%3Alabel+%3Fpredicate+.+%3Fs+%3Chttp%3A%2F%2Fdbpedia.org%2Fproperty%2FseriesNo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series&quot;)" office:value-type="string" office:string-value="http://dbpedia.org/property/series">
            <text:p>http://dbpedia.org/property/series</text:p>
          </table:table-cell>
          <table:table-cell office:value-type="string">
            <text:p>series</text:p>
          </table:table-cell>
          <table:table-cell table:number-columns-repeated="2"/>
          <table:table-cell office:value-type="string">
            <text:p>a software has series Call of Duty</text:p>
          </table:table-cell>
          <table:table-cell office:value-type="string">
            <text:p>a written work has series Alex Rider (an entity of type work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ries%3E+rdfs%3Alabel+%3Fpredicate+.+%3Fs+%3Chttp%3A%2F%2Fdbpedia.org%2Fproperty%2Fse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List&quot;)" office:value-type="string" office:string-value="http://dbpedia.org/property/episodeList">
            <text:p>http://dbpedia.org/property/episodeList</text:p>
          </table:table-cell>
          <table:table-cell office:value-type="string">
            <text:p>episodeList</text:p>
          </table:table-cell>
          <table:table-cell table:number-columns-repeated="2"/>
          <table:table-cell office:value-type="string">
            <text:p>a work has episode list Once Upon a Time (season 1) (an entity of type work)</text:p>
          </table:table-cell>
          <table:table-cell office:value-type="string">
            <text:p>a television episode has episode list List of Hawaii Five-0 episode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List%3E+rdfs%3Alabel+%3Fpredicate+.+%3Fs+%3Chttp%3A%2F%2Fdbpedia.org%2Fproperty%2FepisodeList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oducer&quot;)" office:value-type="string" office:string-value="http://dbpedia.org/property/producer">
            <text:p>http://dbpedia.org/property/producer</text:p>
          </table:table-cell>
          <table:table-cell office:value-type="string">
            <text:p>producer</text:p>
          </table:table-cell>
          <table:table-cell table:number-columns-repeated="2"/>
          <table:table-cell office:value-type="string">
            <text:p>an album has producer Michael B. Tretow (an entity of type agent)</text:p>
          </table:table-cell>
          <table:table-cell office:value-type="string">
            <text:p>an album has producer Moses Schneider (an entity of type agent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oducer%3E+rdfs%3Alabel+%3Fpredicate+.+%3Fs+%3Chttp%3A%2F%2Fdbpedia.org%2Fproperty%2Fproducer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berEpisodes&quot;)" office:value-type="string" office:string-value="http://dbpedia.org/property/numberEpisodes">
            <text:p>http://dbpedia.org/property/numberEpisodes</text:p>
          </table:table-cell>
          <table:table-cell office:value-type="string">
            <text:p>numberEpisodes</text:p>
          </table:table-cell>
          <table:table-cell table:number-columns-repeated="2"/>
          <table:table-cell office:value-type="string">
            <text:p>a television show has number episodes 15</text:p>
          </table:table-cell>
          <table:table-cell office:value-type="string">
            <text:p>a work has number episodes 1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Episodes%3E+rdfs%3Alabel+%3Fpredicate+.+%3Fs+%3Chttp%3A%2F%2Fdbpedia.org%2Fproperty%2Fnumber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>
          <table:table-cell table:style-name="ce8" table:formula="of:=HYPERLINK(&quot;http://dbpedia.org/property/seasons&quot;)" office:value-type="string" office:string-value="http://dbpedia.org/property/seasons">
            <text:p>http://dbpedia.org/property/seasons</text:p>
          </table:table-cell>
          <table:table-cell office:value-type="string">
            <text:p>seasons</text:p>
          </table:table-cell>
          <table:table-cell table:number-columns-repeated="2"/>
          <table:table-cell office:value-type="string">
            <text:p>a television show has seasons 7</text:p>
          </table:table-cell>
          <table:table-cell office:value-type="string">
            <text:p>an agent has seasons 1993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seasons%3E+rdfs%3Alabel+%3Fpredicate+.+%3Fs+%3Chttp%3A%2F%2Fdbpedia.org%2Fproperty%2Fseason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title&quot;)" office:value-type="string" office:string-value="http://dbpedia.org/property/episodetitle">
            <text:p>http://dbpedia.org/property/episodetitle</text:p>
          </table:table-cell>
          <table:table-cell office:value-type="string">
            <text:p>episodetitle</text:p>
          </table:table-cell>
          <table:table-cell table:number-columns-repeated="4"/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title%3E+rdfs%3Alabel+%3Fpredicate+.+%3Fs+%3Chttp%3A%2F%2Fdbpedia.org%2Fproperty%2Fepisodetitl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berinseries&quot;)" office:value-type="string" office:string-value="http://dbpedia.org/property/numberinseries">
            <text:p>http://dbpedia.org/property/numberinseries</text:p>
          </table:table-cell>
          <table:table-cell office:value-type="string">
            <text:p>numberinseries</text:p>
          </table:table-cell>
          <table:table-cell table:number-columns-repeated="2"/>
          <table:table-cell office:value-type="string">
            <text:p>a work has NumberinSeries 9</text:p>
          </table:table-cell>
          <table:table-cell office:value-type="string">
            <text:p>a television show has NumberinSeries 7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inseries%3E+rdfs%3Alabel+%3Fpredicate+.+%3Fs+%3Chttp%3A%2F%2Fdbpedia.org%2Fproperty%2Fnumberinseri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previousSeason&quot;)" office:value-type="string" office:string-value="http://dbpedia.org/property/previousSeason">
            <text:p>http://dbpedia.org/property/previousSeason</text:p>
          </table:table-cell>
          <table:table-cell office:value-type="string">
            <text:p>previousSeason</text:p>
          </table:table-cell>
          <table:table-cell table:number-columns-repeated="2"/>
          <table:table-cell office:value-type="string">
            <text:p>an agent has previous season 2012</text:p>
          </table:table-cell>
          <table:table-cell office:value-type="string">
            <text:p>a television show has previous season Survivor (UK TV series) (an entity of type work)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previousSeason%3E+rdfs%3Alabel+%3Fpredicate+.+%3Fs+%3Chttp%3A%2F%2Fdbpedia.org%2Fproperty%2Fprevious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berOfEpisodes&quot;)" office:value-type="string" office:string-value="http://dbpedia.org/property/numberOfEpisodes">
            <text:p>http://dbpedia.org/property/numberOfEpisodes</text:p>
          </table:table-cell>
          <table:table-cell office:value-type="string">
            <text:p>numberOfEpisodes</text:p>
          </table:table-cell>
          <table:table-cell table:number-columns-repeated="2"/>
          <table:table-cell office:value-type="string">
            <text:p>a work has number of episodes 50</text:p>
          </table:table-cell>
          <table:table-cell office:value-type="string">
            <text:p>a television show has number of episodes 20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berOfEpisodes%3E+rdfs%3Alabel+%3Fpredicate+.+%3Fs+%3Chttp%3A%2F%2Fdbpedia.org%2Fproperty%2FnumberO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episodeName&quot;)" office:value-type="string" office:string-value="http://dbpedia.org/property/episodeName">
            <text:p>http://dbpedia.org/property/episodeName</text:p>
          </table:table-cell>
          <table:table-cell office:value-type="string">
            <text:p>episodeName</text:p>
          </table:table-cell>
          <table:table-cell table:number-columns-repeated="2"/>
          <table:table-cell office:value-type="string">
            <text:p>a person has episode name The Bots and the Bees</text:p>
          </table:table-cell>
          <table:table-cell office:value-type="string">
            <text:p>an agent has episode name The Bots and the Bees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episodeName%3E+rdfs%3Alabel+%3Fpredicate+.+%3Fs+%3Chttp%3A%2F%2Fdbpedia.org%2Fproperty%2FepisodeName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o.OfEpisodes&quot;)" office:value-type="string" office:string-value="http://dbpedia.org/property/no.OfEpisodes">
            <text:p>http://dbpedia.org/property/no.OfEpisodes</text:p>
          </table:table-cell>
          <table:table-cell office:value-type="string">
            <text:p>no.OfEpisodes</text:p>
          </table:table-cell>
          <table:table-cell table:number-columns-repeated="2"/>
          <table:table-cell office:value-type="string">
            <text:p>a work has no. of episodes 20</text:p>
          </table:table-cell>
          <table:table-cell office:value-type="string">
            <text:p>a work has no. of episodes 25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o.OfEpisodes%3E+rdfs%3Alabel+%3Fpredicate+.+%3Fs+%3Chttp%3A%2F%2Fdbpedia.org%2Fproperty%2Fno.OfEpisodes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8" table:formula="of:=HYPERLINK(&quot;http://dbpedia.org/property/numSeason&quot;)" office:value-type="string" office:string-value="http://dbpedia.org/property/numSeason">
            <text:p>http://dbpedia.org/property/numSeason</text:p>
          </table:table-cell>
          <table:table-cell office:value-type="string">
            <text:p>numSeason</text:p>
          </table:table-cell>
          <table:table-cell table:number-columns-repeated="2"/>
          <table:table-cell office:value-type="string">
            <text:p>a work has num season 1</text:p>
          </table:table-cell>
          <table:table-cell office:value-type="string">
            <text:p>a television show has num season 4</text:p>
          </table:table-cell>
          <table:table-cell table:style-name="ce20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numSeason%3E+rdfs%3Alabel+%3Fpredicate+.+%3Fs+%3Chttp%3A%2F%2Fdbpedia.org%2Fproperty%2Fnum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4">
          <table:table-cell table:style-name="ce9" table:formula="of:=HYPERLINK(&quot;http://dbpedia.org/property/currentSeason&quot;)" office:value-type="string" office:string-value="http://dbpedia.org/property/currentSeason">
            <text:p>http://dbpedia.org/property/currentSeason</text:p>
          </table:table-cell>
          <table:table-cell table:style-name="ce16" office:value-type="string">
            <text:p>currentSeason</text:p>
          </table:table-cell>
          <table:table-cell table:style-name="ce16" table:number-columns-repeated="2"/>
          <table:table-cell table:style-name="ce16" office:value-type="string">
            <text:p>a genre has current season 2013</text:p>
          </table:table-cell>
          <table:table-cell table:style-name="ce16" office:value-type="string">
            <text:p>an organisation has current season Greek Basket League 2012–13</text:p>
          </table:table-cell>
          <table:table-cell table:style-name="ce25" table:formula="of:=HYPERLINK(&quot;http://dbpedia.org/sparql?default-graph-uri=http%3A%2F%2Fdbpedia.org&amp;query=prefix+rdfs%3A+%3Chttp%3A%2F%2Fwww.w3.org%2F2000%2F01%2Frdf-schema%23%3E+prefix+rdf%3A+%3Chttp%3A%2F%2Fwww.w3.org%2F1999%2F02%2F22-rdf-syntax-ns%23%3Eselect+distinct+%3Fsubject+%3Fpredicate+%3FobjectValue+%3Fobject+where+%7B+%3Chttp%3A%2F%2Fdbpedia.org%2Fproperty%2FcurrentSeason%3E+rdfs%3Alabel+%3Fpredicate+.+%3Fs+%3Chttp%3A%2F%2Fdbpedia.org%2Fproperty%2FcurrentSeason%3E+%3FobjectValue+.+%3Fs+rdf%3Atype+%3FsubjectType+.+%3FsubjectType+rdfs%3Alabel+%3Fsubject+.+optional%7B+%3FobjectValue+rdf%3Atype+%3FobjectType+.+%3FobjectType+rdfs%3Alabel+%3Fobject+.+filter%28langMatches%28lang%28%3Fobject%29%2C+%22en%22%29%29%7D+.+filter%28%21regex%28%3FobjectType%2C+%22Thing%22%2C+%22i%22%29+%26%26+%21regex%28%3FsubjectType%2C+%22Thing%22%2C+%22i%22%29+%26%26+langMatches%28lang%28%3Fsubject%29%2C+%22en%22%29+%26%26+langMatches%28lang%28%3Fpredicate%29%2C+%22en%22%29%29+%7D+LIMIT+200&amp;format=text%2Fhtml&amp;timeout=30000&amp;debug=on&quot;;&quot;View More&quot;)" office:value-type="string" office:string-value="View More">
            <text:p>View More</text:p>
          </table:table-cell>
          <table:table-cell table:number-columns-repeated="1017"/>
        </table:table-row>
        <table:table-row table:style-name="ro1" table:number-rows-repeated="1047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5-29T12:27:50</meta:creation-date>
    <dc:date>2014-05-29T12:50:42</dc:date>
    <dc:creator>Riccardo Porrini</dc:creator>
    <meta:editing-duration>PT17M42S</meta:editing-duration>
    <meta:editing-cycles>8</meta:editing-cycles>
    <meta:generator>LibreOffice/3.6$Linux_X86_64 LibreOffice_project/360m1$Build-2</meta:generator>
    <meta:document-statistic meta:table-count="1" meta:cell-count="5333" meta:object-count="0"/>
  </office:meta>
</office:document-meta>
</file>